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6.81cm" svg:height="15.114cm" svg:x="13.116cm" svg:y="0.558cm">
            <draw:object draw:notify-on-update-of-ranges="LOGGER00.B2:LOGGER00.B1084 LOGGER00.C1:LOGGER00.C1 LOGGER00.C2:LOGGER00.C10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" calcext:value-type="float">
            <text:p>1.3</text:p>
          </table:table-cell>
          <table:table-cell office:value-type="float" office:value="501.52" calcext:value-type="float">
            <text:p>501.52</text:p>
          </table:table-cell>
          <table:table-cell office:value-type="float" office:value="651.04" calcext:value-type="float">
            <text:p>651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4" calcext:value-type="float">
            <text:p>15474</text:p>
          </table:table-cell>
          <table:table-cell table:formula="of:=[.A3]/1000/(60*60*24)" office:value-type="time" office:time-value="PT00H00M15.474S" calcext:value-type="time">
            <text:p>00:00:15</text:p>
          </table:table-cell>
          <table:table-cell office:value-type="float" office:value="1.29" calcext:value-type="float">
            <text:p>1.29</text:p>
          </table:table-cell>
          <table:table-cell office:value-type="float" office:value="499.72" calcext:value-type="float">
            <text:p>499.72</text:p>
          </table:table-cell>
          <table:table-cell office:value-type="float" office:value="646.62" calcext:value-type="float">
            <text:p>646.62</text:p>
          </table:table-cell>
          <table:table-cell office:value-type="float" office:value="2.15" calcext:value-type="float">
            <text:p>2.15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1474" calcext:value-type="float">
            <text:p>31474</text:p>
          </table:table-cell>
          <table:table-cell table:formula="of:=[.A4]/1000/(60*60*24)" office:value-type="time" office:time-value="PT00H00M31.474S" calcext:value-type="time">
            <text:p>00:00:31</text:p>
          </table:table-cell>
          <table:table-cell office:value-type="float" office:value="1.29" calcext:value-type="float">
            <text:p>1.29</text:p>
          </table:table-cell>
          <table:table-cell office:value-type="float" office:value="499.8" calcext:value-type="float">
            <text:p>499.8</text:p>
          </table:table-cell>
          <table:table-cell office:value-type="float" office:value="642.73" calcext:value-type="float">
            <text:p>642.73</text:p>
          </table:table-cell>
          <table:table-cell office:value-type="float" office:value="4.37" calcext:value-type="float">
            <text:p>4.37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47475" calcext:value-type="float">
            <text:p>47475</text:p>
          </table:table-cell>
          <table:table-cell table:formula="of:=[.A5]/1000/(60*60*24)" office:value-type="time" office:time-value="PT00H00M47.475S" calcext:value-type="time">
            <text:p>00:00:47</text:p>
          </table:table-cell>
          <table:table-cell office:value-type="float" office:value="1.29" calcext:value-type="float">
            <text:p>1.29</text:p>
          </table:table-cell>
          <table:table-cell office:value-type="float" office:value="500.2" calcext:value-type="float">
            <text:p>500.2</text:p>
          </table:table-cell>
          <table:table-cell office:value-type="float" office:value="643.24" calcext:value-type="float">
            <text:p>643.24</text:p>
          </table:table-cell>
          <table:table-cell office:value-type="float" office:value="6.59" calcext:value-type="float">
            <text:p>6.59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63475" calcext:value-type="float">
            <text:p>63475</text:p>
          </table:table-cell>
          <table:table-cell table:formula="of:=[.A6]/1000/(60*60*24)" office:value-type="time" office:time-value="PT00H01M03.475S" calcext:value-type="time">
            <text:p>00:01:03</text:p>
          </table:table-cell>
          <table:table-cell office:value-type="float" office:value="1.28" calcext:value-type="float">
            <text:p>1.28</text:p>
          </table:table-cell>
          <table:table-cell office:value-type="float" office:value="499.92" calcext:value-type="float">
            <text:p>499.92</text:p>
          </table:table-cell>
          <table:table-cell office:value-type="float" office:value="640.88" calcext:value-type="float">
            <text:p>640.88</text:p>
          </table:table-cell>
          <table:table-cell office:value-type="float" office:value="8.81" calcext:value-type="float">
            <text:p>8.81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79474" calcext:value-type="float">
            <text:p>79474</text:p>
          </table:table-cell>
          <table:table-cell table:formula="of:=[.A7]/1000/(60*60*24)" office:value-type="time" office:time-value="PT00H01M19.474S" calcext:value-type="time">
            <text:p>00:01:19</text:p>
          </table:table-cell>
          <table:table-cell office:value-type="float" office:value="1.28" calcext:value-type="float">
            <text:p>1.28</text:p>
          </table:table-cell>
          <table:table-cell office:value-type="float" office:value="499.8" calcext:value-type="float">
            <text:p>499.8</text:p>
          </table:table-cell>
          <table:table-cell office:value-type="float" office:value="640.73" calcext:value-type="float">
            <text:p>640.73</text:p>
          </table:table-cell>
          <table:table-cell office:value-type="float" office:value="11.03" calcext:value-type="float">
            <text:p>11.03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95475" calcext:value-type="float">
            <text:p>95475</text:p>
          </table:table-cell>
          <table:table-cell table:formula="of:=[.A8]/1000/(60*60*24)" office:value-type="time" office:time-value="PT00H01M35.475S" calcext:value-type="time">
            <text:p>00:01:35</text:p>
          </table:table-cell>
          <table:table-cell office:value-type="float" office:value="1.28" calcext:value-type="float">
            <text:p>1.28</text:p>
          </table:table-cell>
          <table:table-cell office:value-type="float" office:value="499.6" calcext:value-type="float">
            <text:p>499.6</text:p>
          </table:table-cell>
          <table:table-cell office:value-type="float" office:value="638.47" calcext:value-type="float">
            <text:p>638.47</text:p>
          </table:table-cell>
          <table:table-cell office:value-type="float" office:value="13.26" calcext:value-type="float">
            <text:p>13.26</text:p>
          </table:table-cell>
          <table:table-cell office:value-type="float" office:value="17.04" calcext:value-type="float">
            <text:p>17.04</text:p>
          </table:table-cell>
        </table:table-row>
        <table:table-row table:style-name="ro1">
          <table:table-cell office:value-type="float" office:value="111474" calcext:value-type="float">
            <text:p>111474</text:p>
          </table:table-cell>
          <table:table-cell table:formula="of:=[.A9]/1000/(60*60*24)" office:value-type="time" office:time-value="PT00H01M51.474S" calcext:value-type="time">
            <text:p>00:01:51</text:p>
          </table:table-cell>
          <table:table-cell office:value-type="float" office:value="1.28" calcext:value-type="float">
            <text:p>1.28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8.87" calcext:value-type="float">
            <text:p>638.87</text:p>
          </table:table-cell>
          <table:table-cell office:value-type="float" office:value="15.48" calcext:value-type="float">
            <text:p>15.48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>
          <table:table-cell office:value-type="float" office:value="127474" calcext:value-type="float">
            <text:p>127474</text:p>
          </table:table-cell>
          <table:table-cell table:formula="of:=[.A10]/1000/(60*60*24)" office:value-type="time" office:time-value="PT00H02M07.474S" calcext:value-type="time">
            <text:p>00:02:07</text:p>
          </table:table-cell>
          <table:table-cell office:value-type="float" office:value="1.27" calcext:value-type="float">
            <text:p>1.27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6.89" calcext:value-type="float">
            <text:p>636.89</text:p>
          </table:table-cell>
          <table:table-cell office:value-type="float" office:value="17.7" calcext:value-type="float">
            <text:p>17.7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float" office:value="143474" calcext:value-type="float">
            <text:p>143474</text:p>
          </table:table-cell>
          <table:table-cell table:formula="of:=[.A11]/1000/(60*60*24)" office:value-type="time" office:time-value="PT00H02M23.474S" calcext:value-type="time">
            <text:p>00:02:23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4.64" calcext:value-type="float">
            <text:p>634.64</text:p>
          </table:table-cell>
          <table:table-cell office:value-type="float" office:value="19.92" calcext:value-type="float">
            <text:p>19.92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float" office:value="159474" calcext:value-type="float">
            <text:p>159474</text:p>
          </table:table-cell>
          <table:table-cell table:formula="of:=[.A12]/1000/(60*60*24)" office:value-type="time" office:time-value="PT00H02M39.474S" calcext:value-type="time">
            <text:p>00:02:39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4.75" calcext:value-type="float">
            <text:p>634.75</text:p>
          </table:table-cell>
          <table:table-cell office:value-type="float" office:value="22.14" calcext:value-type="float">
            <text:p>22.14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1">
          <table:table-cell office:value-type="float" office:value="175474" calcext:value-type="float">
            <text:p>175474</text:p>
          </table:table-cell>
          <table:table-cell table:formula="of:=[.A13]/1000/(60*60*24)" office:value-type="time" office:time-value="PT00H02M55.474S" calcext:value-type="time">
            <text:p>00:02:55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4.74" calcext:value-type="float">
            <text:p>634.74</text:p>
          </table:table-cell>
          <table:table-cell office:value-type="float" office:value="24.36" calcext:value-type="float">
            <text:p>24.36</text:p>
          </table:table-cell>
          <table:table-cell office:value-type="float" office:value="31.19" calcext:value-type="float">
            <text:p>31.19</text:p>
          </table:table-cell>
        </table:table-row>
        <table:table-row table:style-name="ro1">
          <table:table-cell office:value-type="float" office:value="191474" calcext:value-type="float">
            <text:p>191474</text:p>
          </table:table-cell>
          <table:table-cell table:formula="of:=[.A14]/1000/(60*60*24)" office:value-type="time" office:time-value="PT00H03M11.474S" calcext:value-type="time">
            <text:p>00:03:11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2.48" calcext:value-type="float">
            <text:p>632.48</text:p>
          </table:table-cell>
          <table:table-cell office:value-type="float" office:value="26.58" calcext:value-type="float">
            <text:p>26.58</text:p>
          </table:table-cell>
          <table:table-cell office:value-type="float" office:value="34.01" calcext:value-type="float">
            <text:p>34.01</text:p>
          </table:table-cell>
        </table:table-row>
        <table:table-row table:style-name="ro1">
          <table:table-cell office:value-type="float" office:value="207474" calcext:value-type="float">
            <text:p>207474</text:p>
          </table:table-cell>
          <table:table-cell table:formula="of:=[.A15]/1000/(60*60*24)" office:value-type="time" office:time-value="PT00H03M27.474S" calcext:value-type="time">
            <text:p>00:03:27</text:p>
          </table:table-cell>
          <table:table-cell office:value-type="float" office:value="1.27" calcext:value-type="float">
            <text:p>1.27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2.9" calcext:value-type="float">
            <text:p>632.9</text:p>
          </table:table-cell>
          <table:table-cell office:value-type="float" office:value="28.81" calcext:value-type="float">
            <text:p>28.81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float" office:value="223474" calcext:value-type="float">
            <text:p>223474</text:p>
          </table:table-cell>
          <table:table-cell table:formula="of:=[.A16]/1000/(60*60*24)" office:value-type="time" office:time-value="PT00H03M43.474S" calcext:value-type="time">
            <text:p>00:03:43</text:p>
          </table:table-cell>
          <table:table-cell office:value-type="float" office:value="1.27" calcext:value-type="float">
            <text:p>1.27</text:p>
          </table:table-cell>
          <table:table-cell office:value-type="float" office:value="500" calcext:value-type="float">
            <text:p>500</text:p>
          </table:table-cell>
          <table:table-cell office:value-type="float" office:value="632.99" calcext:value-type="float">
            <text:p>632.99</text:p>
          </table:table-cell>
          <table:table-cell office:value-type="float" office:value="31.03" calcext:value-type="float">
            <text:p>31.03</text:p>
          </table:table-cell>
          <table:table-cell office:value-type="float" office:value="39.63" calcext:value-type="float">
            <text:p>39.63</text:p>
          </table:table-cell>
        </table:table-row>
        <table:table-row table:style-name="ro1">
          <table:table-cell office:value-type="float" office:value="239474" calcext:value-type="float">
            <text:p>239474</text:p>
          </table:table-cell>
          <table:table-cell table:formula="of:=[.A17]/1000/(60*60*24)" office:value-type="time" office:time-value="PT00H03M59.474S" calcext:value-type="time">
            <text:p>00:03:59</text:p>
          </table:table-cell>
          <table:table-cell office:value-type="float" office:value="1.26" calcext:value-type="float">
            <text:p>1.26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0.89" calcext:value-type="float">
            <text:p>630.89</text:p>
          </table:table-cell>
          <table:table-cell office:value-type="float" office:value="33.25" calcext:value-type="float">
            <text:p>33.25</text:p>
          </table:table-cell>
          <table:table-cell office:value-type="float" office:value="42.43" calcext:value-type="float">
            <text:p>42.43</text:p>
          </table:table-cell>
        </table:table-row>
        <table:table-row table:style-name="ro1">
          <table:table-cell office:value-type="float" office:value="255474" calcext:value-type="float">
            <text:p>255474</text:p>
          </table:table-cell>
          <table:table-cell table:formula="of:=[.A18]/1000/(60*60*24)" office:value-type="time" office:time-value="PT00H04M15.474S" calcext:value-type="time">
            <text:p>00:04:15</text:p>
          </table:table-cell>
          <table:table-cell office:value-type="float" office:value="1.26" calcext:value-type="float">
            <text:p>1.26</text:p>
          </table:table-cell>
          <table:table-cell office:value-type="float" office:value="499.8" calcext:value-type="float">
            <text:p>499.8</text:p>
          </table:table-cell>
          <table:table-cell office:value-type="float" office:value="630.74" calcext:value-type="float">
            <text:p>630.74</text:p>
          </table:table-cell>
          <table:table-cell office:value-type="float" office:value="35.47" calcext:value-type="float">
            <text:p>35.47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float" office:value="271474" calcext:value-type="float">
            <text:p>271474</text:p>
          </table:table-cell>
          <table:table-cell table:formula="of:=[.A19]/1000/(60*60*24)" office:value-type="time" office:time-value="PT00H04M31.474S" calcext:value-type="time">
            <text:p>00:04:31</text:p>
          </table:table-cell>
          <table:table-cell office:value-type="float" office:value="1.26" calcext:value-type="float">
            <text:p>1.26</text:p>
          </table:table-cell>
          <table:table-cell office:value-type="float" office:value="500" calcext:value-type="float">
            <text:p>500</text:p>
          </table:table-cell>
          <table:table-cell office:value-type="float" office:value="629" calcext:value-type="float">
            <text:p>629</text:p>
          </table:table-cell>
          <table:table-cell office:value-type="float" office:value="37.69" calcext:value-type="float">
            <text:p>37.69</text:p>
          </table:table-cell>
          <table:table-cell office:value-type="float" office:value="48.03" calcext:value-type="float">
            <text:p>48.03</text:p>
          </table:table-cell>
        </table:table-row>
        <table:table-row table:style-name="ro1">
          <table:table-cell office:value-type="float" office:value="287474" calcext:value-type="float">
            <text:p>287474</text:p>
          </table:table-cell>
          <table:table-cell table:formula="of:=[.A20]/1000/(60*60*24)" office:value-type="time" office:time-value="PT00H04M47.474S" calcext:value-type="time">
            <text:p>00:04:47</text:p>
          </table:table-cell>
          <table:table-cell office:value-type="float" office:value="1.26" calcext:value-type="float">
            <text:p>1.26</text:p>
          </table:table-cell>
          <table:table-cell office:value-type="float" office:value="499.8" calcext:value-type="float">
            <text:p>499.8</text:p>
          </table:table-cell>
          <table:table-cell office:value-type="float" office:value="628.75" calcext:value-type="float">
            <text:p>628.75</text:p>
          </table:table-cell>
          <table:table-cell office:value-type="float" office:value="39.91" calcext:value-type="float">
            <text:p>39.91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303474" calcext:value-type="float">
            <text:p>303474</text:p>
          </table:table-cell>
          <table:table-cell table:formula="of:=[.A21]/1000/(60*60*24)" office:value-type="time" office:time-value="PT00H05M03.474S" calcext:value-type="time">
            <text:p>00:05:03</text:p>
          </table:table-cell>
          <table:table-cell office:value-type="float" office:value="1.26" calcext:value-type="float">
            <text:p>1.26</text:p>
          </table:table-cell>
          <table:table-cell office:value-type="float" office:value="500.12" calcext:value-type="float">
            <text:p>500.12</text:p>
          </table:table-cell>
          <table:table-cell office:value-type="float" office:value="629.14" calcext:value-type="float">
            <text:p>629.14</text:p>
          </table:table-cell>
          <table:table-cell office:value-type="float" office:value="42.13" calcext:value-type="float">
            <text:p>42.13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 office:value-type="float" office:value="319474" calcext:value-type="float">
            <text:p>319474</text:p>
          </table:table-cell>
          <table:table-cell table:formula="of:=[.A22]/1000/(60*60*24)" office:value-type="time" office:time-value="PT00H05M19.474S" calcext:value-type="time">
            <text:p>00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6.63" calcext:value-type="float">
            <text:p>626.63</text:p>
          </table:table-cell>
          <table:table-cell office:value-type="float" office:value="44.36" calcext:value-type="float">
            <text:p>44.36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 office:value-type="float" office:value="335475" calcext:value-type="float">
            <text:p>335475</text:p>
          </table:table-cell>
          <table:table-cell table:formula="of:=[.A23]/1000/(60*60*24)" office:value-type="time" office:time-value="PT00H05M35.475S" calcext:value-type="time">
            <text:p>00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6.89" calcext:value-type="float">
            <text:p>626.89</text:p>
          </table:table-cell>
          <table:table-cell office:value-type="float" office:value="46.58" calcext:value-type="float">
            <text:p>46.58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351474" calcext:value-type="float">
            <text:p>351474</text:p>
          </table:table-cell>
          <table:table-cell table:formula="of:=[.A24]/1000/(60*60*24)" office:value-type="time" office:time-value="PT00H05M51.474S" calcext:value-type="time">
            <text:p>00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4.72" calcext:value-type="float">
            <text:p>624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367474" calcext:value-type="float">
            <text:p>367474</text:p>
          </table:table-cell>
          <table:table-cell table:formula="of:=[.A25]/1000/(60*60*24)" office:value-type="time" office:time-value="PT00H06M07.474S" calcext:value-type="time">
            <text:p>00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6.74" calcext:value-type="float">
            <text:p>626.74</text:p>
          </table:table-cell>
          <table:table-cell office:value-type="float" office:value="51.02" calcext:value-type="float">
            <text:p>51.02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float" office:value="383474" calcext:value-type="float">
            <text:p>383474</text:p>
          </table:table-cell>
          <table:table-cell table:formula="of:=[.A26]/1000/(60*60*24)" office:value-type="time" office:time-value="PT00H06M23.474S" calcext:value-type="time">
            <text:p>00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6.75" calcext:value-type="float">
            <text:p>626.75</text:p>
          </table:table-cell>
          <table:table-cell office:value-type="float" office:value="53.24" calcext:value-type="float">
            <text:p>53.24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399474" calcext:value-type="float">
            <text:p>399474</text:p>
          </table:table-cell>
          <table:table-cell table:formula="of:=[.A27]/1000/(60*60*24)" office:value-type="time" office:time-value="PT00H06M39.474S" calcext:value-type="time">
            <text:p>00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4.74" calcext:value-type="float">
            <text:p>624.74</text:p>
          </table:table-cell>
          <table:table-cell office:value-type="float" office:value="55.46" calcext:value-type="float">
            <text:p>55.46</text:p>
          </table:table-cell>
          <table:table-cell office:value-type="float" office:value="70.34" calcext:value-type="float">
            <text:p>70.34</text:p>
          </table:table-cell>
        </table:table-row>
        <table:table-row table:style-name="ro1">
          <table:table-cell office:value-type="float" office:value="415474" calcext:value-type="float">
            <text:p>415474</text:p>
          </table:table-cell>
          <table:table-cell table:formula="of:=[.A28]/1000/(60*60*24)" office:value-type="time" office:time-value="PT00H06M55.474S" calcext:value-type="time">
            <text:p>00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9" calcext:value-type="float">
            <text:p>624.39</text:p>
          </table:table-cell>
          <table:table-cell office:value-type="float" office:value="57.68" calcext:value-type="float">
            <text:p>57.68</text:p>
          </table:table-cell>
          <table:table-cell office:value-type="float" office:value="73.11" calcext:value-type="float">
            <text:p>73.11</text:p>
          </table:table-cell>
        </table:table-row>
        <table:table-row table:style-name="ro1">
          <table:table-cell office:value-type="float" office:value="431474" calcext:value-type="float">
            <text:p>431474</text:p>
          </table:table-cell>
          <table:table-cell table:formula="of:=[.A29]/1000/(60*60*24)" office:value-type="time" office:time-value="PT00H07M11.474S" calcext:value-type="time">
            <text:p>00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6.75" calcext:value-type="float">
            <text:p>626.75</text:p>
          </table:table-cell>
          <table:table-cell office:value-type="float" office:value="59.9" calcext:value-type="float">
            <text:p>59.9</text:p>
          </table:table-cell>
          <table:table-cell office:value-type="float" office:value="75.89" calcext:value-type="float">
            <text:p>75.89</text:p>
          </table:table-cell>
        </table:table-row>
        <table:table-row table:style-name="ro1">
          <table:table-cell office:value-type="float" office:value="447474" calcext:value-type="float">
            <text:p>447474</text:p>
          </table:table-cell>
          <table:table-cell table:formula="of:=[.A30]/1000/(60*60*24)" office:value-type="time" office:time-value="PT00H07M27.474S" calcext:value-type="time">
            <text:p>00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4.64" calcext:value-type="float">
            <text:p>624.64</text:p>
          </table:table-cell>
          <table:table-cell office:value-type="float" office:value="62.13" calcext:value-type="float">
            <text:p>62.13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463475" calcext:value-type="float">
            <text:p>463475</text:p>
          </table:table-cell>
          <table:table-cell table:formula="of:=[.A31]/1000/(60*60*24)" office:value-type="time" office:time-value="PT00H07M43.475S" calcext:value-type="time">
            <text:p>00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5" calcext:value-type="float">
            <text:p>622.75</text:p>
          </table:table-cell>
          <table:table-cell office:value-type="float" office:value="64.35" calcext:value-type="float">
            <text:p>64.35</text:p>
          </table:table-cell>
          <table:table-cell office:value-type="float" office:value="81.45" calcext:value-type="float">
            <text:p>81.45</text:p>
          </table:table-cell>
        </table:table-row>
        <table:table-row table:style-name="ro1">
          <table:table-cell office:value-type="float" office:value="479474" calcext:value-type="float">
            <text:p>479474</text:p>
          </table:table-cell>
          <table:table-cell table:formula="of:=[.A32]/1000/(60*60*24)" office:value-type="time" office:time-value="PT00H07M59.474S" calcext:value-type="time">
            <text:p>00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4.74" calcext:value-type="float">
            <text:p>624.74</text:p>
          </table:table-cell>
          <table:table-cell office:value-type="float" office:value="66.57" calcext:value-type="float">
            <text:p>66.57</text:p>
          </table:table-cell>
          <table:table-cell office:value-type="float" office:value="84.22" calcext:value-type="float">
            <text:p>84.22</text:p>
          </table:table-cell>
        </table:table-row>
        <table:table-row table:style-name="ro1">
          <table:table-cell office:value-type="float" office:value="495474" calcext:value-type="float">
            <text:p>495474</text:p>
          </table:table-cell>
          <table:table-cell table:formula="of:=[.A33]/1000/(60*60*24)" office:value-type="time" office:time-value="PT00H08M15.474S" calcext:value-type="time">
            <text:p>00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9" calcext:value-type="float">
            <text:p>622.39</text:p>
          </table:table-cell>
          <table:table-cell office:value-type="float" office:value="68.79" calcext:value-type="float">
            <text:p>68.79</text:p>
          </table:table-cell>
          <table:table-cell office:value-type="float" office:value="86.99" calcext:value-type="float">
            <text:p>86.99</text:p>
          </table:table-cell>
        </table:table-row>
        <table:table-row table:style-name="ro1">
          <table:table-cell office:value-type="float" office:value="511474" calcext:value-type="float">
            <text:p>511474</text:p>
          </table:table-cell>
          <table:table-cell table:formula="of:=[.A34]/1000/(60*60*24)" office:value-type="time" office:time-value="PT00H08M31.474S" calcext:value-type="time">
            <text:p>00:08:31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2" calcext:value-type="float">
            <text:p>622.72</text:p>
          </table:table-cell>
          <table:table-cell office:value-type="float" office:value="71.01" calcext:value-type="float">
            <text:p>71.01</text:p>
          </table:table-cell>
          <table:table-cell office:value-type="float" office:value="89.76" calcext:value-type="float">
            <text:p>89.76</text:p>
          </table:table-cell>
        </table:table-row>
        <table:table-row table:style-name="ro1">
          <table:table-cell office:value-type="float" office:value="527475" calcext:value-type="float">
            <text:p>527475</text:p>
          </table:table-cell>
          <table:table-cell table:formula="of:=[.A35]/1000/(60*60*24)" office:value-type="time" office:time-value="PT00H08M47.475S" calcext:value-type="time">
            <text:p>00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2.64" calcext:value-type="float">
            <text:p>622.64</text:p>
          </table:table-cell>
          <table:table-cell office:value-type="float" office:value="73.23" calcext:value-type="float">
            <text:p>73.23</text:p>
          </table:table-cell>
          <table:table-cell office:value-type="float" office:value="92.53" calcext:value-type="float">
            <text:p>92.53</text:p>
          </table:table-cell>
        </table:table-row>
        <table:table-row table:style-name="ro1">
          <table:table-cell office:value-type="float" office:value="543474" calcext:value-type="float">
            <text:p>543474</text:p>
          </table:table-cell>
          <table:table-cell table:formula="of:=[.A36]/1000/(60*60*24)" office:value-type="time" office:time-value="PT00H09M03.474S" calcext:value-type="time">
            <text:p>00:09:03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8" calcext:value-type="float">
            <text:p>622.48</text:p>
          </table:table-cell>
          <table:table-cell office:value-type="float" office:value="75.45" calcext:value-type="float">
            <text:p>75.45</text:p>
          </table:table-cell>
          <table:table-cell office:value-type="float" office:value="95.29" calcext:value-type="float">
            <text:p>95.29</text:p>
          </table:table-cell>
        </table:table-row>
        <table:table-row table:style-name="ro1">
          <table:table-cell office:value-type="float" office:value="559474" calcext:value-type="float">
            <text:p>559474</text:p>
          </table:table-cell>
          <table:table-cell table:formula="of:=[.A37]/1000/(60*60*24)" office:value-type="time" office:time-value="PT00H09M19.474S" calcext:value-type="time">
            <text:p>00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4" calcext:value-type="float">
            <text:p>622.74</text:p>
          </table:table-cell>
          <table:table-cell office:value-type="float" office:value="77.67" calcext:value-type="float">
            <text:p>77.67</text:p>
          </table:table-cell>
          <table:table-cell office:value-type="float" office:value="98.06" calcext:value-type="float">
            <text:p>98.06</text:p>
          </table:table-cell>
        </table:table-row>
        <table:table-row table:style-name="ro1">
          <table:table-cell office:value-type="float" office:value="575474" calcext:value-type="float">
            <text:p>575474</text:p>
          </table:table-cell>
          <table:table-cell table:formula="of:=[.A38]/1000/(60*60*24)" office:value-type="time" office:time-value="PT00H09M35.474S" calcext:value-type="time">
            <text:p>00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8" calcext:value-type="float">
            <text:p>620.48</text:p>
          </table:table-cell>
          <table:table-cell office:value-type="float" office:value="79.9" calcext:value-type="float">
            <text:p>79.9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float" office:value="591474" calcext:value-type="float">
            <text:p>591474</text:p>
          </table:table-cell>
          <table:table-cell table:formula="of:=[.A39]/1000/(60*60*24)" office:value-type="time" office:time-value="PT00H09M51.474S" calcext:value-type="time">
            <text:p>00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0.9" calcext:value-type="float">
            <text:p>620.9</text:p>
          </table:table-cell>
          <table:table-cell office:value-type="float" office:value="82.12" calcext:value-type="float">
            <text:p>82.12</text:p>
          </table:table-cell>
          <table:table-cell office:value-type="float" office:value="103.58" calcext:value-type="float">
            <text:p>103.58</text:p>
          </table:table-cell>
        </table:table-row>
        <table:table-row table:style-name="ro1">
          <table:table-cell office:value-type="float" office:value="607474" calcext:value-type="float">
            <text:p>607474</text:p>
          </table:table-cell>
          <table:table-cell table:formula="of:=[.A40]/1000/(60*60*24)" office:value-type="time" office:time-value="PT00H10M07.474S" calcext:value-type="time">
            <text:p>00:10:07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9" calcext:value-type="float">
            <text:p>622.49</text:p>
          </table:table-cell>
          <table:table-cell office:value-type="float" office:value="84.34" calcext:value-type="float">
            <text:p>84.34</text:p>
          </table:table-cell>
          <table:table-cell office:value-type="float" office:value="106.34" calcext:value-type="float">
            <text:p>106.34</text:p>
          </table:table-cell>
        </table:table-row>
        <table:table-row table:style-name="ro1">
          <table:table-cell office:value-type="float" office:value="623474" calcext:value-type="float">
            <text:p>623474</text:p>
          </table:table-cell>
          <table:table-cell table:formula="of:=[.A41]/1000/(60*60*24)" office:value-type="time" office:time-value="PT00H10M23.474S" calcext:value-type="time">
            <text:p>00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500" calcext:value-type="float">
            <text:p>500</text:p>
          </table:table-cell>
          <table:table-cell office:value-type="float" office:value="619.02" calcext:value-type="float">
            <text:p>619.02</text:p>
          </table:table-cell>
          <table:table-cell office:value-type="float" office:value="86.56" calcext:value-type="float">
            <text:p>86.56</text:p>
          </table:table-cell>
          <table:table-cell office:value-type="float" office:value="109.09" calcext:value-type="float">
            <text:p>109.09</text:p>
          </table:table-cell>
        </table:table-row>
        <table:table-row table:style-name="ro1">
          <table:table-cell office:value-type="float" office:value="639474" calcext:value-type="float">
            <text:p>639474</text:p>
          </table:table-cell>
          <table:table-cell table:formula="of:=[.A42]/1000/(60*60*24)" office:value-type="time" office:time-value="PT00H10M39.474S" calcext:value-type="time">
            <text:p>00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5" calcext:value-type="float">
            <text:p>618.65</text:p>
          </table:table-cell>
          <table:table-cell office:value-type="float" office:value="88.78" calcext:value-type="float">
            <text:p>88.78</text:p>
          </table:table-cell>
          <table:table-cell office:value-type="float" office:value="111.85" calcext:value-type="float">
            <text:p>111.85</text:p>
          </table:table-cell>
        </table:table-row>
        <table:table-row table:style-name="ro1">
          <table:table-cell office:value-type="float" office:value="655475" calcext:value-type="float">
            <text:p>655475</text:p>
          </table:table-cell>
          <table:table-cell table:formula="of:=[.A43]/1000/(60*60*24)" office:value-type="time" office:time-value="PT00H10M55.475S" calcext:value-type="time">
            <text:p>00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20.74" calcext:value-type="float">
            <text:p>620.74</text:p>
          </table:table-cell>
          <table:table-cell office:value-type="float" office:value="91" calcext:value-type="float">
            <text:p>91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1">
          <table:table-cell office:value-type="float" office:value="671474" calcext:value-type="float">
            <text:p>671474</text:p>
          </table:table-cell>
          <table:table-cell table:formula="of:=[.A44]/1000/(60*60*24)" office:value-type="time" office:time-value="PT00H11M11.474S" calcext:value-type="time">
            <text:p>00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500" calcext:value-type="float">
            <text:p>500</text:p>
          </table:table-cell>
          <table:table-cell office:value-type="float" office:value="618.99" calcext:value-type="float">
            <text:p>618.99</text:p>
          </table:table-cell>
          <table:table-cell office:value-type="float" office:value="93.22" calcext:value-type="float">
            <text:p>93.22</text:p>
          </table:table-cell>
          <table:table-cell office:value-type="float" office:value="117.35" calcext:value-type="float">
            <text:p>117.35</text:p>
          </table:table-cell>
        </table:table-row>
        <table:table-row table:style-name="ro1">
          <table:table-cell office:value-type="float" office:value="687475" calcext:value-type="float">
            <text:p>687475</text:p>
          </table:table-cell>
          <table:table-cell table:formula="of:=[.A45]/1000/(60*60*24)" office:value-type="time" office:time-value="PT00H11M27.475S" calcext:value-type="time">
            <text:p>00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8.89" calcext:value-type="float">
            <text:p>618.89</text:p>
          </table:table-cell>
          <table:table-cell office:value-type="float" office:value="95.45" calcext:value-type="float">
            <text:p>95.45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703474" calcext:value-type="float">
            <text:p>703474</text:p>
          </table:table-cell>
          <table:table-cell table:formula="of:=[.A46]/1000/(60*60*24)" office:value-type="time" office:time-value="PT00H11M43.474S" calcext:value-type="time">
            <text:p>00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9" calcext:value-type="float">
            <text:p>618.39</text:p>
          </table:table-cell>
          <table:table-cell office:value-type="float" office:value="97.67" calcext:value-type="float">
            <text:p>97.67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719474" calcext:value-type="float">
            <text:p>719474</text:p>
          </table:table-cell>
          <table:table-cell table:formula="of:=[.A47]/1000/(60*60*24)" office:value-type="time" office:time-value="PT00H11M59.474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500" calcext:value-type="float">
            <text:p>500</text:p>
          </table:table-cell>
          <table:table-cell office:value-type="float" office:value="617" calcext:value-type="float">
            <text:p>617</text:p>
          </table:table-cell>
          <table:table-cell office:value-type="float" office:value="99.89" calcext:value-type="float">
            <text:p>99.89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float" office:value="735474" calcext:value-type="float">
            <text:p>735474</text:p>
          </table:table-cell>
          <table:table-cell table:formula="of:=[.A48]/1000/(60*60*24)" office:value-type="time" office:time-value="PT00H12M15.474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9" calcext:value-type="float">
            <text:p>616.49</text:p>
          </table:table-cell>
          <table:table-cell office:value-type="float" office:value="102.11" calcext:value-type="float">
            <text:p>102.11</text:p>
          </table:table-cell>
          <table:table-cell office:value-type="float" office:value="128.35" calcext:value-type="float">
            <text:p>128.35</text:p>
          </table:table-cell>
        </table:table-row>
        <table:table-row table:style-name="ro1">
          <table:table-cell office:value-type="float" office:value="751474" calcext:value-type="float">
            <text:p>751474</text:p>
          </table:table-cell>
          <table:table-cell table:formula="of:=[.A49]/1000/(60*60*24)" office:value-type="time" office:time-value="PT00H12M31.474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6.65" calcext:value-type="float">
            <text:p>616.65</text:p>
          </table:table-cell>
          <table:table-cell office:value-type="float" office:value="104.33" calcext:value-type="float">
            <text:p>104.33</text:p>
          </table:table-cell>
          <table:table-cell office:value-type="float" office:value="131.09" calcext:value-type="float">
            <text:p>131.09</text:p>
          </table:table-cell>
        </table:table-row>
        <table:table-row table:style-name="ro1">
          <table:table-cell office:value-type="float" office:value="767474" calcext:value-type="float">
            <text:p>767474</text:p>
          </table:table-cell>
          <table:table-cell table:formula="of:=[.A50]/1000/(60*60*24)" office:value-type="time" office:time-value="PT00H12M47.474S" calcext:value-type="time">
            <text:p>00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8" calcext:value-type="float">
            <text:p>618.38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3.83" calcext:value-type="float">
            <text:p>133.83</text:p>
          </table:table-cell>
        </table:table-row>
        <table:table-row table:style-name="ro1">
          <table:table-cell office:value-type="float" office:value="783474" calcext:value-type="float">
            <text:p>783474</text:p>
          </table:table-cell>
          <table:table-cell table:formula="of:=[.A51]/1000/(60*60*24)" office:value-type="time" office:time-value="PT00H13M03.474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9" calcext:value-type="float">
            <text:p>616.49</text:p>
          </table:table-cell>
          <table:table-cell office:value-type="float" office:value="108.77" calcext:value-type="float">
            <text:p>108.77</text:p>
          </table:table-cell>
          <table:table-cell office:value-type="float" office:value="136.58" calcext:value-type="float">
            <text:p>136.58</text:p>
          </table:table-cell>
        </table:table-row>
        <table:table-row table:style-name="ro1">
          <table:table-cell office:value-type="float" office:value="799475" calcext:value-type="float">
            <text:p>799475</text:p>
          </table:table-cell>
          <table:table-cell table:formula="of:=[.A52]/1000/(60*60*24)" office:value-type="time" office:time-value="PT00H13M19.475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6.64" calcext:value-type="float">
            <text:p>616.64</text:p>
          </table:table-cell>
          <table:table-cell office:value-type="float" office:value="110.99" calcext:value-type="float">
            <text:p>110.99</text:p>
          </table:table-cell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float" office:value="815474" calcext:value-type="float">
            <text:p>815474</text:p>
          </table:table-cell>
          <table:table-cell table:formula="of:=[.A53]/1000/(60*60*24)" office:value-type="time" office:time-value="PT00H13M35.474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3" calcext:value-type="float">
            <text:p>614.73</text:p>
          </table:table-cell>
          <table:table-cell office:value-type="float" office:value="113.22" calcext:value-type="float">
            <text:p>113.22</text:p>
          </table:table-cell>
          <table:table-cell office:value-type="float" office:value="142.06" calcext:value-type="float">
            <text:p>142.06</text:p>
          </table:table-cell>
        </table:table-row>
        <table:table-row table:style-name="ro1">
          <table:table-cell office:value-type="float" office:value="831474" calcext:value-type="float">
            <text:p>831474</text:p>
          </table:table-cell>
          <table:table-cell table:formula="of:=[.A54]/1000/(60*60*24)" office:value-type="time" office:time-value="PT00H13M51.474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500" calcext:value-type="float">
            <text:p>500</text:p>
          </table:table-cell>
          <table:table-cell office:value-type="float" office:value="614.99" calcext:value-type="float">
            <text:p>614.99</text:p>
          </table:table-cell>
          <table:table-cell office:value-type="float" office:value="115.44" calcext:value-type="float">
            <text:p>115.44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float" office:value="847474" calcext:value-type="float">
            <text:p>847474</text:p>
          </table:table-cell>
          <table:table-cell table:formula="of:=[.A55]/1000/(60*60*24)" office:value-type="time" office:time-value="PT00H14M07.474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6.89" calcext:value-type="float">
            <text:p>616.89</text:p>
          </table:table-cell>
          <table:table-cell office:value-type="float" office:value="117.66" calcext:value-type="float">
            <text:p>117.66</text:p>
          </table:table-cell>
          <table:table-cell office:value-type="float" office:value="147.54" calcext:value-type="float">
            <text:p>147.54</text:p>
          </table:table-cell>
        </table:table-row>
        <table:table-row table:style-name="ro1">
          <table:table-cell office:value-type="float" office:value="863474" calcext:value-type="float">
            <text:p>863474</text:p>
          </table:table-cell>
          <table:table-cell table:formula="of:=[.A56]/1000/(60*60*24)" office:value-type="time" office:time-value="PT00H14M23.474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4" calcext:value-type="float">
            <text:p>614.4</text:p>
          </table:table-cell>
          <table:table-cell office:value-type="float" office:value="119.88" calcext:value-type="float">
            <text:p>119.88</text:p>
          </table:table-cell>
          <table:table-cell office:value-type="float" office:value="150.27" calcext:value-type="float">
            <text:p>150.27</text:p>
          </table:table-cell>
        </table:table-row>
        <table:table-row table:style-name="ro1">
          <table:table-cell office:value-type="float" office:value="879474" calcext:value-type="float">
            <text:p>879474</text:p>
          </table:table-cell>
          <table:table-cell table:formula="of:=[.A57]/1000/(60*60*24)" office:value-type="time" office:time-value="PT00H14M39.474S" calcext:value-type="time">
            <text:p>00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5" calcext:value-type="float">
            <text:p>614.75</text:p>
          </table:table-cell>
          <table:table-cell office:value-type="float" office:value="122.1" calcext:value-type="float">
            <text:p>122.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95474" calcext:value-type="float">
            <text:p>895474</text:p>
          </table:table-cell>
          <table:table-cell table:formula="of:=[.A58]/1000/(60*60*24)" office:value-type="time" office:time-value="PT00H14M55.474S" calcext:value-type="time">
            <text:p>00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4" calcext:value-type="float">
            <text:p>614.74</text:p>
          </table:table-cell>
          <table:table-cell office:value-type="float" office:value="124.32" calcext:value-type="float">
            <text:p>124.32</text:p>
          </table:table-cell>
          <table:table-cell office:value-type="float" office:value="155.74" calcext:value-type="float">
            <text:p>155.74</text:p>
          </table:table-cell>
        </table:table-row>
        <table:table-row table:style-name="ro1">
          <table:table-cell office:value-type="float" office:value="911474" calcext:value-type="float">
            <text:p>911474</text:p>
          </table:table-cell>
          <table:table-cell table:formula="of:=[.A59]/1000/(60*60*24)" office:value-type="time" office:time-value="PT00H15M11.474S" calcext:value-type="time">
            <text:p>00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500" calcext:value-type="float">
            <text:p>500</text:p>
          </table:table-cell>
          <table:table-cell office:value-type="float" office:value="614.99" calcext:value-type="float">
            <text:p>614.99</text:p>
          </table:table-cell>
          <table:table-cell office:value-type="float" office:value="126.54" calcext:value-type="float">
            <text:p>126.54</text:p>
          </table:table-cell>
          <table:table-cell office:value-type="float" office:value="158.47" calcext:value-type="float">
            <text:p>158.47</text:p>
          </table:table-cell>
        </table:table-row>
        <table:table-row table:style-name="ro1">
          <table:table-cell office:value-type="float" office:value="927475" calcext:value-type="float">
            <text:p>927475</text:p>
          </table:table-cell>
          <table:table-cell table:formula="of:=[.A60]/1000/(60*60*24)" office:value-type="time" office:time-value="PT00H15M27.475S" calcext:value-type="time">
            <text:p>00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4.9" calcext:value-type="float">
            <text:p>614.9</text:p>
          </table:table-cell>
          <table:table-cell office:value-type="float" office:value="128.77" calcext:value-type="float">
            <text:p>128.77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1">
          <table:table-cell office:value-type="float" office:value="943474" calcext:value-type="float">
            <text:p>943474</text:p>
          </table:table-cell>
          <table:table-cell table:formula="of:=[.A61]/1000/(60*60*24)" office:value-type="time" office:time-value="PT00H15M43.474S" calcext:value-type="time">
            <text:p>00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4" calcext:value-type="float">
            <text:p>614.74</text:p>
          </table:table-cell>
          <table:table-cell office:value-type="float" office:value="130.99" calcext:value-type="float">
            <text:p>130.99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1">
          <table:table-cell office:value-type="float" office:value="959474" calcext:value-type="float">
            <text:p>959474</text:p>
          </table:table-cell>
          <table:table-cell table:formula="of:=[.A62]/1000/(60*60*24)" office:value-type="time" office:time-value="PT00H15M59.474S" calcext:value-type="time">
            <text:p>00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3" calcext:value-type="float">
            <text:p>614.73</text:p>
          </table:table-cell>
          <table:table-cell office:value-type="float" office:value="133.21" calcext:value-type="float">
            <text:p>133.21</text:p>
          </table:table-cell>
          <table:table-cell office:value-type="float" office:value="166.66" calcext:value-type="float">
            <text:p>166.66</text:p>
          </table:table-cell>
        </table:table-row>
        <table:table-row table:style-name="ro1">
          <table:table-cell office:value-type="float" office:value="975474" calcext:value-type="float">
            <text:p>975474</text:p>
          </table:table-cell>
          <table:table-cell table:formula="of:=[.A63]/1000/(60*60*24)" office:value-type="time" office:time-value="PT00H16M15.474S" calcext:value-type="time">
            <text:p>00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9" calcext:value-type="float">
            <text:p>612.49</text:p>
          </table:table-cell>
          <table:table-cell office:value-type="float" office:value="135.43" calcext:value-type="float">
            <text:p>135.43</text:p>
          </table:table-cell>
          <table:table-cell office:value-type="float" office:value="169.39" calcext:value-type="float">
            <text:p>169.39</text:p>
          </table:table-cell>
        </table:table-row>
        <table:table-row table:style-name="ro1">
          <table:table-cell office:value-type="float" office:value="991474" calcext:value-type="float">
            <text:p>991474</text:p>
          </table:table-cell>
          <table:table-cell table:formula="of:=[.A64]/1000/(60*60*24)" office:value-type="time" office:time-value="PT00H16M31.474S" calcext:value-type="time">
            <text:p>00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6" calcext:value-type="float">
            <text:p>612.66</text:p>
          </table:table-cell>
          <table:table-cell office:value-type="float" office:value="137.65" calcext:value-type="float">
            <text:p>137.65</text:p>
          </table:table-cell>
          <table:table-cell office:value-type="float" office:value="172.11" calcext:value-type="float">
            <text:p>172.11</text:p>
          </table:table-cell>
        </table:table-row>
        <table:table-row table:style-name="ro1">
          <table:table-cell office:value-type="float" office:value="1007475" calcext:value-type="float">
            <text:p>1007475</text:p>
          </table:table-cell>
          <table:table-cell table:formula="of:=[.A65]/1000/(60*60*24)" office:value-type="time" office:time-value="PT00H16M47.475S" calcext:value-type="time">
            <text:p>00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2.89" calcext:value-type="float">
            <text:p>612.89</text:p>
          </table:table-cell>
          <table:table-cell office:value-type="float" office:value="139.87" calcext:value-type="float">
            <text:p>139.87</text:p>
          </table:table-cell>
          <table:table-cell office:value-type="float" office:value="174.84" calcext:value-type="float">
            <text:p>174.84</text:p>
          </table:table-cell>
        </table:table-row>
        <table:table-row table:style-name="ro1">
          <table:table-cell office:value-type="float" office:value="1023474" calcext:value-type="float">
            <text:p>1023474</text:p>
          </table:table-cell>
          <table:table-cell table:formula="of:=[.A66]/1000/(60*60*24)" office:value-type="time" office:time-value="PT00H17M03.474S" calcext:value-type="time">
            <text:p>00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2.89" calcext:value-type="float">
            <text:p>612.89</text:p>
          </table:table-cell>
          <table:table-cell office:value-type="float" office:value="142.09" calcext:value-type="float">
            <text:p>142.09</text:p>
          </table:table-cell>
          <table:table-cell office:value-type="float" office:value="177.56" calcext:value-type="float">
            <text:p>177.56</text:p>
          </table:table-cell>
        </table:table-row>
        <table:table-row table:style-name="ro1">
          <table:table-cell office:value-type="float" office:value="1039475" calcext:value-type="float">
            <text:p>1039475</text:p>
          </table:table-cell>
          <table:table-cell table:formula="of:=[.A67]/1000/(60*60*24)" office:value-type="time" office:time-value="PT00H17M19.475S" calcext:value-type="time">
            <text:p>00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4" calcext:value-type="float">
            <text:p>612.64</text:p>
          </table:table-cell>
          <table:table-cell office:value-type="float" office:value="144.31" calcext:value-type="float">
            <text:p>144.31</text:p>
          </table:table-cell>
          <table:table-cell office:value-type="float" office:value="180.29" calcext:value-type="float">
            <text:p>180.29</text:p>
          </table:table-cell>
        </table:table-row>
        <table:table-row table:style-name="ro1">
          <table:table-cell office:value-type="float" office:value="1055475" calcext:value-type="float">
            <text:p>1055475</text:p>
          </table:table-cell>
          <table:table-cell table:formula="of:=[.A68]/1000/(60*60*24)" office:value-type="time" office:time-value="PT00H17M35.475S" calcext:value-type="time">
            <text:p>00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5" calcext:value-type="float">
            <text:p>610.75</text:p>
          </table:table-cell>
          <table:table-cell office:value-type="float" office:value="146.54" calcext:value-type="float">
            <text:p>146.54</text:p>
          </table:table-cell>
          <table:table-cell office:value-type="float" office:value="183.01" calcext:value-type="float">
            <text:p>183.01</text:p>
          </table:table-cell>
        </table:table-row>
        <table:table-row table:style-name="ro1">
          <table:table-cell office:value-type="float" office:value="1071475" calcext:value-type="float">
            <text:p>1071475</text:p>
          </table:table-cell>
          <table:table-cell table:formula="of:=[.A69]/1000/(60*60*24)" office:value-type="time" office:time-value="PT00H17M51.475S" calcext:value-type="time">
            <text:p>00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2.88" calcext:value-type="float">
            <text:p>612.88</text:p>
          </table:table-cell>
          <table:table-cell office:value-type="float" office:value="148.76" calcext:value-type="float">
            <text:p>148.76</text:p>
          </table:table-cell>
          <table:table-cell office:value-type="float" office:value="185.73" calcext:value-type="float">
            <text:p>185.73</text:p>
          </table:table-cell>
        </table:table-row>
        <table:table-row table:style-name="ro1">
          <table:table-cell office:value-type="float" office:value="1087474" calcext:value-type="float">
            <text:p>1087474</text:p>
          </table:table-cell>
          <table:table-cell table:formula="of:=[.A70]/1000/(60*60*24)" office:value-type="time" office:time-value="PT00H18M07.474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4" calcext:value-type="float">
            <text:p>610.74</text:p>
          </table:table-cell>
          <table:table-cell office:value-type="float" office:value="150.98" calcext:value-type="float">
            <text:p>150.98</text:p>
          </table:table-cell>
          <table:table-cell office:value-type="float" office:value="188.45" calcext:value-type="float">
            <text:p>188.45</text:p>
          </table:table-cell>
        </table:table-row>
        <table:table-row table:style-name="ro1">
          <table:table-cell office:value-type="float" office:value="1103475" calcext:value-type="float">
            <text:p>1103475</text:p>
          </table:table-cell>
          <table:table-cell table:formula="of:=[.A71]/1000/(60*60*24)" office:value-type="time" office:time-value="PT00H18M23.475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153.2" calcext:value-type="float">
            <text:p>153.2</text:p>
          </table:table-cell>
          <table:table-cell office:value-type="float" office:value="191.17" calcext:value-type="float">
            <text:p>191.17</text:p>
          </table:table-cell>
        </table:table-row>
        <table:table-row table:style-name="ro1">
          <table:table-cell office:value-type="float" office:value="1119474" calcext:value-type="float">
            <text:p>1119474</text:p>
          </table:table-cell>
          <table:table-cell table:formula="of:=[.A72]/1000/(60*60*24)" office:value-type="time" office:time-value="PT00H18M39.474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5" calcext:value-type="float">
            <text:p>610.5</text:p>
          </table:table-cell>
          <table:table-cell office:value-type="float" office:value="155.42" calcext:value-type="float">
            <text:p>155.42</text:p>
          </table:table-cell>
          <table:table-cell office:value-type="float" office:value="193.89" calcext:value-type="float">
            <text:p>193.89</text:p>
          </table:table-cell>
        </table:table-row>
        <table:table-row table:style-name="ro1">
          <table:table-cell office:value-type="float" office:value="1135475" calcext:value-type="float">
            <text:p>1135475</text:p>
          </table:table-cell>
          <table:table-cell table:formula="of:=[.A73]/1000/(60*60*24)" office:value-type="time" office:time-value="PT00H18M55.475S" calcext:value-type="time">
            <text:p>00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8" calcext:value-type="float">
            <text:p>610.48</text:p>
          </table:table-cell>
          <table:table-cell office:value-type="float" office:value="157.64" calcext:value-type="float">
            <text:p>157.64</text:p>
          </table:table-cell>
          <table:table-cell office:value-type="float" office:value="196.6" calcext:value-type="float">
            <text:p>196.6</text:p>
          </table:table-cell>
        </table:table-row>
        <table:table-row table:style-name="ro1">
          <table:table-cell office:value-type="float" office:value="1151474" calcext:value-type="float">
            <text:p>1151474</text:p>
          </table:table-cell>
          <table:table-cell table:formula="of:=[.A74]/1000/(60*60*24)" office:value-type="time" office:time-value="PT00H19M11.474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4" calcext:value-type="float">
            <text:p>610.64</text:p>
          </table:table-cell>
          <table:table-cell office:value-type="float" office:value="159.86" calcext:value-type="float">
            <text:p>159.86</text:p>
          </table:table-cell>
          <table:table-cell office:value-type="float" office:value="199.32" calcext:value-type="float">
            <text:p>199.32</text:p>
          </table:table-cell>
        </table:table-row>
        <table:table-row table:style-name="ro1">
          <table:table-cell office:value-type="float" office:value="1167474" calcext:value-type="float">
            <text:p>1167474</text:p>
          </table:table-cell>
          <table:table-cell table:formula="of:=[.A75]/1000/(60*60*24)" office:value-type="time" office:time-value="PT00H19M27.474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5" calcext:value-type="float">
            <text:p>610.75</text:p>
          </table:table-cell>
          <table:table-cell office:value-type="float" office:value="162.08" calcext:value-type="float">
            <text:p>162.08</text:p>
          </table:table-cell>
          <table:table-cell office:value-type="float" office:value="202.03" calcext:value-type="float">
            <text:p>202.03</text:p>
          </table:table-cell>
        </table:table-row>
        <table:table-row table:style-name="ro1">
          <table:table-cell office:value-type="float" office:value="1183474" calcext:value-type="float">
            <text:p>1183474</text:p>
          </table:table-cell>
          <table:table-cell table:formula="of:=[.A76]/1000/(60*60*24)" office:value-type="time" office:time-value="PT00H19M43.474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4" calcext:value-type="float">
            <text:p>610.74</text:p>
          </table:table-cell>
          <table:table-cell office:value-type="float" office:value="164.3" calcext:value-type="float">
            <text:p>164.3</text:p>
          </table:table-cell>
          <table:table-cell office:value-type="float" office:value="204.74" calcext:value-type="float">
            <text:p>204.74</text:p>
          </table:table-cell>
        </table:table-row>
        <table:table-row table:style-name="ro1">
          <table:table-cell office:value-type="float" office:value="1199474" calcext:value-type="float">
            <text:p>1199474</text:p>
          </table:table-cell>
          <table:table-cell table:formula="of:=[.A77]/1000/(60*60*24)" office:value-type="time" office:time-value="PT00H19M59.474S" calcext:value-type="time">
            <text:p>00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500" calcext:value-type="float">
            <text:p>500</text:p>
          </table:table-cell>
          <table:table-cell office:value-type="float" office:value="608.99" calcext:value-type="float">
            <text:p>608.99</text:p>
          </table:table-cell>
          <table:table-cell office:value-type="float" office:value="166.53" calcext:value-type="float">
            <text:p>166.53</text:p>
          </table:table-cell>
          <table:table-cell office:value-type="float" office:value="207.46" calcext:value-type="float">
            <text:p>207.46</text:p>
          </table:table-cell>
        </table:table-row>
        <table:table-row table:style-name="ro1">
          <table:table-cell office:value-type="float" office:value="1215474" calcext:value-type="float">
            <text:p>1215474</text:p>
          </table:table-cell>
          <table:table-cell table:formula="of:=[.A78]/1000/(60*60*24)" office:value-type="time" office:time-value="PT00H20M15.474S" calcext:value-type="time">
            <text:p>00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4" calcext:value-type="float">
            <text:p>608.64</text:p>
          </table:table-cell>
          <table:table-cell office:value-type="float" office:value="168.75" calcext:value-type="float">
            <text:p>168.75</text:p>
          </table:table-cell>
          <table:table-cell office:value-type="float" office:value="210.17" calcext:value-type="float">
            <text:p>210.17</text:p>
          </table:table-cell>
        </table:table-row>
        <table:table-row table:style-name="ro1">
          <table:table-cell office:value-type="float" office:value="1231474" calcext:value-type="float">
            <text:p>1231474</text:p>
          </table:table-cell>
          <table:table-cell table:formula="of:=[.A79]/1000/(60*60*24)" office:value-type="time" office:time-value="PT00H20M31.474S" calcext:value-type="time">
            <text:p>00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0.89" calcext:value-type="float">
            <text:p>610.89</text:p>
          </table:table-cell>
          <table:table-cell office:value-type="float" office:value="170.97" calcext:value-type="float">
            <text:p>170.97</text:p>
          </table:table-cell>
          <table:table-cell office:value-type="float" office:value="212.88" calcext:value-type="float">
            <text:p>212.88</text:p>
          </table:table-cell>
        </table:table-row>
        <table:table-row table:style-name="ro1">
          <table:table-cell office:value-type="float" office:value="1247474" calcext:value-type="float">
            <text:p>1247474</text:p>
          </table:table-cell>
          <table:table-cell table:formula="of:=[.A80]/1000/(60*60*24)" office:value-type="time" office:time-value="PT00H20M47.474S" calcext:value-type="time">
            <text:p>00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10.88" calcext:value-type="float">
            <text:p>610.88</text:p>
          </table:table-cell>
          <table:table-cell office:value-type="float" office:value="173.19" calcext:value-type="float">
            <text:p>173.19</text:p>
          </table:table-cell>
          <table:table-cell office:value-type="float" office:value="215.59" calcext:value-type="float">
            <text:p>215.59</text:p>
          </table:table-cell>
        </table:table-row>
        <table:table-row table:style-name="ro1">
          <table:table-cell office:value-type="float" office:value="1263475" calcext:value-type="float">
            <text:p>1263475</text:p>
          </table:table-cell>
          <table:table-cell table:formula="of:=[.A81]/1000/(60*60*24)" office:value-type="time" office:time-value="PT00H21M03.475S" calcext:value-type="time">
            <text:p>00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9" calcext:value-type="float">
            <text:p>608.9</text:p>
          </table:table-cell>
          <table:table-cell office:value-type="float" office:value="175.41" calcext:value-type="float">
            <text:p>175.41</text:p>
          </table:table-cell>
          <table:table-cell office:value-type="float" office:value="218.3" calcext:value-type="float">
            <text:p>218.3</text:p>
          </table:table-cell>
        </table:table-row>
        <table:table-row table:style-name="ro1">
          <table:table-cell office:value-type="float" office:value="1279474" calcext:value-type="float">
            <text:p>1279474</text:p>
          </table:table-cell>
          <table:table-cell table:formula="of:=[.A82]/1000/(60*60*24)" office:value-type="time" office:time-value="PT00H21M19.474S" calcext:value-type="time">
            <text:p>00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08.74" calcext:value-type="float">
            <text:p>608.74</text:p>
          </table:table-cell>
          <table:table-cell office:value-type="float" office:value="177.63" calcext:value-type="float">
            <text:p>177.63</text:p>
          </table:table-cell>
          <table:table-cell office:value-type="float" office:value="221.01" calcext:value-type="float">
            <text:p>221.01</text:p>
          </table:table-cell>
        </table:table-row>
        <table:table-row table:style-name="ro1">
          <table:table-cell office:value-type="float" office:value="1295474" calcext:value-type="float">
            <text:p>1295474</text:p>
          </table:table-cell>
          <table:table-cell table:formula="of:=[.A83]/1000/(60*60*24)" office:value-type="time" office:time-value="PT00H21M35.474S" calcext:value-type="time">
            <text:p>00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500" calcext:value-type="float">
            <text:p>500</text:p>
          </table:table-cell>
          <table:table-cell office:value-type="float" office:value="608.97" calcext:value-type="float">
            <text:p>608.97</text:p>
          </table:table-cell>
          <table:table-cell office:value-type="float" office:value="179.85" calcext:value-type="float">
            <text:p>179.85</text:p>
          </table:table-cell>
          <table:table-cell office:value-type="float" office:value="223.72" calcext:value-type="float">
            <text:p>223.72</text:p>
          </table:table-cell>
        </table:table-row>
        <table:table-row table:style-name="ro1">
          <table:table-cell office:value-type="float" office:value="1311474" calcext:value-type="float">
            <text:p>1311474</text:p>
          </table:table-cell>
          <table:table-cell table:formula="of:=[.A84]/1000/(60*60*24)" office:value-type="time" office:time-value="PT00H21M51.474S" calcext:value-type="time">
            <text:p>00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5" calcext:value-type="float">
            <text:p>610.5</text:p>
          </table:table-cell>
          <table:table-cell office:value-type="float" office:value="182.07" calcext:value-type="float">
            <text:p>182.07</text:p>
          </table:table-cell>
          <table:table-cell office:value-type="float" office:value="226.42" calcext:value-type="float">
            <text:p>226.42</text:p>
          </table:table-cell>
        </table:table-row>
        <table:table-row table:style-name="ro1">
          <table:table-cell office:value-type="float" office:value="1327474" calcext:value-type="float">
            <text:p>1327474</text:p>
          </table:table-cell>
          <table:table-cell table:formula="of:=[.A85]/1000/(60*60*24)" office:value-type="time" office:time-value="PT00H22M07.474S" calcext:value-type="time">
            <text:p>00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184.3" calcext:value-type="float">
            <text:p>184.3</text:p>
          </table:table-cell>
          <table:table-cell office:value-type="float" office:value="229.13" calcext:value-type="float">
            <text:p>229.13</text:p>
          </table:table-cell>
        </table:table-row>
        <table:table-row table:style-name="ro1">
          <table:table-cell office:value-type="float" office:value="1343474" calcext:value-type="float">
            <text:p>1343474</text:p>
          </table:table-cell>
          <table:table-cell table:formula="of:=[.A86]/1000/(60*60*24)" office:value-type="time" office:time-value="PT00H22M23.474S" calcext:value-type="time">
            <text:p>00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87" calcext:value-type="float">
            <text:p>608.87</text:p>
          </table:table-cell>
          <table:table-cell office:value-type="float" office:value="186.52" calcext:value-type="float">
            <text:p>186.52</text:p>
          </table:table-cell>
          <table:table-cell office:value-type="float" office:value="231.83" calcext:value-type="float">
            <text:p>231.83</text:p>
          </table:table-cell>
        </table:table-row>
        <table:table-row table:style-name="ro1">
          <table:table-cell office:value-type="float" office:value="1359474" calcext:value-type="float">
            <text:p>1359474</text:p>
          </table:table-cell>
          <table:table-cell table:formula="of:=[.A87]/1000/(60*60*24)" office:value-type="time" office:time-value="PT00H22M39.474S" calcext:value-type="time">
            <text:p>00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5" calcext:value-type="float">
            <text:p>606.65</text:p>
          </table:table-cell>
          <table:table-cell office:value-type="float" office:value="188.74" calcext:value-type="float">
            <text:p>188.74</text:p>
          </table:table-cell>
          <table:table-cell office:value-type="float" office:value="234.54" calcext:value-type="float">
            <text:p>234.54</text:p>
          </table:table-cell>
        </table:table-row>
        <table:table-row table:style-name="ro1">
          <table:table-cell office:value-type="float" office:value="1375475" calcext:value-type="float">
            <text:p>1375475</text:p>
          </table:table-cell>
          <table:table-cell table:formula="of:=[.A88]/1000/(60*60*24)" office:value-type="time" office:time-value="PT00H22M55.475S" calcext:value-type="time">
            <text:p>00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4" calcext:value-type="float">
            <text:p>608.64</text:p>
          </table:table-cell>
          <table:table-cell office:value-type="float" office:value="190.96" calcext:value-type="float">
            <text:p>190.96</text:p>
          </table:table-cell>
          <table:table-cell office:value-type="float" office:value="237.24" calcext:value-type="float">
            <text:p>237.24</text:p>
          </table:table-cell>
        </table:table-row>
        <table:table-row table:style-name="ro1">
          <table:table-cell office:value-type="float" office:value="1391474" calcext:value-type="float">
            <text:p>1391474</text:p>
          </table:table-cell>
          <table:table-cell table:formula="of:=[.A89]/1000/(60*60*24)" office:value-type="time" office:time-value="PT00H23M11.474S" calcext:value-type="time">
            <text:p>00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89" calcext:value-type="float">
            <text:p>608.89</text:p>
          </table:table-cell>
          <table:table-cell office:value-type="float" office:value="193.18" calcext:value-type="float">
            <text:p>193.18</text:p>
          </table:table-cell>
          <table:table-cell office:value-type="float" office:value="239.95" calcext:value-type="float">
            <text:p>239.95</text:p>
          </table:table-cell>
        </table:table-row>
        <table:table-row table:style-name="ro1">
          <table:table-cell office:value-type="float" office:value="1407474" calcext:value-type="float">
            <text:p>1407474</text:p>
          </table:table-cell>
          <table:table-cell table:formula="of:=[.A90]/1000/(60*60*24)" office:value-type="time" office:time-value="PT00H23M27.474S" calcext:value-type="time">
            <text:p>00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9" calcext:value-type="float">
            <text:p>608.9</text:p>
          </table:table-cell>
          <table:table-cell office:value-type="float" office:value="195.4" calcext:value-type="float">
            <text:p>195.4</text:p>
          </table:table-cell>
          <table:table-cell office:value-type="float" office:value="242.65" calcext:value-type="float">
            <text:p>242.65</text:p>
          </table:table-cell>
        </table:table-row>
        <table:table-row table:style-name="ro1">
          <table:table-cell office:value-type="float" office:value="1423474" calcext:value-type="float">
            <text:p>1423474</text:p>
          </table:table-cell>
          <table:table-cell table:formula="of:=[.A91]/1000/(60*60*24)" office:value-type="time" office:time-value="PT00H23M43.474S" calcext:value-type="time">
            <text:p>00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6" calcext:value-type="float">
            <text:p>606.66</text:p>
          </table:table-cell>
          <table:table-cell office:value-type="float" office:value="197.62" calcext:value-type="float">
            <text:p>197.62</text:p>
          </table:table-cell>
          <table:table-cell office:value-type="float" office:value="245.35" calcext:value-type="float">
            <text:p>245.35</text:p>
          </table:table-cell>
        </table:table-row>
        <table:table-row table:style-name="ro1">
          <table:table-cell office:value-type="float" office:value="1439474" calcext:value-type="float">
            <text:p>1439474</text:p>
          </table:table-cell>
          <table:table-cell table:formula="of:=[.A92]/1000/(60*60*24)" office:value-type="time" office:time-value="PT00H23M59.474S" calcext:value-type="time">
            <text:p>00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5" calcext:value-type="float">
            <text:p>608.5</text:p>
          </table:table-cell>
          <table:table-cell office:value-type="float" office:value="199.84" calcext:value-type="float">
            <text:p>199.84</text:p>
          </table:table-cell>
          <table:table-cell office:value-type="float" office:value="248.05" calcext:value-type="float">
            <text:p>248.05</text:p>
          </table:table-cell>
        </table:table-row>
        <table:table-row table:style-name="ro1">
          <table:table-cell office:value-type="float" office:value="1455474" calcext:value-type="float">
            <text:p>1455474</text:p>
          </table:table-cell>
          <table:table-cell table:formula="of:=[.A93]/1000/(60*60*24)" office:value-type="time" office:time-value="PT00H24M15.474S" calcext:value-type="time">
            <text:p>00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8.9" calcext:value-type="float">
            <text:p>608.9</text:p>
          </table:table-cell>
          <table:table-cell office:value-type="float" office:value="202.06" calcext:value-type="float">
            <text:p>202.06</text:p>
          </table:table-cell>
          <table:table-cell office:value-type="float" office:value="250.75" calcext:value-type="float">
            <text:p>250.75</text:p>
          </table:table-cell>
        </table:table-row>
        <table:table-row table:style-name="ro1">
          <table:table-cell office:value-type="float" office:value="1471475" calcext:value-type="float">
            <text:p>1471475</text:p>
          </table:table-cell>
          <table:table-cell table:formula="of:=[.A94]/1000/(60*60*24)" office:value-type="time" office:time-value="PT00H24M31.475S" calcext:value-type="time">
            <text:p>00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4" calcext:value-type="float">
            <text:p>608.64</text:p>
          </table:table-cell>
          <table:table-cell office:value-type="float" office:value="204.28" calcext:value-type="float">
            <text:p>204.28</text:p>
          </table:table-cell>
          <table:table-cell office:value-type="float" office:value="253.45" calcext:value-type="float">
            <text:p>253.45</text:p>
          </table:table-cell>
        </table:table-row>
        <table:table-row table:style-name="ro1">
          <table:table-cell office:value-type="float" office:value="1487475" calcext:value-type="float">
            <text:p>1487475</text:p>
          </table:table-cell>
          <table:table-cell table:formula="of:=[.A95]/1000/(60*60*24)" office:value-type="time" office:time-value="PT00H24M47.475S" calcext:value-type="time">
            <text:p>00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08.75" calcext:value-type="float">
            <text:p>608.75</text:p>
          </table:table-cell>
          <table:table-cell office:value-type="float" office:value="206.51" calcext:value-type="float">
            <text:p>206.51</text:p>
          </table:table-cell>
          <table:table-cell office:value-type="float" office:value="256.15" calcext:value-type="float">
            <text:p>256.15</text:p>
          </table:table-cell>
        </table:table-row>
        <table:table-row table:style-name="ro1">
          <table:table-cell office:value-type="float" office:value="1503474" calcext:value-type="float">
            <text:p>1503474</text:p>
          </table:table-cell>
          <table:table-cell table:formula="of:=[.A96]/1000/(60*60*24)" office:value-type="time" office:time-value="PT00H25M03.474S" calcext:value-type="time">
            <text:p>00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4" calcext:value-type="float">
            <text:p>606.74</text:p>
          </table:table-cell>
          <table:table-cell office:value-type="float" office:value="208.73" calcext:value-type="float">
            <text:p>208.73</text:p>
          </table:table-cell>
          <table:table-cell office:value-type="float" office:value="258.85" calcext:value-type="float">
            <text:p>258.85</text:p>
          </table:table-cell>
        </table:table-row>
        <table:table-row table:style-name="ro1">
          <table:table-cell office:value-type="float" office:value="1519474" calcext:value-type="float">
            <text:p>1519474</text:p>
          </table:table-cell>
          <table:table-cell table:formula="of:=[.A97]/1000/(60*60*24)" office:value-type="time" office:time-value="PT00H25M19.474S" calcext:value-type="time">
            <text:p>00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9" calcext:value-type="float">
            <text:p>606.49</text:p>
          </table:table-cell>
          <table:table-cell office:value-type="float" office:value="210.95" calcext:value-type="float">
            <text:p>210.95</text:p>
          </table:table-cell>
          <table:table-cell office:value-type="float" office:value="261.55" calcext:value-type="float">
            <text:p>261.55</text:p>
          </table:table-cell>
        </table:table-row>
        <table:table-row table:style-name="ro1">
          <table:table-cell office:value-type="float" office:value="1535474" calcext:value-type="float">
            <text:p>1535474</text:p>
          </table:table-cell>
          <table:table-cell table:formula="of:=[.A98]/1000/(60*60*24)" office:value-type="time" office:time-value="PT00H25M35.474S" calcext:value-type="time">
            <text:p>00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51" calcext:value-type="float">
            <text:p>606.51</text:p>
          </table:table-cell>
          <table:table-cell office:value-type="float" office:value="213.17" calcext:value-type="float">
            <text:p>213.17</text:p>
          </table:table-cell>
          <table:table-cell office:value-type="float" office:value="264.25" calcext:value-type="float">
            <text:p>264.25</text:p>
          </table:table-cell>
        </table:table-row>
        <table:table-row table:style-name="ro1">
          <table:table-cell office:value-type="float" office:value="1551475" calcext:value-type="float">
            <text:p>1551475</text:p>
          </table:table-cell>
          <table:table-cell table:formula="of:=[.A99]/1000/(60*60*24)" office:value-type="time" office:time-value="PT00H25M51.475S" calcext:value-type="time">
            <text:p>00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5" calcext:value-type="float">
            <text:p>606.5</text:p>
          </table:table-cell>
          <table:table-cell office:value-type="float" office:value="215.39" calcext:value-type="float">
            <text:p>215.39</text:p>
          </table:table-cell>
          <table:table-cell office:value-type="float" office:value="266.95" calcext:value-type="float">
            <text:p>266.95</text:p>
          </table:table-cell>
        </table:table-row>
        <table:table-row table:style-name="ro1">
          <table:table-cell office:value-type="float" office:value="1567475" calcext:value-type="float">
            <text:p>1567475</text:p>
          </table:table-cell>
          <table:table-cell table:formula="of:=[.A100]/1000/(60*60*24)" office:value-type="time" office:time-value="PT00H26M07.475S" calcext:value-type="time">
            <text:p>00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6.89" calcext:value-type="float">
            <text:p>606.89</text:p>
          </table:table-cell>
          <table:table-cell office:value-type="float" office:value="217.61" calcext:value-type="float">
            <text:p>217.61</text:p>
          </table:table-cell>
          <table:table-cell office:value-type="float" office:value="269.64" calcext:value-type="float">
            <text:p>269.64</text:p>
          </table:table-cell>
        </table:table-row>
        <table:table-row table:style-name="ro1">
          <table:table-cell office:value-type="float" office:value="1583475" calcext:value-type="float">
            <text:p>1583475</text:p>
          </table:table-cell>
          <table:table-cell table:formula="of:=[.A101]/1000/(60*60*24)" office:value-type="time" office:time-value="PT00H26M23.475S" calcext:value-type="time">
            <text:p>00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500" calcext:value-type="float">
            <text:p>500</text:p>
          </table:table-cell>
          <table:table-cell office:value-type="float" office:value="607" calcext:value-type="float">
            <text:p>607</text:p>
          </table:table-cell>
          <table:table-cell office:value-type="float" office:value="219.83" calcext:value-type="float">
            <text:p>219.83</text:p>
          </table:table-cell>
          <table:table-cell office:value-type="float" office:value="272.34" calcext:value-type="float">
            <text:p>272.34</text:p>
          </table:table-cell>
        </table:table-row>
        <table:table-row table:style-name="ro1">
          <table:table-cell office:value-type="float" office:value="1599474" calcext:value-type="float">
            <text:p>1599474</text:p>
          </table:table-cell>
          <table:table-cell table:formula="of:=[.A102]/1000/(60*60*24)" office:value-type="time" office:time-value="PT00H26M39.474S" calcext:value-type="time">
            <text:p>00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1" calcext:value-type="float">
            <text:p>604.51</text:p>
          </table:table-cell>
          <table:table-cell office:value-type="float" office:value="222.05" calcext:value-type="float">
            <text:p>222.05</text:p>
          </table:table-cell>
          <table:table-cell office:value-type="float" office:value="275.03" calcext:value-type="float">
            <text:p>275.03</text:p>
          </table:table-cell>
        </table:table-row>
        <table:table-row table:style-name="ro1">
          <table:table-cell office:value-type="float" office:value="1615474" calcext:value-type="float">
            <text:p>1615474</text:p>
          </table:table-cell>
          <table:table-cell table:formula="of:=[.A103]/1000/(60*60*24)" office:value-type="time" office:time-value="PT00H26M55.474S" calcext:value-type="time">
            <text:p>00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1" calcext:value-type="float">
            <text:p>604.51</text:p>
          </table:table-cell>
          <table:table-cell office:value-type="float" office:value="224.27" calcext:value-type="float">
            <text:p>224.27</text:p>
          </table:table-cell>
          <table:table-cell office:value-type="float" office:value="277.72" calcext:value-type="float">
            <text:p>277.72</text:p>
          </table:table-cell>
        </table:table-row>
        <table:table-row table:style-name="ro1">
          <table:table-cell office:value-type="float" office:value="1631474" calcext:value-type="float">
            <text:p>1631474</text:p>
          </table:table-cell>
          <table:table-cell table:formula="of:=[.A104]/1000/(60*60*24)" office:value-type="time" office:time-value="PT00H27M11.474S" calcext:value-type="time">
            <text:p>00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5" calcext:value-type="float">
            <text:p>606.75</text:p>
          </table:table-cell>
          <table:table-cell office:value-type="float" office:value="226.49" calcext:value-type="float">
            <text:p>226.49</text:p>
          </table:table-cell>
          <table:table-cell office:value-type="float" office:value="280.42" calcext:value-type="float">
            <text:p>280.42</text:p>
          </table:table-cell>
        </table:table-row>
        <table:table-row table:style-name="ro1">
          <table:table-cell office:value-type="float" office:value="1647474" calcext:value-type="float">
            <text:p>1647474</text:p>
          </table:table-cell>
          <table:table-cell table:formula="of:=[.A105]/1000/(60*60*24)" office:value-type="time" office:time-value="PT00H27M27.474S" calcext:value-type="time">
            <text:p>00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4" calcext:value-type="float">
            <text:p>606.64</text:p>
          </table:table-cell>
          <table:table-cell office:value-type="float" office:value="228.71" calcext:value-type="float">
            <text:p>228.71</text:p>
          </table:table-cell>
          <table:table-cell office:value-type="float" office:value="283.11" calcext:value-type="float">
            <text:p>283.11</text:p>
          </table:table-cell>
        </table:table-row>
        <table:table-row table:style-name="ro1">
          <table:table-cell office:value-type="float" office:value="1663474" calcext:value-type="float">
            <text:p>1663474</text:p>
          </table:table-cell>
          <table:table-cell table:formula="of:=[.A106]/1000/(60*60*24)" office:value-type="time" office:time-value="PT00H27M43.474S" calcext:value-type="time">
            <text:p>00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.02" calcext:value-type="float">
            <text:p>604.02</text:p>
          </table:table-cell>
          <table:table-cell office:value-type="float" office:value="230.94" calcext:value-type="float">
            <text:p>230.9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float" office:value="1679474" calcext:value-type="float">
            <text:p>1679474</text:p>
          </table:table-cell>
          <table:table-cell table:formula="of:=[.A107]/1000/(60*60*24)" office:value-type="time" office:time-value="PT00H27M59.474S" calcext:value-type="time">
            <text:p>00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233.16" calcext:value-type="float">
            <text:p>233.16</text:p>
          </table:table-cell>
          <table:table-cell office:value-type="float" office:value="288.49" calcext:value-type="float">
            <text:p>288.49</text:p>
          </table:table-cell>
        </table:table-row>
        <table:table-row table:style-name="ro1">
          <table:table-cell office:value-type="float" office:value="1695474" calcext:value-type="float">
            <text:p>1695474</text:p>
          </table:table-cell>
          <table:table-cell table:formula="of:=[.A108]/1000/(60*60*24)" office:value-type="time" office:time-value="PT00H28M15.474S" calcext:value-type="time">
            <text:p>00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235.38" calcext:value-type="float">
            <text:p>235.38</text:p>
          </table:table-cell>
          <table:table-cell office:value-type="float" office:value="291.17" calcext:value-type="float">
            <text:p>291.17</text:p>
          </table:table-cell>
        </table:table-row>
        <table:table-row table:style-name="ro1">
          <table:table-cell office:value-type="float" office:value="1711475" calcext:value-type="float">
            <text:p>1711475</text:p>
          </table:table-cell>
          <table:table-cell table:formula="of:=[.A109]/1000/(60*60*24)" office:value-type="time" office:time-value="PT00H28M31.475S" calcext:value-type="time">
            <text:p>00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237.6" calcext:value-type="float">
            <text:p>237.6</text:p>
          </table:table-cell>
          <table:table-cell office:value-type="float" office:value="293.86" calcext:value-type="float">
            <text:p>293.86</text:p>
          </table:table-cell>
        </table:table-row>
        <table:table-row table:style-name="ro1">
          <table:table-cell office:value-type="float" office:value="1727474" calcext:value-type="float">
            <text:p>1727474</text:p>
          </table:table-cell>
          <table:table-cell table:formula="of:=[.A110]/1000/(60*60*24)" office:value-type="time" office:time-value="PT00H28M47.474S" calcext:value-type="time">
            <text:p>00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239.82" calcext:value-type="float">
            <text:p>239.82</text:p>
          </table:table-cell>
          <table:table-cell office:value-type="float" office:value="296.55" calcext:value-type="float">
            <text:p>296.55</text:p>
          </table:table-cell>
        </table:table-row>
        <table:table-row table:style-name="ro1">
          <table:table-cell office:value-type="float" office:value="1743475" calcext:value-type="float">
            <text:p>1743475</text:p>
          </table:table-cell>
          <table:table-cell table:formula="of:=[.A111]/1000/(60*60*24)" office:value-type="time" office:time-value="PT00H29M03.475S" calcext:value-type="time">
            <text:p>00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242.04" calcext:value-type="float">
            <text:p>242.04</text:p>
          </table:table-cell>
          <table:table-cell office:value-type="float" office:value="299.24" calcext:value-type="float">
            <text:p>299.24</text:p>
          </table:table-cell>
        </table:table-row>
        <table:table-row table:style-name="ro1">
          <table:table-cell office:value-type="float" office:value="1759474" calcext:value-type="float">
            <text:p>1759474</text:p>
          </table:table-cell>
          <table:table-cell table:formula="of:=[.A112]/1000/(60*60*24)" office:value-type="time" office:time-value="PT00H29M19.474S" calcext:value-type="time">
            <text:p>00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244.26" calcext:value-type="float">
            <text:p>244.26</text:p>
          </table:table-cell>
          <table:table-cell office:value-type="float" office:value="301.92" calcext:value-type="float">
            <text:p>301.92</text:p>
          </table:table-cell>
        </table:table-row>
        <table:table-row table:style-name="ro1">
          <table:table-cell office:value-type="float" office:value="1775475" calcext:value-type="float">
            <text:p>1775475</text:p>
          </table:table-cell>
          <table:table-cell table:formula="of:=[.A113]/1000/(60*60*24)" office:value-type="time" office:time-value="PT00H29M35.475S" calcext:value-type="time">
            <text:p>00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2.89" calcext:value-type="float">
            <text:p>602.89</text:p>
          </table:table-cell>
          <table:table-cell office:value-type="float" office:value="246.48" calcext:value-type="float">
            <text:p>246.48</text:p>
          </table:table-cell>
          <table:table-cell office:value-type="float" office:value="304.61" calcext:value-type="float">
            <text:p>304.61</text:p>
          </table:table-cell>
        </table:table-row>
        <table:table-row table:style-name="ro1">
          <table:table-cell office:value-type="float" office:value="1791475" calcext:value-type="float">
            <text:p>1791475</text:p>
          </table:table-cell>
          <table:table-cell table:formula="of:=[.A114]/1000/(60*60*24)" office:value-type="time" office:time-value="PT00H29M51.475S" calcext:value-type="time">
            <text:p>00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248.7" calcext:value-type="float">
            <text:p>248.7</text:p>
          </table:table-cell>
          <table:table-cell office:value-type="float" office:value="307.29" calcext:value-type="float">
            <text:p>307.29</text:p>
          </table:table-cell>
        </table:table-row>
        <table:table-row table:style-name="ro1">
          <table:table-cell office:value-type="float" office:value="1807475" calcext:value-type="float">
            <text:p>1807475</text:p>
          </table:table-cell>
          <table:table-cell table:formula="of:=[.A115]/1000/(60*60*24)" office:value-type="time" office:time-value="PT00H30M07.475S" calcext:value-type="time">
            <text:p>00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1" calcext:value-type="float">
            <text:p>604.51</text:p>
          </table:table-cell>
          <table:table-cell office:value-type="float" office:value="250.93" calcext:value-type="float">
            <text:p>250.93</text:p>
          </table:table-cell>
          <table:table-cell office:value-type="float" office:value="309.98" calcext:value-type="float">
            <text:p>309.98</text:p>
          </table:table-cell>
        </table:table-row>
        <table:table-row table:style-name="ro1">
          <table:table-cell office:value-type="float" office:value="1823475" calcext:value-type="float">
            <text:p>1823475</text:p>
          </table:table-cell>
          <table:table-cell table:formula="of:=[.A116]/1000/(60*60*24)" office:value-type="time" office:time-value="PT00H30M23.475S" calcext:value-type="time">
            <text:p>00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5" calcext:value-type="float">
            <text:p>602.65</text:p>
          </table:table-cell>
          <table:table-cell office:value-type="float" office:value="253.15" calcext:value-type="float">
            <text:p>253.15</text:p>
          </table:table-cell>
          <table:table-cell office:value-type="float" office:value="312.66" calcext:value-type="float">
            <text:p>312.66</text:p>
          </table:table-cell>
        </table:table-row>
        <table:table-row table:style-name="ro1">
          <table:table-cell office:value-type="float" office:value="1839474" calcext:value-type="float">
            <text:p>1839474</text:p>
          </table:table-cell>
          <table:table-cell table:formula="of:=[.A117]/1000/(60*60*24)" office:value-type="time" office:time-value="PT00H30M39.474S" calcext:value-type="time">
            <text:p>00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255.37" calcext:value-type="float">
            <text:p>255.37</text:p>
          </table:table-cell>
          <table:table-cell office:value-type="float" office:value="315.35" calcext:value-type="float">
            <text:p>315.35</text:p>
          </table:table-cell>
        </table:table-row>
        <table:table-row table:style-name="ro1">
          <table:table-cell office:value-type="float" office:value="1855474" calcext:value-type="float">
            <text:p>1855474</text:p>
          </table:table-cell>
          <table:table-cell table:formula="of:=[.A118]/1000/(60*60*24)" office:value-type="time" office:time-value="PT00H30M55.474S" calcext:value-type="time">
            <text:p>00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" calcext:value-type="float">
            <text:p>604.5</text:p>
          </table:table-cell>
          <table:table-cell office:value-type="float" office:value="257.59" calcext:value-type="float">
            <text:p>257.59</text:p>
          </table:table-cell>
          <table:table-cell office:value-type="float" office:value="318.03" calcext:value-type="float">
            <text:p>318.03</text:p>
          </table:table-cell>
        </table:table-row>
        <table:table-row table:style-name="ro1">
          <table:table-cell office:value-type="float" office:value="1871475" calcext:value-type="float">
            <text:p>1871475</text:p>
          </table:table-cell>
          <table:table-cell table:formula="of:=[.A119]/1000/(60*60*24)" office:value-type="time" office:time-value="PT00H31M11.475S" calcext:value-type="time">
            <text:p>00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1" calcext:value-type="float">
            <text:p>602.41</text:p>
          </table:table-cell>
          <table:table-cell office:value-type="float" office:value="259.81" calcext:value-type="float">
            <text:p>259.81</text:p>
          </table:table-cell>
          <table:table-cell office:value-type="float" office:value="320.71" calcext:value-type="float">
            <text:p>320.71</text:p>
          </table:table-cell>
        </table:table-row>
        <table:table-row table:style-name="ro1">
          <table:table-cell office:value-type="float" office:value="1887474" calcext:value-type="float">
            <text:p>1887474</text:p>
          </table:table-cell>
          <table:table-cell table:formula="of:=[.A120]/1000/(60*60*24)" office:value-type="time" office:time-value="PT00H31M27.474S" calcext:value-type="time">
            <text:p>00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2.74" calcext:value-type="float">
            <text:p>602.74</text:p>
          </table:table-cell>
          <table:table-cell office:value-type="float" office:value="262.03" calcext:value-type="float">
            <text:p>262.03</text:p>
          </table:table-cell>
          <table:table-cell office:value-type="float" office:value="323.39" calcext:value-type="float">
            <text:p>323.39</text:p>
          </table:table-cell>
        </table:table-row>
        <table:table-row table:style-name="ro1">
          <table:table-cell office:value-type="float" office:value="1903474" calcext:value-type="float">
            <text:p>1903474</text:p>
          </table:table-cell>
          <table:table-cell table:formula="of:=[.A121]/1000/(60*60*24)" office:value-type="time" office:time-value="PT00H31M43.474S" calcext:value-type="time">
            <text:p>00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264.25" calcext:value-type="float">
            <text:p>264.25</text:p>
          </table:table-cell>
          <table:table-cell office:value-type="float" office:value="326.07" calcext:value-type="float">
            <text:p>326.07</text:p>
          </table:table-cell>
        </table:table-row>
        <table:table-row table:style-name="ro1">
          <table:table-cell office:value-type="float" office:value="1919474" calcext:value-type="float">
            <text:p>1919474</text:p>
          </table:table-cell>
          <table:table-cell table:formula="of:=[.A122]/1000/(60*60*24)" office:value-type="time" office:time-value="PT00H31M59.474S" calcext:value-type="time">
            <text:p>00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7" calcext:value-type="float">
            <text:p>602.27</text:p>
          </table:table-cell>
          <table:table-cell office:value-type="float" office:value="266.47" calcext:value-type="float">
            <text:p>266.47</text:p>
          </table:table-cell>
          <table:table-cell office:value-type="float" office:value="328.75" calcext:value-type="float">
            <text:p>328.75</text:p>
          </table:table-cell>
        </table:table-row>
        <table:table-row table:style-name="ro1">
          <table:table-cell office:value-type="float" office:value="1935474" calcext:value-type="float">
            <text:p>1935474</text:p>
          </table:table-cell>
          <table:table-cell table:formula="of:=[.A123]/1000/(60*60*24)" office:value-type="time" office:time-value="PT00H32M15.474S" calcext:value-type="time">
            <text:p>00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5" calcext:value-type="float">
            <text:p>602.65</text:p>
          </table:table-cell>
          <table:table-cell office:value-type="float" office:value="268.69" calcext:value-type="float">
            <text:p>268.69</text:p>
          </table:table-cell>
          <table:table-cell office:value-type="float" office:value="331.43" calcext:value-type="float">
            <text:p>331.43</text:p>
          </table:table-cell>
        </table:table-row>
        <table:table-row table:style-name="ro1">
          <table:table-cell office:value-type="float" office:value="1951474" calcext:value-type="float">
            <text:p>1951474</text:p>
          </table:table-cell>
          <table:table-cell table:formula="of:=[.A124]/1000/(60*60*24)" office:value-type="time" office:time-value="PT00H32M31.474S" calcext:value-type="time">
            <text:p>00:32:3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270.91" calcext:value-type="float">
            <text:p>270.91</text:p>
          </table:table-cell>
          <table:table-cell office:value-type="float" office:value="334.11" calcext:value-type="float">
            <text:p>334.11</text:p>
          </table:table-cell>
        </table:table-row>
        <table:table-row table:style-name="ro1">
          <table:table-cell office:value-type="float" office:value="1967474" calcext:value-type="float">
            <text:p>1967474</text:p>
          </table:table-cell>
          <table:table-cell table:formula="of:=[.A125]/1000/(60*60*24)" office:value-type="time" office:time-value="PT00H32M47.474S" calcext:value-type="time">
            <text:p>00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2.74" calcext:value-type="float">
            <text:p>602.74</text:p>
          </table:table-cell>
          <table:table-cell office:value-type="float" office:value="273.13" calcext:value-type="float">
            <text:p>273.13</text:p>
          </table:table-cell>
          <table:table-cell office:value-type="float" office:value="336.79" calcext:value-type="float">
            <text:p>336.79</text:p>
          </table:table-cell>
        </table:table-row>
        <table:table-row table:style-name="ro1">
          <table:table-cell office:value-type="float" office:value="1983475" calcext:value-type="float">
            <text:p>1983475</text:p>
          </table:table-cell>
          <table:table-cell table:formula="of:=[.A126]/1000/(60*60*24)" office:value-type="time" office:time-value="PT00H33M03.475S" calcext:value-type="time">
            <text:p>00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2.89" calcext:value-type="float">
            <text:p>602.89</text:p>
          </table:table-cell>
          <table:table-cell office:value-type="float" office:value="275.35" calcext:value-type="float">
            <text:p>275.35</text:p>
          </table:table-cell>
          <table:table-cell office:value-type="float" office:value="339.47" calcext:value-type="float">
            <text:p>339.47</text:p>
          </table:table-cell>
        </table:table-row>
        <table:table-row table:style-name="ro1">
          <table:table-cell office:value-type="float" office:value="1999474" calcext:value-type="float">
            <text:p>1999474</text:p>
          </table:table-cell>
          <table:table-cell table:formula="of:=[.A127]/1000/(60*60*24)" office:value-type="time" office:time-value="PT00H33M19.474S" calcext:value-type="time">
            <text:p>00:33:1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277.58" calcext:value-type="float">
            <text:p>277.58</text:p>
          </table:table-cell>
          <table:table-cell office:value-type="float" office:value="342.14" calcext:value-type="float">
            <text:p>342.14</text:p>
          </table:table-cell>
        </table:table-row>
        <table:table-row table:style-name="ro1">
          <table:table-cell office:value-type="float" office:value="2015475" calcext:value-type="float">
            <text:p>2015475</text:p>
          </table:table-cell>
          <table:table-cell table:formula="of:=[.A128]/1000/(60*60*24)" office:value-type="time" office:time-value="PT00H33M35.475S" calcext:value-type="time">
            <text:p>00:3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279.8" calcext:value-type="float">
            <text:p>279.8</text:p>
          </table:table-cell>
          <table:table-cell office:value-type="float" office:value="344.81" calcext:value-type="float">
            <text:p>344.81</text:p>
          </table:table-cell>
        </table:table-row>
        <table:table-row table:style-name="ro1">
          <table:table-cell office:value-type="float" office:value="2031474" calcext:value-type="float">
            <text:p>2031474</text:p>
          </table:table-cell>
          <table:table-cell table:formula="of:=[.A129]/1000/(60*60*24)" office:value-type="time" office:time-value="PT00H33M51.474S" calcext:value-type="time">
            <text:p>00:33:51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282.02" calcext:value-type="float">
            <text:p>282.02</text:p>
          </table:table-cell>
          <table:table-cell office:value-type="float" office:value="347.49" calcext:value-type="float">
            <text:p>347.49</text:p>
          </table:table-cell>
        </table:table-row>
        <table:table-row table:style-name="ro1">
          <table:table-cell office:value-type="float" office:value="2047474" calcext:value-type="float">
            <text:p>2047474</text:p>
          </table:table-cell>
          <table:table-cell table:formula="of:=[.A130]/1000/(60*60*24)" office:value-type="time" office:time-value="PT00H34M07.474S" calcext:value-type="time">
            <text:p>00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1" calcext:value-type="float">
            <text:p>602.51</text:p>
          </table:table-cell>
          <table:table-cell office:value-type="float" office:value="284.24" calcext:value-type="float">
            <text:p>284.24</text:p>
          </table:table-cell>
          <table:table-cell office:value-type="float" office:value="350.16" calcext:value-type="float">
            <text:p>350.16</text:p>
          </table:table-cell>
        </table:table-row>
        <table:table-row table:style-name="ro1">
          <table:table-cell office:value-type="float" office:value="2063474" calcext:value-type="float">
            <text:p>2063474</text:p>
          </table:table-cell>
          <table:table-cell table:formula="of:=[.A131]/1000/(60*60*24)" office:value-type="time" office:time-value="PT00H34M23.474S" calcext:value-type="time">
            <text:p>00:34:2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286.46" calcext:value-type="float">
            <text:p>286.46</text:p>
          </table:table-cell>
          <table:table-cell office:value-type="float" office:value="352.83" calcext:value-type="float">
            <text:p>352.83</text:p>
          </table:table-cell>
        </table:table-row>
        <table:table-row table:style-name="ro1">
          <table:table-cell office:value-type="float" office:value="2079474" calcext:value-type="float">
            <text:p>2079474</text:p>
          </table:table-cell>
          <table:table-cell table:formula="of:=[.A132]/1000/(60*60*24)" office:value-type="time" office:time-value="PT00H34M39.474S" calcext:value-type="time">
            <text:p>00:34:3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288.68" calcext:value-type="float">
            <text:p>288.68</text:p>
          </table:table-cell>
          <table:table-cell office:value-type="float" office:value="355.51" calcext:value-type="float">
            <text:p>355.51</text:p>
          </table:table-cell>
        </table:table-row>
        <table:table-row table:style-name="ro1">
          <table:table-cell office:value-type="float" office:value="2095474" calcext:value-type="float">
            <text:p>2095474</text:p>
          </table:table-cell>
          <table:table-cell table:formula="of:=[.A133]/1000/(60*60*24)" office:value-type="time" office:time-value="PT00H34M55.474S" calcext:value-type="time">
            <text:p>00:34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9" calcext:value-type="float">
            <text:p>600.49</text:p>
          </table:table-cell>
          <table:table-cell office:value-type="float" office:value="290.9" calcext:value-type="float">
            <text:p>290.9</text:p>
          </table:table-cell>
          <table:table-cell office:value-type="float" office:value="358.17" calcext:value-type="float">
            <text:p>358.17</text:p>
          </table:table-cell>
        </table:table-row>
        <table:table-row table:style-name="ro1">
          <table:table-cell office:value-type="float" office:value="2111474" calcext:value-type="float">
            <text:p>2111474</text:p>
          </table:table-cell>
          <table:table-cell table:formula="of:=[.A134]/1000/(60*60*24)" office:value-type="time" office:time-value="PT00H35M11.474S" calcext:value-type="time">
            <text:p>00:35:1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2" calcext:value-type="float">
            <text:p>600.42</text:p>
          </table:table-cell>
          <table:table-cell office:value-type="float" office:value="293.12" calcext:value-type="float">
            <text:p>293.12</text:p>
          </table:table-cell>
          <table:table-cell office:value-type="float" office:value="360.84" calcext:value-type="float">
            <text:p>360.84</text:p>
          </table:table-cell>
        </table:table-row>
        <table:table-row table:style-name="ro1">
          <table:table-cell office:value-type="float" office:value="2127475" calcext:value-type="float">
            <text:p>2127475</text:p>
          </table:table-cell>
          <table:table-cell table:formula="of:=[.A135]/1000/(60*60*24)" office:value-type="time" office:time-value="PT00H35M27.475S" calcext:value-type="time">
            <text:p>00:35:27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9" calcext:value-type="float">
            <text:p>600.89</text:p>
          </table:table-cell>
          <table:table-cell office:value-type="float" office:value="295.34" calcext:value-type="float">
            <text:p>295.34</text:p>
          </table:table-cell>
          <table:table-cell office:value-type="float" office:value="363.51" calcext:value-type="float">
            <text:p>363.51</text:p>
          </table:table-cell>
        </table:table-row>
        <table:table-row table:style-name="ro1">
          <table:table-cell office:value-type="float" office:value="2143474" calcext:value-type="float">
            <text:p>2143474</text:p>
          </table:table-cell>
          <table:table-cell table:formula="of:=[.A136]/1000/(60*60*24)" office:value-type="time" office:time-value="PT00H35M43.474S" calcext:value-type="time">
            <text:p>00:35:4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1" calcext:value-type="float">
            <text:p>600.41</text:p>
          </table:table-cell>
          <table:table-cell office:value-type="float" office:value="297.56" calcext:value-type="float">
            <text:p>297.56</text:p>
          </table:table-cell>
          <table:table-cell office:value-type="float" office:value="366.18" calcext:value-type="float">
            <text:p>366.18</text:p>
          </table:table-cell>
        </table:table-row>
        <table:table-row table:style-name="ro1">
          <table:table-cell office:value-type="float" office:value="2159474" calcext:value-type="float">
            <text:p>2159474</text:p>
          </table:table-cell>
          <table:table-cell table:formula="of:=[.A137]/1000/(60*60*24)" office:value-type="time" office:time-value="PT00H35M59.474S" calcext:value-type="time">
            <text:p>00:35:5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299.78" calcext:value-type="float">
            <text:p>299.78</text:p>
          </table:table-cell>
          <table:table-cell office:value-type="float" office:value="368.85" calcext:value-type="float">
            <text:p>368.85</text:p>
          </table:table-cell>
        </table:table-row>
        <table:table-row table:style-name="ro1">
          <table:table-cell office:value-type="float" office:value="2175475" calcext:value-type="float">
            <text:p>2175475</text:p>
          </table:table-cell>
          <table:table-cell table:formula="of:=[.A138]/1000/(60*60*24)" office:value-type="time" office:time-value="PT00H36M15.475S" calcext:value-type="time">
            <text:p>00:36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302" calcext:value-type="float">
            <text:p>302</text:p>
          </table:table-cell>
          <table:table-cell office:value-type="float" office:value="371.52" calcext:value-type="float">
            <text:p>371.52</text:p>
          </table:table-cell>
        </table:table-row>
        <table:table-row table:style-name="ro1">
          <table:table-cell office:value-type="float" office:value="2191474" calcext:value-type="float">
            <text:p>2191474</text:p>
          </table:table-cell>
          <table:table-cell table:formula="of:=[.A139]/1000/(60*60*24)" office:value-type="time" office:time-value="PT00H36M31.474S" calcext:value-type="time">
            <text:p>00:36:3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304.22" calcext:value-type="float">
            <text:p>304.22</text:p>
          </table:table-cell>
          <table:table-cell office:value-type="float" office:value="374.19" calcext:value-type="float">
            <text:p>374.19</text:p>
          </table:table-cell>
        </table:table-row>
        <table:table-row table:style-name="ro1">
          <table:table-cell office:value-type="float" office:value="2207474" calcext:value-type="float">
            <text:p>2207474</text:p>
          </table:table-cell>
          <table:table-cell table:formula="of:=[.A140]/1000/(60*60*24)" office:value-type="time" office:time-value="PT00H36M47.474S" calcext:value-type="time">
            <text:p>00:36:4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306.44" calcext:value-type="float">
            <text:p>306.44</text:p>
          </table:table-cell>
          <table:table-cell office:value-type="float" office:value="376.86" calcext:value-type="float">
            <text:p>376.86</text:p>
          </table:table-cell>
        </table:table-row>
        <table:table-row table:style-name="ro1">
          <table:table-cell office:value-type="float" office:value="2223474" calcext:value-type="float">
            <text:p>2223474</text:p>
          </table:table-cell>
          <table:table-cell table:formula="of:=[.A141]/1000/(60*60*24)" office:value-type="time" office:time-value="PT00H37M03.474S" calcext:value-type="time">
            <text:p>00:37:0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308.67" calcext:value-type="float">
            <text:p>308.67</text:p>
          </table:table-cell>
          <table:table-cell office:value-type="float" office:value="379.53" calcext:value-type="float">
            <text:p>379.53</text:p>
          </table:table-cell>
        </table:table-row>
        <table:table-row table:style-name="ro1">
          <table:table-cell office:value-type="float" office:value="2239474" calcext:value-type="float">
            <text:p>2239474</text:p>
          </table:table-cell>
          <table:table-cell table:formula="of:=[.A142]/1000/(60*60*24)" office:value-type="time" office:time-value="PT00H37M19.474S" calcext:value-type="time">
            <text:p>00:37:1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3" calcext:value-type="float">
            <text:p>600.73</text:p>
          </table:table-cell>
          <table:table-cell office:value-type="float" office:value="310.89" calcext:value-type="float">
            <text:p>310.89</text:p>
          </table:table-cell>
          <table:table-cell office:value-type="float" office:value="382.2" calcext:value-type="float">
            <text:p>382.2</text:p>
          </table:table-cell>
        </table:table-row>
        <table:table-row table:style-name="ro1">
          <table:table-cell office:value-type="float" office:value="2255475" calcext:value-type="float">
            <text:p>2255475</text:p>
          </table:table-cell>
          <table:table-cell table:formula="of:=[.A143]/1000/(60*60*24)" office:value-type="time" office:time-value="PT00H37M35.475S" calcext:value-type="time">
            <text:p>00:37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313.11" calcext:value-type="float">
            <text:p>313.11</text:p>
          </table:table-cell>
          <table:table-cell office:value-type="float" office:value="384.87" calcext:value-type="float">
            <text:p>384.87</text:p>
          </table:table-cell>
        </table:table-row>
        <table:table-row table:style-name="ro1">
          <table:table-cell office:value-type="float" office:value="2271474" calcext:value-type="float">
            <text:p>2271474</text:p>
          </table:table-cell>
          <table:table-cell table:formula="of:=[.A144]/1000/(60*60*24)" office:value-type="time" office:time-value="PT00H37M51.474S" calcext:value-type="time">
            <text:p>00:37:5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315.33" calcext:value-type="float">
            <text:p>315.33</text:p>
          </table:table-cell>
          <table:table-cell office:value-type="float" office:value="387.54" calcext:value-type="float">
            <text:p>387.54</text:p>
          </table:table-cell>
        </table:table-row>
        <table:table-row table:style-name="ro1">
          <table:table-cell office:value-type="float" office:value="2287475" calcext:value-type="float">
            <text:p>2287475</text:p>
          </table:table-cell>
          <table:table-cell table:formula="of:=[.A145]/1000/(60*60*24)" office:value-type="time" office:time-value="PT00H38M07.475S" calcext:value-type="time">
            <text:p>00:38:0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317.55" calcext:value-type="float">
            <text:p>317.55</text:p>
          </table:table-cell>
          <table:table-cell office:value-type="float" office:value="390.21" calcext:value-type="float">
            <text:p>390.21</text:p>
          </table:table-cell>
        </table:table-row>
        <table:table-row table:style-name="ro1">
          <table:table-cell office:value-type="float" office:value="2303474" calcext:value-type="float">
            <text:p>2303474</text:p>
          </table:table-cell>
          <table:table-cell table:formula="of:=[.A146]/1000/(60*60*24)" office:value-type="time" office:time-value="PT00H38M23.474S" calcext:value-type="time">
            <text:p>00:38:2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319.77" calcext:value-type="float">
            <text:p>319.77</text:p>
          </table:table-cell>
          <table:table-cell office:value-type="float" office:value="392.89" calcext:value-type="float">
            <text:p>392.89</text:p>
          </table:table-cell>
        </table:table-row>
        <table:table-row table:style-name="ro1">
          <table:table-cell office:value-type="float" office:value="2319475" calcext:value-type="float">
            <text:p>2319475</text:p>
          </table:table-cell>
          <table:table-cell table:formula="of:=[.A147]/1000/(60*60*24)" office:value-type="time" office:time-value="PT00H38M39.475S" calcext:value-type="time">
            <text:p>00:38:3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1" calcext:value-type="float">
            <text:p>600.41</text:p>
          </table:table-cell>
          <table:table-cell office:value-type="float" office:value="321.99" calcext:value-type="float">
            <text:p>321.99</text:p>
          </table:table-cell>
          <table:table-cell office:value-type="float" office:value="395.56" calcext:value-type="float">
            <text:p>395.56</text:p>
          </table:table-cell>
        </table:table-row>
        <table:table-row table:style-name="ro1">
          <table:table-cell office:value-type="float" office:value="2335475" calcext:value-type="float">
            <text:p>2335475</text:p>
          </table:table-cell>
          <table:table-cell table:formula="of:=[.A148]/1000/(60*60*24)" office:value-type="time" office:time-value="PT00H38M55.475S" calcext:value-type="time">
            <text:p>00:38:55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8" calcext:value-type="float">
            <text:p>600.88</text:p>
          </table:table-cell>
          <table:table-cell office:value-type="float" office:value="324.21" calcext:value-type="float">
            <text:p>324.21</text:p>
          </table:table-cell>
          <table:table-cell office:value-type="float" office:value="398.22" calcext:value-type="float">
            <text:p>398.22</text:p>
          </table:table-cell>
        </table:table-row>
        <table:table-row table:style-name="ro1">
          <table:table-cell office:value-type="float" office:value="2351474" calcext:value-type="float">
            <text:p>2351474</text:p>
          </table:table-cell>
          <table:table-cell table:formula="of:=[.A149]/1000/(60*60*24)" office:value-type="time" office:time-value="PT00H39M11.474S" calcext:value-type="time">
            <text:p>00:39:1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326.43" calcext:value-type="float">
            <text:p>326.43</text:p>
          </table:table-cell>
          <table:table-cell office:value-type="float" office:value="400.89" calcext:value-type="float">
            <text:p>400.89</text:p>
          </table:table-cell>
        </table:table-row>
        <table:table-row table:style-name="ro1">
          <table:table-cell office:value-type="float" office:value="2367474" calcext:value-type="float">
            <text:p>2367474</text:p>
          </table:table-cell>
          <table:table-cell table:formula="of:=[.A150]/1000/(60*60*24)" office:value-type="time" office:time-value="PT00H39M27.474S" calcext:value-type="time">
            <text:p>00:39:2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1" calcext:value-type="float">
            <text:p>600.51</text:p>
          </table:table-cell>
          <table:table-cell office:value-type="float" office:value="328.65" calcext:value-type="float">
            <text:p>328.65</text:p>
          </table:table-cell>
          <table:table-cell office:value-type="float" office:value="403.56" calcext:value-type="float">
            <text:p>403.56</text:p>
          </table:table-cell>
        </table:table-row>
        <table:table-row table:style-name="ro1">
          <table:table-cell office:value-type="float" office:value="2383474" calcext:value-type="float">
            <text:p>2383474</text:p>
          </table:table-cell>
          <table:table-cell table:formula="of:=[.A151]/1000/(60*60*24)" office:value-type="time" office:time-value="PT00H39M43.474S" calcext:value-type="time">
            <text:p>00:3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330.87" calcext:value-type="float">
            <text:p>330.87</text:p>
          </table:table-cell>
          <table:table-cell office:value-type="float" office:value="406.22" calcext:value-type="float">
            <text:p>406.22</text:p>
          </table:table-cell>
        </table:table-row>
        <table:table-row table:style-name="ro1">
          <table:table-cell office:value-type="float" office:value="2399475" calcext:value-type="float">
            <text:p>2399475</text:p>
          </table:table-cell>
          <table:table-cell table:formula="of:=[.A152]/1000/(60*60*24)" office:value-type="time" office:time-value="PT00H39M59.475S" calcext:value-type="time">
            <text:p>00:3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333.09" calcext:value-type="float">
            <text:p>333.09</text:p>
          </table:table-cell>
          <table:table-cell office:value-type="float" office:value="408.88" calcext:value-type="float">
            <text:p>408.88</text:p>
          </table:table-cell>
        </table:table-row>
        <table:table-row table:style-name="ro1">
          <table:table-cell office:value-type="float" office:value="2415475" calcext:value-type="float">
            <text:p>2415475</text:p>
          </table:table-cell>
          <table:table-cell table:formula="of:=[.A153]/1000/(60*60*24)" office:value-type="time" office:time-value="PT00H40M15.475S" calcext:value-type="time">
            <text:p>00:4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335.31" calcext:value-type="float">
            <text:p>335.31</text:p>
          </table:table-cell>
          <table:table-cell office:value-type="float" office:value="411.55" calcext:value-type="float">
            <text:p>411.55</text:p>
          </table:table-cell>
        </table:table-row>
        <table:table-row table:style-name="ro1">
          <table:table-cell office:value-type="float" office:value="2431474" calcext:value-type="float">
            <text:p>2431474</text:p>
          </table:table-cell>
          <table:table-cell table:formula="of:=[.A154]/1000/(60*60*24)" office:value-type="time" office:time-value="PT00H40M31.474S" calcext:value-type="time">
            <text:p>00:4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37.53" calcext:value-type="float">
            <text:p>337.53</text:p>
          </table:table-cell>
          <table:table-cell office:value-type="float" office:value="414.21" calcext:value-type="float">
            <text:p>414.21</text:p>
          </table:table-cell>
        </table:table-row>
        <table:table-row table:style-name="ro1">
          <table:table-cell office:value-type="float" office:value="2447474" calcext:value-type="float">
            <text:p>2447474</text:p>
          </table:table-cell>
          <table:table-cell table:formula="of:=[.A155]/1000/(60*60*24)" office:value-type="time" office:time-value="PT00H40M47.474S" calcext:value-type="time">
            <text:p>00:4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339.75" calcext:value-type="float">
            <text:p>339.75</text:p>
          </table:table-cell>
          <table:table-cell office:value-type="float" office:value="416.87" calcext:value-type="float">
            <text:p>416.87</text:p>
          </table:table-cell>
        </table:table-row>
        <table:table-row table:style-name="ro1">
          <table:table-cell office:value-type="float" office:value="2463474" calcext:value-type="float">
            <text:p>2463474</text:p>
          </table:table-cell>
          <table:table-cell table:formula="of:=[.A156]/1000/(60*60*24)" office:value-type="time" office:time-value="PT00H41M03.474S" calcext:value-type="time">
            <text:p>00:4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341.97" calcext:value-type="float">
            <text:p>341.97</text:p>
          </table:table-cell>
          <table:table-cell office:value-type="float" office:value="419.53" calcext:value-type="float">
            <text:p>419.53</text:p>
          </table:table-cell>
        </table:table-row>
        <table:table-row table:style-name="ro1">
          <table:table-cell office:value-type="float" office:value="2479474" calcext:value-type="float">
            <text:p>2479474</text:p>
          </table:table-cell>
          <table:table-cell table:formula="of:=[.A157]/1000/(60*60*24)" office:value-type="time" office:time-value="PT00H41M19.474S" calcext:value-type="time">
            <text:p>00:4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344.2" calcext:value-type="float">
            <text:p>344.2</text:p>
          </table:table-cell>
          <table:table-cell office:value-type="float" office:value="422.2" calcext:value-type="float">
            <text:p>422.2</text:p>
          </table:table-cell>
        </table:table-row>
        <table:table-row table:style-name="ro1">
          <table:table-cell office:value-type="float" office:value="2495474" calcext:value-type="float">
            <text:p>2495474</text:p>
          </table:table-cell>
          <table:table-cell table:formula="of:=[.A158]/1000/(60*60*24)" office:value-type="time" office:time-value="PT00H41M35.474S" calcext:value-type="time">
            <text:p>00:4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346.42" calcext:value-type="float">
            <text:p>346.42</text:p>
          </table:table-cell>
          <table:table-cell office:value-type="float" office:value="424.86" calcext:value-type="float">
            <text:p>424.86</text:p>
          </table:table-cell>
        </table:table-row>
        <table:table-row table:style-name="ro1">
          <table:table-cell office:value-type="float" office:value="2511474" calcext:value-type="float">
            <text:p>2511474</text:p>
          </table:table-cell>
          <table:table-cell table:formula="of:=[.A159]/1000/(60*60*24)" office:value-type="time" office:time-value="PT00H41M51.474S" calcext:value-type="time">
            <text:p>00:4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6" calcext:value-type="float">
            <text:p>598.76</text:p>
          </table:table-cell>
          <table:table-cell office:value-type="float" office:value="348.64" calcext:value-type="float">
            <text:p>348.64</text:p>
          </table:table-cell>
          <table:table-cell office:value-type="float" office:value="427.52" calcext:value-type="float">
            <text:p>427.52</text:p>
          </table:table-cell>
        </table:table-row>
        <table:table-row table:style-name="ro1">
          <table:table-cell office:value-type="float" office:value="2527474" calcext:value-type="float">
            <text:p>2527474</text:p>
          </table:table-cell>
          <table:table-cell table:formula="of:=[.A160]/1000/(60*60*24)" office:value-type="time" office:time-value="PT00H42M07.474S" calcext:value-type="time">
            <text:p>00:4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350.86" calcext:value-type="float">
            <text:p>350.86</text:p>
          </table:table-cell>
          <table:table-cell office:value-type="float" office:value="430.18" calcext:value-type="float">
            <text:p>430.18</text:p>
          </table:table-cell>
        </table:table-row>
        <table:table-row table:style-name="ro1">
          <table:table-cell office:value-type="float" office:value="2543474" calcext:value-type="float">
            <text:p>2543474</text:p>
          </table:table-cell>
          <table:table-cell table:formula="of:=[.A161]/1000/(60*60*24)" office:value-type="time" office:time-value="PT00H42M23.474S" calcext:value-type="time">
            <text:p>00:4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353.08" calcext:value-type="float">
            <text:p>353.08</text:p>
          </table:table-cell>
          <table:table-cell office:value-type="float" office:value="432.84" calcext:value-type="float">
            <text:p>432.84</text:p>
          </table:table-cell>
        </table:table-row>
        <table:table-row table:style-name="ro1">
          <table:table-cell office:value-type="float" office:value="2559474" calcext:value-type="float">
            <text:p>2559474</text:p>
          </table:table-cell>
          <table:table-cell table:formula="of:=[.A162]/1000/(60*60*24)" office:value-type="time" office:time-value="PT00H42M39.474S" calcext:value-type="time">
            <text:p>00:4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355.3" calcext:value-type="float">
            <text:p>355.3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>
          <table:table-cell office:value-type="float" office:value="2575475" calcext:value-type="float">
            <text:p>2575475</text:p>
          </table:table-cell>
          <table:table-cell table:formula="of:=[.A163]/1000/(60*60*24)" office:value-type="time" office:time-value="PT00H42M55.475S" calcext:value-type="time">
            <text:p>00:4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357.52" calcext:value-type="float">
            <text:p>357.52</text:p>
          </table:table-cell>
          <table:table-cell office:value-type="float" office:value="438.17" calcext:value-type="float">
            <text:p>438.17</text:p>
          </table:table-cell>
        </table:table-row>
        <table:table-row table:style-name="ro1">
          <table:table-cell office:value-type="float" office:value="2591474" calcext:value-type="float">
            <text:p>2591474</text:p>
          </table:table-cell>
          <table:table-cell table:formula="of:=[.A164]/1000/(60*60*24)" office:value-type="time" office:time-value="PT00H43M11.474S" calcext:value-type="time">
            <text:p>00:4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359.74" calcext:value-type="float">
            <text:p>359.74</text:p>
          </table:table-cell>
          <table:table-cell office:value-type="float" office:value="440.83" calcext:value-type="float">
            <text:p>440.83</text:p>
          </table:table-cell>
        </table:table-row>
        <table:table-row table:style-name="ro1">
          <table:table-cell office:value-type="float" office:value="2607475" calcext:value-type="float">
            <text:p>2607475</text:p>
          </table:table-cell>
          <table:table-cell table:formula="of:=[.A165]/1000/(60*60*24)" office:value-type="time" office:time-value="PT00H43M27.475S" calcext:value-type="time">
            <text:p>00:4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361.96" calcext:value-type="float">
            <text:p>361.96</text:p>
          </table:table-cell>
          <table:table-cell office:value-type="float" office:value="443.49" calcext:value-type="float">
            <text:p>443.49</text:p>
          </table:table-cell>
        </table:table-row>
        <table:table-row table:style-name="ro1">
          <table:table-cell office:value-type="float" office:value="2623474" calcext:value-type="float">
            <text:p>2623474</text:p>
          </table:table-cell>
          <table:table-cell table:formula="of:=[.A166]/1000/(60*60*24)" office:value-type="time" office:time-value="PT00H43M43.474S" calcext:value-type="time">
            <text:p>00:4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364.18" calcext:value-type="float">
            <text:p>364.18</text:p>
          </table:table-cell>
          <table:table-cell office:value-type="float" office:value="446.15" calcext:value-type="float">
            <text:p>446.15</text:p>
          </table:table-cell>
        </table:table-row>
        <table:table-row table:style-name="ro1">
          <table:table-cell office:value-type="float" office:value="2639474" calcext:value-type="float">
            <text:p>2639474</text:p>
          </table:table-cell>
          <table:table-cell table:formula="of:=[.A167]/1000/(60*60*24)" office:value-type="time" office:time-value="PT00H43M59.474S" calcext:value-type="time">
            <text:p>00:4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366.41" calcext:value-type="float">
            <text:p>366.41</text:p>
          </table:table-cell>
          <table:table-cell office:value-type="float" office:value="448.82" calcext:value-type="float">
            <text:p>448.82</text:p>
          </table:table-cell>
        </table:table-row>
        <table:table-row table:style-name="ro1">
          <table:table-cell office:value-type="float" office:value="2655474" calcext:value-type="float">
            <text:p>2655474</text:p>
          </table:table-cell>
          <table:table-cell table:formula="of:=[.A168]/1000/(60*60*24)" office:value-type="time" office:time-value="PT00H44M15.474S" calcext:value-type="time">
            <text:p>00:4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368.63" calcext:value-type="float">
            <text:p>368.63</text:p>
          </table:table-cell>
          <table:table-cell office:value-type="float" office:value="451.48" calcext:value-type="float">
            <text:p>451.48</text:p>
          </table:table-cell>
        </table:table-row>
        <table:table-row table:style-name="ro1">
          <table:table-cell office:value-type="float" office:value="2671474" calcext:value-type="float">
            <text:p>2671474</text:p>
          </table:table-cell>
          <table:table-cell table:formula="of:=[.A169]/1000/(60*60*24)" office:value-type="time" office:time-value="PT00H44M31.474S" calcext:value-type="time">
            <text:p>00:44:31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370.85" calcext:value-type="float">
            <text:p>370.85</text:p>
          </table:table-cell>
          <table:table-cell office:value-type="float" office:value="454.14" calcext:value-type="float">
            <text:p>454.14</text:p>
          </table:table-cell>
        </table:table-row>
        <table:table-row table:style-name="ro1">
          <table:table-cell office:value-type="float" office:value="2687474" calcext:value-type="float">
            <text:p>2687474</text:p>
          </table:table-cell>
          <table:table-cell table:formula="of:=[.A170]/1000/(60*60*24)" office:value-type="time" office:time-value="PT00H44M47.474S" calcext:value-type="time">
            <text:p>00:4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373.07" calcext:value-type="float">
            <text:p>373.07</text:p>
          </table:table-cell>
          <table:table-cell office:value-type="float" office:value="456.8" calcext:value-type="float">
            <text:p>456.8</text:p>
          </table:table-cell>
        </table:table-row>
        <table:table-row table:style-name="ro1">
          <table:table-cell office:value-type="float" office:value="2703474" calcext:value-type="float">
            <text:p>2703474</text:p>
          </table:table-cell>
          <table:table-cell table:formula="of:=[.A171]/1000/(60*60*24)" office:value-type="time" office:time-value="PT00H45M03.474S" calcext:value-type="time">
            <text:p>00:45:0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375.29" calcext:value-type="float">
            <text:p>375.29</text:p>
          </table:table-cell>
          <table:table-cell office:value-type="float" office:value="459.47" calcext:value-type="float">
            <text:p>459.47</text:p>
          </table:table-cell>
        </table:table-row>
        <table:table-row table:style-name="ro1">
          <table:table-cell office:value-type="float" office:value="2719474" calcext:value-type="float">
            <text:p>2719474</text:p>
          </table:table-cell>
          <table:table-cell table:formula="of:=[.A172]/1000/(60*60*24)" office:value-type="time" office:time-value="PT00H45M19.474S" calcext:value-type="time">
            <text:p>00:4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3" calcext:value-type="float">
            <text:p>600.73</text:p>
          </table:table-cell>
          <table:table-cell office:value-type="float" office:value="377.51" calcext:value-type="float">
            <text:p>377.51</text:p>
          </table:table-cell>
          <table:table-cell office:value-type="float" office:value="462.13" calcext:value-type="float">
            <text:p>462.13</text:p>
          </table:table-cell>
        </table:table-row>
        <table:table-row table:style-name="ro1">
          <table:table-cell office:value-type="float" office:value="2735474" calcext:value-type="float">
            <text:p>2735474</text:p>
          </table:table-cell>
          <table:table-cell table:formula="of:=[.A173]/1000/(60*60*24)" office:value-type="time" office:time-value="PT00H45M35.474S" calcext:value-type="time">
            <text:p>00:4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5" calcext:value-type="float">
            <text:p>600.75</text:p>
          </table:table-cell>
          <table:table-cell office:value-type="float" office:value="379.73" calcext:value-type="float">
            <text:p>379.73</text:p>
          </table:table-cell>
          <table:table-cell office:value-type="float" office:value="464.79" calcext:value-type="float">
            <text:p>464.79</text:p>
          </table:table-cell>
        </table:table-row>
        <table:table-row table:style-name="ro1">
          <table:table-cell office:value-type="float" office:value="2751474" calcext:value-type="float">
            <text:p>2751474</text:p>
          </table:table-cell>
          <table:table-cell table:formula="of:=[.A174]/1000/(60*60*24)" office:value-type="time" office:time-value="PT00H45M51.474S" calcext:value-type="time">
            <text:p>00:4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6" calcext:value-type="float">
            <text:p>598.66</text:p>
          </table:table-cell>
          <table:table-cell office:value-type="float" office:value="381.95" calcext:value-type="float">
            <text:p>381.95</text:p>
          </table:table-cell>
          <table:table-cell office:value-type="float" office:value="467.45" calcext:value-type="float">
            <text:p>467.45</text:p>
          </table:table-cell>
        </table:table-row>
        <table:table-row table:style-name="ro1">
          <table:table-cell office:value-type="float" office:value="2767474" calcext:value-type="float">
            <text:p>2767474</text:p>
          </table:table-cell>
          <table:table-cell table:formula="of:=[.A175]/1000/(60*60*24)" office:value-type="time" office:time-value="PT00H46M07.474S" calcext:value-type="time">
            <text:p>00:46:07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8" calcext:value-type="float">
            <text:p>598.88</text:p>
          </table:table-cell>
          <table:table-cell office:value-type="float" office:value="384.17" calcext:value-type="float">
            <text:p>384.17</text:p>
          </table:table-cell>
          <table:table-cell office:value-type="float" office:value="470.12" calcext:value-type="float">
            <text:p>470.12</text:p>
          </table:table-cell>
        </table:table-row>
        <table:table-row table:style-name="ro1">
          <table:table-cell office:value-type="float" office:value="2783474" calcext:value-type="float">
            <text:p>2783474</text:p>
          </table:table-cell>
          <table:table-cell table:formula="of:=[.A176]/1000/(60*60*24)" office:value-type="time" office:time-value="PT00H46M23.474S" calcext:value-type="time">
            <text:p>00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6" calcext:value-type="float">
            <text:p>596.76</text:p>
          </table:table-cell>
          <table:table-cell office:value-type="float" office:value="386.4" calcext:value-type="float">
            <text:p>386.4</text:p>
          </table:table-cell>
          <table:table-cell office:value-type="float" office:value="472.78" calcext:value-type="float">
            <text:p>472.78</text:p>
          </table:table-cell>
        </table:table-row>
        <table:table-row table:style-name="ro1">
          <table:table-cell office:value-type="float" office:value="2799475" calcext:value-type="float">
            <text:p>2799475</text:p>
          </table:table-cell>
          <table:table-cell table:formula="of:=[.A177]/1000/(60*60*24)" office:value-type="time" office:time-value="PT00H46M39.475S" calcext:value-type="time">
            <text:p>00:46:3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388.62" calcext:value-type="float">
            <text:p>388.62</text:p>
          </table:table-cell>
          <table:table-cell office:value-type="float" office:value="475.44" calcext:value-type="float">
            <text:p>475.44</text:p>
          </table:table-cell>
        </table:table-row>
        <table:table-row table:style-name="ro1">
          <table:table-cell office:value-type="float" office:value="2815474" calcext:value-type="float">
            <text:p>2815474</text:p>
          </table:table-cell>
          <table:table-cell table:formula="of:=[.A178]/1000/(60*60*24)" office:value-type="time" office:time-value="PT00H46M55.474S" calcext:value-type="time">
            <text:p>00:46:55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390.84" calcext:value-type="float">
            <text:p>390.84</text:p>
          </table:table-cell>
          <table:table-cell office:value-type="float" office:value="478.11" calcext:value-type="float">
            <text:p>478.11</text:p>
          </table:table-cell>
        </table:table-row>
        <table:table-row table:style-name="ro1">
          <table:table-cell office:value-type="float" office:value="2831474" calcext:value-type="float">
            <text:p>2831474</text:p>
          </table:table-cell>
          <table:table-cell table:formula="of:=[.A179]/1000/(60*60*24)" office:value-type="time" office:time-value="PT00H47M11.474S" calcext:value-type="time">
            <text:p>00:47:1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393.06" calcext:value-type="float">
            <text:p>393.06</text:p>
          </table:table-cell>
          <table:table-cell office:value-type="float" office:value="480.77" calcext:value-type="float">
            <text:p>480.77</text:p>
          </table:table-cell>
        </table:table-row>
        <table:table-row table:style-name="ro1">
          <table:table-cell office:value-type="float" office:value="2847474" calcext:value-type="float">
            <text:p>2847474</text:p>
          </table:table-cell>
          <table:table-cell table:formula="of:=[.A180]/1000/(60*60*24)" office:value-type="time" office:time-value="PT00H47M27.474S" calcext:value-type="time">
            <text:p>00:4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395.28" calcext:value-type="float">
            <text:p>395.28</text:p>
          </table:table-cell>
          <table:table-cell office:value-type="float" office:value="483.44" calcext:value-type="float">
            <text:p>483.44</text:p>
          </table:table-cell>
        </table:table-row>
        <table:table-row table:style-name="ro1">
          <table:table-cell office:value-type="float" office:value="2863475" calcext:value-type="float">
            <text:p>2863475</text:p>
          </table:table-cell>
          <table:table-cell table:formula="of:=[.A181]/1000/(60*60*24)" office:value-type="time" office:time-value="PT00H47M43.475S" calcext:value-type="time">
            <text:p>00:4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3" calcext:value-type="float">
            <text:p>600.73</text:p>
          </table:table-cell>
          <table:table-cell office:value-type="float" office:value="397.5" calcext:value-type="float">
            <text:p>397.5</text:p>
          </table:table-cell>
          <table:table-cell office:value-type="float" office:value="486.1" calcext:value-type="float">
            <text:p>486.1</text:p>
          </table:table-cell>
        </table:table-row>
        <table:table-row table:style-name="ro1">
          <table:table-cell office:value-type="float" office:value="2879474" calcext:value-type="float">
            <text:p>2879474</text:p>
          </table:table-cell>
          <table:table-cell table:formula="of:=[.A182]/1000/(60*60*24)" office:value-type="time" office:time-value="PT00H47M59.474S" calcext:value-type="time">
            <text:p>00:47:5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1" calcext:value-type="float">
            <text:p>600.51</text:p>
          </table:table-cell>
          <table:table-cell office:value-type="float" office:value="399.72" calcext:value-type="float">
            <text:p>399.72</text:p>
          </table:table-cell>
          <table:table-cell office:value-type="float" office:value="488.76" calcext:value-type="float">
            <text:p>488.76</text:p>
          </table:table-cell>
        </table:table-row>
        <table:table-row table:style-name="ro1">
          <table:table-cell office:value-type="float" office:value="2895475" calcext:value-type="float">
            <text:p>2895475</text:p>
          </table:table-cell>
          <table:table-cell table:formula="of:=[.A183]/1000/(60*60*24)" office:value-type="time" office:time-value="PT00H48M15.475S" calcext:value-type="time">
            <text:p>00:4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401.94" calcext:value-type="float">
            <text:p>401.94</text:p>
          </table:table-cell>
          <table:table-cell office:value-type="float" office:value="491.42" calcext:value-type="float">
            <text:p>491.42</text:p>
          </table:table-cell>
        </table:table-row>
        <table:table-row table:style-name="ro1">
          <table:table-cell office:value-type="float" office:value="2911474" calcext:value-type="float">
            <text:p>2911474</text:p>
          </table:table-cell>
          <table:table-cell table:formula="of:=[.A184]/1000/(60*60*24)" office:value-type="time" office:time-value="PT00H48M31.474S" calcext:value-type="time">
            <text:p>00:48:3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404.16" calcext:value-type="float">
            <text:p>404.16</text:p>
          </table:table-cell>
          <table:table-cell office:value-type="float" office:value="494.09" calcext:value-type="float">
            <text:p>494.09</text:p>
          </table:table-cell>
        </table:table-row>
        <table:table-row table:style-name="ro1">
          <table:table-cell office:value-type="float" office:value="2927474" calcext:value-type="float">
            <text:p>2927474</text:p>
          </table:table-cell>
          <table:table-cell table:formula="of:=[.A185]/1000/(60*60*24)" office:value-type="time" office:time-value="PT00H48M47.474S" calcext:value-type="time">
            <text:p>00:48:4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406.39" calcext:value-type="float">
            <text:p>406.39</text:p>
          </table:table-cell>
          <table:table-cell office:value-type="float" office:value="496.75" calcext:value-type="float">
            <text:p>496.75</text:p>
          </table:table-cell>
        </table:table-row>
        <table:table-row table:style-name="ro1">
          <table:table-cell office:value-type="float" office:value="2943474" calcext:value-type="float">
            <text:p>2943474</text:p>
          </table:table-cell>
          <table:table-cell table:formula="of:=[.A186]/1000/(60*60*24)" office:value-type="time" office:time-value="PT00H49M03.474S" calcext:value-type="time">
            <text:p>00:49:03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408.61" calcext:value-type="float">
            <text:p>408.61</text:p>
          </table:table-cell>
          <table:table-cell office:value-type="float" office:value="499.41" calcext:value-type="float">
            <text:p>499.41</text:p>
          </table:table-cell>
        </table:table-row>
        <table:table-row table:style-name="ro1">
          <table:table-cell office:value-type="float" office:value="2959475" calcext:value-type="float">
            <text:p>2959475</text:p>
          </table:table-cell>
          <table:table-cell table:formula="of:=[.A187]/1000/(60*60*24)" office:value-type="time" office:time-value="PT00H49M19.475S" calcext:value-type="time">
            <text:p>00:4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9" calcext:value-type="float">
            <text:p>600.89</text:p>
          </table:table-cell>
          <table:table-cell office:value-type="float" office:value="410.83" calcext:value-type="float">
            <text:p>410.83</text:p>
          </table:table-cell>
          <table:table-cell office:value-type="float" office:value="502.07" calcext:value-type="float">
            <text:p>502.07</text:p>
          </table:table-cell>
        </table:table-row>
        <table:table-row table:style-name="ro1">
          <table:table-cell office:value-type="float" office:value="2975474" calcext:value-type="float">
            <text:p>2975474</text:p>
          </table:table-cell>
          <table:table-cell table:formula="of:=[.A188]/1000/(60*60*24)" office:value-type="time" office:time-value="PT00H49M35.474S" calcext:value-type="time">
            <text:p>00:4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413.05" calcext:value-type="float">
            <text:p>413.05</text:p>
          </table:table-cell>
          <table:table-cell office:value-type="float" office:value="504.74" calcext:value-type="float">
            <text:p>504.74</text:p>
          </table:table-cell>
        </table:table-row>
        <table:table-row table:style-name="ro1">
          <table:table-cell office:value-type="float" office:value="2991474" calcext:value-type="float">
            <text:p>2991474</text:p>
          </table:table-cell>
          <table:table-cell table:formula="of:=[.A189]/1000/(60*60*24)" office:value-type="time" office:time-value="PT00H49M51.474S" calcext:value-type="time">
            <text:p>00:49:51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415.27" calcext:value-type="float">
            <text:p>415.27</text:p>
          </table:table-cell>
          <table:table-cell office:value-type="float" office:value="507.4" calcext:value-type="float">
            <text:p>507.4</text:p>
          </table:table-cell>
        </table:table-row>
        <table:table-row table:style-name="ro1">
          <table:table-cell office:value-type="float" office:value="3007474" calcext:value-type="float">
            <text:p>3007474</text:p>
          </table:table-cell>
          <table:table-cell table:formula="of:=[.A190]/1000/(60*60*24)" office:value-type="time" office:time-value="PT00H50M07.474S" calcext:value-type="time">
            <text:p>00:50:0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6" calcext:value-type="float">
            <text:p>600.66</text:p>
          </table:table-cell>
          <table:table-cell office:value-type="float" office:value="417.49" calcext:value-type="float">
            <text:p>417.49</text:p>
          </table:table-cell>
          <table:table-cell office:value-type="float" office:value="510.06" calcext:value-type="float">
            <text:p>510.06</text:p>
          </table:table-cell>
        </table:table-row>
        <table:table-row table:style-name="ro1">
          <table:table-cell office:value-type="float" office:value="3023474" calcext:value-type="float">
            <text:p>3023474</text:p>
          </table:table-cell>
          <table:table-cell table:formula="of:=[.A191]/1000/(60*60*24)" office:value-type="time" office:time-value="PT00H50M23.474S" calcext:value-type="time">
            <text:p>00:50:2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419.71" calcext:value-type="float">
            <text:p>419.71</text:p>
          </table:table-cell>
          <table:table-cell office:value-type="float" office:value="512.72" calcext:value-type="float">
            <text:p>512.72</text:p>
          </table:table-cell>
        </table:table-row>
        <table:table-row table:style-name="ro1">
          <table:table-cell office:value-type="float" office:value="3039474" calcext:value-type="float">
            <text:p>3039474</text:p>
          </table:table-cell>
          <table:table-cell table:formula="of:=[.A192]/1000/(60*60*24)" office:value-type="time" office:time-value="PT00H50M39.474S" calcext:value-type="time">
            <text:p>00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421.93" calcext:value-type="float">
            <text:p>421.93</text:p>
          </table:table-cell>
          <table:table-cell office:value-type="float" office:value="515.38" calcext:value-type="float">
            <text:p>515.38</text:p>
          </table:table-cell>
        </table:table-row>
        <table:table-row table:style-name="ro1">
          <table:table-cell office:value-type="float" office:value="3055475" calcext:value-type="float">
            <text:p>3055475</text:p>
          </table:table-cell>
          <table:table-cell table:formula="of:=[.A193]/1000/(60*60*24)" office:value-type="time" office:time-value="PT00H50M55.475S" calcext:value-type="time">
            <text:p>00:50:5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424.16" calcext:value-type="float">
            <text:p>424.16</text:p>
          </table:table-cell>
          <table:table-cell office:value-type="float" office:value="518.05" calcext:value-type="float">
            <text:p>518.05</text:p>
          </table:table-cell>
        </table:table-row>
        <table:table-row table:style-name="ro1">
          <table:table-cell office:value-type="float" office:value="3071474" calcext:value-type="float">
            <text:p>3071474</text:p>
          </table:table-cell>
          <table:table-cell table:formula="of:=[.A194]/1000/(60*60*24)" office:value-type="time" office:time-value="PT00H51M11.474S" calcext:value-type="time">
            <text:p>00:51:11</text:p>
          </table:table-cell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office:value-type="float" office:value="601" calcext:value-type="float">
            <text:p>601</text:p>
          </table:table-cell>
          <table:table-cell office:value-type="float" office:value="426.38" calcext:value-type="float">
            <text:p>426.38</text:p>
          </table:table-cell>
          <table:table-cell office:value-type="float" office:value="520.71" calcext:value-type="float">
            <text:p>520.71</text:p>
          </table:table-cell>
        </table:table-row>
        <table:table-row table:style-name="ro1">
          <table:table-cell office:value-type="float" office:value="3087474" calcext:value-type="float">
            <text:p>3087474</text:p>
          </table:table-cell>
          <table:table-cell table:formula="of:=[.A195]/1000/(60*60*24)" office:value-type="time" office:time-value="PT00H51M27.474S" calcext:value-type="time">
            <text:p>00:51:2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5" calcext:value-type="float">
            <text:p>600.65</text:p>
          </table:table-cell>
          <table:table-cell office:value-type="float" office:value="428.6" calcext:value-type="float">
            <text:p>428.6</text:p>
          </table:table-cell>
          <table:table-cell office:value-type="float" office:value="523.37" calcext:value-type="float">
            <text:p>523.37</text:p>
          </table:table-cell>
        </table:table-row>
        <table:table-row table:style-name="ro1">
          <table:table-cell office:value-type="float" office:value="3103474" calcext:value-type="float">
            <text:p>3103474</text:p>
          </table:table-cell>
          <table:table-cell table:formula="of:=[.A196]/1000/(60*60*24)" office:value-type="time" office:time-value="PT00H51M43.474S" calcext:value-type="time">
            <text:p>00:51:43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8" calcext:value-type="float">
            <text:p>598.88</text:p>
          </table:table-cell>
          <table:table-cell office:value-type="float" office:value="430.82" calcext:value-type="float">
            <text:p>430.82</text:p>
          </table:table-cell>
          <table:table-cell office:value-type="float" office:value="526.03" calcext:value-type="float">
            <text:p>526.03</text:p>
          </table:table-cell>
        </table:table-row>
        <table:table-row table:style-name="ro1">
          <table:table-cell office:value-type="float" office:value="3119475" calcext:value-type="float">
            <text:p>3119475</text:p>
          </table:table-cell>
          <table:table-cell table:formula="of:=[.A197]/1000/(60*60*24)" office:value-type="time" office:time-value="PT00H51M59.475S" calcext:value-type="time">
            <text:p>00:51:5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433.04" calcext:value-type="float">
            <text:p>433.04</text:p>
          </table:table-cell>
          <table:table-cell office:value-type="float" office:value="528.69" calcext:value-type="float">
            <text:p>528.69</text:p>
          </table:table-cell>
        </table:table-row>
        <table:table-row table:style-name="ro1">
          <table:table-cell office:value-type="float" office:value="3135475" calcext:value-type="float">
            <text:p>3135475</text:p>
          </table:table-cell>
          <table:table-cell table:formula="of:=[.A198]/1000/(60*60*24)" office:value-type="time" office:time-value="PT00H52M15.475S" calcext:value-type="time">
            <text:p>00:5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435.26" calcext:value-type="float">
            <text:p>435.26</text:p>
          </table:table-cell>
          <table:table-cell office:value-type="float" office:value="531.35" calcext:value-type="float">
            <text:p>531.35</text:p>
          </table:table-cell>
        </table:table-row>
        <table:table-row table:style-name="ro1">
          <table:table-cell office:value-type="float" office:value="3151474" calcext:value-type="float">
            <text:p>3151474</text:p>
          </table:table-cell>
          <table:table-cell table:formula="of:=[.A199]/1000/(60*60*24)" office:value-type="time" office:time-value="PT00H52M31.474S" calcext:value-type="time">
            <text:p>00:52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7" calcext:value-type="float">
            <text:p>598.27</text:p>
          </table:table-cell>
          <table:table-cell office:value-type="float" office:value="437.48" calcext:value-type="float">
            <text:p>437.48</text:p>
          </table:table-cell>
          <table:table-cell office:value-type="float" office:value="534.02" calcext:value-type="float">
            <text:p>534.02</text:p>
          </table:table-cell>
        </table:table-row>
        <table:table-row table:style-name="ro1">
          <table:table-cell office:value-type="float" office:value="3167474" calcext:value-type="float">
            <text:p>3167474</text:p>
          </table:table-cell>
          <table:table-cell table:formula="of:=[.A200]/1000/(60*60*24)" office:value-type="time" office:time-value="PT00H52M47.474S" calcext:value-type="time">
            <text:p>00:52:4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6" calcext:value-type="float">
            <text:p>598.66</text:p>
          </table:table-cell>
          <table:table-cell office:value-type="float" office:value="439.7" calcext:value-type="float">
            <text:p>439.7</text:p>
          </table:table-cell>
          <table:table-cell office:value-type="float" office:value="536.68" calcext:value-type="float">
            <text:p>536.68</text:p>
          </table:table-cell>
        </table:table-row>
        <table:table-row table:style-name="ro1">
          <table:table-cell office:value-type="float" office:value="3183474" calcext:value-type="float">
            <text:p>3183474</text:p>
          </table:table-cell>
          <table:table-cell table:formula="of:=[.A201]/1000/(60*60*24)" office:value-type="time" office:time-value="PT00H53M03.474S" calcext:value-type="time">
            <text:p>00:53:0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8" calcext:value-type="float">
            <text:p>598.28</text:p>
          </table:table-cell>
          <table:table-cell office:value-type="float" office:value="441.92" calcext:value-type="float">
            <text:p>441.92</text:p>
          </table:table-cell>
          <table:table-cell office:value-type="float" office:value="539.34" calcext:value-type="float">
            <text:p>539.34</text:p>
          </table:table-cell>
        </table:table-row>
        <table:table-row table:style-name="ro1">
          <table:table-cell office:value-type="float" office:value="3199474" calcext:value-type="float">
            <text:p>3199474</text:p>
          </table:table-cell>
          <table:table-cell table:formula="of:=[.A202]/1000/(60*60*24)" office:value-type="time" office:time-value="PT00H53M19.474S" calcext:value-type="time">
            <text:p>00:53:1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444.14" calcext:value-type="float">
            <text:p>444.1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215474" calcext:value-type="float">
            <text:p>3215474</text:p>
          </table:table-cell>
          <table:table-cell table:formula="of:=[.A203]/1000/(60*60*24)" office:value-type="time" office:time-value="PT00H53M35.474S" calcext:value-type="time">
            <text:p>00:5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446.37" calcext:value-type="float">
            <text:p>446.37</text:p>
          </table:table-cell>
          <table:table-cell office:value-type="float" office:value="544.66" calcext:value-type="float">
            <text:p>544.66</text:p>
          </table:table-cell>
        </table:table-row>
        <table:table-row table:style-name="ro1">
          <table:table-cell office:value-type="float" office:value="3231474" calcext:value-type="float">
            <text:p>3231474</text:p>
          </table:table-cell>
          <table:table-cell table:formula="of:=[.A204]/1000/(60*60*24)" office:value-type="time" office:time-value="PT00H53M51.474S" calcext:value-type="time">
            <text:p>00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448.59" calcext:value-type="float">
            <text:p>448.59</text:p>
          </table:table-cell>
          <table:table-cell office:value-type="float" office:value="547.32" calcext:value-type="float">
            <text:p>547.32</text:p>
          </table:table-cell>
        </table:table-row>
        <table:table-row table:style-name="ro1">
          <table:table-cell office:value-type="float" office:value="3247474" calcext:value-type="float">
            <text:p>3247474</text:p>
          </table:table-cell>
          <table:table-cell table:formula="of:=[.A205]/1000/(60*60*24)" office:value-type="time" office:time-value="PT00H54M07.474S" calcext:value-type="time">
            <text:p>00:54:0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450.81" calcext:value-type="float">
            <text:p>450.81</text:p>
          </table:table-cell>
          <table:table-cell office:value-type="float" office:value="549.98" calcext:value-type="float">
            <text:p>549.98</text:p>
          </table:table-cell>
        </table:table-row>
        <table:table-row table:style-name="ro1">
          <table:table-cell office:value-type="float" office:value="3263474" calcext:value-type="float">
            <text:p>3263474</text:p>
          </table:table-cell>
          <table:table-cell table:formula="of:=[.A206]/1000/(60*60*24)" office:value-type="time" office:time-value="PT00H54M23.474S" calcext:value-type="time">
            <text:p>00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8" calcext:value-type="float">
            <text:p>596.88</text:p>
          </table:table-cell>
          <table:table-cell office:value-type="float" office:value="453.03" calcext:value-type="float">
            <text:p>453.03</text:p>
          </table:table-cell>
          <table:table-cell office:value-type="float" office:value="552.64" calcext:value-type="float">
            <text:p>552.64</text:p>
          </table:table-cell>
        </table:table-row>
        <table:table-row table:style-name="ro1">
          <table:table-cell office:value-type="float" office:value="3279475" calcext:value-type="float">
            <text:p>3279475</text:p>
          </table:table-cell>
          <table:table-cell table:formula="of:=[.A207]/1000/(60*60*24)" office:value-type="time" office:time-value="PT00H54M39.475S" calcext:value-type="time">
            <text:p>00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455.25" calcext:value-type="float">
            <text:p>455.25</text:p>
          </table:table-cell>
          <table:table-cell office:value-type="float" office:value="555.3" calcext:value-type="float">
            <text:p>555.3</text:p>
          </table:table-cell>
        </table:table-row>
        <table:table-row table:style-name="ro1">
          <table:table-cell office:value-type="float" office:value="3295475" calcext:value-type="float">
            <text:p>3295475</text:p>
          </table:table-cell>
          <table:table-cell table:formula="of:=[.A208]/1000/(60*60*24)" office:value-type="time" office:time-value="PT00H54M55.475S" calcext:value-type="time">
            <text:p>00:54:55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457.47" calcext:value-type="float">
            <text:p>457.47</text:p>
          </table:table-cell>
          <table:table-cell office:value-type="float" office:value="557.96" calcext:value-type="float">
            <text:p>557.96</text:p>
          </table:table-cell>
        </table:table-row>
        <table:table-row table:style-name="ro1">
          <table:table-cell office:value-type="float" office:value="3311474" calcext:value-type="float">
            <text:p>3311474</text:p>
          </table:table-cell>
          <table:table-cell table:formula="of:=[.A209]/1000/(60*60*24)" office:value-type="time" office:time-value="PT00H55M11.474S" calcext:value-type="time">
            <text:p>00:55:1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459.69" calcext:value-type="float">
            <text:p>459.69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>
          <table:table-cell office:value-type="float" office:value="3327474" calcext:value-type="float">
            <text:p>3327474</text:p>
          </table:table-cell>
          <table:table-cell table:formula="of:=[.A210]/1000/(60*60*24)" office:value-type="time" office:time-value="PT00H55M27.474S" calcext:value-type="time">
            <text:p>00:55:2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6" calcext:value-type="float">
            <text:p>598.76</text:p>
          </table:table-cell>
          <table:table-cell office:value-type="float" office:value="461.91" calcext:value-type="float">
            <text:p>461.91</text:p>
          </table:table-cell>
          <table:table-cell office:value-type="float" office:value="563.28" calcext:value-type="float">
            <text:p>563.28</text:p>
          </table:table-cell>
        </table:table-row>
        <table:table-row table:style-name="ro1">
          <table:table-cell office:value-type="float" office:value="3343475" calcext:value-type="float">
            <text:p>3343475</text:p>
          </table:table-cell>
          <table:table-cell table:formula="of:=[.A211]/1000/(60*60*24)" office:value-type="time" office:time-value="PT00H55M43.475S" calcext:value-type="time">
            <text:p>00:55:43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464.14" calcext:value-type="float">
            <text:p>464.14</text:p>
          </table:table-cell>
          <table:table-cell office:value-type="float" office:value="565.94" calcext:value-type="float">
            <text:p>565.94</text:p>
          </table:table-cell>
        </table:table-row>
        <table:table-row table:style-name="ro1">
          <table:table-cell office:value-type="float" office:value="3359474" calcext:value-type="float">
            <text:p>3359474</text:p>
          </table:table-cell>
          <table:table-cell table:formula="of:=[.A212]/1000/(60*60*24)" office:value-type="time" office:time-value="PT00H55M59.474S" calcext:value-type="time">
            <text:p>00:55:5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466.36" calcext:value-type="float">
            <text:p>466.36</text:p>
          </table:table-cell>
          <table:table-cell office:value-type="float" office:value="568.6" calcext:value-type="float">
            <text:p>568.6</text:p>
          </table:table-cell>
        </table:table-row>
        <table:table-row table:style-name="ro1">
          <table:table-cell office:value-type="float" office:value="3375474" calcext:value-type="float">
            <text:p>3375474</text:p>
          </table:table-cell>
          <table:table-cell table:formula="of:=[.A213]/1000/(60*60*24)" office:value-type="time" office:time-value="PT00H56M15.474S" calcext:value-type="time">
            <text:p>00:56:1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468.58" calcext:value-type="float">
            <text:p>468.58</text:p>
          </table:table-cell>
          <table:table-cell office:value-type="float" office:value="571.26" calcext:value-type="float">
            <text:p>571.26</text:p>
          </table:table-cell>
        </table:table-row>
        <table:table-row table:style-name="ro1">
          <table:table-cell office:value-type="float" office:value="3391474" calcext:value-type="float">
            <text:p>3391474</text:p>
          </table:table-cell>
          <table:table-cell table:formula="of:=[.A214]/1000/(60*60*24)" office:value-type="time" office:time-value="PT00H56M31.474S" calcext:value-type="time">
            <text:p>00:56:3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470.8" calcext:value-type="float">
            <text:p>470.8</text:p>
          </table:table-cell>
          <table:table-cell office:value-type="float" office:value="573.92" calcext:value-type="float">
            <text:p>573.92</text:p>
          </table:table-cell>
        </table:table-row>
        <table:table-row table:style-name="ro1">
          <table:table-cell office:value-type="float" office:value="3407474" calcext:value-type="float">
            <text:p>3407474</text:p>
          </table:table-cell>
          <table:table-cell table:formula="of:=[.A215]/1000/(60*60*24)" office:value-type="time" office:time-value="PT00H56M47.474S" calcext:value-type="time">
            <text:p>00:56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7" calcext:value-type="float">
            <text:p>598.27</text:p>
          </table:table-cell>
          <table:table-cell office:value-type="float" office:value="473.02" calcext:value-type="float">
            <text:p>473.02</text:p>
          </table:table-cell>
          <table:table-cell office:value-type="float" office:value="576.58" calcext:value-type="float">
            <text:p>576.58</text:p>
          </table:table-cell>
        </table:table-row>
        <table:table-row table:style-name="ro1">
          <table:table-cell office:value-type="float" office:value="3423474" calcext:value-type="float">
            <text:p>3423474</text:p>
          </table:table-cell>
          <table:table-cell table:formula="of:=[.A216]/1000/(60*60*24)" office:value-type="time" office:time-value="PT00H57M03.474S" calcext:value-type="time">
            <text:p>00:57:03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475.24" calcext:value-type="float">
            <text:p>475.24</text:p>
          </table:table-cell>
          <table:table-cell office:value-type="float" office:value="579.24" calcext:value-type="float">
            <text:p>579.24</text:p>
          </table:table-cell>
        </table:table-row>
        <table:table-row table:style-name="ro1">
          <table:table-cell office:value-type="float" office:value="3439475" calcext:value-type="float">
            <text:p>3439475</text:p>
          </table:table-cell>
          <table:table-cell table:formula="of:=[.A217]/1000/(60*60*24)" office:value-type="time" office:time-value="PT00H57M19.475S" calcext:value-type="time">
            <text:p>00:57:1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477.46" calcext:value-type="float">
            <text:p>477.46</text:p>
          </table:table-cell>
          <table:table-cell office:value-type="float" office:value="581.9" calcext:value-type="float">
            <text:p>581.9</text:p>
          </table:table-cell>
        </table:table-row>
        <table:table-row table:style-name="ro1">
          <table:table-cell office:value-type="float" office:value="3455474" calcext:value-type="float">
            <text:p>3455474</text:p>
          </table:table-cell>
          <table:table-cell table:formula="of:=[.A218]/1000/(60*60*24)" office:value-type="time" office:time-value="PT00H57M35.474S" calcext:value-type="time">
            <text:p>00:57:3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479.68" calcext:value-type="float">
            <text:p>479.68</text:p>
          </table:table-cell>
          <table:table-cell office:value-type="float" office:value="584.56" calcext:value-type="float">
            <text:p>584.56</text:p>
          </table:table-cell>
        </table:table-row>
        <table:table-row table:style-name="ro1">
          <table:table-cell office:value-type="float" office:value="3471474" calcext:value-type="float">
            <text:p>3471474</text:p>
          </table:table-cell>
          <table:table-cell table:formula="of:=[.A219]/1000/(60*60*24)" office:value-type="time" office:time-value="PT00H57M51.474S" calcext:value-type="time">
            <text:p>00:57:51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481.9" calcext:value-type="float">
            <text:p>481.9</text:p>
          </table:table-cell>
          <table:table-cell office:value-type="float" office:value="587.22" calcext:value-type="float">
            <text:p>587.22</text:p>
          </table:table-cell>
        </table:table-row>
        <table:table-row table:style-name="ro1">
          <table:table-cell office:value-type="float" office:value="3487474" calcext:value-type="float">
            <text:p>3487474</text:p>
          </table:table-cell>
          <table:table-cell table:formula="of:=[.A220]/1000/(60*60*24)" office:value-type="time" office:time-value="PT00H58M07.474S" calcext:value-type="time">
            <text:p>00:58:07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484.12" calcext:value-type="float">
            <text:p>484.12</text:p>
          </table:table-cell>
          <table:table-cell office:value-type="float" office:value="589.88" calcext:value-type="float">
            <text:p>589.88</text:p>
          </table:table-cell>
        </table:table-row>
        <table:table-row table:style-name="ro1">
          <table:table-cell office:value-type="float" office:value="3503475" calcext:value-type="float">
            <text:p>3503475</text:p>
          </table:table-cell>
          <table:table-cell table:formula="of:=[.A221]/1000/(60*60*24)" office:value-type="time" office:time-value="PT00H58M23.475S" calcext:value-type="time">
            <text:p>00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486.34" calcext:value-type="float">
            <text:p>486.34</text:p>
          </table:table-cell>
          <table:table-cell office:value-type="float" office:value="592.54" calcext:value-type="float">
            <text:p>592.54</text:p>
          </table:table-cell>
        </table:table-row>
        <table:table-row table:style-name="ro1">
          <table:table-cell office:value-type="float" office:value="3519474" calcext:value-type="float">
            <text:p>3519474</text:p>
          </table:table-cell>
          <table:table-cell table:formula="of:=[.A222]/1000/(60*60*24)" office:value-type="time" office:time-value="PT00H58M39.474S" calcext:value-type="time">
            <text:p>00:58:3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488.56" calcext:value-type="float">
            <text:p>488.56</text:p>
          </table:table-cell>
          <table:table-cell office:value-type="float" office:value="595.2" calcext:value-type="float">
            <text:p>595.2</text:p>
          </table:table-cell>
        </table:table-row>
        <table:table-row table:style-name="ro1">
          <table:table-cell office:value-type="float" office:value="3535474" calcext:value-type="float">
            <text:p>3535474</text:p>
          </table:table-cell>
          <table:table-cell table:formula="of:=[.A223]/1000/(60*60*24)" office:value-type="time" office:time-value="PT00H58M55.474S" calcext:value-type="time">
            <text:p>00:58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490.79" calcext:value-type="float">
            <text:p>490.79</text:p>
          </table:table-cell>
          <table:table-cell office:value-type="float" office:value="597.86" calcext:value-type="float">
            <text:p>597.86</text:p>
          </table:table-cell>
        </table:table-row>
        <table:table-row table:style-name="ro1">
          <table:table-cell office:value-type="float" office:value="3551474" calcext:value-type="float">
            <text:p>3551474</text:p>
          </table:table-cell>
          <table:table-cell table:formula="of:=[.A224]/1000/(60*60*24)" office:value-type="time" office:time-value="PT00H59M11.474S" calcext:value-type="time">
            <text:p>00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2" calcext:value-type="float">
            <text:p>596.42</text:p>
          </table:table-cell>
          <table:table-cell office:value-type="float" office:value="493.01" calcext:value-type="float">
            <text:p>493.01</text:p>
          </table:table-cell>
          <table:table-cell office:value-type="float" office:value="600.52" calcext:value-type="float">
            <text:p>600.52</text:p>
          </table:table-cell>
        </table:table-row>
        <table:table-row table:style-name="ro1">
          <table:table-cell office:value-type="float" office:value="3567474" calcext:value-type="float">
            <text:p>3567474</text:p>
          </table:table-cell>
          <table:table-cell table:formula="of:=[.A225]/1000/(60*60*24)" office:value-type="time" office:time-value="PT00H59M27.474S" calcext:value-type="time">
            <text:p>00:59:2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495.23" calcext:value-type="float">
            <text:p>495.23</text:p>
          </table:table-cell>
          <table:table-cell office:value-type="float" office:value="603.18" calcext:value-type="float">
            <text:p>603.18</text:p>
          </table:table-cell>
        </table:table-row>
        <table:table-row table:style-name="ro1">
          <table:table-cell office:value-type="float" office:value="3583474" calcext:value-type="float">
            <text:p>3583474</text:p>
          </table:table-cell>
          <table:table-cell table:formula="of:=[.A226]/1000/(60*60*24)" office:value-type="time" office:time-value="PT00H59M43.474S" calcext:value-type="time">
            <text:p>00:5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497.45" calcext:value-type="float">
            <text:p>497.45</text:p>
          </table:table-cell>
          <table:table-cell office:value-type="float" office:value="605.84" calcext:value-type="float">
            <text:p>605.84</text:p>
          </table:table-cell>
        </table:table-row>
        <table:table-row table:style-name="ro1">
          <table:table-cell office:value-type="float" office:value="3599474" calcext:value-type="float">
            <text:p>3599474</text:p>
          </table:table-cell>
          <table:table-cell table:formula="of:=[.A227]/1000/(60*60*24)" office:value-type="time" office:time-value="PT00H59M59.474S" calcext:value-type="time">
            <text:p>00:5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499.67" calcext:value-type="float">
            <text:p>499.67</text:p>
          </table:table-cell>
          <table:table-cell office:value-type="float" office:value="608.49" calcext:value-type="float">
            <text:p>608.49</text:p>
          </table:table-cell>
        </table:table-row>
        <table:table-row table:style-name="ro1">
          <table:table-cell office:value-type="float" office:value="3615474" calcext:value-type="float">
            <text:p>3615474</text:p>
          </table:table-cell>
          <table:table-cell table:formula="of:=[.A228]/1000/(60*60*24)" office:value-type="time" office:time-value="PT01H00M15.474S" calcext:value-type="time">
            <text:p>01:00:15</text:p>
          </table:table-cell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office:value-type="float" office:value="598.98" calcext:value-type="float">
            <text:p>598.98</text:p>
          </table:table-cell>
          <table:table-cell office:value-type="float" office:value="501.89" calcext:value-type="float">
            <text:p>501.89</text:p>
          </table:table-cell>
          <table:table-cell office:value-type="float" office:value="611.15" calcext:value-type="float">
            <text:p>611.15</text:p>
          </table:table-cell>
        </table:table-row>
        <table:table-row table:style-name="ro1">
          <table:table-cell office:value-type="float" office:value="3631474" calcext:value-type="float">
            <text:p>3631474</text:p>
          </table:table-cell>
          <table:table-cell table:formula="of:=[.A229]/1000/(60*60*24)" office:value-type="time" office:time-value="PT01H00M31.474S" calcext:value-type="time">
            <text:p>01:0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504.11" calcext:value-type="float">
            <text:p>504.11</text:p>
          </table:table-cell>
          <table:table-cell office:value-type="float" office:value="613.81" calcext:value-type="float">
            <text:p>613.81</text:p>
          </table:table-cell>
        </table:table-row>
        <table:table-row table:style-name="ro1">
          <table:table-cell office:value-type="float" office:value="3647474" calcext:value-type="float">
            <text:p>3647474</text:p>
          </table:table-cell>
          <table:table-cell table:formula="of:=[.A230]/1000/(60*60*24)" office:value-type="time" office:time-value="PT01H00M47.474S" calcext:value-type="time">
            <text:p>01:0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506.33" calcext:value-type="float">
            <text:p>506.33</text:p>
          </table:table-cell>
          <table:table-cell office:value-type="float" office:value="616.47" calcext:value-type="float">
            <text:p>616.47</text:p>
          </table:table-cell>
        </table:table-row>
        <table:table-row table:style-name="ro1">
          <table:table-cell office:value-type="float" office:value="3663474" calcext:value-type="float">
            <text:p>3663474</text:p>
          </table:table-cell>
          <table:table-cell table:formula="of:=[.A231]/1000/(60*60*24)" office:value-type="time" office:time-value="PT01H01M03.474S" calcext:value-type="time">
            <text:p>01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508.55" calcext:value-type="float">
            <text:p>508.55</text:p>
          </table:table-cell>
          <table:table-cell office:value-type="float" office:value="619.13" calcext:value-type="float">
            <text:p>619.13</text:p>
          </table:table-cell>
        </table:table-row>
        <table:table-row table:style-name="ro1">
          <table:table-cell office:value-type="float" office:value="3679474" calcext:value-type="float">
            <text:p>3679474</text:p>
          </table:table-cell>
          <table:table-cell table:formula="of:=[.A232]/1000/(60*60*24)" office:value-type="time" office:time-value="PT01H01M19.474S" calcext:value-type="time">
            <text:p>01:0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510.77" calcext:value-type="float">
            <text:p>510.77</text:p>
          </table:table-cell>
          <table:table-cell office:value-type="float" office:value="621.79" calcext:value-type="float">
            <text:p>621.79</text:p>
          </table:table-cell>
        </table:table-row>
        <table:table-row table:style-name="ro1">
          <table:table-cell office:value-type="float" office:value="3695474" calcext:value-type="float">
            <text:p>3695474</text:p>
          </table:table-cell>
          <table:table-cell table:formula="of:=[.A233]/1000/(60*60*24)" office:value-type="time" office:time-value="PT01H01M35.474S" calcext:value-type="time">
            <text:p>01:0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512.99" calcext:value-type="float">
            <text:p>512.99</text:p>
          </table:table-cell>
          <table:table-cell office:value-type="float" office:value="624.45" calcext:value-type="float">
            <text:p>624.45</text:p>
          </table:table-cell>
        </table:table-row>
        <table:table-row table:style-name="ro1">
          <table:table-cell office:value-type="float" office:value="3711474" calcext:value-type="float">
            <text:p>3711474</text:p>
          </table:table-cell>
          <table:table-cell table:formula="of:=[.A234]/1000/(60*60*24)" office:value-type="time" office:time-value="PT01H01M51.474S" calcext:value-type="time">
            <text:p>01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515.21" calcext:value-type="float">
            <text:p>515.21</text:p>
          </table:table-cell>
          <table:table-cell office:value-type="float" office:value="627.1" calcext:value-type="float">
            <text:p>627.1</text:p>
          </table:table-cell>
        </table:table-row>
        <table:table-row table:style-name="ro1">
          <table:table-cell office:value-type="float" office:value="3727474" calcext:value-type="float">
            <text:p>3727474</text:p>
          </table:table-cell>
          <table:table-cell table:formula="of:=[.A235]/1000/(60*60*24)" office:value-type="time" office:time-value="PT01H02M07.474S" calcext:value-type="time">
            <text:p>01:0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9" calcext:value-type="float">
            <text:p>598.9</text:p>
          </table:table-cell>
          <table:table-cell office:value-type="float" office:value="517.43" calcext:value-type="float">
            <text:p>517.43</text:p>
          </table:table-cell>
          <table:table-cell office:value-type="float" office:value="629.76" calcext:value-type="float">
            <text:p>629.76</text:p>
          </table:table-cell>
        </table:table-row>
        <table:table-row table:style-name="ro1">
          <table:table-cell office:value-type="float" office:value="3743474" calcext:value-type="float">
            <text:p>3743474</text:p>
          </table:table-cell>
          <table:table-cell table:formula="of:=[.A236]/1000/(60*60*24)" office:value-type="time" office:time-value="PT01H02M23.474S" calcext:value-type="time">
            <text:p>01:0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2" calcext:value-type="float">
            <text:p>598.42</text:p>
          </table:table-cell>
          <table:table-cell office:value-type="float" office:value="519.66" calcext:value-type="float">
            <text:p>519.66</text:p>
          </table:table-cell>
          <table:table-cell office:value-type="float" office:value="632.42" calcext:value-type="float">
            <text:p>632.42</text:p>
          </table:table-cell>
        </table:table-row>
        <table:table-row table:style-name="ro1">
          <table:table-cell office:value-type="float" office:value="3759475" calcext:value-type="float">
            <text:p>3759475</text:p>
          </table:table-cell>
          <table:table-cell table:formula="of:=[.A237]/1000/(60*60*24)" office:value-type="time" office:time-value="PT01H02M39.475S" calcext:value-type="time">
            <text:p>01:0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9" calcext:value-type="float">
            <text:p>598.9</text:p>
          </table:table-cell>
          <table:table-cell office:value-type="float" office:value="521.88" calcext:value-type="float">
            <text:p>521.88</text:p>
          </table:table-cell>
          <table:table-cell office:value-type="float" office:value="635.07" calcext:value-type="float">
            <text:p>635.07</text:p>
          </table:table-cell>
        </table:table-row>
        <table:table-row table:style-name="ro1">
          <table:table-cell office:value-type="float" office:value="3775474" calcext:value-type="float">
            <text:p>3775474</text:p>
          </table:table-cell>
          <table:table-cell table:formula="of:=[.A238]/1000/(60*60*24)" office:value-type="time" office:time-value="PT01H02M55.474S" calcext:value-type="time">
            <text:p>01:0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524.1" calcext:value-type="float">
            <text:p>524.1</text:p>
          </table:table-cell>
          <table:table-cell office:value-type="float" office:value="637.73" calcext:value-type="float">
            <text:p>637.73</text:p>
          </table:table-cell>
        </table:table-row>
        <table:table-row table:style-name="ro1">
          <table:table-cell office:value-type="float" office:value="3791474" calcext:value-type="float">
            <text:p>3791474</text:p>
          </table:table-cell>
          <table:table-cell table:formula="of:=[.A239]/1000/(60*60*24)" office:value-type="time" office:time-value="PT01H03M11.474S" calcext:value-type="time">
            <text:p>01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6" calcext:value-type="float">
            <text:p>596.76</text:p>
          </table:table-cell>
          <table:table-cell office:value-type="float" office:value="526.32" calcext:value-type="float">
            <text:p>526.32</text:p>
          </table:table-cell>
          <table:table-cell office:value-type="float" office:value="640.38" calcext:value-type="float">
            <text:p>640.38</text:p>
          </table:table-cell>
        </table:table-row>
        <table:table-row table:style-name="ro1">
          <table:table-cell office:value-type="float" office:value="3807474" calcext:value-type="float">
            <text:p>3807474</text:p>
          </table:table-cell>
          <table:table-cell table:formula="of:=[.A240]/1000/(60*60*24)" office:value-type="time" office:time-value="PT01H03M27.474S" calcext:value-type="time">
            <text:p>01:0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3" calcext:value-type="float">
            <text:p>598.73</text:p>
          </table:table-cell>
          <table:table-cell office:value-type="float" office:value="528.54" calcext:value-type="float">
            <text:p>528.54</text:p>
          </table:table-cell>
          <table:table-cell office:value-type="float" office:value="643.04" calcext:value-type="float">
            <text:p>643.04</text:p>
          </table:table-cell>
        </table:table-row>
        <table:table-row table:style-name="ro1">
          <table:table-cell office:value-type="float" office:value="3823474" calcext:value-type="float">
            <text:p>3823474</text:p>
          </table:table-cell>
          <table:table-cell table:formula="of:=[.A241]/1000/(60*60*24)" office:value-type="time" office:time-value="PT01H03M43.474S" calcext:value-type="time">
            <text:p>01:0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30.76" calcext:value-type="float">
            <text:p>530.76</text:p>
          </table:table-cell>
          <table:table-cell office:value-type="float" office:value="645.7" calcext:value-type="float">
            <text:p>645.7</text:p>
          </table:table-cell>
        </table:table-row>
        <table:table-row table:style-name="ro1">
          <table:table-cell office:value-type="float" office:value="3839474" calcext:value-type="float">
            <text:p>3839474</text:p>
          </table:table-cell>
          <table:table-cell table:formula="of:=[.A242]/1000/(60*60*24)" office:value-type="time" office:time-value="PT01H03M59.474S" calcext:value-type="time">
            <text:p>01:0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532.98" calcext:value-type="float">
            <text:p>532.98</text:p>
          </table:table-cell>
          <table:table-cell office:value-type="float" office:value="648.35" calcext:value-type="float">
            <text:p>648.35</text:p>
          </table:table-cell>
        </table:table-row>
        <table:table-row table:style-name="ro1">
          <table:table-cell office:value-type="float" office:value="3855474" calcext:value-type="float">
            <text:p>3855474</text:p>
          </table:table-cell>
          <table:table-cell table:formula="of:=[.A243]/1000/(60*60*24)" office:value-type="time" office:time-value="PT01H04M15.474S" calcext:value-type="time">
            <text:p>01:0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535.2" calcext:value-type="float">
            <text:p>535.2</text:p>
          </table:table-cell>
          <table:table-cell office:value-type="float" office:value="651.01" calcext:value-type="float">
            <text:p>651.01</text:p>
          </table:table-cell>
        </table:table-row>
        <table:table-row table:style-name="ro1">
          <table:table-cell office:value-type="float" office:value="3871474" calcext:value-type="float">
            <text:p>3871474</text:p>
          </table:table-cell>
          <table:table-cell table:formula="of:=[.A244]/1000/(60*60*24)" office:value-type="time" office:time-value="PT01H04M31.474S" calcext:value-type="time">
            <text:p>01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537.42" calcext:value-type="float">
            <text:p>537.42</text:p>
          </table:table-cell>
          <table:table-cell office:value-type="float" office:value="653.66" calcext:value-type="float">
            <text:p>653.66</text:p>
          </table:table-cell>
        </table:table-row>
        <table:table-row table:style-name="ro1">
          <table:table-cell office:value-type="float" office:value="3887474" calcext:value-type="float">
            <text:p>3887474</text:p>
          </table:table-cell>
          <table:table-cell table:formula="of:=[.A245]/1000/(60*60*24)" office:value-type="time" office:time-value="PT01H04M47.474S" calcext:value-type="time">
            <text:p>01:0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539.64" calcext:value-type="float">
            <text:p>539.64</text:p>
          </table:table-cell>
          <table:table-cell office:value-type="float" office:value="656.32" calcext:value-type="float">
            <text:p>656.32</text:p>
          </table:table-cell>
        </table:table-row>
        <table:table-row table:style-name="ro1">
          <table:table-cell office:value-type="float" office:value="3903474" calcext:value-type="float">
            <text:p>3903474</text:p>
          </table:table-cell>
          <table:table-cell table:formula="of:=[.A246]/1000/(60*60*24)" office:value-type="time" office:time-value="PT01H05M03.474S" calcext:value-type="time">
            <text:p>01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541.86" calcext:value-type="float">
            <text:p>541.86</text:p>
          </table:table-cell>
          <table:table-cell office:value-type="float" office:value="658.97" calcext:value-type="float">
            <text:p>658.97</text:p>
          </table:table-cell>
        </table:table-row>
        <table:table-row table:style-name="ro1">
          <table:table-cell office:value-type="float" office:value="3919474" calcext:value-type="float">
            <text:p>3919474</text:p>
          </table:table-cell>
          <table:table-cell table:formula="of:=[.A247]/1000/(60*60*24)" office:value-type="time" office:time-value="PT01H05M19.474S" calcext:value-type="time">
            <text:p>01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544.08" calcext:value-type="float">
            <text:p>544.08</text:p>
          </table:table-cell>
          <table:table-cell office:value-type="float" office:value="661.62" calcext:value-type="float">
            <text:p>661.62</text:p>
          </table:table-cell>
        </table:table-row>
        <table:table-row table:style-name="ro1">
          <table:table-cell office:value-type="float" office:value="3935474" calcext:value-type="float">
            <text:p>3935474</text:p>
          </table:table-cell>
          <table:table-cell table:formula="of:=[.A248]/1000/(60*60*24)" office:value-type="time" office:time-value="PT01H05M35.474S" calcext:value-type="time">
            <text:p>01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546.3" calcext:value-type="float">
            <text:p>546.3</text:p>
          </table:table-cell>
          <table:table-cell office:value-type="float" office:value="664.28" calcext:value-type="float">
            <text:p>664.28</text:p>
          </table:table-cell>
        </table:table-row>
        <table:table-row table:style-name="ro1">
          <table:table-cell office:value-type="float" office:value="3951474" calcext:value-type="float">
            <text:p>3951474</text:p>
          </table:table-cell>
          <table:table-cell table:formula="of:=[.A249]/1000/(60*60*24)" office:value-type="time" office:time-value="PT01H05M51.474S" calcext:value-type="time">
            <text:p>01:0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548.52" calcext:value-type="float">
            <text:p>548.52</text:p>
          </table:table-cell>
          <table:table-cell office:value-type="float" office:value="666.93" calcext:value-type="float">
            <text:p>666.93</text:p>
          </table:table-cell>
        </table:table-row>
        <table:table-row table:style-name="ro1">
          <table:table-cell office:value-type="float" office:value="3967474" calcext:value-type="float">
            <text:p>3967474</text:p>
          </table:table-cell>
          <table:table-cell table:formula="of:=[.A250]/1000/(60*60*24)" office:value-type="time" office:time-value="PT01H06M07.474S" calcext:value-type="time">
            <text:p>01:06:0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550.75" calcext:value-type="float">
            <text:p>550.75</text:p>
          </table:table-cell>
          <table:table-cell office:value-type="float" office:value="669.59" calcext:value-type="float">
            <text:p>669.59</text:p>
          </table:table-cell>
        </table:table-row>
        <table:table-row table:style-name="ro1">
          <table:table-cell office:value-type="float" office:value="3983474" calcext:value-type="float">
            <text:p>3983474</text:p>
          </table:table-cell>
          <table:table-cell table:formula="of:=[.A251]/1000/(60*60*24)" office:value-type="time" office:time-value="PT01H06M23.474S" calcext:value-type="time">
            <text:p>01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552.97" calcext:value-type="float">
            <text:p>552.97</text:p>
          </table:table-cell>
          <table:table-cell office:value-type="float" office:value="672.24" calcext:value-type="float">
            <text:p>672.24</text:p>
          </table:table-cell>
        </table:table-row>
        <table:table-row table:style-name="ro1">
          <table:table-cell office:value-type="float" office:value="3999475" calcext:value-type="float">
            <text:p>3999475</text:p>
          </table:table-cell>
          <table:table-cell table:formula="of:=[.A252]/1000/(60*60*24)" office:value-type="time" office:time-value="PT01H06M39.475S" calcext:value-type="time">
            <text:p>01:06:39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55.19" calcext:value-type="float">
            <text:p>555.19</text:p>
          </table:table-cell>
          <table:table-cell office:value-type="float" office:value="674.9" calcext:value-type="float">
            <text:p>674.9</text:p>
          </table:table-cell>
        </table:table-row>
        <table:table-row table:style-name="ro1">
          <table:table-cell office:value-type="float" office:value="4015474" calcext:value-type="float">
            <text:p>4015474</text:p>
          </table:table-cell>
          <table:table-cell table:formula="of:=[.A253]/1000/(60*60*24)" office:value-type="time" office:time-value="PT01H06M55.474S" calcext:value-type="time">
            <text:p>01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557.41" calcext:value-type="float">
            <text:p>557.41</text:p>
          </table:table-cell>
          <table:table-cell office:value-type="float" office:value="677.55" calcext:value-type="float">
            <text:p>677.55</text:p>
          </table:table-cell>
        </table:table-row>
        <table:table-row table:style-name="ro1">
          <table:table-cell office:value-type="float" office:value="4031474" calcext:value-type="float">
            <text:p>4031474</text:p>
          </table:table-cell>
          <table:table-cell table:formula="of:=[.A254]/1000/(60*60*24)" office:value-type="time" office:time-value="PT01H07M11.474S" calcext:value-type="time">
            <text:p>01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559.63" calcext:value-type="float">
            <text:p>559.63</text:p>
          </table:table-cell>
          <table:table-cell office:value-type="float" office:value="680.2" calcext:value-type="float">
            <text:p>680.2</text:p>
          </table:table-cell>
        </table:table-row>
        <table:table-row table:style-name="ro1">
          <table:table-cell office:value-type="float" office:value="4047474" calcext:value-type="float">
            <text:p>4047474</text:p>
          </table:table-cell>
          <table:table-cell table:formula="of:=[.A255]/1000/(60*60*24)" office:value-type="time" office:time-value="PT01H07M27.474S" calcext:value-type="time">
            <text:p>01:07:27</text:p>
          </table:table-cell>
          <table:table-cell office:value-type="float" office:value="1.2" calcext:value-type="float">
            <text:p>1.2</text:p>
          </table:table-cell>
          <table:table-cell office:value-type="float" office:value="500.2" calcext:value-type="float">
            <text:p>500.2</text:p>
          </table:table-cell>
          <table:table-cell office:value-type="float" office:value="599.22" calcext:value-type="float">
            <text:p>599.22</text:p>
          </table:table-cell>
          <table:table-cell office:value-type="float" office:value="561.85" calcext:value-type="float">
            <text:p>561.85</text:p>
          </table:table-cell>
          <table:table-cell office:value-type="float" office:value="682.86" calcext:value-type="float">
            <text:p>682.86</text:p>
          </table:table-cell>
        </table:table-row>
        <table:table-row table:style-name="ro1">
          <table:table-cell office:value-type="float" office:value="4063474" calcext:value-type="float">
            <text:p>4063474</text:p>
          </table:table-cell>
          <table:table-cell table:formula="of:=[.A256]/1000/(60*60*24)" office:value-type="time" office:time-value="PT01H07M43.474S" calcext:value-type="time">
            <text:p>01:0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564.07" calcext:value-type="float">
            <text:p>564.07</text:p>
          </table:table-cell>
          <table:table-cell office:value-type="float" office:value="685.52" calcext:value-type="float">
            <text:p>685.52</text:p>
          </table:table-cell>
        </table:table-row>
        <table:table-row table:style-name="ro1">
          <table:table-cell office:value-type="float" office:value="4079474" calcext:value-type="float">
            <text:p>4079474</text:p>
          </table:table-cell>
          <table:table-cell table:formula="of:=[.A257]/1000/(60*60*24)" office:value-type="time" office:time-value="PT01H07M59.474S" calcext:value-type="time">
            <text:p>01:07:5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566.29" calcext:value-type="float">
            <text:p>566.29</text:p>
          </table:table-cell>
          <table:table-cell office:value-type="float" office:value="688.17" calcext:value-type="float">
            <text:p>688.17</text:p>
          </table:table-cell>
        </table:table-row>
        <table:table-row table:style-name="ro1">
          <table:table-cell office:value-type="float" office:value="4095474" calcext:value-type="float">
            <text:p>4095474</text:p>
          </table:table-cell>
          <table:table-cell table:formula="of:=[.A258]/1000/(60*60*24)" office:value-type="time" office:time-value="PT01H08M15.474S" calcext:value-type="time">
            <text:p>01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568.51" calcext:value-type="float">
            <text:p>568.51</text:p>
          </table:table-cell>
          <table:table-cell office:value-type="float" office:value="690.83" calcext:value-type="float">
            <text:p>690.83</text:p>
          </table:table-cell>
        </table:table-row>
        <table:table-row table:style-name="ro1">
          <table:table-cell office:value-type="float" office:value="4111475" calcext:value-type="float">
            <text:p>4111475</text:p>
          </table:table-cell>
          <table:table-cell table:formula="of:=[.A259]/1000/(60*60*24)" office:value-type="time" office:time-value="PT01H08M31.475S" calcext:value-type="time">
            <text:p>01:08:3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70.73" calcext:value-type="float">
            <text:p>570.73</text:p>
          </table:table-cell>
          <table:table-cell office:value-type="float" office:value="693.48" calcext:value-type="float">
            <text:p>693.48</text:p>
          </table:table-cell>
        </table:table-row>
        <table:table-row table:style-name="ro1">
          <table:table-cell office:value-type="float" office:value="4127475" calcext:value-type="float">
            <text:p>4127475</text:p>
          </table:table-cell>
          <table:table-cell table:formula="of:=[.A260]/1000/(60*60*24)" office:value-type="time" office:time-value="PT01H08M47.475S" calcext:value-type="time">
            <text:p>01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3" calcext:value-type="float">
            <text:p>596.63</text:p>
          </table:table-cell>
          <table:table-cell office:value-type="float" office:value="572.95" calcext:value-type="float">
            <text:p>572.95</text:p>
          </table:table-cell>
          <table:table-cell office:value-type="float" office:value="696.14" calcext:value-type="float">
            <text:p>696.14</text:p>
          </table:table-cell>
        </table:table-row>
        <table:table-row table:style-name="ro1">
          <table:table-cell office:value-type="float" office:value="4143475" calcext:value-type="float">
            <text:p>4143475</text:p>
          </table:table-cell>
          <table:table-cell table:formula="of:=[.A261]/1000/(60*60*24)" office:value-type="time" office:time-value="PT01H09M03.475S" calcext:value-type="time">
            <text:p>01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9" calcext:value-type="float">
            <text:p>596.89</text:p>
          </table:table-cell>
          <table:table-cell office:value-type="float" office:value="575.17" calcext:value-type="float">
            <text:p>575.17</text:p>
          </table:table-cell>
          <table:table-cell office:value-type="float" office:value="698.79" calcext:value-type="float">
            <text:p>698.79</text:p>
          </table:table-cell>
        </table:table-row>
        <table:table-row table:style-name="ro1">
          <table:table-cell office:value-type="float" office:value="4159475" calcext:value-type="float">
            <text:p>4159475</text:p>
          </table:table-cell>
          <table:table-cell table:formula="of:=[.A262]/1000/(60*60*24)" office:value-type="time" office:time-value="PT01H09M19.475S" calcext:value-type="time">
            <text:p>01:0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577.39" calcext:value-type="float">
            <text:p>577.39</text:p>
          </table:table-cell>
          <table:table-cell office:value-type="float" office:value="701.45" calcext:value-type="float">
            <text:p>701.45</text:p>
          </table:table-cell>
        </table:table-row>
        <table:table-row table:style-name="ro1">
          <table:table-cell office:value-type="float" office:value="4175474" calcext:value-type="float">
            <text:p>4175474</text:p>
          </table:table-cell>
          <table:table-cell table:formula="of:=[.A263]/1000/(60*60*24)" office:value-type="time" office:time-value="PT01H09M35.474S" calcext:value-type="time">
            <text:p>01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2" calcext:value-type="float">
            <text:p>596.52</text:p>
          </table:table-cell>
          <table:table-cell office:value-type="float" office:value="579.61" calcext:value-type="float">
            <text:p>579.61</text:p>
          </table:table-cell>
          <table:table-cell office:value-type="float" office:value="704.11" calcext:value-type="float">
            <text:p>704.11</text:p>
          </table:table-cell>
        </table:table-row>
        <table:table-row table:style-name="ro1">
          <table:table-cell office:value-type="float" office:value="4191474" calcext:value-type="float">
            <text:p>4191474</text:p>
          </table:table-cell>
          <table:table-cell table:formula="of:=[.A264]/1000/(60*60*24)" office:value-type="time" office:time-value="PT01H09M51.474S" calcext:value-type="time">
            <text:p>01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581.83" calcext:value-type="float">
            <text:p>581.83</text:p>
          </table:table-cell>
          <table:table-cell office:value-type="float" office:value="706.76" calcext:value-type="float">
            <text:p>706.76</text:p>
          </table:table-cell>
        </table:table-row>
        <table:table-row table:style-name="ro1">
          <table:table-cell office:value-type="float" office:value="4206475" calcext:value-type="float">
            <text:p>4206475</text:p>
          </table:table-cell>
          <table:table-cell table:formula="of:=[.A265]/1000/(60*60*24)" office:value-type="time" office:time-value="PT01H10M06.475S" calcext:value-type="time">
            <text:p>01:10:06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583.92" calcext:value-type="float">
            <text:p>583.92</text:p>
          </table:table-cell>
          <table:table-cell office:value-type="float" office:value="709.25" calcext:value-type="float">
            <text:p>709.25</text:p>
          </table:table-cell>
        </table:table-row>
        <table:table-row table:style-name="ro1">
          <table:table-cell office:value-type="float" office:value="4222474" calcext:value-type="float">
            <text:p>4222474</text:p>
          </table:table-cell>
          <table:table-cell table:formula="of:=[.A266]/1000/(60*60*24)" office:value-type="time" office:time-value="PT01H10M22.474S" calcext:value-type="time">
            <text:p>01:10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586.14" calcext:value-type="float">
            <text:p>586.14</text:p>
          </table:table-cell>
          <table:table-cell office:value-type="float" office:value="711.9" calcext:value-type="float">
            <text:p>711.9</text:p>
          </table:table-cell>
        </table:table-row>
        <table:table-row table:style-name="ro1">
          <table:table-cell office:value-type="float" office:value="4238474" calcext:value-type="float">
            <text:p>4238474</text:p>
          </table:table-cell>
          <table:table-cell table:formula="of:=[.A267]/1000/(60*60*24)" office:value-type="time" office:time-value="PT01H10M38.474S" calcext:value-type="time">
            <text:p>01:10:38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588.36" calcext:value-type="float">
            <text:p>588.36</text:p>
          </table:table-cell>
          <table:table-cell office:value-type="float" office:value="714.56" calcext:value-type="float">
            <text:p>714.56</text:p>
          </table:table-cell>
        </table:table-row>
        <table:table-row table:style-name="ro1">
          <table:table-cell office:value-type="float" office:value="4254474" calcext:value-type="float">
            <text:p>4254474</text:p>
          </table:table-cell>
          <table:table-cell table:formula="of:=[.A268]/1000/(60*60*24)" office:value-type="time" office:time-value="PT01H10M54.474S" calcext:value-type="time">
            <text:p>01:10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590.58" calcext:value-type="float">
            <text:p>590.58</text:p>
          </table:table-cell>
          <table:table-cell office:value-type="float" office:value="717.21" calcext:value-type="float">
            <text:p>717.21</text:p>
          </table:table-cell>
        </table:table-row>
        <table:table-row table:style-name="ro1">
          <table:table-cell office:value-type="float" office:value="4270475" calcext:value-type="float">
            <text:p>4270475</text:p>
          </table:table-cell>
          <table:table-cell table:formula="of:=[.A269]/1000/(60*60*24)" office:value-type="time" office:time-value="PT01H11M10.475S" calcext:value-type="time">
            <text:p>01:11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592.8" calcext:value-type="float">
            <text:p>592.8</text:p>
          </table:table-cell>
          <table:table-cell office:value-type="float" office:value="719.86" calcext:value-type="float">
            <text:p>719.86</text:p>
          </table:table-cell>
        </table:table-row>
        <table:table-row table:style-name="ro1">
          <table:table-cell office:value-type="float" office:value="4286474" calcext:value-type="float">
            <text:p>4286474</text:p>
          </table:table-cell>
          <table:table-cell table:formula="of:=[.A270]/1000/(60*60*24)" office:value-type="time" office:time-value="PT01H11M26.474S" calcext:value-type="time">
            <text:p>01:11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9" calcext:value-type="float">
            <text:p>596.89</text:p>
          </table:table-cell>
          <table:table-cell office:value-type="float" office:value="595.02" calcext:value-type="float">
            <text:p>595.02</text:p>
          </table:table-cell>
          <table:table-cell office:value-type="float" office:value="722.52" calcext:value-type="float">
            <text:p>722.52</text:p>
          </table:table-cell>
        </table:table-row>
        <table:table-row table:style-name="ro1">
          <table:table-cell office:value-type="float" office:value="4302474" calcext:value-type="float">
            <text:p>4302474</text:p>
          </table:table-cell>
          <table:table-cell table:formula="of:=[.A271]/1000/(60*60*24)" office:value-type="time" office:time-value="PT01H11M42.474S" calcext:value-type="time">
            <text:p>01:11:42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597.24" calcext:value-type="float">
            <text:p>597.24</text:p>
          </table:table-cell>
          <table:table-cell office:value-type="float" office:value="725.17" calcext:value-type="float">
            <text:p>725.17</text:p>
          </table:table-cell>
        </table:table-row>
        <table:table-row table:style-name="ro1">
          <table:table-cell office:value-type="float" office:value="4318474" calcext:value-type="float">
            <text:p>4318474</text:p>
          </table:table-cell>
          <table:table-cell table:formula="of:=[.A272]/1000/(60*60*24)" office:value-type="time" office:time-value="PT01H11M58.474S" calcext:value-type="time">
            <text:p>01:11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599.46" calcext:value-type="float">
            <text:p>599.46</text:p>
          </table:table-cell>
          <table:table-cell office:value-type="float" office:value="727.83" calcext:value-type="float">
            <text:p>727.83</text:p>
          </table:table-cell>
        </table:table-row>
        <table:table-row table:style-name="ro1">
          <table:table-cell office:value-type="float" office:value="4334474" calcext:value-type="float">
            <text:p>4334474</text:p>
          </table:table-cell>
          <table:table-cell table:formula="of:=[.A273]/1000/(60*60*24)" office:value-type="time" office:time-value="PT01H12M14.474S" calcext:value-type="time">
            <text:p>01:12:1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601.68" calcext:value-type="float">
            <text:p>601.68</text:p>
          </table:table-cell>
          <table:table-cell office:value-type="float" office:value="730.48" calcext:value-type="float">
            <text:p>730.48</text:p>
          </table:table-cell>
        </table:table-row>
        <table:table-row table:style-name="ro1">
          <table:table-cell office:value-type="float" office:value="4350474" calcext:value-type="float">
            <text:p>4350474</text:p>
          </table:table-cell>
          <table:table-cell table:formula="of:=[.A274]/1000/(60*60*24)" office:value-type="time" office:time-value="PT01H12M30.474S" calcext:value-type="time">
            <text:p>01:12:3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603.9" calcext:value-type="float">
            <text:p>603.9</text:p>
          </table:table-cell>
          <table:table-cell office:value-type="float" office:value="733.14" calcext:value-type="float">
            <text:p>733.14</text:p>
          </table:table-cell>
        </table:table-row>
        <table:table-row table:style-name="ro1">
          <table:table-cell office:value-type="float" office:value="4366474" calcext:value-type="float">
            <text:p>4366474</text:p>
          </table:table-cell>
          <table:table-cell table:formula="of:=[.A275]/1000/(60*60*24)" office:value-type="time" office:time-value="PT01H12M46.474S" calcext:value-type="time">
            <text:p>01:12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606.13" calcext:value-type="float">
            <text:p>606.13</text:p>
          </table:table-cell>
          <table:table-cell office:value-type="float" office:value="735.79" calcext:value-type="float">
            <text:p>735.79</text:p>
          </table:table-cell>
        </table:table-row>
        <table:table-row table:style-name="ro1">
          <table:table-cell office:value-type="float" office:value="4382474" calcext:value-type="float">
            <text:p>4382474</text:p>
          </table:table-cell>
          <table:table-cell table:formula="of:=[.A276]/1000/(60*60*24)" office:value-type="time" office:time-value="PT01H13M02.474S" calcext:value-type="time">
            <text:p>01:13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608.35" calcext:value-type="float">
            <text:p>608.35</text:p>
          </table:table-cell>
          <table:table-cell office:value-type="float" office:value="738.45" calcext:value-type="float">
            <text:p>738.45</text:p>
          </table:table-cell>
        </table:table-row>
        <table:table-row table:style-name="ro1">
          <table:table-cell office:value-type="float" office:value="4398474" calcext:value-type="float">
            <text:p>4398474</text:p>
          </table:table-cell>
          <table:table-cell table:formula="of:=[.A277]/1000/(60*60*24)" office:value-type="time" office:time-value="PT01H13M18.474S" calcext:value-type="time">
            <text:p>01:13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610.57" calcext:value-type="float">
            <text:p>610.57</text:p>
          </table:table-cell>
          <table:table-cell office:value-type="float" office:value="741.1" calcext:value-type="float">
            <text:p>741.1</text:p>
          </table:table-cell>
        </table:table-row>
        <table:table-row table:style-name="ro1">
          <table:table-cell office:value-type="float" office:value="4414475" calcext:value-type="float">
            <text:p>4414475</text:p>
          </table:table-cell>
          <table:table-cell table:formula="of:=[.A278]/1000/(60*60*24)" office:value-type="time" office:time-value="PT01H13M34.475S" calcext:value-type="time">
            <text:p>01:13:3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612.79" calcext:value-type="float">
            <text:p>612.79</text:p>
          </table:table-cell>
          <table:table-cell office:value-type="float" office:value="743.76" calcext:value-type="float">
            <text:p>743.76</text:p>
          </table:table-cell>
        </table:table-row>
        <table:table-row table:style-name="ro1">
          <table:table-cell office:value-type="float" office:value="4430475" calcext:value-type="float">
            <text:p>4430475</text:p>
          </table:table-cell>
          <table:table-cell table:formula="of:=[.A279]/1000/(60*60*24)" office:value-type="time" office:time-value="PT01H13M50.475S" calcext:value-type="time">
            <text:p>01:13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8" calcext:value-type="float">
            <text:p>596.28</text:p>
          </table:table-cell>
          <table:table-cell office:value-type="float" office:value="615.01" calcext:value-type="float">
            <text:p>615.01</text:p>
          </table:table-cell>
          <table:table-cell office:value-type="float" office:value="746.41" calcext:value-type="float">
            <text:p>746.41</text:p>
          </table:table-cell>
        </table:table-row>
        <table:table-row table:style-name="ro1">
          <table:table-cell office:value-type="float" office:value="4446474" calcext:value-type="float">
            <text:p>4446474</text:p>
          </table:table-cell>
          <table:table-cell table:formula="of:=[.A280]/1000/(60*60*24)" office:value-type="time" office:time-value="PT01H14M06.474S" calcext:value-type="time">
            <text:p>01:14:0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617.23" calcext:value-type="float">
            <text:p>617.23</text:p>
          </table:table-cell>
          <table:table-cell office:value-type="float" office:value="749.07" calcext:value-type="float">
            <text:p>749.07</text:p>
          </table:table-cell>
        </table:table-row>
        <table:table-row table:style-name="ro1">
          <table:table-cell office:value-type="float" office:value="4462474" calcext:value-type="float">
            <text:p>4462474</text:p>
          </table:table-cell>
          <table:table-cell table:formula="of:=[.A281]/1000/(60*60*24)" office:value-type="time" office:time-value="PT01H14M22.474S" calcext:value-type="time">
            <text:p>01:14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619.45" calcext:value-type="float">
            <text:p>619.45</text:p>
          </table:table-cell>
          <table:table-cell office:value-type="float" office:value="751.73" calcext:value-type="float">
            <text:p>751.73</text:p>
          </table:table-cell>
        </table:table-row>
        <table:table-row table:style-name="ro1">
          <table:table-cell office:value-type="float" office:value="4478474" calcext:value-type="float">
            <text:p>4478474</text:p>
          </table:table-cell>
          <table:table-cell table:formula="of:=[.A282]/1000/(60*60*24)" office:value-type="time" office:time-value="PT01H14M38.474S" calcext:value-type="time">
            <text:p>01:14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621.67" calcext:value-type="float">
            <text:p>621.67</text:p>
          </table:table-cell>
          <table:table-cell office:value-type="float" office:value="754.39" calcext:value-type="float">
            <text:p>754.39</text:p>
          </table:table-cell>
        </table:table-row>
        <table:table-row table:style-name="ro1">
          <table:table-cell office:value-type="float" office:value="4494475" calcext:value-type="float">
            <text:p>4494475</text:p>
          </table:table-cell>
          <table:table-cell table:formula="of:=[.A283]/1000/(60*60*24)" office:value-type="time" office:time-value="PT01H14M54.475S" calcext:value-type="time">
            <text:p>01:14:54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623.89" calcext:value-type="float">
            <text:p>623.89</text:p>
          </table:table-cell>
          <table:table-cell office:value-type="float" office:value="757.05" calcext:value-type="float">
            <text:p>757.05</text:p>
          </table:table-cell>
        </table:table-row>
        <table:table-row table:style-name="ro1">
          <table:table-cell office:value-type="float" office:value="4510475" calcext:value-type="float">
            <text:p>4510475</text:p>
          </table:table-cell>
          <table:table-cell table:formula="of:=[.A284]/1000/(60*60*24)" office:value-type="time" office:time-value="PT01H15M10.475S" calcext:value-type="time">
            <text:p>01:15:10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626.11" calcext:value-type="float">
            <text:p>626.11</text:p>
          </table:table-cell>
          <table:table-cell office:value-type="float" office:value="759.7" calcext:value-type="float">
            <text:p>759.7</text:p>
          </table:table-cell>
        </table:table-row>
        <table:table-row table:style-name="ro1">
          <table:table-cell office:value-type="float" office:value="4526474" calcext:value-type="float">
            <text:p>4526474</text:p>
          </table:table-cell>
          <table:table-cell table:formula="of:=[.A285]/1000/(60*60*24)" office:value-type="time" office:time-value="PT01H15M26.474S" calcext:value-type="time">
            <text:p>01:15:26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8" calcext:value-type="float">
            <text:p>598.88</text:p>
          </table:table-cell>
          <table:table-cell office:value-type="float" office:value="628.33" calcext:value-type="float">
            <text:p>628.33</text:p>
          </table:table-cell>
          <table:table-cell office:value-type="float" office:value="762.36" calcext:value-type="float">
            <text:p>762.36</text:p>
          </table:table-cell>
        </table:table-row>
        <table:table-row table:style-name="ro1">
          <table:table-cell office:value-type="float" office:value="4542475" calcext:value-type="float">
            <text:p>4542475</text:p>
          </table:table-cell>
          <table:table-cell table:formula="of:=[.A286]/1000/(60*60*24)" office:value-type="time" office:time-value="PT01H15M42.475S" calcext:value-type="time">
            <text:p>01:15:4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630.56" calcext:value-type="float">
            <text:p>630.56</text:p>
          </table:table-cell>
          <table:table-cell office:value-type="float" office:value="765.02" calcext:value-type="float">
            <text:p>765.02</text:p>
          </table:table-cell>
        </table:table-row>
        <table:table-row table:style-name="ro1">
          <table:table-cell office:value-type="float" office:value="4558474" calcext:value-type="float">
            <text:p>4558474</text:p>
          </table:table-cell>
          <table:table-cell table:formula="of:=[.A287]/1000/(60*60*24)" office:value-type="time" office:time-value="PT01H15M58.474S" calcext:value-type="time">
            <text:p>01:15:5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632.78" calcext:value-type="float">
            <text:p>632.78</text:p>
          </table:table-cell>
          <table:table-cell office:value-type="float" office:value="767.68" calcext:value-type="float">
            <text:p>767.68</text:p>
          </table:table-cell>
        </table:table-row>
        <table:table-row table:style-name="ro1">
          <table:table-cell office:value-type="float" office:value="4574474" calcext:value-type="float">
            <text:p>4574474</text:p>
          </table:table-cell>
          <table:table-cell table:formula="of:=[.A288]/1000/(60*60*24)" office:value-type="time" office:time-value="PT01H16M14.474S" calcext:value-type="time">
            <text:p>01:16:1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635" calcext:value-type="float">
            <text:p>635</text:p>
          </table:table-cell>
          <table:table-cell office:value-type="float" office:value="770.34" calcext:value-type="float">
            <text:p>770.34</text:p>
          </table:table-cell>
        </table:table-row>
        <table:table-row table:style-name="ro1">
          <table:table-cell office:value-type="float" office:value="4590474" calcext:value-type="float">
            <text:p>4590474</text:p>
          </table:table-cell>
          <table:table-cell table:formula="of:=[.A289]/1000/(60*60*24)" office:value-type="time" office:time-value="PT01H16M30.474S" calcext:value-type="time">
            <text:p>01:16:30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637.22" calcext:value-type="float">
            <text:p>637.2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606475" calcext:value-type="float">
            <text:p>4606475</text:p>
          </table:table-cell>
          <table:table-cell table:formula="of:=[.A290]/1000/(60*60*24)" office:value-type="time" office:time-value="PT01H16M46.475S" calcext:value-type="time">
            <text:p>01:16:46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6" calcext:value-type="float">
            <text:p>598.66</text:p>
          </table:table-cell>
          <table:table-cell office:value-type="float" office:value="639.44" calcext:value-type="float">
            <text:p>639.44</text:p>
          </table:table-cell>
          <table:table-cell office:value-type="float" office:value="775.66" calcext:value-type="float">
            <text:p>775.66</text:p>
          </table:table-cell>
        </table:table-row>
        <table:table-row table:style-name="ro1">
          <table:table-cell office:value-type="float" office:value="4622474" calcext:value-type="float">
            <text:p>4622474</text:p>
          </table:table-cell>
          <table:table-cell table:formula="of:=[.A291]/1000/(60*60*24)" office:value-type="time" office:time-value="PT01H17M02.474S" calcext:value-type="time">
            <text:p>01:17:0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641.66" calcext:value-type="float">
            <text:p>641.66</text:p>
          </table:table-cell>
          <table:table-cell office:value-type="float" office:value="778.31" calcext:value-type="float">
            <text:p>778.31</text:p>
          </table:table-cell>
        </table:table-row>
        <table:table-row table:style-name="ro1">
          <table:table-cell office:value-type="float" office:value="4638475" calcext:value-type="float">
            <text:p>4638475</text:p>
          </table:table-cell>
          <table:table-cell table:formula="of:=[.A292]/1000/(60*60*24)" office:value-type="time" office:time-value="PT01H17M18.475S" calcext:value-type="time">
            <text:p>01:17:18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643.88" calcext:value-type="float">
            <text:p>643.88</text:p>
          </table:table-cell>
          <table:table-cell office:value-type="float" office:value="780.97" calcext:value-type="float">
            <text:p>780.97</text:p>
          </table:table-cell>
        </table:table-row>
        <table:table-row table:style-name="ro1">
          <table:table-cell office:value-type="float" office:value="4654474" calcext:value-type="float">
            <text:p>4654474</text:p>
          </table:table-cell>
          <table:table-cell table:formula="of:=[.A293]/1000/(60*60*24)" office:value-type="time" office:time-value="PT01H17M34.474S" calcext:value-type="time">
            <text:p>01:17:34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6" calcext:value-type="float">
            <text:p>598.66</text:p>
          </table:table-cell>
          <table:table-cell office:value-type="float" office:value="646.1" calcext:value-type="float">
            <text:p>646.1</text:p>
          </table:table-cell>
          <table:table-cell office:value-type="float" office:value="783.63" calcext:value-type="float">
            <text:p>783.63</text:p>
          </table:table-cell>
        </table:table-row>
        <table:table-row table:style-name="ro1">
          <table:table-cell office:value-type="float" office:value="4670474" calcext:value-type="float">
            <text:p>4670474</text:p>
          </table:table-cell>
          <table:table-cell table:formula="of:=[.A294]/1000/(60*60*24)" office:value-type="time" office:time-value="PT01H17M50.474S" calcext:value-type="time">
            <text:p>01:17:50</text:p>
          </table:table-cell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office:value-type="float" office:value="598.99" calcext:value-type="float">
            <text:p>598.99</text:p>
          </table:table-cell>
          <table:table-cell office:value-type="float" office:value="648.32" calcext:value-type="float">
            <text:p>648.32</text:p>
          </table:table-cell>
          <table:table-cell office:value-type="float" office:value="786.29" calcext:value-type="float">
            <text:p>786.29</text:p>
          </table:table-cell>
        </table:table-row>
        <table:table-row table:style-name="ro1">
          <table:table-cell office:value-type="float" office:value="4686474" calcext:value-type="float">
            <text:p>4686474</text:p>
          </table:table-cell>
          <table:table-cell table:formula="of:=[.A295]/1000/(60*60*24)" office:value-type="time" office:time-value="PT01H18M06.474S" calcext:value-type="time">
            <text:p>01:18:06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650.54" calcext:value-type="float">
            <text:p>650.54</text:p>
          </table:table-cell>
          <table:table-cell office:value-type="float" office:value="788.95" calcext:value-type="float">
            <text:p>788.95</text:p>
          </table:table-cell>
        </table:table-row>
        <table:table-row table:style-name="ro1">
          <table:table-cell office:value-type="float" office:value="4702474" calcext:value-type="float">
            <text:p>4702474</text:p>
          </table:table-cell>
          <table:table-cell table:formula="of:=[.A296]/1000/(60*60*24)" office:value-type="time" office:time-value="PT01H18M22.474S" calcext:value-type="time">
            <text:p>01:18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652.76" calcext:value-type="float">
            <text:p>652.76</text:p>
          </table:table-cell>
          <table:table-cell office:value-type="float" office:value="791.61" calcext:value-type="float">
            <text:p>791.61</text:p>
          </table:table-cell>
        </table:table-row>
        <table:table-row table:style-name="ro1">
          <table:table-cell office:value-type="float" office:value="4718474" calcext:value-type="float">
            <text:p>4718474</text:p>
          </table:table-cell>
          <table:table-cell table:formula="of:=[.A297]/1000/(60*60*24)" office:value-type="time" office:time-value="PT01H18M38.474S" calcext:value-type="time">
            <text:p>01:18:38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654.99" calcext:value-type="float">
            <text:p>654.99</text:p>
          </table:table-cell>
          <table:table-cell office:value-type="float" office:value="794.27" calcext:value-type="float">
            <text:p>794.27</text:p>
          </table:table-cell>
        </table:table-row>
        <table:table-row table:style-name="ro1">
          <table:table-cell office:value-type="float" office:value="4734474" calcext:value-type="float">
            <text:p>4734474</text:p>
          </table:table-cell>
          <table:table-cell table:formula="of:=[.A298]/1000/(60*60*24)" office:value-type="time" office:time-value="PT01H18M54.474S" calcext:value-type="time">
            <text:p>01:18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657.21" calcext:value-type="float">
            <text:p>657.21</text:p>
          </table:table-cell>
          <table:table-cell office:value-type="float" office:value="796.93" calcext:value-type="float">
            <text:p>796.93</text:p>
          </table:table-cell>
        </table:table-row>
        <table:table-row table:style-name="ro1">
          <table:table-cell office:value-type="float" office:value="4750474" calcext:value-type="float">
            <text:p>4750474</text:p>
          </table:table-cell>
          <table:table-cell table:formula="of:=[.A299]/1000/(60*60*24)" office:value-type="time" office:time-value="PT01H19M10.474S" calcext:value-type="time">
            <text:p>01:19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2" calcext:value-type="float">
            <text:p>596.42</text:p>
          </table:table-cell>
          <table:table-cell office:value-type="float" office:value="659.43" calcext:value-type="float">
            <text:p>659.43</text:p>
          </table:table-cell>
          <table:table-cell office:value-type="float" office:value="799.58" calcext:value-type="float">
            <text:p>799.58</text:p>
          </table:table-cell>
        </table:table-row>
        <table:table-row table:style-name="ro1">
          <table:table-cell office:value-type="float" office:value="4766474" calcext:value-type="float">
            <text:p>4766474</text:p>
          </table:table-cell>
          <table:table-cell table:formula="of:=[.A300]/1000/(60*60*24)" office:value-type="time" office:time-value="PT01H19M26.474S" calcext:value-type="time">
            <text:p>01:19:2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661.65" calcext:value-type="float">
            <text:p>661.65</text:p>
          </table:table-cell>
          <table:table-cell office:value-type="float" office:value="802.24" calcext:value-type="float">
            <text:p>802.24</text:p>
          </table:table-cell>
        </table:table-row>
        <table:table-row table:style-name="ro1">
          <table:table-cell office:value-type="float" office:value="4782475" calcext:value-type="float">
            <text:p>4782475</text:p>
          </table:table-cell>
          <table:table-cell table:formula="of:=[.A301]/1000/(60*60*24)" office:value-type="time" office:time-value="PT01H19M42.475S" calcext:value-type="time">
            <text:p>01:19:4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663.87" calcext:value-type="float">
            <text:p>663.87</text:p>
          </table:table-cell>
          <table:table-cell office:value-type="float" office:value="804.9" calcext:value-type="float">
            <text:p>804.9</text:p>
          </table:table-cell>
        </table:table-row>
        <table:table-row table:style-name="ro1">
          <table:table-cell office:value-type="float" office:value="4798474" calcext:value-type="float">
            <text:p>4798474</text:p>
          </table:table-cell>
          <table:table-cell table:formula="of:=[.A302]/1000/(60*60*24)" office:value-type="time" office:time-value="PT01H19M58.474S" calcext:value-type="time">
            <text:p>01:19:5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666.09" calcext:value-type="float">
            <text:p>666.09</text:p>
          </table:table-cell>
          <table:table-cell office:value-type="float" office:value="807.56" calcext:value-type="float">
            <text:p>807.56</text:p>
          </table:table-cell>
        </table:table-row>
        <table:table-row table:style-name="ro1">
          <table:table-cell office:value-type="float" office:value="4814474" calcext:value-type="float">
            <text:p>4814474</text:p>
          </table:table-cell>
          <table:table-cell table:formula="of:=[.A303]/1000/(60*60*24)" office:value-type="time" office:time-value="PT01H20M14.474S" calcext:value-type="time">
            <text:p>01:20:14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668.31" calcext:value-type="float">
            <text:p>668.31</text:p>
          </table:table-cell>
          <table:table-cell office:value-type="float" office:value="810.22" calcext:value-type="float">
            <text:p>810.22</text:p>
          </table:table-cell>
        </table:table-row>
        <table:table-row table:style-name="ro1">
          <table:table-cell office:value-type="float" office:value="4830475" calcext:value-type="float">
            <text:p>4830475</text:p>
          </table:table-cell>
          <table:table-cell table:formula="of:=[.A304]/1000/(60*60*24)" office:value-type="time" office:time-value="PT01H20M30.475S" calcext:value-type="time">
            <text:p>01:20:30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6" calcext:value-type="float">
            <text:p>598.66</text:p>
          </table:table-cell>
          <table:table-cell office:value-type="float" office:value="670.53" calcext:value-type="float">
            <text:p>670.53</text:p>
          </table:table-cell>
          <table:table-cell office:value-type="float" office:value="812.87" calcext:value-type="float">
            <text:p>812.87</text:p>
          </table:table-cell>
        </table:table-row>
        <table:table-row table:style-name="ro1">
          <table:table-cell office:value-type="float" office:value="4846474" calcext:value-type="float">
            <text:p>4846474</text:p>
          </table:table-cell>
          <table:table-cell table:formula="of:=[.A305]/1000/(60*60*24)" office:value-type="time" office:time-value="PT01H20M46.474S" calcext:value-type="time">
            <text:p>01:20:46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672.75" calcext:value-type="float">
            <text:p>672.75</text:p>
          </table:table-cell>
          <table:table-cell office:value-type="float" office:value="815.53" calcext:value-type="float">
            <text:p>815.53</text:p>
          </table:table-cell>
        </table:table-row>
        <table:table-row table:style-name="ro1">
          <table:table-cell office:value-type="float" office:value="4862474" calcext:value-type="float">
            <text:p>4862474</text:p>
          </table:table-cell>
          <table:table-cell table:formula="of:=[.A306]/1000/(60*60*24)" office:value-type="time" office:time-value="PT01H21M02.474S" calcext:value-type="time">
            <text:p>01:21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674.97" calcext:value-type="float">
            <text:p>674.97</text:p>
          </table:table-cell>
          <table:table-cell office:value-type="float" office:value="818.19" calcext:value-type="float">
            <text:p>818.19</text:p>
          </table:table-cell>
        </table:table-row>
        <table:table-row table:style-name="ro1">
          <table:table-cell office:value-type="float" office:value="4878474" calcext:value-type="float">
            <text:p>4878474</text:p>
          </table:table-cell>
          <table:table-cell table:formula="of:=[.A307]/1000/(60*60*24)" office:value-type="time" office:time-value="PT01H21M18.474S" calcext:value-type="time">
            <text:p>01:21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677.19" calcext:value-type="float">
            <text:p>677.19</text:p>
          </table:table-cell>
          <table:table-cell office:value-type="float" office:value="820.85" calcext:value-type="float">
            <text:p>820.85</text:p>
          </table:table-cell>
        </table:table-row>
        <table:table-row table:style-name="ro1">
          <table:table-cell office:value-type="float" office:value="4894474" calcext:value-type="float">
            <text:p>4894474</text:p>
          </table:table-cell>
          <table:table-cell table:formula="of:=[.A308]/1000/(60*60*24)" office:value-type="time" office:time-value="PT01H21M34.474S" calcext:value-type="time">
            <text:p>01:21:34</text:p>
          </table:table-cell>
          <table:table-cell office:value-type="float" office:value="1.2" calcext:value-type="float">
            <text:p>1.2</text:p>
          </table:table-cell>
          <table:table-cell office:value-type="float" office:value="500.2" calcext:value-type="float">
            <text:p>500.2</text:p>
          </table:table-cell>
          <table:table-cell office:value-type="float" office:value="599.2" calcext:value-type="float">
            <text:p>599.2</text:p>
          </table:table-cell>
          <table:table-cell office:value-type="float" office:value="679.41" calcext:value-type="float">
            <text:p>679.41</text:p>
          </table:table-cell>
          <table:table-cell office:value-type="float" office:value="823.51" calcext:value-type="float">
            <text:p>823.51</text:p>
          </table:table-cell>
        </table:table-row>
        <table:table-row table:style-name="ro1">
          <table:table-cell office:value-type="float" office:value="4910474" calcext:value-type="float">
            <text:p>4910474</text:p>
          </table:table-cell>
          <table:table-cell table:formula="of:=[.A309]/1000/(60*60*24)" office:value-type="time" office:time-value="PT01H21M50.474S" calcext:value-type="time">
            <text:p>01:21:50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6" calcext:value-type="float">
            <text:p>598.76</text:p>
          </table:table-cell>
          <table:table-cell office:value-type="float" office:value="681.64" calcext:value-type="float">
            <text:p>681.64</text:p>
          </table:table-cell>
          <table:table-cell office:value-type="float" office:value="826.16" calcext:value-type="float">
            <text:p>826.16</text:p>
          </table:table-cell>
        </table:table-row>
        <table:table-row table:style-name="ro1">
          <table:table-cell office:value-type="float" office:value="4926474" calcext:value-type="float">
            <text:p>4926474</text:p>
          </table:table-cell>
          <table:table-cell table:formula="of:=[.A310]/1000/(60*60*24)" office:value-type="time" office:time-value="PT01H22M06.474S" calcext:value-type="time">
            <text:p>01:22:0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683.86" calcext:value-type="float">
            <text:p>683.86</text:p>
          </table:table-cell>
          <table:table-cell office:value-type="float" office:value="828.82" calcext:value-type="float">
            <text:p>828.82</text:p>
          </table:table-cell>
        </table:table-row>
        <table:table-row table:style-name="ro1">
          <table:table-cell office:value-type="float" office:value="4942474" calcext:value-type="float">
            <text:p>4942474</text:p>
          </table:table-cell>
          <table:table-cell table:formula="of:=[.A311]/1000/(60*60*24)" office:value-type="time" office:time-value="PT01H22M22.474S" calcext:value-type="time">
            <text:p>01:22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686.08" calcext:value-type="float">
            <text:p>686.08</text:p>
          </table:table-cell>
          <table:table-cell office:value-type="float" office:value="831.48" calcext:value-type="float">
            <text:p>831.48</text:p>
          </table:table-cell>
        </table:table-row>
        <table:table-row table:style-name="ro1">
          <table:table-cell office:value-type="float" office:value="4958474" calcext:value-type="float">
            <text:p>4958474</text:p>
          </table:table-cell>
          <table:table-cell table:formula="of:=[.A312]/1000/(60*60*24)" office:value-type="time" office:time-value="PT01H22M38.474S" calcext:value-type="time">
            <text:p>01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688.3" calcext:value-type="float">
            <text:p>688.3</text:p>
          </table:table-cell>
          <table:table-cell office:value-type="float" office:value="834.14" calcext:value-type="float">
            <text:p>834.14</text:p>
          </table:table-cell>
        </table:table-row>
        <table:table-row table:style-name="ro1">
          <table:table-cell office:value-type="float" office:value="4974474" calcext:value-type="float">
            <text:p>4974474</text:p>
          </table:table-cell>
          <table:table-cell table:formula="of:=[.A313]/1000/(60*60*24)" office:value-type="time" office:time-value="PT01H22M54.474S" calcext:value-type="time">
            <text:p>01:22:5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690.52" calcext:value-type="float">
            <text:p>690.52</text:p>
          </table:table-cell>
          <table:table-cell office:value-type="float" office:value="836.79" calcext:value-type="float">
            <text:p>836.79</text:p>
          </table:table-cell>
        </table:table-row>
        <table:table-row table:style-name="ro1">
          <table:table-cell office:value-type="float" office:value="4990474" calcext:value-type="float">
            <text:p>4990474</text:p>
          </table:table-cell>
          <table:table-cell table:formula="of:=[.A314]/1000/(60*60*24)" office:value-type="time" office:time-value="PT01H23M10.474S" calcext:value-type="time">
            <text:p>01:23:1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692.74" calcext:value-type="float">
            <text:p>692.74</text:p>
          </table:table-cell>
          <table:table-cell office:value-type="float" office:value="839.45" calcext:value-type="float">
            <text:p>839.45</text:p>
          </table:table-cell>
        </table:table-row>
        <table:table-row table:style-name="ro1">
          <table:table-cell office:value-type="float" office:value="5006474" calcext:value-type="float">
            <text:p>5006474</text:p>
          </table:table-cell>
          <table:table-cell table:formula="of:=[.A315]/1000/(60*60*24)" office:value-type="time" office:time-value="PT01H23M26.474S" calcext:value-type="time">
            <text:p>01:23:26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694.96" calcext:value-type="float">
            <text:p>694.96</text:p>
          </table:table-cell>
          <table:table-cell office:value-type="float" office:value="842.11" calcext:value-type="float">
            <text:p>842.11</text:p>
          </table:table-cell>
        </table:table-row>
        <table:table-row table:style-name="ro1">
          <table:table-cell office:value-type="float" office:value="5022474" calcext:value-type="float">
            <text:p>5022474</text:p>
          </table:table-cell>
          <table:table-cell table:formula="of:=[.A316]/1000/(60*60*24)" office:value-type="time" office:time-value="PT01H23M42.474S" calcext:value-type="time">
            <text:p>01:23:42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5" calcext:value-type="float">
            <text:p>598.75</text:p>
          </table:table-cell>
          <table:table-cell office:value-type="float" office:value="697.18" calcext:value-type="float">
            <text:p>697.18</text:p>
          </table:table-cell>
          <table:table-cell office:value-type="float" office:value="844.77" calcext:value-type="float">
            <text:p>844.77</text:p>
          </table:table-cell>
        </table:table-row>
        <table:table-row table:style-name="ro1">
          <table:table-cell office:value-type="float" office:value="5038475" calcext:value-type="float">
            <text:p>5038475</text:p>
          </table:table-cell>
          <table:table-cell table:formula="of:=[.A317]/1000/(60*60*24)" office:value-type="time" office:time-value="PT01H23M58.475S" calcext:value-type="time">
            <text:p>01:23:58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699.4" calcext:value-type="float">
            <text:p>699.4</text:p>
          </table:table-cell>
          <table:table-cell office:value-type="float" office:value="847.43" calcext:value-type="float">
            <text:p>847.43</text:p>
          </table:table-cell>
        </table:table-row>
        <table:table-row table:style-name="ro1">
          <table:table-cell office:value-type="float" office:value="5054474" calcext:value-type="float">
            <text:p>5054474</text:p>
          </table:table-cell>
          <table:table-cell table:formula="of:=[.A318]/1000/(60*60*24)" office:value-type="time" office:time-value="PT01H24M14.474S" calcext:value-type="time">
            <text:p>01:24:14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6" calcext:value-type="float">
            <text:p>598.66</text:p>
          </table:table-cell>
          <table:table-cell office:value-type="float" office:value="701.62" calcext:value-type="float">
            <text:p>701.62</text:p>
          </table:table-cell>
          <table:table-cell office:value-type="float" office:value="850.08" calcext:value-type="float">
            <text:p>850.08</text:p>
          </table:table-cell>
        </table:table-row>
        <table:table-row table:style-name="ro1">
          <table:table-cell office:value-type="float" office:value="5070474" calcext:value-type="float">
            <text:p>5070474</text:p>
          </table:table-cell>
          <table:table-cell table:formula="of:=[.A319]/1000/(60*60*24)" office:value-type="time" office:time-value="PT01H24M30.474S" calcext:value-type="time">
            <text:p>01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03.84" calcext:value-type="float">
            <text:p>703.84</text:p>
          </table:table-cell>
          <table:table-cell office:value-type="float" office:value="852.74" calcext:value-type="float">
            <text:p>852.74</text:p>
          </table:table-cell>
        </table:table-row>
        <table:table-row table:style-name="ro1">
          <table:table-cell office:value-type="float" office:value="5086474" calcext:value-type="float">
            <text:p>5086474</text:p>
          </table:table-cell>
          <table:table-cell table:formula="of:=[.A320]/1000/(60*60*24)" office:value-type="time" office:time-value="PT01H24M46.474S" calcext:value-type="time">
            <text:p>01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706.06" calcext:value-type="float">
            <text:p>706.06</text:p>
          </table:table-cell>
          <table:table-cell office:value-type="float" office:value="855.39" calcext:value-type="float">
            <text:p>855.39</text:p>
          </table:table-cell>
        </table:table-row>
        <table:table-row table:style-name="ro1">
          <table:table-cell office:value-type="float" office:value="5102474" calcext:value-type="float">
            <text:p>5102474</text:p>
          </table:table-cell>
          <table:table-cell table:formula="of:=[.A321]/1000/(60*60*24)" office:value-type="time" office:time-value="PT01H25M02.474S" calcext:value-type="time">
            <text:p>01:25:02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708.29" calcext:value-type="float">
            <text:p>708.29</text:p>
          </table:table-cell>
          <table:table-cell office:value-type="float" office:value="858.05" calcext:value-type="float">
            <text:p>858.05</text:p>
          </table:table-cell>
        </table:table-row>
        <table:table-row table:style-name="ro1">
          <table:table-cell office:value-type="float" office:value="5118474" calcext:value-type="float">
            <text:p>5118474</text:p>
          </table:table-cell>
          <table:table-cell table:formula="of:=[.A322]/1000/(60*60*24)" office:value-type="time" office:time-value="PT01H25M18.474S" calcext:value-type="time">
            <text:p>01:25:18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710.51" calcext:value-type="float">
            <text:p>710.51</text:p>
          </table:table-cell>
          <table:table-cell office:value-type="float" office:value="860.71" calcext:value-type="float">
            <text:p>860.71</text:p>
          </table:table-cell>
        </table:table-row>
        <table:table-row table:style-name="ro1">
          <table:table-cell office:value-type="float" office:value="5134474" calcext:value-type="float">
            <text:p>5134474</text:p>
          </table:table-cell>
          <table:table-cell table:formula="of:=[.A323]/1000/(60*60*24)" office:value-type="time" office:time-value="PT01H25M34.474S" calcext:value-type="time">
            <text:p>01:25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12.73" calcext:value-type="float">
            <text:p>712.73</text:p>
          </table:table-cell>
          <table:table-cell office:value-type="float" office:value="863.36" calcext:value-type="float">
            <text:p>863.36</text:p>
          </table:table-cell>
        </table:table-row>
        <table:table-row table:style-name="ro1">
          <table:table-cell office:value-type="float" office:value="5150474" calcext:value-type="float">
            <text:p>5150474</text:p>
          </table:table-cell>
          <table:table-cell table:formula="of:=[.A324]/1000/(60*60*24)" office:value-type="time" office:time-value="PT01H25M50.474S" calcext:value-type="time">
            <text:p>01:25:50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714.95" calcext:value-type="float">
            <text:p>714.95</text:p>
          </table:table-cell>
          <table:table-cell office:value-type="float" office:value="866.02" calcext:value-type="float">
            <text:p>866.02</text:p>
          </table:table-cell>
        </table:table-row>
        <table:table-row table:style-name="ro1">
          <table:table-cell office:value-type="float" office:value="5166474" calcext:value-type="float">
            <text:p>5166474</text:p>
          </table:table-cell>
          <table:table-cell table:formula="of:=[.A325]/1000/(60*60*24)" office:value-type="time" office:time-value="PT01H26M06.474S" calcext:value-type="time">
            <text:p>01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17.17" calcext:value-type="float">
            <text:p>717.17</text:p>
          </table:table-cell>
          <table:table-cell office:value-type="float" office:value="868.67" calcext:value-type="float">
            <text:p>868.67</text:p>
          </table:table-cell>
        </table:table-row>
        <table:table-row table:style-name="ro1">
          <table:table-cell office:value-type="float" office:value="5182474" calcext:value-type="float">
            <text:p>5182474</text:p>
          </table:table-cell>
          <table:table-cell table:formula="of:=[.A326]/1000/(60*60*24)" office:value-type="time" office:time-value="PT01H26M22.474S" calcext:value-type="time">
            <text:p>01:26:2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719.39" calcext:value-type="float">
            <text:p>719.39</text:p>
          </table:table-cell>
          <table:table-cell office:value-type="float" office:value="871.33" calcext:value-type="float">
            <text:p>871.33</text:p>
          </table:table-cell>
        </table:table-row>
        <table:table-row table:style-name="ro1">
          <table:table-cell office:value-type="float" office:value="5198474" calcext:value-type="float">
            <text:p>5198474</text:p>
          </table:table-cell>
          <table:table-cell table:formula="of:=[.A327]/1000/(60*60*24)" office:value-type="time" office:time-value="PT01H26M38.474S" calcext:value-type="time">
            <text:p>01:26:38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1" calcext:value-type="float">
            <text:p>598.51</text:p>
          </table:table-cell>
          <table:table-cell office:value-type="float" office:value="721.61" calcext:value-type="float">
            <text:p>721.61</text:p>
          </table:table-cell>
          <table:table-cell office:value-type="float" office:value="873.98" calcext:value-type="float">
            <text:p>873.98</text:p>
          </table:table-cell>
        </table:table-row>
        <table:table-row table:style-name="ro1">
          <table:table-cell office:value-type="float" office:value="5214474" calcext:value-type="float">
            <text:p>5214474</text:p>
          </table:table-cell>
          <table:table-cell table:formula="of:=[.A328]/1000/(60*60*24)" office:value-type="time" office:time-value="PT01H26M54.474S" calcext:value-type="time">
            <text:p>01:26:54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8.89" calcext:value-type="float">
            <text:p>598.89</text:p>
          </table:table-cell>
          <table:table-cell office:value-type="float" office:value="723.83" calcext:value-type="float">
            <text:p>723.83</text:p>
          </table:table-cell>
          <table:table-cell office:value-type="float" office:value="876.64" calcext:value-type="float">
            <text:p>876.64</text:p>
          </table:table-cell>
        </table:table-row>
        <table:table-row table:style-name="ro1">
          <table:table-cell office:value-type="float" office:value="5230475" calcext:value-type="float">
            <text:p>5230475</text:p>
          </table:table-cell>
          <table:table-cell table:formula="of:=[.A329]/1000/(60*60*24)" office:value-type="time" office:time-value="PT01H27M10.475S" calcext:value-type="time">
            <text:p>01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726.05" calcext:value-type="float">
            <text:p>726.05</text:p>
          </table:table-cell>
          <table:table-cell office:value-type="float" office:value="879.3" calcext:value-type="float">
            <text:p>879.3</text:p>
          </table:table-cell>
        </table:table-row>
        <table:table-row table:style-name="ro1">
          <table:table-cell office:value-type="float" office:value="5246474" calcext:value-type="float">
            <text:p>5246474</text:p>
          </table:table-cell>
          <table:table-cell table:formula="of:=[.A330]/1000/(60*60*24)" office:value-type="time" office:time-value="PT01H27M26.474S" calcext:value-type="time">
            <text:p>01:27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28.27" calcext:value-type="float">
            <text:p>728.27</text:p>
          </table:table-cell>
          <table:table-cell office:value-type="float" office:value="881.95" calcext:value-type="float">
            <text:p>881.95</text:p>
          </table:table-cell>
        </table:table-row>
        <table:table-row table:style-name="ro1">
          <table:table-cell office:value-type="float" office:value="5262475" calcext:value-type="float">
            <text:p>5262475</text:p>
          </table:table-cell>
          <table:table-cell table:formula="of:=[.A331]/1000/(60*60*24)" office:value-type="time" office:time-value="PT01H27M42.475S" calcext:value-type="time">
            <text:p>01:27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730.49" calcext:value-type="float">
            <text:p>730.49</text:p>
          </table:table-cell>
          <table:table-cell office:value-type="float" office:value="884.61" calcext:value-type="float">
            <text:p>884.61</text:p>
          </table:table-cell>
        </table:table-row>
        <table:table-row table:style-name="ro1">
          <table:table-cell office:value-type="float" office:value="5278474" calcext:value-type="float">
            <text:p>5278474</text:p>
          </table:table-cell>
          <table:table-cell table:formula="of:=[.A332]/1000/(60*60*24)" office:value-type="time" office:time-value="PT01H27M58.474S" calcext:value-type="time">
            <text:p>01:27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732.71" calcext:value-type="float">
            <text:p>732.71</text:p>
          </table:table-cell>
          <table:table-cell office:value-type="float" office:value="887.26" calcext:value-type="float">
            <text:p>887.26</text:p>
          </table:table-cell>
        </table:table-row>
        <table:table-row table:style-name="ro1">
          <table:table-cell office:value-type="float" office:value="5294474" calcext:value-type="float">
            <text:p>5294474</text:p>
          </table:table-cell>
          <table:table-cell table:formula="of:=[.A333]/1000/(60*60*24)" office:value-type="time" office:time-value="PT01H28M14.474S" calcext:value-type="time">
            <text:p>01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34.94" calcext:value-type="float">
            <text:p>734.94</text:p>
          </table:table-cell>
          <table:table-cell office:value-type="float" office:value="889.92" calcext:value-type="float">
            <text:p>889.92</text:p>
          </table:table-cell>
        </table:table-row>
        <table:table-row table:style-name="ro1">
          <table:table-cell office:value-type="float" office:value="5310474" calcext:value-type="float">
            <text:p>5310474</text:p>
          </table:table-cell>
          <table:table-cell table:formula="of:=[.A334]/1000/(60*60*24)" office:value-type="time" office:time-value="PT01H28M30.474S" calcext:value-type="time">
            <text:p>01:28:3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1" calcext:value-type="float">
            <text:p>598.41</text:p>
          </table:table-cell>
          <table:table-cell office:value-type="float" office:value="737.16" calcext:value-type="float">
            <text:p>737.16</text:p>
          </table:table-cell>
          <table:table-cell office:value-type="float" office:value="892.57" calcext:value-type="float">
            <text:p>892.57</text:p>
          </table:table-cell>
        </table:table-row>
        <table:table-row table:style-name="ro1">
          <table:table-cell office:value-type="float" office:value="5326474" calcext:value-type="float">
            <text:p>5326474</text:p>
          </table:table-cell>
          <table:table-cell table:formula="of:=[.A335]/1000/(60*60*24)" office:value-type="time" office:time-value="PT01H28M46.474S" calcext:value-type="time">
            <text:p>01:28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739.38" calcext:value-type="float">
            <text:p>739.38</text:p>
          </table:table-cell>
          <table:table-cell office:value-type="float" office:value="895.23" calcext:value-type="float">
            <text:p>895.23</text:p>
          </table:table-cell>
        </table:table-row>
        <table:table-row table:style-name="ro1">
          <table:table-cell office:value-type="float" office:value="5342474" calcext:value-type="float">
            <text:p>5342474</text:p>
          </table:table-cell>
          <table:table-cell table:formula="of:=[.A336]/1000/(60*60*24)" office:value-type="time" office:time-value="PT01H29M02.474S" calcext:value-type="time">
            <text:p>01:29:0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741.6" calcext:value-type="float">
            <text:p>741.6</text:p>
          </table:table-cell>
          <table:table-cell office:value-type="float" office:value="897.88" calcext:value-type="float">
            <text:p>897.88</text:p>
          </table:table-cell>
        </table:table-row>
        <table:table-row table:style-name="ro1">
          <table:table-cell office:value-type="float" office:value="5358474" calcext:value-type="float">
            <text:p>5358474</text:p>
          </table:table-cell>
          <table:table-cell table:formula="of:=[.A337]/1000/(60*60*24)" office:value-type="time" office:time-value="PT01H29M18.474S" calcext:value-type="time">
            <text:p>01:29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743.82" calcext:value-type="float">
            <text:p>743.82</text:p>
          </table:table-cell>
          <table:table-cell office:value-type="float" office:value="900.54" calcext:value-type="float">
            <text:p>900.54</text:p>
          </table:table-cell>
        </table:table-row>
        <table:table-row table:style-name="ro1">
          <table:table-cell office:value-type="float" office:value="5374474" calcext:value-type="float">
            <text:p>5374474</text:p>
          </table:table-cell>
          <table:table-cell table:formula="of:=[.A338]/1000/(60*60*24)" office:value-type="time" office:time-value="PT01H29M34.474S" calcext:value-type="time">
            <text:p>01:29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2" calcext:value-type="float">
            <text:p>596.52</text:p>
          </table:table-cell>
          <table:table-cell office:value-type="float" office:value="746.04" calcext:value-type="float">
            <text:p>746.04</text:p>
          </table:table-cell>
          <table:table-cell office:value-type="float" office:value="903.19" calcext:value-type="float">
            <text:p>903.19</text:p>
          </table:table-cell>
        </table:table-row>
        <table:table-row table:style-name="ro1">
          <table:table-cell office:value-type="float" office:value="5390474" calcext:value-type="float">
            <text:p>5390474</text:p>
          </table:table-cell>
          <table:table-cell table:formula="of:=[.A339]/1000/(60*60*24)" office:value-type="time" office:time-value="PT01H29M50.474S" calcext:value-type="time">
            <text:p>01:29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48.26" calcext:value-type="float">
            <text:p>748.26</text:p>
          </table:table-cell>
          <table:table-cell office:value-type="float" office:value="905.84" calcext:value-type="float">
            <text:p>905.84</text:p>
          </table:table-cell>
        </table:table-row>
        <table:table-row table:style-name="ro1">
          <table:table-cell office:value-type="float" office:value="5406475" calcext:value-type="float">
            <text:p>5406475</text:p>
          </table:table-cell>
          <table:table-cell table:formula="of:=[.A340]/1000/(60*60*24)" office:value-type="time" office:time-value="PT01H30M06.475S" calcext:value-type="time">
            <text:p>01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2" calcext:value-type="float">
            <text:p>596.52</text:p>
          </table:table-cell>
          <table:table-cell office:value-type="float" office:value="750.48" calcext:value-type="float">
            <text:p>750.48</text:p>
          </table:table-cell>
          <table:table-cell office:value-type="float" office:value="908.5" calcext:value-type="float">
            <text:p>908.5</text:p>
          </table:table-cell>
        </table:table-row>
        <table:table-row table:style-name="ro1">
          <table:table-cell office:value-type="float" office:value="5422475" calcext:value-type="float">
            <text:p>5422475</text:p>
          </table:table-cell>
          <table:table-cell table:formula="of:=[.A341]/1000/(60*60*24)" office:value-type="time" office:time-value="PT01H30M22.475S" calcext:value-type="time">
            <text:p>01:30:2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752.7" calcext:value-type="float">
            <text:p>752.7</text:p>
          </table:table-cell>
          <table:table-cell office:value-type="float" office:value="911.15" calcext:value-type="float">
            <text:p>911.15</text:p>
          </table:table-cell>
        </table:table-row>
        <table:table-row table:style-name="ro1">
          <table:table-cell office:value-type="float" office:value="5438474" calcext:value-type="float">
            <text:p>5438474</text:p>
          </table:table-cell>
          <table:table-cell table:formula="of:=[.A342]/1000/(60*60*24)" office:value-type="time" office:time-value="PT01H30M38.474S" calcext:value-type="time">
            <text:p>01:30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9" calcext:value-type="float">
            <text:p>596.9</text:p>
          </table:table-cell>
          <table:table-cell office:value-type="float" office:value="754.92" calcext:value-type="float">
            <text:p>754.92</text:p>
          </table:table-cell>
          <table:table-cell office:value-type="float" office:value="913.81" calcext:value-type="float">
            <text:p>913.81</text:p>
          </table:table-cell>
        </table:table-row>
        <table:table-row table:style-name="ro1">
          <table:table-cell office:value-type="float" office:value="5454474" calcext:value-type="float">
            <text:p>5454474</text:p>
          </table:table-cell>
          <table:table-cell table:formula="of:=[.A343]/1000/(60*60*24)" office:value-type="time" office:time-value="PT01H30M54.474S" calcext:value-type="time">
            <text:p>01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757.14" calcext:value-type="float">
            <text:p>757.14</text:p>
          </table:table-cell>
          <table:table-cell office:value-type="float" office:value="916.46" calcext:value-type="float">
            <text:p>916.46</text:p>
          </table:table-cell>
        </table:table-row>
        <table:table-row table:style-name="ro1">
          <table:table-cell office:value-type="float" office:value="5470474" calcext:value-type="float">
            <text:p>5470474</text:p>
          </table:table-cell>
          <table:table-cell table:formula="of:=[.A344]/1000/(60*60*24)" office:value-type="time" office:time-value="PT01H31M10.474S" calcext:value-type="time">
            <text:p>01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59.36" calcext:value-type="float">
            <text:p>759.36</text:p>
          </table:table-cell>
          <table:table-cell office:value-type="float" office:value="919.12" calcext:value-type="float">
            <text:p>919.12</text:p>
          </table:table-cell>
        </table:table-row>
        <table:table-row table:style-name="ro1">
          <table:table-cell office:value-type="float" office:value="5486474" calcext:value-type="float">
            <text:p>5486474</text:p>
          </table:table-cell>
          <table:table-cell table:formula="of:=[.A345]/1000/(60*60*24)" office:value-type="time" office:time-value="PT01H31M26.474S" calcext:value-type="time">
            <text:p>01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761.58" calcext:value-type="float">
            <text:p>761.58</text:p>
          </table:table-cell>
          <table:table-cell office:value-type="float" office:value="921.77" calcext:value-type="float">
            <text:p>921.77</text:p>
          </table:table-cell>
        </table:table-row>
        <table:table-row table:style-name="ro1">
          <table:table-cell office:value-type="float" office:value="5502474" calcext:value-type="float">
            <text:p>5502474</text:p>
          </table:table-cell>
          <table:table-cell table:formula="of:=[.A346]/1000/(60*60*24)" office:value-type="time" office:time-value="PT01H31M42.474S" calcext:value-type="time">
            <text:p>01:31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763.8" calcext:value-type="float">
            <text:p>763.8</text:p>
          </table:table-cell>
          <table:table-cell office:value-type="float" office:value="924.42" calcext:value-type="float">
            <text:p>924.42</text:p>
          </table:table-cell>
        </table:table-row>
        <table:table-row table:style-name="ro1">
          <table:table-cell office:value-type="float" office:value="5518474" calcext:value-type="float">
            <text:p>5518474</text:p>
          </table:table-cell>
          <table:table-cell table:formula="of:=[.A347]/1000/(60*60*24)" office:value-type="time" office:time-value="PT01H31M58.474S" calcext:value-type="time">
            <text:p>01:31:5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766.02" calcext:value-type="float">
            <text:p>766.02</text:p>
          </table:table-cell>
          <table:table-cell office:value-type="float" office:value="927.08" calcext:value-type="float">
            <text:p>927.08</text:p>
          </table:table-cell>
        </table:table-row>
        <table:table-row table:style-name="ro1">
          <table:table-cell office:value-type="float" office:value="5534474" calcext:value-type="float">
            <text:p>5534474</text:p>
          </table:table-cell>
          <table:table-cell table:formula="of:=[.A348]/1000/(60*60*24)" office:value-type="time" office:time-value="PT01H32M14.474S" calcext:value-type="time">
            <text:p>01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768.24" calcext:value-type="float">
            <text:p>768.24</text:p>
          </table:table-cell>
          <table:table-cell office:value-type="float" office:value="929.73" calcext:value-type="float">
            <text:p>929.73</text:p>
          </table:table-cell>
        </table:table-row>
        <table:table-row table:style-name="ro1">
          <table:table-cell office:value-type="float" office:value="5550474" calcext:value-type="float">
            <text:p>5550474</text:p>
          </table:table-cell>
          <table:table-cell table:formula="of:=[.A349]/1000/(60*60*24)" office:value-type="time" office:time-value="PT01H32M30.474S" calcext:value-type="time">
            <text:p>01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770.46" calcext:value-type="float">
            <text:p>770.46</text:p>
          </table:table-cell>
          <table:table-cell office:value-type="float" office:value="932.38" calcext:value-type="float">
            <text:p>932.38</text:p>
          </table:table-cell>
        </table:table-row>
        <table:table-row table:style-name="ro1">
          <table:table-cell office:value-type="float" office:value="5566474" calcext:value-type="float">
            <text:p>5566474</text:p>
          </table:table-cell>
          <table:table-cell table:formula="of:=[.A350]/1000/(60*60*24)" office:value-type="time" office:time-value="PT01H32M46.474S" calcext:value-type="time">
            <text:p>01:32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772.68" calcext:value-type="float">
            <text:p>772.68</text:p>
          </table:table-cell>
          <table:table-cell office:value-type="float" office:value="935.04" calcext:value-type="float">
            <text:p>935.04</text:p>
          </table:table-cell>
        </table:table-row>
        <table:table-row table:style-name="ro1">
          <table:table-cell office:value-type="float" office:value="5582474" calcext:value-type="float">
            <text:p>5582474</text:p>
          </table:table-cell>
          <table:table-cell table:formula="of:=[.A351]/1000/(60*60*24)" office:value-type="time" office:time-value="PT01H33M02.474S" calcext:value-type="time">
            <text:p>01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74.9" calcext:value-type="float">
            <text:p>774.9</text:p>
          </table:table-cell>
          <table:table-cell office:value-type="float" office:value="937.69" calcext:value-type="float">
            <text:p>937.69</text:p>
          </table:table-cell>
        </table:table-row>
        <table:table-row table:style-name="ro1">
          <table:table-cell office:value-type="float" office:value="5598475" calcext:value-type="float">
            <text:p>5598475</text:p>
          </table:table-cell>
          <table:table-cell table:formula="of:=[.A352]/1000/(60*60*24)" office:value-type="time" office:time-value="PT01H33M18.475S" calcext:value-type="time">
            <text:p>01:33:18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777.12" calcext:value-type="float">
            <text:p>777.12</text:p>
          </table:table-cell>
          <table:table-cell office:value-type="float" office:value="940.35" calcext:value-type="float">
            <text:p>940.35</text:p>
          </table:table-cell>
        </table:table-row>
        <table:table-row table:style-name="ro1">
          <table:table-cell office:value-type="float" office:value="5614475" calcext:value-type="float">
            <text:p>5614475</text:p>
          </table:table-cell>
          <table:table-cell table:formula="of:=[.A353]/1000/(60*60*24)" office:value-type="time" office:time-value="PT01H33M34.475S" calcext:value-type="time">
            <text:p>01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2" calcext:value-type="float">
            <text:p>596.42</text:p>
          </table:table-cell>
          <table:table-cell office:value-type="float" office:value="779.35" calcext:value-type="float">
            <text:p>779.3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5630474" calcext:value-type="float">
            <text:p>5630474</text:p>
          </table:table-cell>
          <table:table-cell table:formula="of:=[.A354]/1000/(60*60*24)" office:value-type="time" office:time-value="PT01H33M50.474S" calcext:value-type="time">
            <text:p>01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81.57" calcext:value-type="float">
            <text:p>781.57</text:p>
          </table:table-cell>
          <table:table-cell office:value-type="float" office:value="945.66" calcext:value-type="float">
            <text:p>945.66</text:p>
          </table:table-cell>
        </table:table-row>
        <table:table-row table:style-name="ro1">
          <table:table-cell office:value-type="float" office:value="5646474" calcext:value-type="float">
            <text:p>5646474</text:p>
          </table:table-cell>
          <table:table-cell table:formula="of:=[.A355]/1000/(60*60*24)" office:value-type="time" office:time-value="PT01H34M06.474S" calcext:value-type="time">
            <text:p>01:34:06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8" calcext:value-type="float">
            <text:p>598.28</text:p>
          </table:table-cell>
          <table:table-cell office:value-type="float" office:value="783.79" calcext:value-type="float">
            <text:p>783.79</text:p>
          </table:table-cell>
          <table:table-cell office:value-type="float" office:value="948.31" calcext:value-type="float">
            <text:p>948.31</text:p>
          </table:table-cell>
        </table:table-row>
        <table:table-row table:style-name="ro1">
          <table:table-cell office:value-type="float" office:value="5662474" calcext:value-type="float">
            <text:p>5662474</text:p>
          </table:table-cell>
          <table:table-cell table:formula="of:=[.A356]/1000/(60*60*24)" office:value-type="time" office:time-value="PT01H34M22.474S" calcext:value-type="time">
            <text:p>01:34:22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5" calcext:value-type="float">
            <text:p>598.65</text:p>
          </table:table-cell>
          <table:table-cell office:value-type="float" office:value="786.01" calcext:value-type="float">
            <text:p>786.01</text:p>
          </table:table-cell>
          <table:table-cell office:value-type="float" office:value="950.96" calcext:value-type="float">
            <text:p>950.96</text:p>
          </table:table-cell>
        </table:table-row>
        <table:table-row table:style-name="ro1">
          <table:table-cell office:value-type="float" office:value="5678475" calcext:value-type="float">
            <text:p>5678475</text:p>
          </table:table-cell>
          <table:table-cell table:formula="of:=[.A357]/1000/(60*60*24)" office:value-type="time" office:time-value="PT01H34M38.475S" calcext:value-type="time">
            <text:p>01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788.23" calcext:value-type="float">
            <text:p>788.23</text:p>
          </table:table-cell>
          <table:table-cell office:value-type="float" office:value="953.62" calcext:value-type="float">
            <text:p>953.62</text:p>
          </table:table-cell>
        </table:table-row>
        <table:table-row table:style-name="ro1">
          <table:table-cell office:value-type="float" office:value="5694474" calcext:value-type="float">
            <text:p>5694474</text:p>
          </table:table-cell>
          <table:table-cell table:formula="of:=[.A358]/1000/(60*60*24)" office:value-type="time" office:time-value="PT01H34M54.474S" calcext:value-type="time">
            <text:p>01:34:5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790.45" calcext:value-type="float">
            <text:p>790.45</text:p>
          </table:table-cell>
          <table:table-cell office:value-type="float" office:value="956.27" calcext:value-type="float">
            <text:p>956.27</text:p>
          </table:table-cell>
        </table:table-row>
        <table:table-row table:style-name="ro1">
          <table:table-cell office:value-type="float" office:value="5710475" calcext:value-type="float">
            <text:p>5710475</text:p>
          </table:table-cell>
          <table:table-cell table:formula="of:=[.A359]/1000/(60*60*24)" office:value-type="time" office:time-value="PT01H35M10.475S" calcext:value-type="time">
            <text:p>01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792.67" calcext:value-type="float">
            <text:p>792.67</text:p>
          </table:table-cell>
          <table:table-cell office:value-type="float" office:value="958.92" calcext:value-type="float">
            <text:p>958.92</text:p>
          </table:table-cell>
        </table:table-row>
        <table:table-row table:style-name="ro1">
          <table:table-cell office:value-type="float" office:value="5726474" calcext:value-type="float">
            <text:p>5726474</text:p>
          </table:table-cell>
          <table:table-cell table:formula="of:=[.A360]/1000/(60*60*24)" office:value-type="time" office:time-value="PT01H35M26.474S" calcext:value-type="time">
            <text:p>01:35:26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794.89" calcext:value-type="float">
            <text:p>794.89</text:p>
          </table:table-cell>
          <table:table-cell office:value-type="float" office:value="961.58" calcext:value-type="float">
            <text:p>961.58</text:p>
          </table:table-cell>
        </table:table-row>
        <table:table-row table:style-name="ro1">
          <table:table-cell office:value-type="float" office:value="5742474" calcext:value-type="float">
            <text:p>5742474</text:p>
          </table:table-cell>
          <table:table-cell table:formula="of:=[.A361]/1000/(60*60*24)" office:value-type="time" office:time-value="PT01H35M42.474S" calcext:value-type="time">
            <text:p>01:35:4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797.11" calcext:value-type="float">
            <text:p>797.11</text:p>
          </table:table-cell>
          <table:table-cell office:value-type="float" office:value="964.23" calcext:value-type="float">
            <text:p>964.23</text:p>
          </table:table-cell>
        </table:table-row>
        <table:table-row table:style-name="ro1">
          <table:table-cell office:value-type="float" office:value="5758474" calcext:value-type="float">
            <text:p>5758474</text:p>
          </table:table-cell>
          <table:table-cell table:formula="of:=[.A362]/1000/(60*60*24)" office:value-type="time" office:time-value="PT01H35M58.474S" calcext:value-type="time">
            <text:p>01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799.33" calcext:value-type="float">
            <text:p>799.33</text:p>
          </table:table-cell>
          <table:table-cell office:value-type="float" office:value="966.89" calcext:value-type="float">
            <text:p>966.89</text:p>
          </table:table-cell>
        </table:table-row>
        <table:table-row table:style-name="ro1">
          <table:table-cell office:value-type="float" office:value="5774474" calcext:value-type="float">
            <text:p>5774474</text:p>
          </table:table-cell>
          <table:table-cell table:formula="of:=[.A363]/1000/(60*60*24)" office:value-type="time" office:time-value="PT01H36M14.474S" calcext:value-type="time">
            <text:p>01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801.55" calcext:value-type="float">
            <text:p>801.55</text:p>
          </table:table-cell>
          <table:table-cell office:value-type="float" office:value="969.54" calcext:value-type="float">
            <text:p>969.54</text:p>
          </table:table-cell>
        </table:table-row>
        <table:table-row table:style-name="ro1">
          <table:table-cell office:value-type="float" office:value="5790474" calcext:value-type="float">
            <text:p>5790474</text:p>
          </table:table-cell>
          <table:table-cell table:formula="of:=[.A364]/1000/(60*60*24)" office:value-type="time" office:time-value="PT01H36M30.474S" calcext:value-type="time">
            <text:p>01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03.77" calcext:value-type="float">
            <text:p>803.77</text:p>
          </table:table-cell>
          <table:table-cell office:value-type="float" office:value="972.19" calcext:value-type="float">
            <text:p>972.19</text:p>
          </table:table-cell>
        </table:table-row>
        <table:table-row table:style-name="ro1">
          <table:table-cell office:value-type="float" office:value="5806474" calcext:value-type="float">
            <text:p>5806474</text:p>
          </table:table-cell>
          <table:table-cell table:formula="of:=[.A365]/1000/(60*60*24)" office:value-type="time" office:time-value="PT01H36M46.474S" calcext:value-type="time">
            <text:p>01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805.99" calcext:value-type="float">
            <text:p>805.99</text:p>
          </table:table-cell>
          <table:table-cell office:value-type="float" office:value="974.85" calcext:value-type="float">
            <text:p>974.85</text:p>
          </table:table-cell>
        </table:table-row>
        <table:table-row table:style-name="ro1">
          <table:table-cell office:value-type="float" office:value="5822474" calcext:value-type="float">
            <text:p>5822474</text:p>
          </table:table-cell>
          <table:table-cell table:formula="of:=[.A366]/1000/(60*60*24)" office:value-type="time" office:time-value="PT01H37M02.474S" calcext:value-type="time">
            <text:p>01:37:0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808.21" calcext:value-type="float">
            <text:p>808.21</text:p>
          </table:table-cell>
          <table:table-cell office:value-type="float" office:value="977.51" calcext:value-type="float">
            <text:p>977.51</text:p>
          </table:table-cell>
        </table:table-row>
        <table:table-row table:style-name="ro1">
          <table:table-cell office:value-type="float" office:value="5838474" calcext:value-type="float">
            <text:p>5838474</text:p>
          </table:table-cell>
          <table:table-cell table:formula="of:=[.A367]/1000/(60*60*24)" office:value-type="time" office:time-value="PT01H37M18.474S" calcext:value-type="time">
            <text:p>01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810.43" calcext:value-type="float">
            <text:p>810.43</text:p>
          </table:table-cell>
          <table:table-cell office:value-type="float" office:value="980.16" calcext:value-type="float">
            <text:p>980.16</text:p>
          </table:table-cell>
        </table:table-row>
        <table:table-row table:style-name="ro1">
          <table:table-cell office:value-type="float" office:value="5854474" calcext:value-type="float">
            <text:p>5854474</text:p>
          </table:table-cell>
          <table:table-cell table:formula="of:=[.A368]/1000/(60*60*24)" office:value-type="time" office:time-value="PT01H37M34.474S" calcext:value-type="time">
            <text:p>01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812.65" calcext:value-type="float">
            <text:p>812.65</text:p>
          </table:table-cell>
          <table:table-cell office:value-type="float" office:value="982.81" calcext:value-type="float">
            <text:p>982.81</text:p>
          </table:table-cell>
        </table:table-row>
        <table:table-row table:style-name="ro1">
          <table:table-cell office:value-type="float" office:value="5870475" calcext:value-type="float">
            <text:p>5870475</text:p>
          </table:table-cell>
          <table:table-cell table:formula="of:=[.A369]/1000/(60*60*24)" office:value-type="time" office:time-value="PT01H37M50.475S" calcext:value-type="time">
            <text:p>01:37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14.87" calcext:value-type="float">
            <text:p>814.87</text:p>
          </table:table-cell>
          <table:table-cell office:value-type="float" office:value="985.46" calcext:value-type="float">
            <text:p>985.46</text:p>
          </table:table-cell>
        </table:table-row>
        <table:table-row table:style-name="ro1">
          <table:table-cell office:value-type="float" office:value="5886474" calcext:value-type="float">
            <text:p>5886474</text:p>
          </table:table-cell>
          <table:table-cell table:formula="of:=[.A370]/1000/(60*60*24)" office:value-type="time" office:time-value="PT01H38M06.474S" calcext:value-type="time">
            <text:p>01:38:0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817.09" calcext:value-type="float">
            <text:p>817.09</text:p>
          </table:table-cell>
          <table:table-cell office:value-type="float" office:value="988.12" calcext:value-type="float">
            <text:p>988.12</text:p>
          </table:table-cell>
        </table:table-row>
        <table:table-row table:style-name="ro1">
          <table:table-cell office:value-type="float" office:value="5902475" calcext:value-type="float">
            <text:p>5902475</text:p>
          </table:table-cell>
          <table:table-cell table:formula="of:=[.A371]/1000/(60*60*24)" office:value-type="time" office:time-value="PT01H38M22.475S" calcext:value-type="time">
            <text:p>01:38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3" calcext:value-type="float">
            <text:p>596.63</text:p>
          </table:table-cell>
          <table:table-cell office:value-type="float" office:value="819.31" calcext:value-type="float">
            <text:p>819.31</text:p>
          </table:table-cell>
          <table:table-cell office:value-type="float" office:value="990.77" calcext:value-type="float">
            <text:p>990.77</text:p>
          </table:table-cell>
        </table:table-row>
        <table:table-row table:style-name="ro1">
          <table:table-cell office:value-type="float" office:value="5918474" calcext:value-type="float">
            <text:p>5918474</text:p>
          </table:table-cell>
          <table:table-cell table:formula="of:=[.A372]/1000/(60*60*24)" office:value-type="time" office:time-value="PT01H38M38.474S" calcext:value-type="time">
            <text:p>01:38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821.53" calcext:value-type="float">
            <text:p>821.53</text:p>
          </table:table-cell>
          <table:table-cell office:value-type="float" office:value="993.42" calcext:value-type="float">
            <text:p>993.42</text:p>
          </table:table-cell>
        </table:table-row>
        <table:table-row table:style-name="ro1">
          <table:table-cell office:value-type="float" office:value="5934474" calcext:value-type="float">
            <text:p>5934474</text:p>
          </table:table-cell>
          <table:table-cell table:formula="of:=[.A373]/1000/(60*60*24)" office:value-type="time" office:time-value="PT01H38M54.474S" calcext:value-type="time">
            <text:p>01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823.76" calcext:value-type="float">
            <text:p>823.76</text:p>
          </table:table-cell>
          <table:table-cell office:value-type="float" office:value="996.08" calcext:value-type="float">
            <text:p>996.08</text:p>
          </table:table-cell>
        </table:table-row>
        <table:table-row table:style-name="ro1">
          <table:table-cell office:value-type="float" office:value="5950474" calcext:value-type="float">
            <text:p>5950474</text:p>
          </table:table-cell>
          <table:table-cell table:formula="of:=[.A374]/1000/(60*60*24)" office:value-type="time" office:time-value="PT01H39M10.474S" calcext:value-type="time">
            <text:p>01:39:1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825.98" calcext:value-type="float">
            <text:p>825.98</text:p>
          </table:table-cell>
          <table:table-cell office:value-type="float" office:value="998.73" calcext:value-type="float">
            <text:p>998.73</text:p>
          </table:table-cell>
        </table:table-row>
        <table:table-row table:style-name="ro1">
          <table:table-cell office:value-type="float" office:value="5966474" calcext:value-type="float">
            <text:p>5966474</text:p>
          </table:table-cell>
          <table:table-cell table:formula="of:=[.A375]/1000/(60*60*24)" office:value-type="time" office:time-value="PT01H39M26.474S" calcext:value-type="time">
            <text:p>01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828.2" calcext:value-type="float">
            <text:p>828.2</text:p>
          </table:table-cell>
          <table:table-cell office:value-type="float" office:value="1001.38" calcext:value-type="float">
            <text:p>1001.38</text:p>
          </table:table-cell>
        </table:table-row>
        <table:table-row table:style-name="ro1">
          <table:table-cell office:value-type="float" office:value="5982474" calcext:value-type="float">
            <text:p>5982474</text:p>
          </table:table-cell>
          <table:table-cell table:formula="of:=[.A376]/1000/(60*60*24)" office:value-type="time" office:time-value="PT01H39M42.474S" calcext:value-type="time">
            <text:p>01:39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830.42" calcext:value-type="float">
            <text:p>830.42</text:p>
          </table:table-cell>
          <table:table-cell office:value-type="float" office:value="1004.04" calcext:value-type="float">
            <text:p>1004.04</text:p>
          </table:table-cell>
        </table:table-row>
        <table:table-row table:style-name="ro1">
          <table:table-cell office:value-type="float" office:value="5998475" calcext:value-type="float">
            <text:p>5998475</text:p>
          </table:table-cell>
          <table:table-cell table:formula="of:=[.A377]/1000/(60*60*24)" office:value-type="time" office:time-value="PT01H39M58.475S" calcext:value-type="time">
            <text:p>01:39:5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832.64" calcext:value-type="float">
            <text:p>832.64</text:p>
          </table:table-cell>
          <table:table-cell office:value-type="float" office:value="1006.69" calcext:value-type="float">
            <text:p>1006.69</text:p>
          </table:table-cell>
        </table:table-row>
        <table:table-row table:style-name="ro1">
          <table:table-cell office:value-type="float" office:value="6014474" calcext:value-type="float">
            <text:p>6014474</text:p>
          </table:table-cell>
          <table:table-cell table:formula="of:=[.A378]/1000/(60*60*24)" office:value-type="time" office:time-value="PT01H40M14.474S" calcext:value-type="time">
            <text:p>01:40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34.86" calcext:value-type="float">
            <text:p>834.86</text:p>
          </table:table-cell>
          <table:table-cell office:value-type="float" office:value="1009.34" calcext:value-type="float">
            <text:p>1009.34</text:p>
          </table:table-cell>
        </table:table-row>
        <table:table-row table:style-name="ro1">
          <table:table-cell office:value-type="float" office:value="6030474" calcext:value-type="float">
            <text:p>6030474</text:p>
          </table:table-cell>
          <table:table-cell table:formula="of:=[.A379]/1000/(60*60*24)" office:value-type="time" office:time-value="PT01H40M30.474S" calcext:value-type="time">
            <text:p>01:40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837.08" calcext:value-type="float">
            <text:p>837.0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046474" calcext:value-type="float">
            <text:p>6046474</text:p>
          </table:table-cell>
          <table:table-cell table:formula="of:=[.A380]/1000/(60*60*24)" office:value-type="time" office:time-value="PT01H40M46.474S" calcext:value-type="time">
            <text:p>01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839.3" calcext:value-type="float">
            <text:p>839.3</text:p>
          </table:table-cell>
          <table:table-cell office:value-type="float" office:value="1014.65" calcext:value-type="float">
            <text:p>1014.65</text:p>
          </table:table-cell>
        </table:table-row>
        <table:table-row table:style-name="ro1">
          <table:table-cell office:value-type="float" office:value="6062474" calcext:value-type="float">
            <text:p>6062474</text:p>
          </table:table-cell>
          <table:table-cell table:formula="of:=[.A381]/1000/(60*60*24)" office:value-type="time" office:time-value="PT01H41M02.474S" calcext:value-type="time">
            <text:p>01:41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841.52" calcext:value-type="float">
            <text:p>841.52</text:p>
          </table:table-cell>
          <table:table-cell office:value-type="float" office:value="1017.3" calcext:value-type="float">
            <text:p>1017.3</text:p>
          </table:table-cell>
        </table:table-row>
        <table:table-row table:style-name="ro1">
          <table:table-cell office:value-type="float" office:value="6078475" calcext:value-type="float">
            <text:p>6078475</text:p>
          </table:table-cell>
          <table:table-cell table:formula="of:=[.A382]/1000/(60*60*24)" office:value-type="time" office:time-value="PT01H41M18.475S" calcext:value-type="time">
            <text:p>01:41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843.74" calcext:value-type="float">
            <text:p>843.74</text:p>
          </table:table-cell>
          <table:table-cell office:value-type="float" office:value="1019.95" calcext:value-type="float">
            <text:p>1019.95</text:p>
          </table:table-cell>
        </table:table-row>
        <table:table-row table:style-name="ro1">
          <table:table-cell office:value-type="float" office:value="6094474" calcext:value-type="float">
            <text:p>6094474</text:p>
          </table:table-cell>
          <table:table-cell table:formula="of:=[.A383]/1000/(60*60*24)" office:value-type="time" office:time-value="PT01H41M34.474S" calcext:value-type="time">
            <text:p>01:41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845.96" calcext:value-type="float">
            <text:p>845.96</text:p>
          </table:table-cell>
          <table:table-cell office:value-type="float" office:value="1022.61" calcext:value-type="float">
            <text:p>1022.61</text:p>
          </table:table-cell>
        </table:table-row>
        <table:table-row table:style-name="ro1">
          <table:table-cell office:value-type="float" office:value="6110474" calcext:value-type="float">
            <text:p>6110474</text:p>
          </table:table-cell>
          <table:table-cell table:formula="of:=[.A384]/1000/(60*60*24)" office:value-type="time" office:time-value="PT01H41M50.474S" calcext:value-type="time">
            <text:p>01:41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848.18" calcext:value-type="float">
            <text:p>848.18</text:p>
          </table:table-cell>
          <table:table-cell office:value-type="float" office:value="1025.26" calcext:value-type="float">
            <text:p>1025.26</text:p>
          </table:table-cell>
        </table:table-row>
        <table:table-row table:style-name="ro1">
          <table:table-cell office:value-type="float" office:value="6126474" calcext:value-type="float">
            <text:p>6126474</text:p>
          </table:table-cell>
          <table:table-cell table:formula="of:=[.A385]/1000/(60*60*24)" office:value-type="time" office:time-value="PT01H42M06.474S" calcext:value-type="time">
            <text:p>01:42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50.4" calcext:value-type="float">
            <text:p>850.4</text:p>
          </table:table-cell>
          <table:table-cell office:value-type="float" office:value="1027.91" calcext:value-type="float">
            <text:p>1027.91</text:p>
          </table:table-cell>
        </table:table-row>
        <table:table-row table:style-name="ro1">
          <table:table-cell office:value-type="float" office:value="6142474" calcext:value-type="float">
            <text:p>6142474</text:p>
          </table:table-cell>
          <table:table-cell table:formula="of:=[.A386]/1000/(60*60*24)" office:value-type="time" office:time-value="PT01H42M22.474S" calcext:value-type="time">
            <text:p>01:42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852.62" calcext:value-type="float">
            <text:p>852.62</text:p>
          </table:table-cell>
          <table:table-cell office:value-type="float" office:value="1030.56" calcext:value-type="float">
            <text:p>1030.56</text:p>
          </table:table-cell>
        </table:table-row>
        <table:table-row table:style-name="ro1">
          <table:table-cell office:value-type="float" office:value="6158474" calcext:value-type="float">
            <text:p>6158474</text:p>
          </table:table-cell>
          <table:table-cell table:formula="of:=[.A387]/1000/(60*60*24)" office:value-type="time" office:time-value="PT01H42M38.474S" calcext:value-type="time">
            <text:p>01:42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854.84" calcext:value-type="float">
            <text:p>854.84</text:p>
          </table:table-cell>
          <table:table-cell office:value-type="float" office:value="1033.21" calcext:value-type="float">
            <text:p>1033.21</text:p>
          </table:table-cell>
        </table:table-row>
        <table:table-row table:style-name="ro1">
          <table:table-cell office:value-type="float" office:value="6174475" calcext:value-type="float">
            <text:p>6174475</text:p>
          </table:table-cell>
          <table:table-cell table:formula="of:=[.A388]/1000/(60*60*24)" office:value-type="time" office:time-value="PT01H42M54.475S" calcext:value-type="time">
            <text:p>01:42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1" calcext:value-type="float">
            <text:p>596.51</text:p>
          </table:table-cell>
          <table:table-cell office:value-type="float" office:value="857.06" calcext:value-type="float">
            <text:p>857.06</text:p>
          </table:table-cell>
          <table:table-cell office:value-type="float" office:value="1035.86" calcext:value-type="float">
            <text:p>1035.86</text:p>
          </table:table-cell>
        </table:table-row>
        <table:table-row table:style-name="ro1">
          <table:table-cell office:value-type="float" office:value="6190475" calcext:value-type="float">
            <text:p>6190475</text:p>
          </table:table-cell>
          <table:table-cell table:formula="of:=[.A389]/1000/(60*60*24)" office:value-type="time" office:time-value="PT01H43M10.475S" calcext:value-type="time">
            <text:p>01:43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4" calcext:value-type="float">
            <text:p>596.74</text:p>
          </table:table-cell>
          <table:table-cell office:value-type="float" office:value="859.28" calcext:value-type="float">
            <text:p>859.28</text:p>
          </table:table-cell>
          <table:table-cell office:value-type="float" office:value="1038.51" calcext:value-type="float">
            <text:p>1038.51</text:p>
          </table:table-cell>
        </table:table-row>
        <table:table-row table:style-name="ro1">
          <table:table-cell office:value-type="float" office:value="6206474" calcext:value-type="float">
            <text:p>6206474</text:p>
          </table:table-cell>
          <table:table-cell table:formula="of:=[.A390]/1000/(60*60*24)" office:value-type="time" office:time-value="PT01H43M26.474S" calcext:value-type="time">
            <text:p>01:43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61.5" calcext:value-type="float">
            <text:p>861.5</text:p>
          </table:table-cell>
          <table:table-cell office:value-type="float" office:value="1041.16" calcext:value-type="float">
            <text:p>1041.16</text:p>
          </table:table-cell>
        </table:table-row>
        <table:table-row table:style-name="ro1">
          <table:table-cell office:value-type="float" office:value="6222474" calcext:value-type="float">
            <text:p>6222474</text:p>
          </table:table-cell>
          <table:table-cell table:formula="of:=[.A391]/1000/(60*60*24)" office:value-type="time" office:time-value="PT01H43M42.474S" calcext:value-type="time">
            <text:p>01:43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863.72" calcext:value-type="float">
            <text:p>863.72</text:p>
          </table:table-cell>
          <table:table-cell office:value-type="float" office:value="1043.81" calcext:value-type="float">
            <text:p>1043.81</text:p>
          </table:table-cell>
        </table:table-row>
        <table:table-row table:style-name="ro1">
          <table:table-cell office:value-type="float" office:value="6238475" calcext:value-type="float">
            <text:p>6238475</text:p>
          </table:table-cell>
          <table:table-cell table:formula="of:=[.A392]/1000/(60*60*24)" office:value-type="time" office:time-value="PT01H43M58.475S" calcext:value-type="time">
            <text:p>01:43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865.94" calcext:value-type="float">
            <text:p>865.94</text:p>
          </table:table-cell>
          <table:table-cell office:value-type="float" office:value="1046.46" calcext:value-type="float">
            <text:p>1046.46</text:p>
          </table:table-cell>
        </table:table-row>
        <table:table-row table:style-name="ro1">
          <table:table-cell office:value-type="float" office:value="6254474" calcext:value-type="float">
            <text:p>6254474</text:p>
          </table:table-cell>
          <table:table-cell table:formula="of:=[.A393]/1000/(60*60*24)" office:value-type="time" office:time-value="PT01H44M14.474S" calcext:value-type="time">
            <text:p>01:44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868.16" calcext:value-type="float">
            <text:p>868.16</text:p>
          </table:table-cell>
          <table:table-cell office:value-type="float" office:value="1049.11" calcext:value-type="float">
            <text:p>1049.11</text:p>
          </table:table-cell>
        </table:table-row>
        <table:table-row table:style-name="ro1">
          <table:table-cell office:value-type="float" office:value="6270475" calcext:value-type="float">
            <text:p>6270475</text:p>
          </table:table-cell>
          <table:table-cell table:formula="of:=[.A394]/1000/(60*60*24)" office:value-type="time" office:time-value="PT01H44M30.475S" calcext:value-type="time">
            <text:p>01:44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870.38" calcext:value-type="float">
            <text:p>870.38</text:p>
          </table:table-cell>
          <table:table-cell office:value-type="float" office:value="1051.77" calcext:value-type="float">
            <text:p>1051.77</text:p>
          </table:table-cell>
        </table:table-row>
        <table:table-row table:style-name="ro1">
          <table:table-cell office:value-type="float" office:value="6286474" calcext:value-type="float">
            <text:p>6286474</text:p>
          </table:table-cell>
          <table:table-cell table:formula="of:=[.A395]/1000/(60*60*24)" office:value-type="time" office:time-value="PT01H44M46.474S" calcext:value-type="time">
            <text:p>01:44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8" calcext:value-type="float">
            <text:p>596.88</text:p>
          </table:table-cell>
          <table:table-cell office:value-type="float" office:value="872.6" calcext:value-type="float">
            <text:p>872.6</text:p>
          </table:table-cell>
          <table:table-cell office:value-type="float" office:value="1054.42" calcext:value-type="float">
            <text:p>1054.42</text:p>
          </table:table-cell>
        </table:table-row>
        <table:table-row table:style-name="ro1">
          <table:table-cell office:value-type="float" office:value="6302475" calcext:value-type="float">
            <text:p>6302475</text:p>
          </table:table-cell>
          <table:table-cell table:formula="of:=[.A396]/1000/(60*60*24)" office:value-type="time" office:time-value="PT01H45M02.475S" calcext:value-type="time">
            <text:p>01:45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874.83" calcext:value-type="float">
            <text:p>874.83</text:p>
          </table:table-cell>
          <table:table-cell office:value-type="float" office:value="1057.07" calcext:value-type="float">
            <text:p>1057.07</text:p>
          </table:table-cell>
        </table:table-row>
        <table:table-row table:style-name="ro1">
          <table:table-cell office:value-type="float" office:value="6318474" calcext:value-type="float">
            <text:p>6318474</text:p>
          </table:table-cell>
          <table:table-cell table:formula="of:=[.A397]/1000/(60*60*24)" office:value-type="time" office:time-value="PT01H45M18.474S" calcext:value-type="time">
            <text:p>01:45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877.05" calcext:value-type="float">
            <text:p>877.05</text:p>
          </table:table-cell>
          <table:table-cell office:value-type="float" office:value="1059.72" calcext:value-type="float">
            <text:p>1059.72</text:p>
          </table:table-cell>
        </table:table-row>
        <table:table-row table:style-name="ro1">
          <table:table-cell office:value-type="float" office:value="6334475" calcext:value-type="float">
            <text:p>6334475</text:p>
          </table:table-cell>
          <table:table-cell table:formula="of:=[.A398]/1000/(60*60*24)" office:value-type="time" office:time-value="PT01H45M34.475S" calcext:value-type="time">
            <text:p>01:45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79.27" calcext:value-type="float">
            <text:p>879.27</text:p>
          </table:table-cell>
          <table:table-cell office:value-type="float" office:value="1062.37" calcext:value-type="float">
            <text:p>1062.37</text:p>
          </table:table-cell>
        </table:table-row>
        <table:table-row table:style-name="ro1">
          <table:table-cell office:value-type="float" office:value="6350475" calcext:value-type="float">
            <text:p>6350475</text:p>
          </table:table-cell>
          <table:table-cell table:formula="of:=[.A399]/1000/(60*60*24)" office:value-type="time" office:time-value="PT01H45M50.475S" calcext:value-type="time">
            <text:p>01:45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81.49" calcext:value-type="float">
            <text:p>881.49</text:p>
          </table:table-cell>
          <table:table-cell office:value-type="float" office:value="1065.02" calcext:value-type="float">
            <text:p>1065.02</text:p>
          </table:table-cell>
        </table:table-row>
        <table:table-row table:style-name="ro1">
          <table:table-cell office:value-type="float" office:value="6366474" calcext:value-type="float">
            <text:p>6366474</text:p>
          </table:table-cell>
          <table:table-cell table:formula="of:=[.A400]/1000/(60*60*24)" office:value-type="time" office:time-value="PT01H46M06.474S" calcext:value-type="time">
            <text:p>01:46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883.71" calcext:value-type="float">
            <text:p>883.71</text:p>
          </table:table-cell>
          <table:table-cell office:value-type="float" office:value="1067.67" calcext:value-type="float">
            <text:p>1067.67</text:p>
          </table:table-cell>
        </table:table-row>
        <table:table-row table:style-name="ro1">
          <table:table-cell office:value-type="float" office:value="6382474" calcext:value-type="float">
            <text:p>6382474</text:p>
          </table:table-cell>
          <table:table-cell table:formula="of:=[.A401]/1000/(60*60*24)" office:value-type="time" office:time-value="PT01H46M22.474S" calcext:value-type="time">
            <text:p>01:46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2" calcext:value-type="float">
            <text:p>596.42</text:p>
          </table:table-cell>
          <table:table-cell office:value-type="float" office:value="885.93" calcext:value-type="float">
            <text:p>885.93</text:p>
          </table:table-cell>
          <table:table-cell office:value-type="float" office:value="1070.32" calcext:value-type="float">
            <text:p>1070.32</text:p>
          </table:table-cell>
        </table:table-row>
        <table:table-row table:style-name="ro1">
          <table:table-cell office:value-type="float" office:value="6398475" calcext:value-type="float">
            <text:p>6398475</text:p>
          </table:table-cell>
          <table:table-cell table:formula="of:=[.A402]/1000/(60*60*24)" office:value-type="time" office:time-value="PT01H46M38.475S" calcext:value-type="time">
            <text:p>01:46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88.15" calcext:value-type="float">
            <text:p>888.15</text:p>
          </table:table-cell>
          <table:table-cell office:value-type="float" office:value="1072.97" calcext:value-type="float">
            <text:p>1072.97</text:p>
          </table:table-cell>
        </table:table-row>
        <table:table-row table:style-name="ro1">
          <table:table-cell office:value-type="float" office:value="6414474" calcext:value-type="float">
            <text:p>6414474</text:p>
          </table:table-cell>
          <table:table-cell table:formula="of:=[.A403]/1000/(60*60*24)" office:value-type="time" office:time-value="PT01H46M54.474S" calcext:value-type="time">
            <text:p>01:46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890.37" calcext:value-type="float">
            <text:p>890.37</text:p>
          </table:table-cell>
          <table:table-cell office:value-type="float" office:value="1075.62" calcext:value-type="float">
            <text:p>1075.62</text:p>
          </table:table-cell>
        </table:table-row>
        <table:table-row table:style-name="ro1">
          <table:table-cell office:value-type="float" office:value="6430474" calcext:value-type="float">
            <text:p>6430474</text:p>
          </table:table-cell>
          <table:table-cell table:formula="of:=[.A404]/1000/(60*60*24)" office:value-type="time" office:time-value="PT01H47M10.474S" calcext:value-type="time">
            <text:p>01:47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892.59" calcext:value-type="float">
            <text:p>892.59</text:p>
          </table:table-cell>
          <table:table-cell office:value-type="float" office:value="1078.27" calcext:value-type="float">
            <text:p>1078.27</text:p>
          </table:table-cell>
        </table:table-row>
        <table:table-row table:style-name="ro1">
          <table:table-cell office:value-type="float" office:value="6446474" calcext:value-type="float">
            <text:p>6446474</text:p>
          </table:table-cell>
          <table:table-cell table:formula="of:=[.A405]/1000/(60*60*24)" office:value-type="time" office:time-value="PT01H47M26.474S" calcext:value-type="time">
            <text:p>01:47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894.81" calcext:value-type="float">
            <text:p>894.81</text:p>
          </table:table-cell>
          <table:table-cell office:value-type="float" office:value="1080.92" calcext:value-type="float">
            <text:p>1080.92</text:p>
          </table:table-cell>
        </table:table-row>
        <table:table-row table:style-name="ro1">
          <table:table-cell office:value-type="float" office:value="6462474" calcext:value-type="float">
            <text:p>6462474</text:p>
          </table:table-cell>
          <table:table-cell table:formula="of:=[.A406]/1000/(60*60*24)" office:value-type="time" office:time-value="PT01H47M42.474S" calcext:value-type="time">
            <text:p>01:47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897.03" calcext:value-type="float">
            <text:p>897.03</text:p>
          </table:table-cell>
          <table:table-cell office:value-type="float" office:value="1083.57" calcext:value-type="float">
            <text:p>1083.57</text:p>
          </table:table-cell>
        </table:table-row>
        <table:table-row table:style-name="ro1">
          <table:table-cell office:value-type="float" office:value="6478474" calcext:value-type="float">
            <text:p>6478474</text:p>
          </table:table-cell>
          <table:table-cell table:formula="of:=[.A407]/1000/(60*60*24)" office:value-type="time" office:time-value="PT01H47M58.474S" calcext:value-type="time">
            <text:p>01:47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899.25" calcext:value-type="float">
            <text:p>899.25</text:p>
          </table:table-cell>
          <table:table-cell office:value-type="float" office:value="1086.22" calcext:value-type="float">
            <text:p>1086.22</text:p>
          </table:table-cell>
        </table:table-row>
        <table:table-row table:style-name="ro1">
          <table:table-cell office:value-type="float" office:value="6494474" calcext:value-type="float">
            <text:p>6494474</text:p>
          </table:table-cell>
          <table:table-cell table:formula="of:=[.A408]/1000/(60*60*24)" office:value-type="time" office:time-value="PT01H48M14.474S" calcext:value-type="time">
            <text:p>01:48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9" calcext:value-type="float">
            <text:p>596.89</text:p>
          </table:table-cell>
          <table:table-cell office:value-type="float" office:value="901.48" calcext:value-type="float">
            <text:p>901.48</text:p>
          </table:table-cell>
          <table:table-cell office:value-type="float" office:value="1088.87" calcext:value-type="float">
            <text:p>1088.87</text:p>
          </table:table-cell>
        </table:table-row>
        <table:table-row table:style-name="ro1">
          <table:table-cell office:value-type="float" office:value="6510474" calcext:value-type="float">
            <text:p>6510474</text:p>
          </table:table-cell>
          <table:table-cell table:formula="of:=[.A409]/1000/(60*60*24)" office:value-type="time" office:time-value="PT01H48M30.474S" calcext:value-type="time">
            <text:p>01:48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903.7" calcext:value-type="float">
            <text:p>903.7</text:p>
          </table:table-cell>
          <table:table-cell office:value-type="float" office:value="1091.52" calcext:value-type="float">
            <text:p>1091.52</text:p>
          </table:table-cell>
        </table:table-row>
        <table:table-row table:style-name="ro1">
          <table:table-cell office:value-type="float" office:value="6526475" calcext:value-type="float">
            <text:p>6526475</text:p>
          </table:table-cell>
          <table:table-cell table:formula="of:=[.A410]/1000/(60*60*24)" office:value-type="time" office:time-value="PT01H48M46.475S" calcext:value-type="time">
            <text:p>01:48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905.92" calcext:value-type="float">
            <text:p>905.92</text:p>
          </table:table-cell>
          <table:table-cell office:value-type="float" office:value="1094.17" calcext:value-type="float">
            <text:p>1094.17</text:p>
          </table:table-cell>
        </table:table-row>
        <table:table-row table:style-name="ro1">
          <table:table-cell office:value-type="float" office:value="6542474" calcext:value-type="float">
            <text:p>6542474</text:p>
          </table:table-cell>
          <table:table-cell table:formula="of:=[.A411]/1000/(60*60*24)" office:value-type="time" office:time-value="PT01H49M02.474S" calcext:value-type="time">
            <text:p>01:49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908.14" calcext:value-type="float">
            <text:p>908.14</text:p>
          </table:table-cell>
          <table:table-cell office:value-type="float" office:value="1096.82" calcext:value-type="float">
            <text:p>1096.82</text:p>
          </table:table-cell>
        </table:table-row>
        <table:table-row table:style-name="ro1">
          <table:table-cell office:value-type="float" office:value="6558474" calcext:value-type="float">
            <text:p>6558474</text:p>
          </table:table-cell>
          <table:table-cell table:formula="of:=[.A412]/1000/(60*60*24)" office:value-type="time" office:time-value="PT01H49M18.474S" calcext:value-type="time">
            <text:p>01:49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910.36" calcext:value-type="float">
            <text:p>910.36</text:p>
          </table:table-cell>
          <table:table-cell office:value-type="float" office:value="1099.47" calcext:value-type="float">
            <text:p>1099.47</text:p>
          </table:table-cell>
        </table:table-row>
        <table:table-row table:style-name="ro1">
          <table:table-cell office:value-type="float" office:value="6574475" calcext:value-type="float">
            <text:p>6574475</text:p>
          </table:table-cell>
          <table:table-cell table:formula="of:=[.A413]/1000/(60*60*24)" office:value-type="time" office:time-value="PT01H49M34.475S" calcext:value-type="time">
            <text:p>01:49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912.58" calcext:value-type="float">
            <text:p>912.58</text:p>
          </table:table-cell>
          <table:table-cell office:value-type="float" office:value="1102.12" calcext:value-type="float">
            <text:p>1102.12</text:p>
          </table:table-cell>
        </table:table-row>
        <table:table-row table:style-name="ro1">
          <table:table-cell office:value-type="float" office:value="6590474" calcext:value-type="float">
            <text:p>6590474</text:p>
          </table:table-cell>
          <table:table-cell table:formula="of:=[.A414]/1000/(60*60*24)" office:value-type="time" office:time-value="PT01H49M50.474S" calcext:value-type="time">
            <text:p>01:49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914.8" calcext:value-type="float">
            <text:p>914.8</text:p>
          </table:table-cell>
          <table:table-cell office:value-type="float" office:value="1104.76" calcext:value-type="float">
            <text:p>1104.76</text:p>
          </table:table-cell>
        </table:table-row>
        <table:table-row table:style-name="ro1">
          <table:table-cell office:value-type="float" office:value="6606474" calcext:value-type="float">
            <text:p>6606474</text:p>
          </table:table-cell>
          <table:table-cell table:formula="of:=[.A415]/1000/(60*60*24)" office:value-type="time" office:time-value="PT01H50M06.474S" calcext:value-type="time">
            <text:p>01:50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917.02" calcext:value-type="float">
            <text:p>917.02</text:p>
          </table:table-cell>
          <table:table-cell office:value-type="float" office:value="1107.41" calcext:value-type="float">
            <text:p>1107.41</text:p>
          </table:table-cell>
        </table:table-row>
        <table:table-row table:style-name="ro1">
          <table:table-cell office:value-type="float" office:value="6622475" calcext:value-type="float">
            <text:p>6622475</text:p>
          </table:table-cell>
          <table:table-cell table:formula="of:=[.A416]/1000/(60*60*24)" office:value-type="time" office:time-value="PT01H50M22.475S" calcext:value-type="time">
            <text:p>01:50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6.89" calcext:value-type="float">
            <text:p>596.89</text:p>
          </table:table-cell>
          <table:table-cell office:value-type="float" office:value="919.24" calcext:value-type="float">
            <text:p>919.24</text:p>
          </table:table-cell>
          <table:table-cell office:value-type="float" office:value="1110.06" calcext:value-type="float">
            <text:p>1110.06</text:p>
          </table:table-cell>
        </table:table-row>
        <table:table-row table:style-name="ro1">
          <table:table-cell office:value-type="float" office:value="6638474" calcext:value-type="float">
            <text:p>6638474</text:p>
          </table:table-cell>
          <table:table-cell table:formula="of:=[.A417]/1000/(60*60*24)" office:value-type="time" office:time-value="PT01H50M38.474S" calcext:value-type="time">
            <text:p>01:50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7" calcext:value-type="float">
            <text:p>594.67</text:p>
          </table:table-cell>
          <table:table-cell office:value-type="float" office:value="921.47" calcext:value-type="float">
            <text:p>921.47</text:p>
          </table:table-cell>
          <table:table-cell office:value-type="float" office:value="1112.71" calcext:value-type="float">
            <text:p>1112.71</text:p>
          </table:table-cell>
        </table:table-row>
        <table:table-row table:style-name="ro1">
          <table:table-cell office:value-type="float" office:value="6654474" calcext:value-type="float">
            <text:p>6654474</text:p>
          </table:table-cell>
          <table:table-cell table:formula="of:=[.A418]/1000/(60*60*24)" office:value-type="time" office:time-value="PT01H50M54.474S" calcext:value-type="time">
            <text:p>01:50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923.69" calcext:value-type="float">
            <text:p>923.69</text:p>
          </table:table-cell>
          <table:table-cell office:value-type="float" office:value="1115.36" calcext:value-type="float">
            <text:p>1115.36</text:p>
          </table:table-cell>
        </table:table-row>
        <table:table-row table:style-name="ro1">
          <table:table-cell office:value-type="float" office:value="6670474" calcext:value-type="float">
            <text:p>6670474</text:p>
          </table:table-cell>
          <table:table-cell table:formula="of:=[.A419]/1000/(60*60*24)" office:value-type="time" office:time-value="PT01H51M10.474S" calcext:value-type="time">
            <text:p>01:51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925.91" calcext:value-type="float">
            <text:p>925.91</text:p>
          </table:table-cell>
          <table:table-cell office:value-type="float" office:value="1118.01" calcext:value-type="float">
            <text:p>1118.01</text:p>
          </table:table-cell>
        </table:table-row>
        <table:table-row table:style-name="ro1">
          <table:table-cell office:value-type="float" office:value="6686474" calcext:value-type="float">
            <text:p>6686474</text:p>
          </table:table-cell>
          <table:table-cell table:formula="of:=[.A420]/1000/(60*60*24)" office:value-type="time" office:time-value="PT01H51M26.474S" calcext:value-type="time">
            <text:p>01:51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928.13" calcext:value-type="float">
            <text:p>928.13</text:p>
          </table:table-cell>
          <table:table-cell office:value-type="float" office:value="1120.65" calcext:value-type="float">
            <text:p>1120.65</text:p>
          </table:table-cell>
        </table:table-row>
        <table:table-row table:style-name="ro1">
          <table:table-cell office:value-type="float" office:value="6702474" calcext:value-type="float">
            <text:p>6702474</text:p>
          </table:table-cell>
          <table:table-cell table:formula="of:=[.A421]/1000/(60*60*24)" office:value-type="time" office:time-value="PT01H51M42.474S" calcext:value-type="time">
            <text:p>01:51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930.35" calcext:value-type="float">
            <text:p>930.35</text:p>
          </table:table-cell>
          <table:table-cell office:value-type="float" office:value="1123.3" calcext:value-type="float">
            <text:p>1123.3</text:p>
          </table:table-cell>
        </table:table-row>
        <table:table-row table:style-name="ro1">
          <table:table-cell office:value-type="float" office:value="6718474" calcext:value-type="float">
            <text:p>6718474</text:p>
          </table:table-cell>
          <table:table-cell table:formula="of:=[.A422]/1000/(60*60*24)" office:value-type="time" office:time-value="PT01H51M58.474S" calcext:value-type="time">
            <text:p>01:51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932.57" calcext:value-type="float">
            <text:p>932.57</text:p>
          </table:table-cell>
          <table:table-cell office:value-type="float" office:value="1125.95" calcext:value-type="float">
            <text:p>1125.95</text:p>
          </table:table-cell>
        </table:table-row>
        <table:table-row table:style-name="ro1">
          <table:table-cell office:value-type="float" office:value="6734474" calcext:value-type="float">
            <text:p>6734474</text:p>
          </table:table-cell>
          <table:table-cell table:formula="of:=[.A423]/1000/(60*60*24)" office:value-type="time" office:time-value="PT01H52M14.474S" calcext:value-type="time">
            <text:p>01:52:14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office:value-type="float" office:value="597" calcext:value-type="float">
            <text:p>597</text:p>
          </table:table-cell>
          <table:table-cell office:value-type="float" office:value="934.79" calcext:value-type="float">
            <text:p>934.79</text:p>
          </table:table-cell>
          <table:table-cell office:value-type="float" office:value="1128.59" calcext:value-type="float">
            <text:p>1128.59</text:p>
          </table:table-cell>
        </table:table-row>
        <table:table-row table:style-name="ro1">
          <table:table-cell office:value-type="float" office:value="6750475" calcext:value-type="float">
            <text:p>6750475</text:p>
          </table:table-cell>
          <table:table-cell table:formula="of:=[.A424]/1000/(60*60*24)" office:value-type="time" office:time-value="PT01H52M30.475S" calcext:value-type="time">
            <text:p>01:52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6.75" calcext:value-type="float">
            <text:p>596.75</text:p>
          </table:table-cell>
          <table:table-cell office:value-type="float" office:value="937.01" calcext:value-type="float">
            <text:p>937.01</text:p>
          </table:table-cell>
          <table:table-cell office:value-type="float" office:value="1131.24" calcext:value-type="float">
            <text:p>1131.24</text:p>
          </table:table-cell>
        </table:table-row>
        <table:table-row table:style-name="ro1">
          <table:table-cell office:value-type="float" office:value="6766474" calcext:value-type="float">
            <text:p>6766474</text:p>
          </table:table-cell>
          <table:table-cell table:formula="of:=[.A425]/1000/(60*60*24)" office:value-type="time" office:time-value="PT01H52M46.474S" calcext:value-type="time">
            <text:p>01:52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6" calcext:value-type="float">
            <text:p>594.76</text:p>
          </table:table-cell>
          <table:table-cell office:value-type="float" office:value="939.23" calcext:value-type="float">
            <text:p>939.23</text:p>
          </table:table-cell>
          <table:table-cell office:value-type="float" office:value="1133.88" calcext:value-type="float">
            <text:p>1133.88</text:p>
          </table:table-cell>
        </table:table-row>
        <table:table-row table:style-name="ro1">
          <table:table-cell office:value-type="float" office:value="6782474" calcext:value-type="float">
            <text:p>6782474</text:p>
          </table:table-cell>
          <table:table-cell table:formula="of:=[.A426]/1000/(60*60*24)" office:value-type="time" office:time-value="PT01H53M02.474S" calcext:value-type="time">
            <text:p>01:53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3" calcext:value-type="float">
            <text:p>596.43</text:p>
          </table:table-cell>
          <table:table-cell office:value-type="float" office:value="941.45" calcext:value-type="float">
            <text:p>941.45</text:p>
          </table:table-cell>
          <table:table-cell office:value-type="float" office:value="1136.53" calcext:value-type="float">
            <text:p>1136.53</text:p>
          </table:table-cell>
        </table:table-row>
        <table:table-row table:style-name="ro1">
          <table:table-cell office:value-type="float" office:value="6798474" calcext:value-type="float">
            <text:p>6798474</text:p>
          </table:table-cell>
          <table:table-cell table:formula="of:=[.A427]/1000/(60*60*24)" office:value-type="time" office:time-value="PT01H53M18.474S" calcext:value-type="time">
            <text:p>01:53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6" calcext:value-type="float">
            <text:p>594.76</text:p>
          </table:table-cell>
          <table:table-cell office:value-type="float" office:value="943.67" calcext:value-type="float">
            <text:p>943.67</text:p>
          </table:table-cell>
          <table:table-cell office:value-type="float" office:value="1139.18" calcext:value-type="float">
            <text:p>1139.18</text:p>
          </table:table-cell>
        </table:table-row>
        <table:table-row table:style-name="ro1">
          <table:table-cell office:value-type="float" office:value="6814474" calcext:value-type="float">
            <text:p>6814474</text:p>
          </table:table-cell>
          <table:table-cell table:formula="of:=[.A428]/1000/(60*60*24)" office:value-type="time" office:time-value="PT01H53M34.474S" calcext:value-type="time">
            <text:p>01:53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6" calcext:value-type="float">
            <text:p>594.66</text:p>
          </table:table-cell>
          <table:table-cell office:value-type="float" office:value="945.9" calcext:value-type="float">
            <text:p>945.9</text:p>
          </table:table-cell>
          <table:table-cell office:value-type="float" office:value="1141.82" calcext:value-type="float">
            <text:p>1141.82</text:p>
          </table:table-cell>
        </table:table-row>
        <table:table-row table:style-name="ro1">
          <table:table-cell office:value-type="float" office:value="6830474" calcext:value-type="float">
            <text:p>6830474</text:p>
          </table:table-cell>
          <table:table-cell table:formula="of:=[.A429]/1000/(60*60*24)" office:value-type="time" office:time-value="PT01H53M50.474S" calcext:value-type="time">
            <text:p>01:53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948.12" calcext:value-type="float">
            <text:p>948.12</text:p>
          </table:table-cell>
          <table:table-cell office:value-type="float" office:value="1144.47" calcext:value-type="float">
            <text:p>1144.47</text:p>
          </table:table-cell>
        </table:table-row>
        <table:table-row table:style-name="ro1">
          <table:table-cell office:value-type="float" office:value="6846474" calcext:value-type="float">
            <text:p>6846474</text:p>
          </table:table-cell>
          <table:table-cell table:formula="of:=[.A430]/1000/(60*60*24)" office:value-type="time" office:time-value="PT01H54M06.474S" calcext:value-type="time">
            <text:p>01:54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2" calcext:value-type="float">
            <text:p>594.42</text:p>
          </table:table-cell>
          <table:table-cell office:value-type="float" office:value="950.34" calcext:value-type="float">
            <text:p>950.34</text:p>
          </table:table-cell>
          <table:table-cell office:value-type="float" office:value="1147.11" calcext:value-type="float">
            <text:p>1147.11</text:p>
          </table:table-cell>
        </table:table-row>
        <table:table-row table:style-name="ro1">
          <table:table-cell office:value-type="float" office:value="6862474" calcext:value-type="float">
            <text:p>6862474</text:p>
          </table:table-cell>
          <table:table-cell table:formula="of:=[.A431]/1000/(60*60*24)" office:value-type="time" office:time-value="PT01H54M22.474S" calcext:value-type="time">
            <text:p>01:54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952.56" calcext:value-type="float">
            <text:p>952.56</text:p>
          </table:table-cell>
          <table:table-cell office:value-type="float" office:value="1149.75" calcext:value-type="float">
            <text:p>1149.75</text:p>
          </table:table-cell>
        </table:table-row>
        <table:table-row table:style-name="ro1">
          <table:table-cell office:value-type="float" office:value="6878474" calcext:value-type="float">
            <text:p>6878474</text:p>
          </table:table-cell>
          <table:table-cell table:formula="of:=[.A432]/1000/(60*60*24)" office:value-type="time" office:time-value="PT01H54M38.474S" calcext:value-type="time">
            <text:p>01:54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954.78" calcext:value-type="float">
            <text:p>954.78</text:p>
          </table:table-cell>
          <table:table-cell office:value-type="float" office:value="1152.4" calcext:value-type="float">
            <text:p>1152.4</text:p>
          </table:table-cell>
        </table:table-row>
        <table:table-row table:style-name="ro1">
          <table:table-cell office:value-type="float" office:value="6894475" calcext:value-type="float">
            <text:p>6894475</text:p>
          </table:table-cell>
          <table:table-cell table:formula="of:=[.A433]/1000/(60*60*24)" office:value-type="time" office:time-value="PT01H54M54.475S" calcext:value-type="time">
            <text:p>01:54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2" calcext:value-type="float">
            <text:p>594.42</text:p>
          </table:table-cell>
          <table:table-cell office:value-type="float" office:value="957" calcext:value-type="float">
            <text:p>957</text:p>
          </table:table-cell>
          <table:table-cell office:value-type="float" office:value="1155.04" calcext:value-type="float">
            <text:p>1155.04</text:p>
          </table:table-cell>
        </table:table-row>
        <table:table-row table:style-name="ro1">
          <table:table-cell office:value-type="float" office:value="6910474" calcext:value-type="float">
            <text:p>6910474</text:p>
          </table:table-cell>
          <table:table-cell table:formula="of:=[.A434]/1000/(60*60*24)" office:value-type="time" office:time-value="PT01H55M10.474S" calcext:value-type="time">
            <text:p>01:55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7" calcext:value-type="float">
            <text:p>594.27</text:p>
          </table:table-cell>
          <table:table-cell office:value-type="float" office:value="959.22" calcext:value-type="float">
            <text:p>959.22</text:p>
          </table:table-cell>
          <table:table-cell office:value-type="float" office:value="1157.68" calcext:value-type="float">
            <text:p>1157.68</text:p>
          </table:table-cell>
        </table:table-row>
        <table:table-row table:style-name="ro1">
          <table:table-cell office:value-type="float" office:value="6926474" calcext:value-type="float">
            <text:p>6926474</text:p>
          </table:table-cell>
          <table:table-cell table:formula="of:=[.A435]/1000/(60*60*24)" office:value-type="time" office:time-value="PT01H55M26.474S" calcext:value-type="time">
            <text:p>01:55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5" calcext:value-type="float">
            <text:p>594.75</text:p>
          </table:table-cell>
          <table:table-cell office:value-type="float" office:value="961.44" calcext:value-type="float">
            <text:p>961.44</text:p>
          </table:table-cell>
          <table:table-cell office:value-type="float" office:value="1160.33" calcext:value-type="float">
            <text:p>1160.33</text:p>
          </table:table-cell>
        </table:table-row>
        <table:table-row table:style-name="ro1">
          <table:table-cell office:value-type="float" office:value="6942474" calcext:value-type="float">
            <text:p>6942474</text:p>
          </table:table-cell>
          <table:table-cell table:formula="of:=[.A436]/1000/(60*60*24)" office:value-type="time" office:time-value="PT01H55M42.474S" calcext:value-type="time">
            <text:p>01:55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5" calcext:value-type="float">
            <text:p>594.75</text:p>
          </table:table-cell>
          <table:table-cell office:value-type="float" office:value="963.66" calcext:value-type="float">
            <text:p>963.66</text:p>
          </table:table-cell>
          <table:table-cell office:value-type="float" office:value="1162.97" calcext:value-type="float">
            <text:p>1162.97</text:p>
          </table:table-cell>
        </table:table-row>
        <table:table-row table:style-name="ro1">
          <table:table-cell office:value-type="float" office:value="6958474" calcext:value-type="float">
            <text:p>6958474</text:p>
          </table:table-cell>
          <table:table-cell table:formula="of:=[.A437]/1000/(60*60*24)" office:value-type="time" office:time-value="PT01H55M58.474S" calcext:value-type="time">
            <text:p>01:55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5" calcext:value-type="float">
            <text:p>594.75</text:p>
          </table:table-cell>
          <table:table-cell office:value-type="float" office:value="965.88" calcext:value-type="float">
            <text:p>965.88</text:p>
          </table:table-cell>
          <table:table-cell office:value-type="float" office:value="1165.61" calcext:value-type="float">
            <text:p>1165.61</text:p>
          </table:table-cell>
        </table:table-row>
        <table:table-row table:style-name="ro1">
          <table:table-cell office:value-type="float" office:value="6974474" calcext:value-type="float">
            <text:p>6974474</text:p>
          </table:table-cell>
          <table:table-cell table:formula="of:=[.A438]/1000/(60*60*24)" office:value-type="time" office:time-value="PT01H56M14.474S" calcext:value-type="time">
            <text:p>01:56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968.1" calcext:value-type="float">
            <text:p>968.1</text:p>
          </table:table-cell>
          <table:table-cell office:value-type="float" office:value="1168.26" calcext:value-type="float">
            <text:p>1168.26</text:p>
          </table:table-cell>
        </table:table-row>
        <table:table-row table:style-name="ro1">
          <table:table-cell office:value-type="float" office:value="6990475" calcext:value-type="float">
            <text:p>6990475</text:p>
          </table:table-cell>
          <table:table-cell table:formula="of:=[.A439]/1000/(60*60*24)" office:value-type="time" office:time-value="PT01H56M30.475S" calcext:value-type="time">
            <text:p>01:56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970.32" calcext:value-type="float">
            <text:p>970.32</text:p>
          </table:table-cell>
          <table:table-cell office:value-type="float" office:value="1170.9" calcext:value-type="float">
            <text:p>1170.9</text:p>
          </table:table-cell>
        </table:table-row>
        <table:table-row table:style-name="ro1">
          <table:table-cell office:value-type="float" office:value="7006475" calcext:value-type="float">
            <text:p>7006475</text:p>
          </table:table-cell>
          <table:table-cell table:formula="of:=[.A440]/1000/(60*60*24)" office:value-type="time" office:time-value="PT01H56M46.475S" calcext:value-type="time">
            <text:p>01:56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972.54" calcext:value-type="float">
            <text:p>972.54</text:p>
          </table:table-cell>
          <table:table-cell office:value-type="float" office:value="1173.54" calcext:value-type="float">
            <text:p>1173.54</text:p>
          </table:table-cell>
        </table:table-row>
        <table:table-row table:style-name="ro1">
          <table:table-cell office:value-type="float" office:value="7022475" calcext:value-type="float">
            <text:p>7022475</text:p>
          </table:table-cell>
          <table:table-cell table:formula="of:=[.A441]/1000/(60*60*24)" office:value-type="time" office:time-value="PT01H57M02.475S" calcext:value-type="time">
            <text:p>01:57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4.89" calcext:value-type="float">
            <text:p>594.89</text:p>
          </table:table-cell>
          <table:table-cell office:value-type="float" office:value="974.76" calcext:value-type="float">
            <text:p>974.76</text:p>
          </table:table-cell>
          <table:table-cell office:value-type="float" office:value="1176.18" calcext:value-type="float">
            <text:p>1176.18</text:p>
          </table:table-cell>
        </table:table-row>
        <table:table-row table:style-name="ro1">
          <table:table-cell office:value-type="float" office:value="7038474" calcext:value-type="float">
            <text:p>7038474</text:p>
          </table:table-cell>
          <table:table-cell table:formula="of:=[.A442]/1000/(60*60*24)" office:value-type="time" office:time-value="PT01H57M18.474S" calcext:value-type="time">
            <text:p>01:57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976.98" calcext:value-type="float">
            <text:p>976.98</text:p>
          </table:table-cell>
          <table:table-cell office:value-type="float" office:value="1178.82" calcext:value-type="float">
            <text:p>1178.82</text:p>
          </table:table-cell>
        </table:table-row>
        <table:table-row table:style-name="ro1">
          <table:table-cell office:value-type="float" office:value="7054474" calcext:value-type="float">
            <text:p>7054474</text:p>
          </table:table-cell>
          <table:table-cell table:formula="of:=[.A443]/1000/(60*60*24)" office:value-type="time" office:time-value="PT01H57M34.474S" calcext:value-type="time">
            <text:p>01:57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979.21" calcext:value-type="float">
            <text:p>979.21</text:p>
          </table:table-cell>
          <table:table-cell office:value-type="float" office:value="1181.46" calcext:value-type="float">
            <text:p>1181.46</text:p>
          </table:table-cell>
        </table:table-row>
        <table:table-row table:style-name="ro1">
          <table:table-cell office:value-type="float" office:value="7070474" calcext:value-type="float">
            <text:p>7070474</text:p>
          </table:table-cell>
          <table:table-cell table:formula="of:=[.A444]/1000/(60*60*24)" office:value-type="time" office:time-value="PT01H57M50.474S" calcext:value-type="time">
            <text:p>01:57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981.43" calcext:value-type="float">
            <text:p>981.43</text:p>
          </table:table-cell>
          <table:table-cell office:value-type="float" office:value="1184.1" calcext:value-type="float">
            <text:p>1184.1</text:p>
          </table:table-cell>
        </table:table-row>
        <table:table-row table:style-name="ro1">
          <table:table-cell office:value-type="float" office:value="7086474" calcext:value-type="float">
            <text:p>7086474</text:p>
          </table:table-cell>
          <table:table-cell table:formula="of:=[.A445]/1000/(60*60*24)" office:value-type="time" office:time-value="PT01H58M06.474S" calcext:value-type="time">
            <text:p>01:58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983.65" calcext:value-type="float">
            <text:p>983.65</text:p>
          </table:table-cell>
          <table:table-cell office:value-type="float" office:value="1186.74" calcext:value-type="float">
            <text:p>1186.74</text:p>
          </table:table-cell>
        </table:table-row>
        <table:table-row table:style-name="ro1">
          <table:table-cell office:value-type="float" office:value="7102475" calcext:value-type="float">
            <text:p>7102475</text:p>
          </table:table-cell>
          <table:table-cell table:formula="of:=[.A446]/1000/(60*60*24)" office:value-type="time" office:time-value="PT01H58M22.475S" calcext:value-type="time">
            <text:p>01:58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985.87" calcext:value-type="float">
            <text:p>985.87</text:p>
          </table:table-cell>
          <table:table-cell office:value-type="float" office:value="1189.39" calcext:value-type="float">
            <text:p>1189.39</text:p>
          </table:table-cell>
        </table:table-row>
        <table:table-row table:style-name="ro1">
          <table:table-cell office:value-type="float" office:value="7118475" calcext:value-type="float">
            <text:p>7118475</text:p>
          </table:table-cell>
          <table:table-cell table:formula="of:=[.A447]/1000/(60*60*24)" office:value-type="time" office:time-value="PT01H58M38.475S" calcext:value-type="time">
            <text:p>01:58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988.09" calcext:value-type="float">
            <text:p>988.09</text:p>
          </table:table-cell>
          <table:table-cell office:value-type="float" office:value="1192.02" calcext:value-type="float">
            <text:p>1192.02</text:p>
          </table:table-cell>
        </table:table-row>
        <table:table-row table:style-name="ro1">
          <table:table-cell office:value-type="float" office:value="7134474" calcext:value-type="float">
            <text:p>7134474</text:p>
          </table:table-cell>
          <table:table-cell table:formula="of:=[.A448]/1000/(60*60*24)" office:value-type="time" office:time-value="PT01H58M54.474S" calcext:value-type="time">
            <text:p>01:58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990.31" calcext:value-type="float">
            <text:p>990.31</text:p>
          </table:table-cell>
          <table:table-cell office:value-type="float" office:value="1194.66" calcext:value-type="float">
            <text:p>1194.66</text:p>
          </table:table-cell>
        </table:table-row>
        <table:table-row table:style-name="ro1">
          <table:table-cell office:value-type="float" office:value="7150475" calcext:value-type="float">
            <text:p>7150475</text:p>
          </table:table-cell>
          <table:table-cell table:formula="of:=[.A449]/1000/(60*60*24)" office:value-type="time" office:time-value="PT01H59M10.475S" calcext:value-type="time">
            <text:p>01:59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6" calcext:value-type="float">
            <text:p>594.76</text:p>
          </table:table-cell>
          <table:table-cell office:value-type="float" office:value="992.53" calcext:value-type="float">
            <text:p>992.53</text:p>
          </table:table-cell>
          <table:table-cell office:value-type="float" office:value="1197.3" calcext:value-type="float">
            <text:p>1197.3</text:p>
          </table:table-cell>
        </table:table-row>
        <table:table-row table:style-name="ro1">
          <table:table-cell office:value-type="float" office:value="7166475" calcext:value-type="float">
            <text:p>7166475</text:p>
          </table:table-cell>
          <table:table-cell table:formula="of:=[.A450]/1000/(60*60*24)" office:value-type="time" office:time-value="PT01H59M26.475S" calcext:value-type="time">
            <text:p>01:59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2" calcext:value-type="float">
            <text:p>592.42</text:p>
          </table:table-cell>
          <table:table-cell office:value-type="float" office:value="994.75" calcext:value-type="float">
            <text:p>994.75</text:p>
          </table:table-cell>
          <table:table-cell office:value-type="float" office:value="1199.94" calcext:value-type="float">
            <text:p>1199.94</text:p>
          </table:table-cell>
        </table:table-row>
        <table:table-row table:style-name="ro1">
          <table:table-cell office:value-type="float" office:value="7182475" calcext:value-type="float">
            <text:p>7182475</text:p>
          </table:table-cell>
          <table:table-cell table:formula="of:=[.A451]/1000/(60*60*24)" office:value-type="time" office:time-value="PT01H59M42.475S" calcext:value-type="time">
            <text:p>01:59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4" calcext:value-type="float">
            <text:p>594.74</text:p>
          </table:table-cell>
          <table:table-cell office:value-type="float" office:value="996.97" calcext:value-type="float">
            <text:p>996.97</text:p>
          </table:table-cell>
          <table:table-cell office:value-type="float" office:value="1202.57" calcext:value-type="float">
            <text:p>1202.57</text:p>
          </table:table-cell>
        </table:table-row>
        <table:table-row table:style-name="ro1">
          <table:table-cell office:value-type="float" office:value="7198474" calcext:value-type="float">
            <text:p>7198474</text:p>
          </table:table-cell>
          <table:table-cell table:formula="of:=[.A452]/1000/(60*60*24)" office:value-type="time" office:time-value="PT01H59M58.474S" calcext:value-type="time">
            <text:p>01:59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999.19" calcext:value-type="float">
            <text:p>999.19</text:p>
          </table:table-cell>
          <table:table-cell office:value-type="float" office:value="1205.21" calcext:value-type="float">
            <text:p>1205.21</text:p>
          </table:table-cell>
        </table:table-row>
        <table:table-row table:style-name="ro1">
          <table:table-cell office:value-type="float" office:value="7214474" calcext:value-type="float">
            <text:p>7214474</text:p>
          </table:table-cell>
          <table:table-cell table:formula="of:=[.A453]/1000/(60*60*24)" office:value-type="time" office:time-value="PT02H00M14.474S" calcext:value-type="time">
            <text:p>02:00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1001.41" calcext:value-type="float">
            <text:p>1001.41</text:p>
          </table:table-cell>
          <table:table-cell office:value-type="float" office:value="1207.85" calcext:value-type="float">
            <text:p>1207.85</text:p>
          </table:table-cell>
        </table:table-row>
        <table:table-row table:style-name="ro1">
          <table:table-cell office:value-type="float" office:value="7230474" calcext:value-type="float">
            <text:p>7230474</text:p>
          </table:table-cell>
          <table:table-cell table:formula="of:=[.A454]/1000/(60*60*24)" office:value-type="time" office:time-value="PT02H00M30.474S" calcext:value-type="time">
            <text:p>02:00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1003.63" calcext:value-type="float">
            <text:p>1003.63</text:p>
          </table:table-cell>
          <table:table-cell office:value-type="float" office:value="1210.49" calcext:value-type="float">
            <text:p>1210.49</text:p>
          </table:table-cell>
        </table:table-row>
        <table:table-row table:style-name="ro1">
          <table:table-cell office:value-type="float" office:value="7246474" calcext:value-type="float">
            <text:p>7246474</text:p>
          </table:table-cell>
          <table:table-cell table:formula="of:=[.A455]/1000/(60*60*24)" office:value-type="time" office:time-value="PT02H00M46.474S" calcext:value-type="time">
            <text:p>02:00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5" calcext:value-type="float">
            <text:p>594.65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1213.12" calcext:value-type="float">
            <text:p>1213.12</text:p>
          </table:table-cell>
        </table:table-row>
        <table:table-row table:style-name="ro1">
          <table:table-cell office:value-type="float" office:value="7262475" calcext:value-type="float">
            <text:p>7262475</text:p>
          </table:table-cell>
          <table:table-cell table:formula="of:=[.A456]/1000/(60*60*24)" office:value-type="time" office:time-value="PT02H01M02.475S" calcext:value-type="time">
            <text:p>02:01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5" calcext:value-type="float">
            <text:p>594.75</text:p>
          </table:table-cell>
          <table:table-cell office:value-type="float" office:value="1008.08" calcext:value-type="float">
            <text:p>1008.08</text:p>
          </table:table-cell>
          <table:table-cell office:value-type="float" office:value="1215.76" calcext:value-type="float">
            <text:p>1215.76</text:p>
          </table:table-cell>
        </table:table-row>
        <table:table-row table:style-name="ro1">
          <table:table-cell office:value-type="float" office:value="7278474" calcext:value-type="float">
            <text:p>7278474</text:p>
          </table:table-cell>
          <table:table-cell table:formula="of:=[.A457]/1000/(60*60*24)" office:value-type="time" office:time-value="PT02H01M18.474S" calcext:value-type="time">
            <text:p>02:01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1010.3" calcext:value-type="float">
            <text:p>1010.3</text:p>
          </table:table-cell>
          <table:table-cell office:value-type="float" office:value="1218.4" calcext:value-type="float">
            <text:p>1218.4</text:p>
          </table:table-cell>
        </table:table-row>
        <table:table-row table:style-name="ro1">
          <table:table-cell office:value-type="float" office:value="7294474" calcext:value-type="float">
            <text:p>7294474</text:p>
          </table:table-cell>
          <table:table-cell table:formula="of:=[.A458]/1000/(60*60*24)" office:value-type="time" office:time-value="PT02H01M34.474S" calcext:value-type="time">
            <text:p>02:01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1012.52" calcext:value-type="float">
            <text:p>1012.52</text:p>
          </table:table-cell>
          <table:table-cell office:value-type="float" office:value="1221.03" calcext:value-type="float">
            <text:p>1221.03</text:p>
          </table:table-cell>
        </table:table-row>
        <table:table-row table:style-name="ro1">
          <table:table-cell office:value-type="float" office:value="7310474" calcext:value-type="float">
            <text:p>7310474</text:p>
          </table:table-cell>
          <table:table-cell table:formula="of:=[.A459]/1000/(60*60*24)" office:value-type="time" office:time-value="PT02H01M50.474S" calcext:value-type="time">
            <text:p>02:01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1014.74" calcext:value-type="float">
            <text:p>1014.74</text:p>
          </table:table-cell>
          <table:table-cell office:value-type="float" office:value="1223.67" calcext:value-type="float">
            <text:p>1223.67</text:p>
          </table:table-cell>
        </table:table-row>
        <table:table-row table:style-name="ro1">
          <table:table-cell office:value-type="float" office:value="7326474" calcext:value-type="float">
            <text:p>7326474</text:p>
          </table:table-cell>
          <table:table-cell table:formula="of:=[.A460]/1000/(60*60*24)" office:value-type="time" office:time-value="PT02H02M06.474S" calcext:value-type="time">
            <text:p>02:02:0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1016.96" calcext:value-type="float">
            <text:p>1016.96</text:p>
          </table:table-cell>
          <table:table-cell office:value-type="float" office:value="1226.3" calcext:value-type="float">
            <text:p>1226.3</text:p>
          </table:table-cell>
        </table:table-row>
        <table:table-row table:style-name="ro1">
          <table:table-cell office:value-type="float" office:value="7342475" calcext:value-type="float">
            <text:p>7342475</text:p>
          </table:table-cell>
          <table:table-cell table:formula="of:=[.A461]/1000/(60*60*24)" office:value-type="time" office:time-value="PT02H02M22.475S" calcext:value-type="time">
            <text:p>02:02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1019.18" calcext:value-type="float">
            <text:p>1019.18</text:p>
          </table:table-cell>
          <table:table-cell office:value-type="float" office:value="1228.94" calcext:value-type="float">
            <text:p>1228.94</text:p>
          </table:table-cell>
        </table:table-row>
        <table:table-row table:style-name="ro1">
          <table:table-cell office:value-type="float" office:value="7358475" calcext:value-type="float">
            <text:p>7358475</text:p>
          </table:table-cell>
          <table:table-cell table:formula="of:=[.A462]/1000/(60*60*24)" office:value-type="time" office:time-value="PT02H02M38.475S" calcext:value-type="time">
            <text:p>02:02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1021.4" calcext:value-type="float">
            <text:p>1021.4</text:p>
          </table:table-cell>
          <table:table-cell office:value-type="float" office:value="1231.57" calcext:value-type="float">
            <text:p>1231.57</text:p>
          </table:table-cell>
        </table:table-row>
        <table:table-row table:style-name="ro1">
          <table:table-cell office:value-type="float" office:value="7374474" calcext:value-type="float">
            <text:p>7374474</text:p>
          </table:table-cell>
          <table:table-cell table:formula="of:=[.A463]/1000/(60*60*24)" office:value-type="time" office:time-value="PT02H02M54.474S" calcext:value-type="time">
            <text:p>02:02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1023.62" calcext:value-type="float">
            <text:p>1023.62</text:p>
          </table:table-cell>
          <table:table-cell office:value-type="float" office:value="1234.2" calcext:value-type="float">
            <text:p>1234.2</text:p>
          </table:table-cell>
        </table:table-row>
        <table:table-row table:style-name="ro1">
          <table:table-cell office:value-type="float" office:value="7390474" calcext:value-type="float">
            <text:p>7390474</text:p>
          </table:table-cell>
          <table:table-cell table:formula="of:=[.A464]/1000/(60*60*24)" office:value-type="time" office:time-value="PT02H03M10.474S" calcext:value-type="time">
            <text:p>02:03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5" calcext:value-type="float">
            <text:p>594.75</text:p>
          </table:table-cell>
          <table:table-cell office:value-type="float" office:value="1025.84" calcext:value-type="float">
            <text:p>1025.84</text:p>
          </table:table-cell>
          <table:table-cell office:value-type="float" office:value="1236.84" calcext:value-type="float">
            <text:p>1236.84</text:p>
          </table:table-cell>
        </table:table-row>
        <table:table-row table:style-name="ro1">
          <table:table-cell office:value-type="float" office:value="7406474" calcext:value-type="float">
            <text:p>7406474</text:p>
          </table:table-cell>
          <table:table-cell table:formula="of:=[.A465]/1000/(60*60*24)" office:value-type="time" office:time-value="PT02H03M26.474S" calcext:value-type="time">
            <text:p>02:03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3" calcext:value-type="float">
            <text:p>592.73</text:p>
          </table:table-cell>
          <table:table-cell office:value-type="float" office:value="1028.06" calcext:value-type="float">
            <text:p>1028.06</text:p>
          </table:table-cell>
          <table:table-cell office:value-type="float" office:value="1239.47" calcext:value-type="float">
            <text:p>1239.47</text:p>
          </table:table-cell>
        </table:table-row>
        <table:table-row table:style-name="ro1">
          <table:table-cell office:value-type="float" office:value="7422474" calcext:value-type="float">
            <text:p>7422474</text:p>
          </table:table-cell>
          <table:table-cell table:formula="of:=[.A466]/1000/(60*60*24)" office:value-type="time" office:time-value="PT02H03M42.474S" calcext:value-type="time">
            <text:p>02:03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2" calcext:value-type="float">
            <text:p>592.52</text:p>
          </table:table-cell>
          <table:table-cell office:value-type="float" office:value="1030.28" calcext:value-type="float">
            <text:p>1030.28</text:p>
          </table:table-cell>
          <table:table-cell office:value-type="float" office:value="1242.1" calcext:value-type="float">
            <text:p>1242.1</text:p>
          </table:table-cell>
        </table:table-row>
        <table:table-row table:style-name="ro1">
          <table:table-cell office:value-type="float" office:value="7438474" calcext:value-type="float">
            <text:p>7438474</text:p>
          </table:table-cell>
          <table:table-cell table:formula="of:=[.A467]/1000/(60*60*24)" office:value-type="time" office:time-value="PT02H03M58.474S" calcext:value-type="time">
            <text:p>02:03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1032.5" calcext:value-type="float">
            <text:p>1032.5</text:p>
          </table:table-cell>
          <table:table-cell office:value-type="float" office:value="1244.74" calcext:value-type="float">
            <text:p>1244.74</text:p>
          </table:table-cell>
        </table:table-row>
        <table:table-row table:style-name="ro1">
          <table:table-cell office:value-type="float" office:value="7454474" calcext:value-type="float">
            <text:p>7454474</text:p>
          </table:table-cell>
          <table:table-cell table:formula="of:=[.A468]/1000/(60*60*24)" office:value-type="time" office:time-value="PT02H04M14.474S" calcext:value-type="time">
            <text:p>02:04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1034.72" calcext:value-type="float">
            <text:p>1034.72</text:p>
          </table:table-cell>
          <table:table-cell office:value-type="float" office:value="1247.37" calcext:value-type="float">
            <text:p>1247.37</text:p>
          </table:table-cell>
        </table:table-row>
        <table:table-row table:style-name="ro1">
          <table:table-cell office:value-type="float" office:value="7470474" calcext:value-type="float">
            <text:p>7470474</text:p>
          </table:table-cell>
          <table:table-cell table:formula="of:=[.A469]/1000/(60*60*24)" office:value-type="time" office:time-value="PT02H04M30.474S" calcext:value-type="time">
            <text:p>02:04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1036.94" calcext:value-type="float">
            <text:p>1036.9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486474" calcext:value-type="float">
            <text:p>7486474</text:p>
          </table:table-cell>
          <table:table-cell table:formula="of:=[.A470]/1000/(60*60*24)" office:value-type="time" office:time-value="PT02H04M46.474S" calcext:value-type="time">
            <text:p>02:04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8" calcext:value-type="float">
            <text:p>592.28</text:p>
          </table:table-cell>
          <table:table-cell office:value-type="float" office:value="1039.16" calcext:value-type="float">
            <text:p>1039.16</text:p>
          </table:table-cell>
          <table:table-cell office:value-type="float" office:value="1252.63" calcext:value-type="float">
            <text:p>1252.63</text:p>
          </table:table-cell>
        </table:table-row>
        <table:table-row table:style-name="ro1">
          <table:table-cell office:value-type="float" office:value="7502474" calcext:value-type="float">
            <text:p>7502474</text:p>
          </table:table-cell>
          <table:table-cell table:formula="of:=[.A471]/1000/(60*60*24)" office:value-type="time" office:time-value="PT02H05M02.474S" calcext:value-type="time">
            <text:p>02:05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1041.38" calcext:value-type="float">
            <text:p>1041.38</text:p>
          </table:table-cell>
          <table:table-cell office:value-type="float" office:value="1255.27" calcext:value-type="float">
            <text:p>1255.27</text:p>
          </table:table-cell>
        </table:table-row>
        <table:table-row table:style-name="ro1">
          <table:table-cell office:value-type="float" office:value="7518474" calcext:value-type="float">
            <text:p>7518474</text:p>
          </table:table-cell>
          <table:table-cell table:formula="of:=[.A472]/1000/(60*60*24)" office:value-type="time" office:time-value="PT02H05M18.474S" calcext:value-type="time">
            <text:p>02:05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1043.6" calcext:value-type="float">
            <text:p>1043.6</text:p>
          </table:table-cell>
          <table:table-cell office:value-type="float" office:value="1257.9" calcext:value-type="float">
            <text:p>1257.9</text:p>
          </table:table-cell>
        </table:table-row>
        <table:table-row table:style-name="ro1">
          <table:table-cell office:value-type="float" office:value="7534474" calcext:value-type="float">
            <text:p>7534474</text:p>
          </table:table-cell>
          <table:table-cell table:formula="of:=[.A473]/1000/(60*60*24)" office:value-type="time" office:time-value="PT02H05M34.474S" calcext:value-type="time">
            <text:p>02:05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1045.82" calcext:value-type="float">
            <text:p>1045.82</text:p>
          </table:table-cell>
          <table:table-cell office:value-type="float" office:value="1260.53" calcext:value-type="float">
            <text:p>1260.53</text:p>
          </table:table-cell>
        </table:table-row>
        <table:table-row table:style-name="ro1">
          <table:table-cell office:value-type="float" office:value="7550474" calcext:value-type="float">
            <text:p>7550474</text:p>
          </table:table-cell>
          <table:table-cell table:formula="of:=[.A474]/1000/(60*60*24)" office:value-type="time" office:time-value="PT02H05M50.474S" calcext:value-type="time">
            <text:p>02:05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1048.04" calcext:value-type="float">
            <text:p>1048.04</text:p>
          </table:table-cell>
          <table:table-cell office:value-type="float" office:value="1263.17" calcext:value-type="float">
            <text:p>1263.17</text:p>
          </table:table-cell>
        </table:table-row>
        <table:table-row table:style-name="ro1">
          <table:table-cell office:value-type="float" office:value="7566474" calcext:value-type="float">
            <text:p>7566474</text:p>
          </table:table-cell>
          <table:table-cell table:formula="of:=[.A475]/1000/(60*60*24)" office:value-type="time" office:time-value="PT02H06M06.474S" calcext:value-type="time">
            <text:p>02:06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2" calcext:value-type="float">
            <text:p>590.42</text:p>
          </table:table-cell>
          <table:table-cell office:value-type="float" office:value="1050.26" calcext:value-type="float">
            <text:p>1050.26</text:p>
          </table:table-cell>
          <table:table-cell office:value-type="float" office:value="1265.8" calcext:value-type="float">
            <text:p>1265.8</text:p>
          </table:table-cell>
        </table:table-row>
        <table:table-row table:style-name="ro1">
          <table:table-cell office:value-type="float" office:value="7582475" calcext:value-type="float">
            <text:p>7582475</text:p>
          </table:table-cell>
          <table:table-cell table:formula="of:=[.A476]/1000/(60*60*24)" office:value-type="time" office:time-value="PT02H06M22.475S" calcext:value-type="time">
            <text:p>02:06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4" calcext:value-type="float">
            <text:p>590.74</text:p>
          </table:table-cell>
          <table:table-cell office:value-type="float" office:value="1052.48" calcext:value-type="float">
            <text:p>1052.48</text:p>
          </table:table-cell>
          <table:table-cell office:value-type="float" office:value="1268.43" calcext:value-type="float">
            <text:p>1268.43</text:p>
          </table:table-cell>
        </table:table-row>
        <table:table-row table:style-name="ro1">
          <table:table-cell office:value-type="float" office:value="7598474" calcext:value-type="float">
            <text:p>7598474</text:p>
          </table:table-cell>
          <table:table-cell table:formula="of:=[.A477]/1000/(60*60*24)" office:value-type="time" office:time-value="PT02H06M38.474S" calcext:value-type="time">
            <text:p>02:06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3" calcext:value-type="float">
            <text:p>592.63</text:p>
          </table:table-cell>
          <table:table-cell office:value-type="float" office:value="1054.7" calcext:value-type="float">
            <text:p>1054.7</text:p>
          </table:table-cell>
          <table:table-cell office:value-type="float" office:value="1271.06" calcext:value-type="float">
            <text:p>1271.06</text:p>
          </table:table-cell>
        </table:table-row>
        <table:table-row table:style-name="ro1">
          <table:table-cell office:value-type="float" office:value="7614474" calcext:value-type="float">
            <text:p>7614474</text:p>
          </table:table-cell>
          <table:table-cell table:formula="of:=[.A478]/1000/(60*60*24)" office:value-type="time" office:time-value="PT02H06M54.474S" calcext:value-type="time">
            <text:p>02:06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1056.92" calcext:value-type="float">
            <text:p>1056.92</text:p>
          </table:table-cell>
          <table:table-cell office:value-type="float" office:value="1273.7" calcext:value-type="float">
            <text:p>1273.7</text:p>
          </table:table-cell>
        </table:table-row>
        <table:table-row table:style-name="ro1">
          <table:table-cell office:value-type="float" office:value="7630474" calcext:value-type="float">
            <text:p>7630474</text:p>
          </table:table-cell>
          <table:table-cell table:formula="of:=[.A479]/1000/(60*60*24)" office:value-type="time" office:time-value="PT02H07M10.474S" calcext:value-type="time">
            <text:p>02:07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1059.14" calcext:value-type="float">
            <text:p>1059.14</text:p>
          </table:table-cell>
          <table:table-cell office:value-type="float" office:value="1276.33" calcext:value-type="float">
            <text:p>1276.33</text:p>
          </table:table-cell>
        </table:table-row>
        <table:table-row table:style-name="ro1">
          <table:table-cell office:value-type="float" office:value="7646474" calcext:value-type="float">
            <text:p>7646474</text:p>
          </table:table-cell>
          <table:table-cell table:formula="of:=[.A480]/1000/(60*60*24)" office:value-type="time" office:time-value="PT02H07M26.474S" calcext:value-type="time">
            <text:p>02:07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061.36" calcext:value-type="float">
            <text:p>1061.36</text:p>
          </table:table-cell>
          <table:table-cell office:value-type="float" office:value="1278.96" calcext:value-type="float">
            <text:p>1278.96</text:p>
          </table:table-cell>
        </table:table-row>
        <table:table-row table:style-name="ro1">
          <table:table-cell office:value-type="float" office:value="7662474" calcext:value-type="float">
            <text:p>7662474</text:p>
          </table:table-cell>
          <table:table-cell table:formula="of:=[.A481]/1000/(60*60*24)" office:value-type="time" office:time-value="PT02H07M42.474S" calcext:value-type="time">
            <text:p>02:07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3" calcext:value-type="float">
            <text:p>590.63</text:p>
          </table:table-cell>
          <table:table-cell office:value-type="float" office:value="1063.59" calcext:value-type="float">
            <text:p>1063.59</text:p>
          </table:table-cell>
          <table:table-cell office:value-type="float" office:value="1281.59" calcext:value-type="float">
            <text:p>1281.59</text:p>
          </table:table-cell>
        </table:table-row>
        <table:table-row table:style-name="ro1">
          <table:table-cell office:value-type="float" office:value="7678474" calcext:value-type="float">
            <text:p>7678474</text:p>
          </table:table-cell>
          <table:table-cell table:formula="of:=[.A482]/1000/(60*60*24)" office:value-type="time" office:time-value="PT02H07M58.474S" calcext:value-type="time">
            <text:p>02:07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1065.81" calcext:value-type="float">
            <text:p>1065.81</text:p>
          </table:table-cell>
          <table:table-cell office:value-type="float" office:value="1284.21" calcext:value-type="float">
            <text:p>1284.21</text:p>
          </table:table-cell>
        </table:table-row>
        <table:table-row table:style-name="ro1">
          <table:table-cell office:value-type="float" office:value="7694474" calcext:value-type="float">
            <text:p>7694474</text:p>
          </table:table-cell>
          <table:table-cell table:formula="of:=[.A483]/1000/(60*60*24)" office:value-type="time" office:time-value="PT02H08M14.474S" calcext:value-type="time">
            <text:p>02:08:1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1068.03" calcext:value-type="float">
            <text:p>1068.03</text:p>
          </table:table-cell>
          <table:table-cell office:value-type="float" office:value="1286.85" calcext:value-type="float">
            <text:p>1286.85</text:p>
          </table:table-cell>
        </table:table-row>
        <table:table-row table:style-name="ro1">
          <table:table-cell office:value-type="float" office:value="7710474" calcext:value-type="float">
            <text:p>7710474</text:p>
          </table:table-cell>
          <table:table-cell table:formula="of:=[.A484]/1000/(60*60*24)" office:value-type="time" office:time-value="PT02H08M30.474S" calcext:value-type="time">
            <text:p>02:08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1070.25" calcext:value-type="float">
            <text:p>1070.25</text:p>
          </table:table-cell>
          <table:table-cell office:value-type="float" office:value="1289.48" calcext:value-type="float">
            <text:p>1289.48</text:p>
          </table:table-cell>
        </table:table-row>
        <table:table-row table:style-name="ro1">
          <table:table-cell office:value-type="float" office:value="7726475" calcext:value-type="float">
            <text:p>7726475</text:p>
          </table:table-cell>
          <table:table-cell table:formula="of:=[.A485]/1000/(60*60*24)" office:value-type="time" office:time-value="PT02H08M46.475S" calcext:value-type="time">
            <text:p>02:08:46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0.99" calcext:value-type="float">
            <text:p>590.99</text:p>
          </table:table-cell>
          <table:table-cell office:value-type="float" office:value="1072.47" calcext:value-type="float">
            <text:p>1072.47</text:p>
          </table:table-cell>
          <table:table-cell office:value-type="float" office:value="1292.11" calcext:value-type="float">
            <text:p>1292.11</text:p>
          </table:table-cell>
        </table:table-row>
        <table:table-row table:style-name="ro1">
          <table:table-cell office:value-type="float" office:value="7742474" calcext:value-type="float">
            <text:p>7742474</text:p>
          </table:table-cell>
          <table:table-cell table:formula="of:=[.A486]/1000/(60*60*24)" office:value-type="time" office:time-value="PT02H09M02.474S" calcext:value-type="time">
            <text:p>02:09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1074.69" calcext:value-type="float">
            <text:p>1074.69</text:p>
          </table:table-cell>
          <table:table-cell office:value-type="float" office:value="1294.74" calcext:value-type="float">
            <text:p>1294.74</text:p>
          </table:table-cell>
        </table:table-row>
        <table:table-row table:style-name="ro1">
          <table:table-cell office:value-type="float" office:value="7758474" calcext:value-type="float">
            <text:p>7758474</text:p>
          </table:table-cell>
          <table:table-cell table:formula="of:=[.A487]/1000/(60*60*24)" office:value-type="time" office:time-value="PT02H09M18.474S" calcext:value-type="time">
            <text:p>02:09:18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6" calcext:value-type="float">
            <text:p>592.66</text:p>
          </table:table-cell>
          <table:table-cell office:value-type="float" office:value="1076.91" calcext:value-type="float">
            <text:p>1076.91</text:p>
          </table:table-cell>
          <table:table-cell office:value-type="float" office:value="1297.37" calcext:value-type="float">
            <text:p>1297.37</text:p>
          </table:table-cell>
        </table:table-row>
        <table:table-row table:style-name="ro1">
          <table:table-cell office:value-type="float" office:value="7774474" calcext:value-type="float">
            <text:p>7774474</text:p>
          </table:table-cell>
          <table:table-cell table:formula="of:=[.A488]/1000/(60*60*24)" office:value-type="time" office:time-value="PT02H09M34.474S" calcext:value-type="time">
            <text:p>02:09:3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1079.13" calcext:value-type="float">
            <text:p>1079.1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90475" calcext:value-type="float">
            <text:p>7790475</text:p>
          </table:table-cell>
          <table:table-cell table:formula="of:=[.A489]/1000/(60*60*24)" office:value-type="time" office:time-value="PT02H09M50.475S" calcext:value-type="time">
            <text:p>02:09:50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1081.35" calcext:value-type="float">
            <text:p>1081.35</text:p>
          </table:table-cell>
          <table:table-cell office:value-type="float" office:value="1302.63" calcext:value-type="float">
            <text:p>1302.63</text:p>
          </table:table-cell>
        </table:table-row>
        <table:table-row table:style-name="ro1">
          <table:table-cell office:value-type="float" office:value="7806474" calcext:value-type="float">
            <text:p>7806474</text:p>
          </table:table-cell>
          <table:table-cell table:formula="of:=[.A490]/1000/(60*60*24)" office:value-type="time" office:time-value="PT02H10M06.474S" calcext:value-type="time">
            <text:p>02:10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2" calcext:value-type="float">
            <text:p>590.52</text:p>
          </table:table-cell>
          <table:table-cell office:value-type="float" office:value="1083.57" calcext:value-type="float">
            <text:p>1083.57</text:p>
          </table:table-cell>
          <table:table-cell office:value-type="float" office:value="1305.26" calcext:value-type="float">
            <text:p>1305.26</text:p>
          </table:table-cell>
        </table:table-row>
        <table:table-row table:style-name="ro1">
          <table:table-cell office:value-type="float" office:value="7822474" calcext:value-type="float">
            <text:p>7822474</text:p>
          </table:table-cell>
          <table:table-cell table:formula="of:=[.A491]/1000/(60*60*24)" office:value-type="time" office:time-value="PT02H10M22.474S" calcext:value-type="time">
            <text:p>02:10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1085.79" calcext:value-type="float">
            <text:p>1085.79</text:p>
          </table:table-cell>
          <table:table-cell office:value-type="float" office:value="1307.89" calcext:value-type="float">
            <text:p>1307.89</text:p>
          </table:table-cell>
        </table:table-row>
        <table:table-row table:style-name="ro1">
          <table:table-cell office:value-type="float" office:value="7838475" calcext:value-type="float">
            <text:p>7838475</text:p>
          </table:table-cell>
          <table:table-cell table:formula="of:=[.A492]/1000/(60*60*24)" office:value-type="time" office:time-value="PT02H10M38.475S" calcext:value-type="time">
            <text:p>02:10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1088.01" calcext:value-type="float">
            <text:p>1088.01</text:p>
          </table:table-cell>
          <table:table-cell office:value-type="float" office:value="1310.52" calcext:value-type="float">
            <text:p>1310.52</text:p>
          </table:table-cell>
        </table:table-row>
        <table:table-row table:style-name="ro1">
          <table:table-cell office:value-type="float" office:value="7854474" calcext:value-type="float">
            <text:p>7854474</text:p>
          </table:table-cell>
          <table:table-cell table:formula="of:=[.A493]/1000/(60*60*24)" office:value-type="time" office:time-value="PT02H10M54.474S" calcext:value-type="time">
            <text:p>02:10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090.23" calcext:value-type="float">
            <text:p>1090.23</text:p>
          </table:table-cell>
          <table:table-cell office:value-type="float" office:value="1313.15" calcext:value-type="float">
            <text:p>1313.15</text:p>
          </table:table-cell>
        </table:table-row>
        <table:table-row table:style-name="ro1">
          <table:table-cell office:value-type="float" office:value="7870475" calcext:value-type="float">
            <text:p>7870475</text:p>
          </table:table-cell>
          <table:table-cell table:formula="of:=[.A494]/1000/(60*60*24)" office:value-type="time" office:time-value="PT02H11M10.475S" calcext:value-type="time">
            <text:p>02:11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4" calcext:value-type="float">
            <text:p>590.74</text:p>
          </table:table-cell>
          <table:table-cell office:value-type="float" office:value="1092.46" calcext:value-type="float">
            <text:p>1092.46</text:p>
          </table:table-cell>
          <table:table-cell office:value-type="float" office:value="1315.78" calcext:value-type="float">
            <text:p>1315.78</text:p>
          </table:table-cell>
        </table:table-row>
        <table:table-row table:style-name="ro1">
          <table:table-cell office:value-type="float" office:value="7886475" calcext:value-type="float">
            <text:p>7886475</text:p>
          </table:table-cell>
          <table:table-cell table:formula="of:=[.A495]/1000/(60*60*24)" office:value-type="time" office:time-value="PT02H11M26.475S" calcext:value-type="time">
            <text:p>02:11:26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1094.68" calcext:value-type="float">
            <text:p>1094.68</text:p>
          </table:table-cell>
          <table:table-cell office:value-type="float" office:value="1318.41" calcext:value-type="float">
            <text:p>1318.41</text:p>
          </table:table-cell>
        </table:table-row>
        <table:table-row table:style-name="ro1">
          <table:table-cell office:value-type="float" office:value="7902474" calcext:value-type="float">
            <text:p>7902474</text:p>
          </table:table-cell>
          <table:table-cell table:formula="of:=[.A496]/1000/(60*60*24)" office:value-type="time" office:time-value="PT02H11M42.474S" calcext:value-type="time">
            <text:p>02:11:42</text:p>
          </table:table-cell>
          <table:table-cell office:value-type="float" office:value="1.19" calcext:value-type="float">
            <text:p>1.19</text:p>
          </table:table-cell>
          <table:table-cell office:value-type="float" office:value="500" calcext:value-type="float">
            <text:p>500</text:p>
          </table:table-cell>
          <table:table-cell office:value-type="float" office:value="592.99" calcext:value-type="float">
            <text:p>592.99</text:p>
          </table:table-cell>
          <table:table-cell office:value-type="float" office:value="1096.9" calcext:value-type="float">
            <text:p>1096.9</text:p>
          </table:table-cell>
          <table:table-cell office:value-type="float" office:value="1321.04" calcext:value-type="float">
            <text:p>1321.04</text:p>
          </table:table-cell>
        </table:table-row>
        <table:table-row table:style-name="ro1">
          <table:table-cell office:value-type="float" office:value="7918474" calcext:value-type="float">
            <text:p>7918474</text:p>
          </table:table-cell>
          <table:table-cell table:formula="of:=[.A497]/1000/(60*60*24)" office:value-type="time" office:time-value="PT02H11M58.474S" calcext:value-type="time">
            <text:p>02:11:58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88" calcext:value-type="float">
            <text:p>592.88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1323.66" calcext:value-type="float">
            <text:p>1323.66</text:p>
          </table:table-cell>
        </table:table-row>
        <table:table-row table:style-name="ro1">
          <table:table-cell office:value-type="float" office:value="7934475" calcext:value-type="float">
            <text:p>7934475</text:p>
          </table:table-cell>
          <table:table-cell table:formula="of:=[.A498]/1000/(60*60*24)" office:value-type="time" office:time-value="PT02H12M14.475S" calcext:value-type="time">
            <text:p>02:12:14</text:p>
          </table:table-cell>
          <table:table-cell office:value-type="float" office:value="1.18" calcext:value-type="float">
            <text:p>1.18</text:p>
          </table:table-cell>
          <table:table-cell office:value-type="float" office:value="500.2" calcext:value-type="float">
            <text:p>500.2</text:p>
          </table:table-cell>
          <table:table-cell office:value-type="float" office:value="591.23" calcext:value-type="float">
            <text:p>591.23</text:p>
          </table:table-cell>
          <table:table-cell office:value-type="float" office:value="1101.34" calcext:value-type="float">
            <text:p>1101.34</text:p>
          </table:table-cell>
          <table:table-cell office:value-type="float" office:value="1326.29" calcext:value-type="float">
            <text:p>1326.29</text:p>
          </table:table-cell>
        </table:table-row>
        <table:table-row table:style-name="ro1">
          <table:table-cell office:value-type="float" office:value="7950475" calcext:value-type="float">
            <text:p>7950475</text:p>
          </table:table-cell>
          <table:table-cell table:formula="of:=[.A499]/1000/(60*60*24)" office:value-type="time" office:time-value="PT02H12M30.475S" calcext:value-type="time">
            <text:p>02:12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1103.56" calcext:value-type="float">
            <text:p>1103.56</text:p>
          </table:table-cell>
          <table:table-cell office:value-type="float" office:value="1328.92" calcext:value-type="float">
            <text:p>1328.92</text:p>
          </table:table-cell>
        </table:table-row>
        <table:table-row table:style-name="ro1">
          <table:table-cell office:value-type="float" office:value="7966474" calcext:value-type="float">
            <text:p>7966474</text:p>
          </table:table-cell>
          <table:table-cell table:formula="of:=[.A500]/1000/(60*60*24)" office:value-type="time" office:time-value="PT02H12M46.474S" calcext:value-type="time">
            <text:p>02:12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1105.78" calcext:value-type="float">
            <text:p>1105.78</text:p>
          </table:table-cell>
          <table:table-cell office:value-type="float" office:value="1331.55" calcext:value-type="float">
            <text:p>1331.55</text:p>
          </table:table-cell>
        </table:table-row>
        <table:table-row table:style-name="ro1">
          <table:table-cell office:value-type="float" office:value="7982474" calcext:value-type="float">
            <text:p>7982474</text:p>
          </table:table-cell>
          <table:table-cell table:formula="of:=[.A501]/1000/(60*60*24)" office:value-type="time" office:time-value="PT02H13M02.474S" calcext:value-type="time">
            <text:p>02:13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1108" calcext:value-type="float">
            <text:p>1108</text:p>
          </table:table-cell>
          <table:table-cell office:value-type="float" office:value="1334.17" calcext:value-type="float">
            <text:p>1334.17</text:p>
          </table:table-cell>
        </table:table-row>
        <table:table-row table:style-name="ro1">
          <table:table-cell office:value-type="float" office:value="7998474" calcext:value-type="float">
            <text:p>7998474</text:p>
          </table:table-cell>
          <table:table-cell table:formula="of:=[.A502]/1000/(60*60*24)" office:value-type="time" office:time-value="PT02H13M18.474S" calcext:value-type="time">
            <text:p>02:13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1110.22" calcext:value-type="float">
            <text:p>1110.22</text:p>
          </table:table-cell>
          <table:table-cell office:value-type="float" office:value="1336.8" calcext:value-type="float">
            <text:p>1336.8</text:p>
          </table:table-cell>
        </table:table-row>
        <table:table-row table:style-name="ro1">
          <table:table-cell office:value-type="float" office:value="8014474" calcext:value-type="float">
            <text:p>8014474</text:p>
          </table:table-cell>
          <table:table-cell table:formula="of:=[.A503]/1000/(60*60*24)" office:value-type="time" office:time-value="PT02H13M34.474S" calcext:value-type="time">
            <text:p>02:13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112.44" calcext:value-type="float">
            <text:p>1112.44</text:p>
          </table:table-cell>
          <table:table-cell office:value-type="float" office:value="1339.43" calcext:value-type="float">
            <text:p>1339.43</text:p>
          </table:table-cell>
        </table:table-row>
        <table:table-row table:style-name="ro1">
          <table:table-cell office:value-type="float" office:value="8030474" calcext:value-type="float">
            <text:p>8030474</text:p>
          </table:table-cell>
          <table:table-cell table:formula="of:=[.A504]/1000/(60*60*24)" office:value-type="time" office:time-value="PT02H13M50.474S" calcext:value-type="time">
            <text:p>02:13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114.66" calcext:value-type="float">
            <text:p>1114.66</text:p>
          </table:table-cell>
          <table:table-cell office:value-type="float" office:value="1342.05" calcext:value-type="float">
            <text:p>1342.05</text:p>
          </table:table-cell>
        </table:table-row>
        <table:table-row table:style-name="ro1">
          <table:table-cell office:value-type="float" office:value="8046475" calcext:value-type="float">
            <text:p>8046475</text:p>
          </table:table-cell>
          <table:table-cell table:formula="of:=[.A505]/1000/(60*60*24)" office:value-type="time" office:time-value="PT02H14M06.475S" calcext:value-type="time">
            <text:p>02:14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1116.88" calcext:value-type="float">
            <text:p>1116.88</text:p>
          </table:table-cell>
          <table:table-cell office:value-type="float" office:value="1344.68" calcext:value-type="float">
            <text:p>1344.68</text:p>
          </table:table-cell>
        </table:table-row>
        <table:table-row table:style-name="ro1">
          <table:table-cell office:value-type="float" office:value="8062475" calcext:value-type="float">
            <text:p>8062475</text:p>
          </table:table-cell>
          <table:table-cell table:formula="of:=[.A506]/1000/(60*60*24)" office:value-type="time" office:time-value="PT02H14M22.475S" calcext:value-type="time">
            <text:p>02:14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5" calcext:value-type="float">
            <text:p>592.65</text:p>
          </table:table-cell>
          <table:table-cell office:value-type="float" office:value="1119.1" calcext:value-type="float">
            <text:p>1119.1</text:p>
          </table:table-cell>
          <table:table-cell office:value-type="float" office:value="1347.3" calcext:value-type="float">
            <text:p>1347.3</text:p>
          </table:table-cell>
        </table:table-row>
        <table:table-row table:style-name="ro1">
          <table:table-cell office:value-type="float" office:value="8078474" calcext:value-type="float">
            <text:p>8078474</text:p>
          </table:table-cell>
          <table:table-cell table:formula="of:=[.A507]/1000/(60*60*24)" office:value-type="time" office:time-value="PT02H14M38.474S" calcext:value-type="time">
            <text:p>02:14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7" calcext:value-type="float">
            <text:p>590.67</text:p>
          </table:table-cell>
          <table:table-cell office:value-type="float" office:value="1121.33" calcext:value-type="float">
            <text:p>1121.33</text:p>
          </table:table-cell>
          <table:table-cell office:value-type="float" office:value="1349.93" calcext:value-type="float">
            <text:p>1349.93</text:p>
          </table:table-cell>
        </table:table-row>
        <table:table-row table:style-name="ro1">
          <table:table-cell office:value-type="float" office:value="8094474" calcext:value-type="float">
            <text:p>8094474</text:p>
          </table:table-cell>
          <table:table-cell table:formula="of:=[.A508]/1000/(60*60*24)" office:value-type="time" office:time-value="PT02H14M54.474S" calcext:value-type="time">
            <text:p>02:14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1123.55" calcext:value-type="float">
            <text:p>1123.55</text:p>
          </table:table-cell>
          <table:table-cell office:value-type="float" office:value="1352.55" calcext:value-type="float">
            <text:p>1352.55</text:p>
          </table:table-cell>
        </table:table-row>
        <table:table-row table:style-name="ro1">
          <table:table-cell office:value-type="float" office:value="8110474" calcext:value-type="float">
            <text:p>8110474</text:p>
          </table:table-cell>
          <table:table-cell table:formula="of:=[.A509]/1000/(60*60*24)" office:value-type="time" office:time-value="PT02H15M10.474S" calcext:value-type="time">
            <text:p>02:15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1125.77" calcext:value-type="float">
            <text:p>1125.77</text:p>
          </table:table-cell>
          <table:table-cell office:value-type="float" office:value="1355.18" calcext:value-type="float">
            <text:p>1355.18</text:p>
          </table:table-cell>
        </table:table-row>
        <table:table-row table:style-name="ro1">
          <table:table-cell office:value-type="float" office:value="8126474" calcext:value-type="float">
            <text:p>8126474</text:p>
          </table:table-cell>
          <table:table-cell table:formula="of:=[.A510]/1000/(60*60*24)" office:value-type="time" office:time-value="PT02H15M26.474S" calcext:value-type="time">
            <text:p>02:15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5" calcext:value-type="float">
            <text:p>590.75</text:p>
          </table:table-cell>
          <table:table-cell office:value-type="float" office:value="1127.99" calcext:value-type="float">
            <text:p>1127.99</text:p>
          </table:table-cell>
          <table:table-cell office:value-type="float" office:value="1357.81" calcext:value-type="float">
            <text:p>1357.81</text:p>
          </table:table-cell>
        </table:table-row>
        <table:table-row table:style-name="ro1">
          <table:table-cell office:value-type="float" office:value="8142474" calcext:value-type="float">
            <text:p>8142474</text:p>
          </table:table-cell>
          <table:table-cell table:formula="of:=[.A511]/1000/(60*60*24)" office:value-type="time" office:time-value="PT02H15M42.474S" calcext:value-type="time">
            <text:p>02:15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130.21" calcext:value-type="float">
            <text:p>1130.21</text:p>
          </table:table-cell>
          <table:table-cell office:value-type="float" office:value="1360.43" calcext:value-type="float">
            <text:p>1360.43</text:p>
          </table:table-cell>
        </table:table-row>
        <table:table-row table:style-name="ro1">
          <table:table-cell office:value-type="float" office:value="8158474" calcext:value-type="float">
            <text:p>8158474</text:p>
          </table:table-cell>
          <table:table-cell table:formula="of:=[.A512]/1000/(60*60*24)" office:value-type="time" office:time-value="PT02H15M58.474S" calcext:value-type="time">
            <text:p>02:15:58</text:p>
          </table:table-cell>
          <table:table-cell office:value-type="float" office:value="1.18" calcext:value-type="float">
            <text:p>1.18</text:p>
          </table:table-cell>
          <table:table-cell office:value-type="float" office:value="500" calcext:value-type="float">
            <text:p>500</text:p>
          </table:table-cell>
          <table:table-cell office:value-type="float" office:value="590.99" calcext:value-type="float">
            <text:p>590.99</text:p>
          </table:table-cell>
          <table:table-cell office:value-type="float" office:value="1132.43" calcext:value-type="float">
            <text:p>1132.43</text:p>
          </table:table-cell>
          <table:table-cell office:value-type="float" office:value="1363.05" calcext:value-type="float">
            <text:p>1363.05</text:p>
          </table:table-cell>
        </table:table-row>
        <table:table-row table:style-name="ro1">
          <table:table-cell office:value-type="float" office:value="8174474" calcext:value-type="float">
            <text:p>8174474</text:p>
          </table:table-cell>
          <table:table-cell table:formula="of:=[.A513]/1000/(60*60*24)" office:value-type="time" office:time-value="PT02H16M14.474S" calcext:value-type="time">
            <text:p>02:16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1134.65" calcext:value-type="float">
            <text:p>1134.65</text:p>
          </table:table-cell>
          <table:table-cell office:value-type="float" office:value="1365.68" calcext:value-type="float">
            <text:p>1365.68</text:p>
          </table:table-cell>
        </table:table-row>
        <table:table-row table:style-name="ro1">
          <table:table-cell office:value-type="float" office:value="8190475" calcext:value-type="float">
            <text:p>8190475</text:p>
          </table:table-cell>
          <table:table-cell table:formula="of:=[.A514]/1000/(60*60*24)" office:value-type="time" office:time-value="PT02H16M30.475S" calcext:value-type="time">
            <text:p>02:16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1136.87" calcext:value-type="float">
            <text:p>1136.87</text:p>
          </table:table-cell>
          <table:table-cell office:value-type="float" office:value="1368.3" calcext:value-type="float">
            <text:p>1368.3</text:p>
          </table:table-cell>
        </table:table-row>
        <table:table-row table:style-name="ro1">
          <table:table-cell office:value-type="float" office:value="8206474" calcext:value-type="float">
            <text:p>8206474</text:p>
          </table:table-cell>
          <table:table-cell table:formula="of:=[.A515]/1000/(60*60*24)" office:value-type="time" office:time-value="PT02H16M46.474S" calcext:value-type="time">
            <text:p>02:16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1139.09" calcext:value-type="float">
            <text:p>1139.09</text:p>
          </table:table-cell>
          <table:table-cell office:value-type="float" office:value="1370.92" calcext:value-type="float">
            <text:p>1370.92</text:p>
          </table:table-cell>
        </table:table-row>
        <table:table-row table:style-name="ro1">
          <table:table-cell office:value-type="float" office:value="8222474" calcext:value-type="float">
            <text:p>8222474</text:p>
          </table:table-cell>
          <table:table-cell table:formula="of:=[.A516]/1000/(60*60*24)" office:value-type="time" office:time-value="PT02H17M02.474S" calcext:value-type="time">
            <text:p>02:17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141.31" calcext:value-type="float">
            <text:p>1141.31</text:p>
          </table:table-cell>
          <table:table-cell office:value-type="float" office:value="1373.54" calcext:value-type="float">
            <text:p>1373.54</text:p>
          </table:table-cell>
        </table:table-row>
        <table:table-row table:style-name="ro1">
          <table:table-cell office:value-type="float" office:value="8238474" calcext:value-type="float">
            <text:p>8238474</text:p>
          </table:table-cell>
          <table:table-cell table:formula="of:=[.A517]/1000/(60*60*24)" office:value-type="time" office:time-value="PT02H17M18.474S" calcext:value-type="time">
            <text:p>02:17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43.53" calcext:value-type="float">
            <text:p>1143.53</text:p>
          </table:table-cell>
          <table:table-cell office:value-type="float" office:value="1376.17" calcext:value-type="float">
            <text:p>1376.17</text:p>
          </table:table-cell>
        </table:table-row>
        <table:table-row table:style-name="ro1">
          <table:table-cell office:value-type="float" office:value="8254474" calcext:value-type="float">
            <text:p>8254474</text:p>
          </table:table-cell>
          <table:table-cell table:formula="of:=[.A518]/1000/(60*60*24)" office:value-type="time" office:time-value="PT02H17M34.474S" calcext:value-type="time">
            <text:p>02:17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6" calcext:value-type="float">
            <text:p>588.76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378.79" calcext:value-type="float">
            <text:p>1378.79</text:p>
          </table:table-cell>
        </table:table-row>
        <table:table-row table:style-name="ro1">
          <table:table-cell office:value-type="float" office:value="8270474" calcext:value-type="float">
            <text:p>8270474</text:p>
          </table:table-cell>
          <table:table-cell table:formula="of:=[.A519]/1000/(60*60*24)" office:value-type="time" office:time-value="PT02H17M50.474S" calcext:value-type="time">
            <text:p>02:17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1147.97" calcext:value-type="float">
            <text:p>1147.97</text:p>
          </table:table-cell>
          <table:table-cell office:value-type="float" office:value="1381.41" calcext:value-type="float">
            <text:p>1381.41</text:p>
          </table:table-cell>
        </table:table-row>
        <table:table-row table:style-name="ro1">
          <table:table-cell office:value-type="float" office:value="8286474" calcext:value-type="float">
            <text:p>8286474</text:p>
          </table:table-cell>
          <table:table-cell table:formula="of:=[.A520]/1000/(60*60*24)" office:value-type="time" office:time-value="PT02H18M06.474S" calcext:value-type="time">
            <text:p>02:18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1150.19" calcext:value-type="float">
            <text:p>1150.19</text:p>
          </table:table-cell>
          <table:table-cell office:value-type="float" office:value="1384.04" calcext:value-type="float">
            <text:p>1384.04</text:p>
          </table:table-cell>
        </table:table-row>
        <table:table-row table:style-name="ro1">
          <table:table-cell office:value-type="float" office:value="8302474" calcext:value-type="float">
            <text:p>8302474</text:p>
          </table:table-cell>
          <table:table-cell table:formula="of:=[.A521]/1000/(60*60*24)" office:value-type="time" office:time-value="PT02H18M22.474S" calcext:value-type="time">
            <text:p>02:18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152.42" calcext:value-type="float">
            <text:p>1152.42</text:p>
          </table:table-cell>
          <table:table-cell office:value-type="float" office:value="1386.66" calcext:value-type="float">
            <text:p>1386.66</text:p>
          </table:table-cell>
        </table:table-row>
        <table:table-row table:style-name="ro1">
          <table:table-cell office:value-type="float" office:value="8318475" calcext:value-type="float">
            <text:p>8318475</text:p>
          </table:table-cell>
          <table:table-cell table:formula="of:=[.A522]/1000/(60*60*24)" office:value-type="time" office:time-value="PT02H18M38.475S" calcext:value-type="time">
            <text:p>02:18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154.64" calcext:value-type="float">
            <text:p>1154.64</text:p>
          </table:table-cell>
          <table:table-cell office:value-type="float" office:value="1389.28" calcext:value-type="float">
            <text:p>1389.28</text:p>
          </table:table-cell>
        </table:table-row>
        <table:table-row table:style-name="ro1">
          <table:table-cell office:value-type="float" office:value="8334474" calcext:value-type="float">
            <text:p>8334474</text:p>
          </table:table-cell>
          <table:table-cell table:formula="of:=[.A523]/1000/(60*60*24)" office:value-type="time" office:time-value="PT02H18M54.474S" calcext:value-type="time">
            <text:p>02:18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156.86" calcext:value-type="float">
            <text:p>1156.86</text:p>
          </table:table-cell>
          <table:table-cell office:value-type="float" office:value="1391.9" calcext:value-type="float">
            <text:p>1391.9</text:p>
          </table:table-cell>
        </table:table-row>
        <table:table-row table:style-name="ro1">
          <table:table-cell office:value-type="float" office:value="8350474" calcext:value-type="float">
            <text:p>8350474</text:p>
          </table:table-cell>
          <table:table-cell table:formula="of:=[.A524]/1000/(60*60*24)" office:value-type="time" office:time-value="PT02H19M10.474S" calcext:value-type="time">
            <text:p>02:19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1159.08" calcext:value-type="float">
            <text:p>1159.08</text:p>
          </table:table-cell>
          <table:table-cell office:value-type="float" office:value="1394.52" calcext:value-type="float">
            <text:p>1394.52</text:p>
          </table:table-cell>
        </table:table-row>
        <table:table-row table:style-name="ro1">
          <table:table-cell office:value-type="float" office:value="8366475" calcext:value-type="float">
            <text:p>8366475</text:p>
          </table:table-cell>
          <table:table-cell table:formula="of:=[.A525]/1000/(60*60*24)" office:value-type="time" office:time-value="PT02H19M26.475S" calcext:value-type="time">
            <text:p>02:19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1161.3" calcext:value-type="float">
            <text:p>1161.3</text:p>
          </table:table-cell>
          <table:table-cell office:value-type="float" office:value="1397.14" calcext:value-type="float">
            <text:p>1397.14</text:p>
          </table:table-cell>
        </table:table-row>
        <table:table-row table:style-name="ro1">
          <table:table-cell office:value-type="float" office:value="8382475" calcext:value-type="float">
            <text:p>8382475</text:p>
          </table:table-cell>
          <table:table-cell table:formula="of:=[.A526]/1000/(60*60*24)" office:value-type="time" office:time-value="PT02H19M42.475S" calcext:value-type="time">
            <text:p>02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163.52" calcext:value-type="float">
            <text:p>1163.52</text:p>
          </table:table-cell>
          <table:table-cell office:value-type="float" office:value="1399.76" calcext:value-type="float">
            <text:p>1399.76</text:p>
          </table:table-cell>
        </table:table-row>
        <table:table-row table:style-name="ro1">
          <table:table-cell office:value-type="float" office:value="8398474" calcext:value-type="float">
            <text:p>8398474</text:p>
          </table:table-cell>
          <table:table-cell table:formula="of:=[.A527]/1000/(60*60*24)" office:value-type="time" office:time-value="PT02H19M58.474S" calcext:value-type="time">
            <text:p>02:19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65.74" calcext:value-type="float">
            <text:p>1165.74</text:p>
          </table:table-cell>
          <table:table-cell office:value-type="float" office:value="1402.38" calcext:value-type="float">
            <text:p>1402.38</text:p>
          </table:table-cell>
        </table:table-row>
        <table:table-row table:style-name="ro1">
          <table:table-cell office:value-type="float" office:value="8414475" calcext:value-type="float">
            <text:p>8414475</text:p>
          </table:table-cell>
          <table:table-cell table:formula="of:=[.A528]/1000/(60*60*24)" office:value-type="time" office:time-value="PT02H20M14.475S" calcext:value-type="time">
            <text:p>02:20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8430475" calcext:value-type="float">
            <text:p>8430475</text:p>
          </table:table-cell>
          <table:table-cell table:formula="of:=[.A529]/1000/(60*60*24)" office:value-type="time" office:time-value="PT02H20M30.475S" calcext:value-type="time">
            <text:p>02:20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170.18" calcext:value-type="float">
            <text:p>1170.18</text:p>
          </table:table-cell>
          <table:table-cell office:value-type="float" office:value="1407.62" calcext:value-type="float">
            <text:p>1407.62</text:p>
          </table:table-cell>
        </table:table-row>
        <table:table-row table:style-name="ro1">
          <table:table-cell office:value-type="float" office:value="8446474" calcext:value-type="float">
            <text:p>8446474</text:p>
          </table:table-cell>
          <table:table-cell table:formula="of:=[.A530]/1000/(60*60*24)" office:value-type="time" office:time-value="PT02H20M46.474S" calcext:value-type="time">
            <text:p>02:20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2" calcext:value-type="float">
            <text:p>590.52</text:p>
          </table:table-cell>
          <table:table-cell office:value-type="float" office:value="1172.4" calcext:value-type="float">
            <text:p>1172.4</text:p>
          </table:table-cell>
          <table:table-cell office:value-type="float" office:value="1410.24" calcext:value-type="float">
            <text:p>1410.24</text:p>
          </table:table-cell>
        </table:table-row>
        <table:table-row table:style-name="ro1">
          <table:table-cell office:value-type="float" office:value="8462474" calcext:value-type="float">
            <text:p>8462474</text:p>
          </table:table-cell>
          <table:table-cell table:formula="of:=[.A531]/1000/(60*60*24)" office:value-type="time" office:time-value="PT02H21M02.474S" calcext:value-type="time">
            <text:p>02:21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6" calcext:value-type="float">
            <text:p>590.66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412.86" calcext:value-type="float">
            <text:p>1412.86</text:p>
          </table:table-cell>
        </table:table-row>
        <table:table-row table:style-name="ro1">
          <table:table-cell office:value-type="float" office:value="8478474" calcext:value-type="float">
            <text:p>8478474</text:p>
          </table:table-cell>
          <table:table-cell table:formula="of:=[.A532]/1000/(60*60*24)" office:value-type="time" office:time-value="PT02H21M18.474S" calcext:value-type="time">
            <text:p>02:21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2" calcext:value-type="float">
            <text:p>590.52</text:p>
          </table:table-cell>
          <table:table-cell office:value-type="float" office:value="1176.84" calcext:value-type="float">
            <text:p>1176.84</text:p>
          </table:table-cell>
          <table:table-cell office:value-type="float" office:value="1415.48" calcext:value-type="float">
            <text:p>1415.48</text:p>
          </table:table-cell>
        </table:table-row>
        <table:table-row table:style-name="ro1">
          <table:table-cell office:value-type="float" office:value="8494475" calcext:value-type="float">
            <text:p>8494475</text:p>
          </table:table-cell>
          <table:table-cell table:formula="of:=[.A533]/1000/(60*60*24)" office:value-type="time" office:time-value="PT02H21M34.475S" calcext:value-type="time">
            <text:p>02:21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179.06" calcext:value-type="float">
            <text:p>1179.06</text:p>
          </table:table-cell>
          <table:table-cell office:value-type="float" office:value="1418.1" calcext:value-type="float">
            <text:p>1418.1</text:p>
          </table:table-cell>
        </table:table-row>
        <table:table-row table:style-name="ro1">
          <table:table-cell office:value-type="float" office:value="8510474" calcext:value-type="float">
            <text:p>8510474</text:p>
          </table:table-cell>
          <table:table-cell table:formula="of:=[.A534]/1000/(60*60*24)" office:value-type="time" office:time-value="PT02H21M50.474S" calcext:value-type="time">
            <text:p>02:21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1181.28" calcext:value-type="float">
            <text:p>1181.28</text:p>
          </table:table-cell>
          <table:table-cell office:value-type="float" office:value="1420.72" calcext:value-type="float">
            <text:p>1420.72</text:p>
          </table:table-cell>
        </table:table-row>
        <table:table-row table:style-name="ro1">
          <table:table-cell office:value-type="float" office:value="8526474" calcext:value-type="float">
            <text:p>8526474</text:p>
          </table:table-cell>
          <table:table-cell table:formula="of:=[.A535]/1000/(60*60*24)" office:value-type="time" office:time-value="PT02H22M06.474S" calcext:value-type="time">
            <text:p>02:22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9" calcext:value-type="float">
            <text:p>590.19</text:p>
          </table:table-cell>
          <table:table-cell office:value-type="float" office:value="1183.5" calcext:value-type="float">
            <text:p>1183.5</text:p>
          </table:table-cell>
          <table:table-cell office:value-type="float" office:value="1423.34" calcext:value-type="float">
            <text:p>1423.34</text:p>
          </table:table-cell>
        </table:table-row>
        <table:table-row table:style-name="ro1">
          <table:table-cell office:value-type="float" office:value="8542474" calcext:value-type="float">
            <text:p>8542474</text:p>
          </table:table-cell>
          <table:table-cell table:formula="of:=[.A536]/1000/(60*60*24)" office:value-type="time" office:time-value="PT02H22M22.474S" calcext:value-type="time">
            <text:p>02:22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85.72" calcext:value-type="float">
            <text:p>1185.72</text:p>
          </table:table-cell>
          <table:table-cell office:value-type="float" office:value="1425.96" calcext:value-type="float">
            <text:p>1425.96</text:p>
          </table:table-cell>
        </table:table-row>
        <table:table-row table:style-name="ro1">
          <table:table-cell office:value-type="float" office:value="8558475" calcext:value-type="float">
            <text:p>8558475</text:p>
          </table:table-cell>
          <table:table-cell table:formula="of:=[.A537]/1000/(60*60*24)" office:value-type="time" office:time-value="PT02H22M38.475S" calcext:value-type="time">
            <text:p>02:22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3" calcext:value-type="float">
            <text:p>590.73</text:p>
          </table:table-cell>
          <table:table-cell office:value-type="float" office:value="1187.94" calcext:value-type="float">
            <text:p>1187.94</text:p>
          </table:table-cell>
          <table:table-cell office:value-type="float" office:value="1428.58" calcext:value-type="float">
            <text:p>1428.58</text:p>
          </table:table-cell>
        </table:table-row>
        <table:table-row table:style-name="ro1">
          <table:table-cell office:value-type="float" office:value="8574474" calcext:value-type="float">
            <text:p>8574474</text:p>
          </table:table-cell>
          <table:table-cell table:formula="of:=[.A538]/1000/(60*60*24)" office:value-type="time" office:time-value="PT02H22M54.474S" calcext:value-type="time">
            <text:p>02:22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1190.16" calcext:value-type="float">
            <text:p>1190.16</text:p>
          </table:table-cell>
          <table:table-cell office:value-type="float" office:value="1431.2" calcext:value-type="float">
            <text:p>1431.2</text:p>
          </table:table-cell>
        </table:table-row>
        <table:table-row table:style-name="ro1">
          <table:table-cell office:value-type="float" office:value="8590474" calcext:value-type="float">
            <text:p>8590474</text:p>
          </table:table-cell>
          <table:table-cell table:formula="of:=[.A539]/1000/(60*60*24)" office:value-type="time" office:time-value="PT02H23M10.474S" calcext:value-type="time">
            <text:p>02:23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92.39" calcext:value-type="float">
            <text:p>1192.39</text:p>
          </table:table-cell>
          <table:table-cell office:value-type="float" office:value="1433.81" calcext:value-type="float">
            <text:p>1433.81</text:p>
          </table:table-cell>
        </table:table-row>
        <table:table-row table:style-name="ro1">
          <table:table-cell office:value-type="float" office:value="8606474" calcext:value-type="float">
            <text:p>8606474</text:p>
          </table:table-cell>
          <table:table-cell table:formula="of:=[.A540]/1000/(60*60*24)" office:value-type="time" office:time-value="PT02H23M26.474S" calcext:value-type="time">
            <text:p>02:23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1194.61" calcext:value-type="float">
            <text:p>1194.61</text:p>
          </table:table-cell>
          <table:table-cell office:value-type="float" office:value="1436.43" calcext:value-type="float">
            <text:p>1436.43</text:p>
          </table:table-cell>
        </table:table-row>
        <table:table-row table:style-name="ro1">
          <table:table-cell office:value-type="float" office:value="8622474" calcext:value-type="float">
            <text:p>8622474</text:p>
          </table:table-cell>
          <table:table-cell table:formula="of:=[.A541]/1000/(60*60*24)" office:value-type="time" office:time-value="PT02H23M42.474S" calcext:value-type="time">
            <text:p>02:23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1196.83" calcext:value-type="float">
            <text:p>1196.83</text:p>
          </table:table-cell>
          <table:table-cell office:value-type="float" office:value="1439.05" calcext:value-type="float">
            <text:p>1439.05</text:p>
          </table:table-cell>
        </table:table-row>
        <table:table-row table:style-name="ro1">
          <table:table-cell office:value-type="float" office:value="8638474" calcext:value-type="float">
            <text:p>8638474</text:p>
          </table:table-cell>
          <table:table-cell table:formula="of:=[.A542]/1000/(60*60*24)" office:value-type="time" office:time-value="PT02H23M58.474S" calcext:value-type="time">
            <text:p>02:23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2" calcext:value-type="float">
            <text:p>588.72</text:p>
          </table:table-cell>
          <table:table-cell office:value-type="float" office:value="1199.05" calcext:value-type="float">
            <text:p>1199.05</text:p>
          </table:table-cell>
          <table:table-cell office:value-type="float" office:value="1441.66" calcext:value-type="float">
            <text:p>1441.66</text:p>
          </table:table-cell>
        </table:table-row>
        <table:table-row table:style-name="ro1">
          <table:table-cell office:value-type="float" office:value="8654474" calcext:value-type="float">
            <text:p>8654474</text:p>
          </table:table-cell>
          <table:table-cell table:formula="of:=[.A543]/1000/(60*60*24)" office:value-type="time" office:time-value="PT02H24M14.474S" calcext:value-type="time">
            <text:p>02:24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1201.27" calcext:value-type="float">
            <text:p>1201.27</text:p>
          </table:table-cell>
          <table:table-cell office:value-type="float" office:value="1444.28" calcext:value-type="float">
            <text:p>1444.28</text:p>
          </table:table-cell>
        </table:table-row>
        <table:table-row table:style-name="ro1">
          <table:table-cell office:value-type="float" office:value="8670474" calcext:value-type="float">
            <text:p>8670474</text:p>
          </table:table-cell>
          <table:table-cell table:formula="of:=[.A544]/1000/(60*60*24)" office:value-type="time" office:time-value="PT02H24M30.474S" calcext:value-type="time">
            <text:p>02:24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203.49" calcext:value-type="float">
            <text:p>1203.49</text:p>
          </table:table-cell>
          <table:table-cell office:value-type="float" office:value="1446.9" calcext:value-type="float">
            <text:p>1446.9</text:p>
          </table:table-cell>
        </table:table-row>
        <table:table-row table:style-name="ro1">
          <table:table-cell office:value-type="float" office:value="8686474" calcext:value-type="float">
            <text:p>8686474</text:p>
          </table:table-cell>
          <table:table-cell table:formula="of:=[.A545]/1000/(60*60*24)" office:value-type="time" office:time-value="PT02H24M46.474S" calcext:value-type="time">
            <text:p>02:24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205.71" calcext:value-type="float">
            <text:p>1205.71</text:p>
          </table:table-cell>
          <table:table-cell office:value-type="float" office:value="1449.51" calcext:value-type="float">
            <text:p>1449.51</text:p>
          </table:table-cell>
        </table:table-row>
        <table:table-row table:style-name="ro1">
          <table:table-cell office:value-type="float" office:value="8702474" calcext:value-type="float">
            <text:p>8702474</text:p>
          </table:table-cell>
          <table:table-cell table:formula="of:=[.A546]/1000/(60*60*24)" office:value-type="time" office:time-value="PT02H25M02.474S" calcext:value-type="time">
            <text:p>02:25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07.93" calcext:value-type="float">
            <text:p>1207.93</text:p>
          </table:table-cell>
          <table:table-cell office:value-type="float" office:value="1452.13" calcext:value-type="float">
            <text:p>1452.13</text:p>
          </table:table-cell>
        </table:table-row>
        <table:table-row table:style-name="ro1">
          <table:table-cell office:value-type="float" office:value="8718475" calcext:value-type="float">
            <text:p>8718475</text:p>
          </table:table-cell>
          <table:table-cell table:formula="of:=[.A547]/1000/(60*60*24)" office:value-type="time" office:time-value="PT02H25M18.475S" calcext:value-type="time">
            <text:p>02:25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7" calcext:value-type="float">
            <text:p>588.67</text:p>
          </table:table-cell>
          <table:table-cell office:value-type="float" office:value="1210.15" calcext:value-type="float">
            <text:p>1210.15</text:p>
          </table:table-cell>
          <table:table-cell office:value-type="float" office:value="1454.75" calcext:value-type="float">
            <text:p>1454.75</text:p>
          </table:table-cell>
        </table:table-row>
        <table:table-row table:style-name="ro1">
          <table:table-cell office:value-type="float" office:value="8734474" calcext:value-type="float">
            <text:p>8734474</text:p>
          </table:table-cell>
          <table:table-cell table:formula="of:=[.A548]/1000/(60*60*24)" office:value-type="time" office:time-value="PT02H25M34.474S" calcext:value-type="time">
            <text:p>02:25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3" calcext:value-type="float">
            <text:p>588.73</text:p>
          </table:table-cell>
          <table:table-cell office:value-type="float" office:value="1212.37" calcext:value-type="float">
            <text:p>1212.37</text:p>
          </table:table-cell>
          <table:table-cell office:value-type="float" office:value="1457.36" calcext:value-type="float">
            <text:p>1457.36</text:p>
          </table:table-cell>
        </table:table-row>
        <table:table-row table:style-name="ro1">
          <table:table-cell office:value-type="float" office:value="8750474" calcext:value-type="float">
            <text:p>8750474</text:p>
          </table:table-cell>
          <table:table-cell table:formula="of:=[.A549]/1000/(60*60*24)" office:value-type="time" office:time-value="PT02H25M50.474S" calcext:value-type="time">
            <text:p>02:25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214.59" calcext:value-type="float">
            <text:p>1214.59</text:p>
          </table:table-cell>
          <table:table-cell office:value-type="float" office:value="1459.98" calcext:value-type="float">
            <text:p>1459.98</text:p>
          </table:table-cell>
        </table:table-row>
        <table:table-row table:style-name="ro1">
          <table:table-cell office:value-type="float" office:value="8766474" calcext:value-type="float">
            <text:p>8766474</text:p>
          </table:table-cell>
          <table:table-cell table:formula="of:=[.A550]/1000/(60*60*24)" office:value-type="time" office:time-value="PT02H26M06.474S" calcext:value-type="time">
            <text:p>02:26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1216.81" calcext:value-type="float">
            <text:p>1216.81</text:p>
          </table:table-cell>
          <table:table-cell office:value-type="float" office:value="1462.59" calcext:value-type="float">
            <text:p>1462.59</text:p>
          </table:table-cell>
        </table:table-row>
        <table:table-row table:style-name="ro1">
          <table:table-cell office:value-type="float" office:value="8782474" calcext:value-type="float">
            <text:p>8782474</text:p>
          </table:table-cell>
          <table:table-cell table:formula="of:=[.A551]/1000/(60*60*24)" office:value-type="time" office:time-value="PT02H26M22.474S" calcext:value-type="time">
            <text:p>02:26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219.03" calcext:value-type="float">
            <text:p>1219.03</text:p>
          </table:table-cell>
          <table:table-cell office:value-type="float" office:value="1465.21" calcext:value-type="float">
            <text:p>1465.21</text:p>
          </table:table-cell>
        </table:table-row>
        <table:table-row table:style-name="ro1">
          <table:table-cell office:value-type="float" office:value="8798474" calcext:value-type="float">
            <text:p>8798474</text:p>
          </table:table-cell>
          <table:table-cell table:formula="of:=[.A552]/1000/(60*60*24)" office:value-type="time" office:time-value="PT02H26M38.474S" calcext:value-type="time">
            <text:p>02:26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221.25" calcext:value-type="float">
            <text:p>1221.25</text:p>
          </table:table-cell>
          <table:table-cell office:value-type="float" office:value="1467.82" calcext:value-type="float">
            <text:p>1467.82</text:p>
          </table:table-cell>
        </table:table-row>
        <table:table-row table:style-name="ro1">
          <table:table-cell office:value-type="float" office:value="8814474" calcext:value-type="float">
            <text:p>8814474</text:p>
          </table:table-cell>
          <table:table-cell table:formula="of:=[.A553]/1000/(60*60*24)" office:value-type="time" office:time-value="PT02H26M54.474S" calcext:value-type="time">
            <text:p>02:26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223.47" calcext:value-type="float">
            <text:p>1223.47</text:p>
          </table:table-cell>
          <table:table-cell office:value-type="float" office:value="1470.44" calcext:value-type="float">
            <text:p>1470.44</text:p>
          </table:table-cell>
        </table:table-row>
        <table:table-row table:style-name="ro1">
          <table:table-cell office:value-type="float" office:value="8830474" calcext:value-type="float">
            <text:p>8830474</text:p>
          </table:table-cell>
          <table:table-cell table:formula="of:=[.A554]/1000/(60*60*24)" office:value-type="time" office:time-value="PT02H27M10.474S" calcext:value-type="time">
            <text:p>02:27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25.69" calcext:value-type="float">
            <text:p>1225.69</text:p>
          </table:table-cell>
          <table:table-cell office:value-type="float" office:value="1473.05" calcext:value-type="float">
            <text:p>1473.05</text:p>
          </table:table-cell>
        </table:table-row>
        <table:table-row table:style-name="ro1">
          <table:table-cell office:value-type="float" office:value="8846474" calcext:value-type="float">
            <text:p>8846474</text:p>
          </table:table-cell>
          <table:table-cell table:formula="of:=[.A555]/1000/(60*60*24)" office:value-type="time" office:time-value="PT02H27M26.474S" calcext:value-type="time">
            <text:p>02:27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27.91" calcext:value-type="float">
            <text:p>1227.91</text:p>
          </table:table-cell>
          <table:table-cell office:value-type="float" office:value="1475.66" calcext:value-type="float">
            <text:p>1475.66</text:p>
          </table:table-cell>
        </table:table-row>
        <table:table-row table:style-name="ro1">
          <table:table-cell office:value-type="float" office:value="8862474" calcext:value-type="float">
            <text:p>8862474</text:p>
          </table:table-cell>
          <table:table-cell table:formula="of:=[.A556]/1000/(60*60*24)" office:value-type="time" office:time-value="PT02H27M42.474S" calcext:value-type="time">
            <text:p>02:27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30.13" calcext:value-type="float">
            <text:p>1230.13</text:p>
          </table:table-cell>
          <table:table-cell office:value-type="float" office:value="1478.28" calcext:value-type="float">
            <text:p>1478.28</text:p>
          </table:table-cell>
        </table:table-row>
        <table:table-row table:style-name="ro1">
          <table:table-cell office:value-type="float" office:value="8878474" calcext:value-type="float">
            <text:p>8878474</text:p>
          </table:table-cell>
          <table:table-cell table:formula="of:=[.A557]/1000/(60*60*24)" office:value-type="time" office:time-value="PT02H27M58.474S" calcext:value-type="time">
            <text:p>02:27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32.35" calcext:value-type="float">
            <text:p>1232.35</text:p>
          </table:table-cell>
          <table:table-cell office:value-type="float" office:value="1480.89" calcext:value-type="float">
            <text:p>1480.89</text:p>
          </table:table-cell>
        </table:table-row>
        <table:table-row table:style-name="ro1">
          <table:table-cell office:value-type="float" office:value="8894474" calcext:value-type="float">
            <text:p>8894474</text:p>
          </table:table-cell>
          <table:table-cell table:formula="of:=[.A558]/1000/(60*60*24)" office:value-type="time" office:time-value="PT02H28M14.474S" calcext:value-type="time">
            <text:p>02:28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9" calcext:value-type="float">
            <text:p>588.19</text:p>
          </table:table-cell>
          <table:table-cell office:value-type="float" office:value="1234.57" calcext:value-type="float">
            <text:p>1234.57</text:p>
          </table:table-cell>
          <table:table-cell office:value-type="float" office:value="1483.51" calcext:value-type="float">
            <text:p>1483.51</text:p>
          </table:table-cell>
        </table:table-row>
        <table:table-row table:style-name="ro1">
          <table:table-cell office:value-type="float" office:value="8910475" calcext:value-type="float">
            <text:p>8910475</text:p>
          </table:table-cell>
          <table:table-cell table:formula="of:=[.A559]/1000/(60*60*24)" office:value-type="time" office:time-value="PT02H28M30.475S" calcext:value-type="time">
            <text:p>02:28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236.79" calcext:value-type="float">
            <text:p>1236.79</text:p>
          </table:table-cell>
          <table:table-cell office:value-type="float" office:value="1486.12" calcext:value-type="float">
            <text:p>1486.12</text:p>
          </table:table-cell>
        </table:table-row>
        <table:table-row table:style-name="ro1">
          <table:table-cell office:value-type="float" office:value="8926474" calcext:value-type="float">
            <text:p>8926474</text:p>
          </table:table-cell>
          <table:table-cell table:formula="of:=[.A560]/1000/(60*60*24)" office:value-type="time" office:time-value="PT02H28M46.474S" calcext:value-type="time">
            <text:p>02:28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239.01" calcext:value-type="float">
            <text:p>1239.01</text:p>
          </table:table-cell>
          <table:table-cell office:value-type="float" office:value="1488.74" calcext:value-type="float">
            <text:p>1488.74</text:p>
          </table:table-cell>
        </table:table-row>
        <table:table-row table:style-name="ro1">
          <table:table-cell office:value-type="float" office:value="8942474" calcext:value-type="float">
            <text:p>8942474</text:p>
          </table:table-cell>
          <table:table-cell table:formula="of:=[.A561]/1000/(60*60*24)" office:value-type="time" office:time-value="PT02H29M02.474S" calcext:value-type="time">
            <text:p>02:29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1241.23" calcext:value-type="float">
            <text:p>1241.23</text:p>
          </table:table-cell>
          <table:table-cell office:value-type="float" office:value="1491.35" calcext:value-type="float">
            <text:p>1491.35</text:p>
          </table:table-cell>
        </table:table-row>
        <table:table-row table:style-name="ro1">
          <table:table-cell office:value-type="float" office:value="8958474" calcext:value-type="float">
            <text:p>8958474</text:p>
          </table:table-cell>
          <table:table-cell table:formula="of:=[.A562]/1000/(60*60*24)" office:value-type="time" office:time-value="PT02H29M18.474S" calcext:value-type="time">
            <text:p>02:29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43.45" calcext:value-type="float">
            <text:p>1243.45</text:p>
          </table:table-cell>
          <table:table-cell office:value-type="float" office:value="1493.97" calcext:value-type="float">
            <text:p>1493.97</text:p>
          </table:table-cell>
        </table:table-row>
        <table:table-row table:style-name="ro1">
          <table:table-cell office:value-type="float" office:value="8974474" calcext:value-type="float">
            <text:p>8974474</text:p>
          </table:table-cell>
          <table:table-cell table:formula="of:=[.A563]/1000/(60*60*24)" office:value-type="time" office:time-value="PT02H29M34.474S" calcext:value-type="time">
            <text:p>02:29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245.67" calcext:value-type="float">
            <text:p>1245.67</text:p>
          </table:table-cell>
          <table:table-cell office:value-type="float" office:value="1496.58" calcext:value-type="float">
            <text:p>1496.58</text:p>
          </table:table-cell>
        </table:table-row>
        <table:table-row table:style-name="ro1">
          <table:table-cell office:value-type="float" office:value="8990474" calcext:value-type="float">
            <text:p>8990474</text:p>
          </table:table-cell>
          <table:table-cell table:formula="of:=[.A564]/1000/(60*60*24)" office:value-type="time" office:time-value="PT02H29M50.474S" calcext:value-type="time">
            <text:p>02:29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47.9" calcext:value-type="float">
            <text:p>1247.9</text:p>
          </table:table-cell>
          <table:table-cell office:value-type="float" office:value="1499.19" calcext:value-type="float">
            <text:p>1499.19</text:p>
          </table:table-cell>
        </table:table-row>
        <table:table-row table:style-name="ro1">
          <table:table-cell office:value-type="float" office:value="9006474" calcext:value-type="float">
            <text:p>9006474</text:p>
          </table:table-cell>
          <table:table-cell table:formula="of:=[.A565]/1000/(60*60*24)" office:value-type="time" office:time-value="PT02H30M06.474S" calcext:value-type="time">
            <text:p>02:30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250.12" calcext:value-type="float">
            <text:p>1250.12</text:p>
          </table:table-cell>
          <table:table-cell office:value-type="float" office:value="1501.81" calcext:value-type="float">
            <text:p>1501.81</text:p>
          </table:table-cell>
        </table:table-row>
        <table:table-row table:style-name="ro1">
          <table:table-cell office:value-type="float" office:value="9022474" calcext:value-type="float">
            <text:p>9022474</text:p>
          </table:table-cell>
          <table:table-cell table:formula="of:=[.A566]/1000/(60*60*24)" office:value-type="time" office:time-value="PT02H30M22.474S" calcext:value-type="time">
            <text:p>02:30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252.34" calcext:value-type="float">
            <text:p>1252.34</text:p>
          </table:table-cell>
          <table:table-cell office:value-type="float" office:value="1504.42" calcext:value-type="float">
            <text:p>1504.42</text:p>
          </table:table-cell>
        </table:table-row>
        <table:table-row table:style-name="ro1">
          <table:table-cell office:value-type="float" office:value="9038474" calcext:value-type="float">
            <text:p>9038474</text:p>
          </table:table-cell>
          <table:table-cell table:formula="of:=[.A567]/1000/(60*60*24)" office:value-type="time" office:time-value="PT02H30M38.474S" calcext:value-type="time">
            <text:p>02:30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254.56" calcext:value-type="float">
            <text:p>1254.56</text:p>
          </table:table-cell>
          <table:table-cell office:value-type="float" office:value="1507.03" calcext:value-type="float">
            <text:p>1507.03</text:p>
          </table:table-cell>
        </table:table-row>
        <table:table-row table:style-name="ro1">
          <table:table-cell office:value-type="float" office:value="9054474" calcext:value-type="float">
            <text:p>9054474</text:p>
          </table:table-cell>
          <table:table-cell table:formula="of:=[.A568]/1000/(60*60*24)" office:value-type="time" office:time-value="PT02H30M54.474S" calcext:value-type="time">
            <text:p>02:30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9" calcext:value-type="float">
            <text:p>586.89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509.65" calcext:value-type="float">
            <text:p>1509.65</text:p>
          </table:table-cell>
        </table:table-row>
        <table:table-row table:style-name="ro1">
          <table:table-cell office:value-type="float" office:value="9070474" calcext:value-type="float">
            <text:p>9070474</text:p>
          </table:table-cell>
          <table:table-cell table:formula="of:=[.A569]/1000/(60*60*24)" office:value-type="time" office:time-value="PT02H31M10.474S" calcext:value-type="time">
            <text:p>02:31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89" calcext:value-type="float">
            <text:p>588.89</text:p>
          </table:table-cell>
          <table:table-cell office:value-type="float" office:value="1259" calcext:value-type="float">
            <text:p>1259</text:p>
          </table:table-cell>
          <table:table-cell office:value-type="float" office:value="1512.26" calcext:value-type="float">
            <text:p>1512.26</text:p>
          </table:table-cell>
        </table:table-row>
        <table:table-row table:style-name="ro1">
          <table:table-cell office:value-type="float" office:value="9086474" calcext:value-type="float">
            <text:p>9086474</text:p>
          </table:table-cell>
          <table:table-cell table:formula="of:=[.A570]/1000/(60*60*24)" office:value-type="time" office:time-value="PT02H31M26.474S" calcext:value-type="time">
            <text:p>02:31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1261.22" calcext:value-type="float">
            <text:p>1261.22</text:p>
          </table:table-cell>
          <table:table-cell office:value-type="float" office:value="1514.87" calcext:value-type="float">
            <text:p>1514.87</text:p>
          </table:table-cell>
        </table:table-row>
        <table:table-row table:style-name="ro1">
          <table:table-cell office:value-type="float" office:value="9102474" calcext:value-type="float">
            <text:p>9102474</text:p>
          </table:table-cell>
          <table:table-cell table:formula="of:=[.A571]/1000/(60*60*24)" office:value-type="time" office:time-value="PT02H31M42.474S" calcext:value-type="time">
            <text:p>02:31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1263.44" calcext:value-type="float">
            <text:p>1263.44</text:p>
          </table:table-cell>
          <table:table-cell office:value-type="float" office:value="1517.49" calcext:value-type="float">
            <text:p>1517.49</text:p>
          </table:table-cell>
        </table:table-row>
        <table:table-row table:style-name="ro1">
          <table:table-cell office:value-type="float" office:value="9118474" calcext:value-type="float">
            <text:p>9118474</text:p>
          </table:table-cell>
          <table:table-cell table:formula="of:=[.A572]/1000/(60*60*24)" office:value-type="time" office:time-value="PT02H31M58.474S" calcext:value-type="time">
            <text:p>02:31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1265.66" calcext:value-type="float">
            <text:p>1265.66</text:p>
          </table:table-cell>
          <table:table-cell office:value-type="float" office:value="1520.1" calcext:value-type="float">
            <text:p>1520.1</text:p>
          </table:table-cell>
        </table:table-row>
        <table:table-row table:style-name="ro1">
          <table:table-cell office:value-type="float" office:value="9134475" calcext:value-type="float">
            <text:p>9134475</text:p>
          </table:table-cell>
          <table:table-cell table:formula="of:=[.A573]/1000/(60*60*24)" office:value-type="time" office:time-value="PT02H32M14.475S" calcext:value-type="time">
            <text:p>02:32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267.88" calcext:value-type="float">
            <text:p>1267.88</text:p>
          </table:table-cell>
          <table:table-cell office:value-type="float" office:value="1522.72" calcext:value-type="float">
            <text:p>1522.72</text:p>
          </table:table-cell>
        </table:table-row>
        <table:table-row table:style-name="ro1">
          <table:table-cell office:value-type="float" office:value="9150474" calcext:value-type="float">
            <text:p>9150474</text:p>
          </table:table-cell>
          <table:table-cell table:formula="of:=[.A574]/1000/(60*60*24)" office:value-type="time" office:time-value="PT02H32M30.474S" calcext:value-type="time">
            <text:p>02:32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9" calcext:value-type="float">
            <text:p>588.9</text:p>
          </table:table-cell>
          <table:table-cell office:value-type="float" office:value="1270.1" calcext:value-type="float">
            <text:p>1270.1</text:p>
          </table:table-cell>
          <table:table-cell office:value-type="float" office:value="1525.33" calcext:value-type="float">
            <text:p>1525.33</text:p>
          </table:table-cell>
        </table:table-row>
        <table:table-row table:style-name="ro1">
          <table:table-cell office:value-type="float" office:value="9166474" calcext:value-type="float">
            <text:p>9166474</text:p>
          </table:table-cell>
          <table:table-cell table:formula="of:=[.A575]/1000/(60*60*24)" office:value-type="time" office:time-value="PT02H32M46.474S" calcext:value-type="time">
            <text:p>02:32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1272.32" calcext:value-type="float">
            <text:p>1272.32</text:p>
          </table:table-cell>
          <table:table-cell office:value-type="float" office:value="1527.94" calcext:value-type="float">
            <text:p>1527.94</text:p>
          </table:table-cell>
        </table:table-row>
        <table:table-row table:style-name="ro1">
          <table:table-cell office:value-type="float" office:value="9182474" calcext:value-type="float">
            <text:p>9182474</text:p>
          </table:table-cell>
          <table:table-cell table:formula="of:=[.A576]/1000/(60*60*24)" office:value-type="time" office:time-value="PT02H33M02.474S" calcext:value-type="time">
            <text:p>02:33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274.54" calcext:value-type="float">
            <text:p>1274.54</text:p>
          </table:table-cell>
          <table:table-cell office:value-type="float" office:value="1530.56" calcext:value-type="float">
            <text:p>1530.56</text:p>
          </table:table-cell>
        </table:table-row>
        <table:table-row table:style-name="ro1">
          <table:table-cell office:value-type="float" office:value="9198474" calcext:value-type="float">
            <text:p>9198474</text:p>
          </table:table-cell>
          <table:table-cell table:formula="of:=[.A577]/1000/(60*60*24)" office:value-type="time" office:time-value="PT02H33M18.474S" calcext:value-type="time">
            <text:p>02:33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1276.76" calcext:value-type="float">
            <text:p>1276.76</text:p>
          </table:table-cell>
          <table:table-cell office:value-type="float" office:value="1533.17" calcext:value-type="float">
            <text:p>1533.17</text:p>
          </table:table-cell>
        </table:table-row>
        <table:table-row table:style-name="ro1">
          <table:table-cell office:value-type="float" office:value="9214474" calcext:value-type="float">
            <text:p>9214474</text:p>
          </table:table-cell>
          <table:table-cell table:formula="of:=[.A578]/1000/(60*60*24)" office:value-type="time" office:time-value="PT02H33M34.474S" calcext:value-type="time">
            <text:p>02:33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78.99" calcext:value-type="float">
            <text:p>1278.99</text:p>
          </table:table-cell>
          <table:table-cell office:value-type="float" office:value="1535.78" calcext:value-type="float">
            <text:p>1535.78</text:p>
          </table:table-cell>
        </table:table-row>
        <table:table-row table:style-name="ro1">
          <table:table-cell office:value-type="float" office:value="9230474" calcext:value-type="float">
            <text:p>9230474</text:p>
          </table:table-cell>
          <table:table-cell table:formula="of:=[.A579]/1000/(60*60*24)" office:value-type="time" office:time-value="PT02H33M50.474S" calcext:value-type="time">
            <text:p>02:3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281.21" calcext:value-type="float">
            <text:p>1281.21</text:p>
          </table:table-cell>
          <table:table-cell office:value-type="float" office:value="1538.39" calcext:value-type="float">
            <text:p>1538.39</text:p>
          </table:table-cell>
        </table:table-row>
        <table:table-row table:style-name="ro1">
          <table:table-cell office:value-type="float" office:value="9246475" calcext:value-type="float">
            <text:p>9246475</text:p>
          </table:table-cell>
          <table:table-cell table:formula="of:=[.A580]/1000/(60*60*24)" office:value-type="time" office:time-value="PT02H34M06.475S" calcext:value-type="time">
            <text:p>02:34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2" calcext:value-type="float">
            <text:p>588.52</text:p>
          </table:table-cell>
          <table:table-cell office:value-type="float" office:value="1283.43" calcext:value-type="float">
            <text:p>1283.43</text:p>
          </table:table-cell>
          <table:table-cell office:value-type="float" office:value="1541.01" calcext:value-type="float">
            <text:p>1541.01</text:p>
          </table:table-cell>
        </table:table-row>
        <table:table-row table:style-name="ro1">
          <table:table-cell office:value-type="float" office:value="9262474" calcext:value-type="float">
            <text:p>9262474</text:p>
          </table:table-cell>
          <table:table-cell table:formula="of:=[.A581]/1000/(60*60*24)" office:value-type="time" office:time-value="PT02H34M22.474S" calcext:value-type="time">
            <text:p>02:34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1285.65" calcext:value-type="float">
            <text:p>1285.65</text:p>
          </table:table-cell>
          <table:table-cell office:value-type="float" office:value="1543.62" calcext:value-type="float">
            <text:p>1543.62</text:p>
          </table:table-cell>
        </table:table-row>
        <table:table-row table:style-name="ro1">
          <table:table-cell office:value-type="float" office:value="9278474" calcext:value-type="float">
            <text:p>9278474</text:p>
          </table:table-cell>
          <table:table-cell table:formula="of:=[.A582]/1000/(60*60*24)" office:value-type="time" office:time-value="PT02H34M38.474S" calcext:value-type="time">
            <text:p>02:34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3" calcext:value-type="float">
            <text:p>586.43</text:p>
          </table:table-cell>
          <table:table-cell office:value-type="float" office:value="1287.87" calcext:value-type="float">
            <text:p>1287.87</text:p>
          </table:table-cell>
          <table:table-cell office:value-type="float" office:value="1546.23" calcext:value-type="float">
            <text:p>1546.23</text:p>
          </table:table-cell>
        </table:table-row>
        <table:table-row table:style-name="ro1">
          <table:table-cell office:value-type="float" office:value="9294475" calcext:value-type="float">
            <text:p>9294475</text:p>
          </table:table-cell>
          <table:table-cell table:formula="of:=[.A583]/1000/(60*60*24)" office:value-type="time" office:time-value="PT02H34M54.475S" calcext:value-type="time">
            <text:p>02:34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290.09" calcext:value-type="float">
            <text:p>1290.09</text:p>
          </table:table-cell>
          <table:table-cell office:value-type="float" office:value="1548.84" calcext:value-type="float">
            <text:p>1548.84</text:p>
          </table:table-cell>
        </table:table-row>
        <table:table-row table:style-name="ro1">
          <table:table-cell office:value-type="float" office:value="9310474" calcext:value-type="float">
            <text:p>9310474</text:p>
          </table:table-cell>
          <table:table-cell table:formula="of:=[.A584]/1000/(60*60*24)" office:value-type="time" office:time-value="PT02H35M10.474S" calcext:value-type="time">
            <text:p>02:35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4" calcext:value-type="float">
            <text:p>586.74</text:p>
          </table:table-cell>
          <table:table-cell office:value-type="float" office:value="1292.31" calcext:value-type="float">
            <text:p>1292.31</text:p>
          </table:table-cell>
          <table:table-cell office:value-type="float" office:value="1551.45" calcext:value-type="float">
            <text:p>1551.45</text:p>
          </table:table-cell>
        </table:table-row>
        <table:table-row table:style-name="ro1">
          <table:table-cell office:value-type="float" office:value="9326475" calcext:value-type="float">
            <text:p>9326475</text:p>
          </table:table-cell>
          <table:table-cell table:formula="of:=[.A585]/1000/(60*60*24)" office:value-type="time" office:time-value="PT02H35M26.475S" calcext:value-type="time">
            <text:p>02:35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9" calcext:value-type="float">
            <text:p>588.29</text:p>
          </table:table-cell>
          <table:table-cell office:value-type="float" office:value="1294.53" calcext:value-type="float">
            <text:p>1294.53</text:p>
          </table:table-cell>
          <table:table-cell office:value-type="float" office:value="1554.06" calcext:value-type="float">
            <text:p>1554.06</text:p>
          </table:table-cell>
        </table:table-row>
        <table:table-row table:style-name="ro1">
          <table:table-cell office:value-type="float" office:value="9342475" calcext:value-type="float">
            <text:p>9342475</text:p>
          </table:table-cell>
          <table:table-cell table:formula="of:=[.A586]/1000/(60*60*24)" office:value-type="time" office:time-value="PT02H35M42.475S" calcext:value-type="time">
            <text:p>02:35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1296.75" calcext:value-type="float">
            <text:p>1296.75</text:p>
          </table:table-cell>
          <table:table-cell office:value-type="float" office:value="1556.67" calcext:value-type="float">
            <text:p>1556.67</text:p>
          </table:table-cell>
        </table:table-row>
        <table:table-row table:style-name="ro1">
          <table:table-cell office:value-type="float" office:value="9358474" calcext:value-type="float">
            <text:p>9358474</text:p>
          </table:table-cell>
          <table:table-cell table:formula="of:=[.A587]/1000/(60*60*24)" office:value-type="time" office:time-value="PT02H35M58.474S" calcext:value-type="time">
            <text:p>02:35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298.97" calcext:value-type="float">
            <text:p>1298.97</text:p>
          </table:table-cell>
          <table:table-cell office:value-type="float" office:value="1559.28" calcext:value-type="float">
            <text:p>1559.28</text:p>
          </table:table-cell>
        </table:table-row>
        <table:table-row table:style-name="ro1">
          <table:table-cell office:value-type="float" office:value="9374474" calcext:value-type="float">
            <text:p>9374474</text:p>
          </table:table-cell>
          <table:table-cell table:formula="of:=[.A588]/1000/(60*60*24)" office:value-type="time" office:time-value="PT02H36M14.474S" calcext:value-type="time">
            <text:p>02:36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6" calcext:value-type="float">
            <text:p>586.66</text:p>
          </table:table-cell>
          <table:table-cell office:value-type="float" office:value="1301.19" calcext:value-type="float">
            <text:p>1301.19</text:p>
          </table:table-cell>
          <table:table-cell office:value-type="float" office:value="1561.89" calcext:value-type="float">
            <text:p>1561.89</text:p>
          </table:table-cell>
        </table:table-row>
        <table:table-row table:style-name="ro1">
          <table:table-cell office:value-type="float" office:value="9390474" calcext:value-type="float">
            <text:p>9390474</text:p>
          </table:table-cell>
          <table:table-cell table:formula="of:=[.A589]/1000/(60*60*24)" office:value-type="time" office:time-value="PT02H36M30.474S" calcext:value-type="time">
            <text:p>02:36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303.41" calcext:value-type="float">
            <text:p>1303.41</text:p>
          </table:table-cell>
          <table:table-cell office:value-type="float" office:value="1564.5" calcext:value-type="float">
            <text:p>1564.5</text:p>
          </table:table-cell>
        </table:table-row>
        <table:table-row table:style-name="ro1">
          <table:table-cell office:value-type="float" office:value="9406474" calcext:value-type="float">
            <text:p>9406474</text:p>
          </table:table-cell>
          <table:table-cell table:formula="of:=[.A590]/1000/(60*60*24)" office:value-type="time" office:time-value="PT02H36M46.474S" calcext:value-type="time">
            <text:p>02:36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8.88" calcext:value-type="float">
            <text:p>588.88</text:p>
          </table:table-cell>
          <table:table-cell office:value-type="float" office:value="1305.63" calcext:value-type="float">
            <text:p>1305.63</text:p>
          </table:table-cell>
          <table:table-cell office:value-type="float" office:value="1567.11" calcext:value-type="float">
            <text:p>1567.11</text:p>
          </table:table-cell>
        </table:table-row>
        <table:table-row table:style-name="ro1">
          <table:table-cell office:value-type="float" office:value="9422474" calcext:value-type="float">
            <text:p>9422474</text:p>
          </table:table-cell>
          <table:table-cell table:formula="of:=[.A591]/1000/(60*60*24)" office:value-type="time" office:time-value="PT02H37M02.474S" calcext:value-type="time">
            <text:p>02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1307.85" calcext:value-type="float">
            <text:p>1307.85</text:p>
          </table:table-cell>
          <table:table-cell office:value-type="float" office:value="1569.72" calcext:value-type="float">
            <text:p>1569.72</text:p>
          </table:table-cell>
        </table:table-row>
        <table:table-row table:style-name="ro1">
          <table:table-cell office:value-type="float" office:value="9438474" calcext:value-type="float">
            <text:p>9438474</text:p>
          </table:table-cell>
          <table:table-cell table:formula="of:=[.A592]/1000/(60*60*24)" office:value-type="time" office:time-value="PT02H37M18.474S" calcext:value-type="time">
            <text:p>02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310.07" calcext:value-type="float">
            <text:p>1310.07</text:p>
          </table:table-cell>
          <table:table-cell office:value-type="float" office:value="1572.33" calcext:value-type="float">
            <text:p>1572.33</text:p>
          </table:table-cell>
        </table:table-row>
        <table:table-row table:style-name="ro1">
          <table:table-cell office:value-type="float" office:value="9454474" calcext:value-type="float">
            <text:p>9454474</text:p>
          </table:table-cell>
          <table:table-cell table:formula="of:=[.A593]/1000/(60*60*24)" office:value-type="time" office:time-value="PT02H37M34.474S" calcext:value-type="time">
            <text:p>02:37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312.3" calcext:value-type="float">
            <text:p>1312.3</text:p>
          </table:table-cell>
          <table:table-cell office:value-type="float" office:value="1574.94" calcext:value-type="float">
            <text:p>1574.94</text:p>
          </table:table-cell>
        </table:table-row>
        <table:table-row table:style-name="ro1">
          <table:table-cell office:value-type="float" office:value="9470474" calcext:value-type="float">
            <text:p>9470474</text:p>
          </table:table-cell>
          <table:table-cell table:formula="of:=[.A594]/1000/(60*60*24)" office:value-type="time" office:time-value="PT02H37M50.474S" calcext:value-type="time">
            <text:p>02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314.52" calcext:value-type="float">
            <text:p>1314.52</text:p>
          </table:table-cell>
          <table:table-cell office:value-type="float" office:value="1577.55" calcext:value-type="float">
            <text:p>1577.55</text:p>
          </table:table-cell>
        </table:table-row>
        <table:table-row table:style-name="ro1">
          <table:table-cell office:value-type="float" office:value="9486474" calcext:value-type="float">
            <text:p>9486474</text:p>
          </table:table-cell>
          <table:table-cell table:formula="of:=[.A595]/1000/(60*60*24)" office:value-type="time" office:time-value="PT02H38M06.474S" calcext:value-type="time">
            <text:p>02:38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316.74" calcext:value-type="float">
            <text:p>1316.74</text:p>
          </table:table-cell>
          <table:table-cell office:value-type="float" office:value="1580.16" calcext:value-type="float">
            <text:p>1580.16</text:p>
          </table:table-cell>
        </table:table-row>
        <table:table-row table:style-name="ro1">
          <table:table-cell office:value-type="float" office:value="9502474" calcext:value-type="float">
            <text:p>9502474</text:p>
          </table:table-cell>
          <table:table-cell table:formula="of:=[.A596]/1000/(60*60*24)" office:value-type="time" office:time-value="PT02H38M22.474S" calcext:value-type="time">
            <text:p>02:38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1318.96" calcext:value-type="float">
            <text:p>1318.96</text:p>
          </table:table-cell>
          <table:table-cell office:value-type="float" office:value="1582.77" calcext:value-type="float">
            <text:p>1582.77</text:p>
          </table:table-cell>
        </table:table-row>
        <table:table-row table:style-name="ro1">
          <table:table-cell office:value-type="float" office:value="9518474" calcext:value-type="float">
            <text:p>9518474</text:p>
          </table:table-cell>
          <table:table-cell table:formula="of:=[.A597]/1000/(60*60*24)" office:value-type="time" office:time-value="PT02H38M38.474S" calcext:value-type="time">
            <text:p>02:38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321.18" calcext:value-type="float">
            <text:p>1321.18</text:p>
          </table:table-cell>
          <table:table-cell office:value-type="float" office:value="1585.38" calcext:value-type="float">
            <text:p>1585.38</text:p>
          </table:table-cell>
        </table:table-row>
        <table:table-row table:style-name="ro1">
          <table:table-cell office:value-type="float" office:value="9534475" calcext:value-type="float">
            <text:p>9534475</text:p>
          </table:table-cell>
          <table:table-cell table:formula="of:=[.A598]/1000/(60*60*24)" office:value-type="time" office:time-value="PT02H38M54.475S" calcext:value-type="time">
            <text:p>02:38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8" calcext:value-type="float">
            <text:p>586.88</text:p>
          </table:table-cell>
          <table:table-cell office:value-type="float" office:value="1323.4" calcext:value-type="float">
            <text:p>1323.4</text:p>
          </table:table-cell>
          <table:table-cell office:value-type="float" office:value="1587.99" calcext:value-type="float">
            <text:p>1587.99</text:p>
          </table:table-cell>
        </table:table-row>
        <table:table-row table:style-name="ro1">
          <table:table-cell office:value-type="float" office:value="9550474" calcext:value-type="float">
            <text:p>9550474</text:p>
          </table:table-cell>
          <table:table-cell table:formula="of:=[.A599]/1000/(60*60*24)" office:value-type="time" office:time-value="PT02H39M10.474S" calcext:value-type="time">
            <text:p>02:39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325.62" calcext:value-type="float">
            <text:p>1325.62</text:p>
          </table:table-cell>
          <table:table-cell office:value-type="float" office:value="1590.6" calcext:value-type="float">
            <text:p>1590.6</text:p>
          </table:table-cell>
        </table:table-row>
        <table:table-row table:style-name="ro1">
          <table:table-cell office:value-type="float" office:value="9566474" calcext:value-type="float">
            <text:p>9566474</text:p>
          </table:table-cell>
          <table:table-cell table:formula="of:=[.A600]/1000/(60*60*24)" office:value-type="time" office:time-value="PT02H39M26.474S" calcext:value-type="time">
            <text:p>02:39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327.84" calcext:value-type="float">
            <text:p>1327.84</text:p>
          </table:table-cell>
          <table:table-cell office:value-type="float" office:value="1593.21" calcext:value-type="float">
            <text:p>1593.21</text:p>
          </table:table-cell>
        </table:table-row>
        <table:table-row table:style-name="ro1">
          <table:table-cell office:value-type="float" office:value="9582474" calcext:value-type="float">
            <text:p>9582474</text:p>
          </table:table-cell>
          <table:table-cell table:formula="of:=[.A601]/1000/(60*60*24)" office:value-type="time" office:time-value="PT02H39M42.474S" calcext:value-type="time">
            <text:p>02:39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330.06" calcext:value-type="float">
            <text:p>1330.06</text:p>
          </table:table-cell>
          <table:table-cell office:value-type="float" office:value="1595.81" calcext:value-type="float">
            <text:p>1595.81</text:p>
          </table:table-cell>
        </table:table-row>
        <table:table-row table:style-name="ro1">
          <table:table-cell office:value-type="float" office:value="9598474" calcext:value-type="float">
            <text:p>9598474</text:p>
          </table:table-cell>
          <table:table-cell table:formula="of:=[.A602]/1000/(60*60*24)" office:value-type="time" office:time-value="PT02H39M58.474S" calcext:value-type="time">
            <text:p>02:39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332.28" calcext:value-type="float">
            <text:p>1332.28</text:p>
          </table:table-cell>
          <table:table-cell office:value-type="float" office:value="1598.42" calcext:value-type="float">
            <text:p>1598.42</text:p>
          </table:table-cell>
        </table:table-row>
        <table:table-row table:style-name="ro1">
          <table:table-cell office:value-type="float" office:value="9614474" calcext:value-type="float">
            <text:p>9614474</text:p>
          </table:table-cell>
          <table:table-cell table:formula="of:=[.A603]/1000/(60*60*24)" office:value-type="time" office:time-value="PT02H40M14.474S" calcext:value-type="time">
            <text:p>02:40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34.5" calcext:value-type="float">
            <text:p>1334.5</text:p>
          </table:table-cell>
          <table:table-cell office:value-type="float" office:value="1601.03" calcext:value-type="float">
            <text:p>1601.03</text:p>
          </table:table-cell>
        </table:table-row>
        <table:table-row table:style-name="ro1">
          <table:table-cell office:value-type="float" office:value="9630474" calcext:value-type="float">
            <text:p>9630474</text:p>
          </table:table-cell>
          <table:table-cell table:formula="of:=[.A604]/1000/(60*60*24)" office:value-type="time" office:time-value="PT02H40M30.474S" calcext:value-type="time">
            <text:p>02:40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1336.72" calcext:value-type="float">
            <text:p>1336.72</text:p>
          </table:table-cell>
          <table:table-cell office:value-type="float" office:value="1603.63" calcext:value-type="float">
            <text:p>1603.63</text:p>
          </table:table-cell>
        </table:table-row>
        <table:table-row table:style-name="ro1">
          <table:table-cell office:value-type="float" office:value="9646474" calcext:value-type="float">
            <text:p>9646474</text:p>
          </table:table-cell>
          <table:table-cell table:formula="of:=[.A605]/1000/(60*60*24)" office:value-type="time" office:time-value="PT02H40M46.474S" calcext:value-type="time">
            <text:p>02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338.94" calcext:value-type="float">
            <text:p>1338.94</text:p>
          </table:table-cell>
          <table:table-cell office:value-type="float" office:value="1606.24" calcext:value-type="float">
            <text:p>1606.24</text:p>
          </table:table-cell>
        </table:table-row>
        <table:table-row table:style-name="ro1">
          <table:table-cell office:value-type="float" office:value="9662475" calcext:value-type="float">
            <text:p>9662475</text:p>
          </table:table-cell>
          <table:table-cell table:formula="of:=[.A606]/1000/(60*60*24)" office:value-type="time" office:time-value="PT02H41M02.475S" calcext:value-type="time">
            <text:p>02:41:02</text:p>
          </table:table-cell>
          <table:table-cell office:value-type="float" office:value="1.17" calcext:value-type="float">
            <text:p>1.17</text:p>
          </table:table-cell>
          <table:table-cell office:value-type="float" office:value="500.12" calcext:value-type="float">
            <text:p>500.12</text:p>
          </table:table-cell>
          <table:table-cell office:value-type="float" office:value="587.12" calcext:value-type="float">
            <text:p>587.12</text:p>
          </table:table-cell>
          <table:table-cell office:value-type="float" office:value="1341.16" calcext:value-type="float">
            <text:p>1341.16</text:p>
          </table:table-cell>
          <table:table-cell office:value-type="float" office:value="1608.85" calcext:value-type="float">
            <text:p>1608.85</text:p>
          </table:table-cell>
        </table:table-row>
        <table:table-row table:style-name="ro1">
          <table:table-cell office:value-type="float" office:value="9678474" calcext:value-type="float">
            <text:p>9678474</text:p>
          </table:table-cell>
          <table:table-cell table:formula="of:=[.A607]/1000/(60*60*24)" office:value-type="time" office:time-value="PT02H41M18.474S" calcext:value-type="time">
            <text:p>02:41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1343.39" calcext:value-type="float">
            <text:p>1343.39</text:p>
          </table:table-cell>
          <table:table-cell office:value-type="float" office:value="1611.45" calcext:value-type="float">
            <text:p>1611.45</text:p>
          </table:table-cell>
        </table:table-row>
        <table:table-row table:style-name="ro1">
          <table:table-cell office:value-type="float" office:value="9694475" calcext:value-type="float">
            <text:p>9694475</text:p>
          </table:table-cell>
          <table:table-cell table:formula="of:=[.A608]/1000/(60*60*24)" office:value-type="time" office:time-value="PT02H41M34.475S" calcext:value-type="time">
            <text:p>02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6" calcext:value-type="float">
            <text:p>588.66</text:p>
          </table:table-cell>
          <table:table-cell office:value-type="float" office:value="1345.61" calcext:value-type="float">
            <text:p>1345.61</text:p>
          </table:table-cell>
          <table:table-cell office:value-type="float" office:value="1614.06" calcext:value-type="float">
            <text:p>1614.06</text:p>
          </table:table-cell>
        </table:table-row>
        <table:table-row table:style-name="ro1">
          <table:table-cell office:value-type="float" office:value="9710474" calcext:value-type="float">
            <text:p>9710474</text:p>
          </table:table-cell>
          <table:table-cell table:formula="of:=[.A609]/1000/(60*60*24)" office:value-type="time" office:time-value="PT02H41M50.474S" calcext:value-type="time">
            <text:p>02:41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347.83" calcext:value-type="float">
            <text:p>1347.83</text:p>
          </table:table-cell>
          <table:table-cell office:value-type="float" office:value="1616.67" calcext:value-type="float">
            <text:p>1616.67</text:p>
          </table:table-cell>
        </table:table-row>
        <table:table-row table:style-name="ro1">
          <table:table-cell office:value-type="float" office:value="9726474" calcext:value-type="float">
            <text:p>9726474</text:p>
          </table:table-cell>
          <table:table-cell table:formula="of:=[.A610]/1000/(60*60*24)" office:value-type="time" office:time-value="PT02H42M06.474S" calcext:value-type="time">
            <text:p>02:42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350.05" calcext:value-type="float">
            <text:p>1350.05</text:p>
          </table:table-cell>
          <table:table-cell office:value-type="float" office:value="1619.27" calcext:value-type="float">
            <text:p>1619.27</text:p>
          </table:table-cell>
        </table:table-row>
        <table:table-row table:style-name="ro1">
          <table:table-cell office:value-type="float" office:value="9742474" calcext:value-type="float">
            <text:p>9742474</text:p>
          </table:table-cell>
          <table:table-cell table:formula="of:=[.A611]/1000/(60*60*24)" office:value-type="time" office:time-value="PT02H42M22.474S" calcext:value-type="time">
            <text:p>02:42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1352.27" calcext:value-type="float">
            <text:p>1352.27</text:p>
          </table:table-cell>
          <table:table-cell office:value-type="float" office:value="1621.88" calcext:value-type="float">
            <text:p>1621.88</text:p>
          </table:table-cell>
        </table:table-row>
        <table:table-row table:style-name="ro1">
          <table:table-cell office:value-type="float" office:value="9758474" calcext:value-type="float">
            <text:p>9758474</text:p>
          </table:table-cell>
          <table:table-cell table:formula="of:=[.A612]/1000/(60*60*24)" office:value-type="time" office:time-value="PT02H42M38.474S" calcext:value-type="time">
            <text:p>02:42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354.49" calcext:value-type="float">
            <text:p>1354.49</text:p>
          </table:table-cell>
          <table:table-cell office:value-type="float" office:value="1624.48" calcext:value-type="float">
            <text:p>1624.48</text:p>
          </table:table-cell>
        </table:table-row>
        <table:table-row table:style-name="ro1">
          <table:table-cell office:value-type="float" office:value="9774475" calcext:value-type="float">
            <text:p>9774475</text:p>
          </table:table-cell>
          <table:table-cell table:formula="of:=[.A613]/1000/(60*60*24)" office:value-type="time" office:time-value="PT02H42M54.475S" calcext:value-type="time">
            <text:p>02:42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356.71" calcext:value-type="float">
            <text:p>1356.71</text:p>
          </table:table-cell>
          <table:table-cell office:value-type="float" office:value="1627.08" calcext:value-type="float">
            <text:p>1627.08</text:p>
          </table:table-cell>
        </table:table-row>
        <table:table-row table:style-name="ro1">
          <table:table-cell office:value-type="float" office:value="9790474" calcext:value-type="float">
            <text:p>9790474</text:p>
          </table:table-cell>
          <table:table-cell table:formula="of:=[.A614]/1000/(60*60*24)" office:value-type="time" office:time-value="PT02H43M10.474S" calcext:value-type="time">
            <text:p>02:43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358.93" calcext:value-type="float">
            <text:p>1358.93</text:p>
          </table:table-cell>
          <table:table-cell office:value-type="float" office:value="1629.69" calcext:value-type="float">
            <text:p>1629.69</text:p>
          </table:table-cell>
        </table:table-row>
        <table:table-row table:style-name="ro1">
          <table:table-cell office:value-type="float" office:value="9806474" calcext:value-type="float">
            <text:p>9806474</text:p>
          </table:table-cell>
          <table:table-cell table:formula="of:=[.A615]/1000/(60*60*24)" office:value-type="time" office:time-value="PT02H43M26.474S" calcext:value-type="time">
            <text:p>02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1361.15" calcext:value-type="float">
            <text:p>1361.15</text:p>
          </table:table-cell>
          <table:table-cell office:value-type="float" office:value="1632.3" calcext:value-type="float">
            <text:p>1632.3</text:p>
          </table:table-cell>
        </table:table-row>
        <table:table-row table:style-name="ro1">
          <table:table-cell office:value-type="float" office:value="9822474" calcext:value-type="float">
            <text:p>9822474</text:p>
          </table:table-cell>
          <table:table-cell table:formula="of:=[.A616]/1000/(60*60*24)" office:value-type="time" office:time-value="PT02H43M42.474S" calcext:value-type="time">
            <text:p>02:43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9" calcext:value-type="float">
            <text:p>586.29</text:p>
          </table:table-cell>
          <table:table-cell office:value-type="float" office:value="1363.37" calcext:value-type="float">
            <text:p>1363.37</text:p>
          </table:table-cell>
          <table:table-cell office:value-type="float" office:value="1634.9" calcext:value-type="float">
            <text:p>1634.9</text:p>
          </table:table-cell>
        </table:table-row>
        <table:table-row table:style-name="ro1">
          <table:table-cell office:value-type="float" office:value="9838475" calcext:value-type="float">
            <text:p>9838475</text:p>
          </table:table-cell>
          <table:table-cell table:formula="of:=[.A617]/1000/(60*60*24)" office:value-type="time" office:time-value="PT02H43M58.475S" calcext:value-type="time">
            <text:p>02:43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365.59" calcext:value-type="float">
            <text:p>1365.59</text:p>
          </table:table-cell>
          <table:table-cell office:value-type="float" office:value="1637.5" calcext:value-type="float">
            <text:p>1637.5</text:p>
          </table:table-cell>
        </table:table-row>
        <table:table-row table:style-name="ro1">
          <table:table-cell office:value-type="float" office:value="9854474" calcext:value-type="float">
            <text:p>9854474</text:p>
          </table:table-cell>
          <table:table-cell table:formula="of:=[.A618]/1000/(60*60*24)" office:value-type="time" office:time-value="PT02H44M14.474S" calcext:value-type="time">
            <text:p>02:44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367.81" calcext:value-type="float">
            <text:p>1367.81</text:p>
          </table:table-cell>
          <table:table-cell office:value-type="float" office:value="1640.11" calcext:value-type="float">
            <text:p>1640.11</text:p>
          </table:table-cell>
        </table:table-row>
        <table:table-row table:style-name="ro1">
          <table:table-cell office:value-type="float" office:value="9870475" calcext:value-type="float">
            <text:p>9870475</text:p>
          </table:table-cell>
          <table:table-cell table:formula="of:=[.A619]/1000/(60*60*24)" office:value-type="time" office:time-value="PT02H44M30.475S" calcext:value-type="time">
            <text:p>02:44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370.03" calcext:value-type="float">
            <text:p>1370.03</text:p>
          </table:table-cell>
          <table:table-cell office:value-type="float" office:value="1642.71" calcext:value-type="float">
            <text:p>1642.71</text:p>
          </table:table-cell>
        </table:table-row>
        <table:table-row table:style-name="ro1">
          <table:table-cell office:value-type="float" office:value="9886474" calcext:value-type="float">
            <text:p>9886474</text:p>
          </table:table-cell>
          <table:table-cell table:formula="of:=[.A620]/1000/(60*60*24)" office:value-type="time" office:time-value="PT02H44M46.474S" calcext:value-type="time">
            <text:p>02:44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372.25" calcext:value-type="float">
            <text:p>1372.25</text:p>
          </table:table-cell>
          <table:table-cell office:value-type="float" office:value="1645.32" calcext:value-type="float">
            <text:p>1645.32</text:p>
          </table:table-cell>
        </table:table-row>
        <table:table-row table:style-name="ro1">
          <table:table-cell office:value-type="float" office:value="9902475" calcext:value-type="float">
            <text:p>9902475</text:p>
          </table:table-cell>
          <table:table-cell table:formula="of:=[.A621]/1000/(60*60*24)" office:value-type="time" office:time-value="PT02H45M02.475S" calcext:value-type="time">
            <text:p>02:45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374.47" calcext:value-type="float">
            <text:p>1374.47</text:p>
          </table:table-cell>
          <table:table-cell office:value-type="float" office:value="1647.92" calcext:value-type="float">
            <text:p>1647.92</text:p>
          </table:table-cell>
        </table:table-row>
        <table:table-row table:style-name="ro1">
          <table:table-cell office:value-type="float" office:value="9918475" calcext:value-type="float">
            <text:p>9918475</text:p>
          </table:table-cell>
          <table:table-cell table:formula="of:=[.A622]/1000/(60*60*24)" office:value-type="time" office:time-value="PT02H45M18.475S" calcext:value-type="time">
            <text:p>02:45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1376.69" calcext:value-type="float">
            <text:p>1376.69</text:p>
          </table:table-cell>
          <table:table-cell office:value-type="float" office:value="1650.52" calcext:value-type="float">
            <text:p>1650.52</text:p>
          </table:table-cell>
        </table:table-row>
        <table:table-row table:style-name="ro1">
          <table:table-cell office:value-type="float" office:value="9934474" calcext:value-type="float">
            <text:p>9934474</text:p>
          </table:table-cell>
          <table:table-cell table:formula="of:=[.A623]/1000/(60*60*24)" office:value-type="time" office:time-value="PT02H45M34.474S" calcext:value-type="time">
            <text:p>02:45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378.91" calcext:value-type="float">
            <text:p>1378.91</text:p>
          </table:table-cell>
          <table:table-cell office:value-type="float" office:value="1653.12" calcext:value-type="float">
            <text:p>1653.12</text:p>
          </table:table-cell>
        </table:table-row>
        <table:table-row table:style-name="ro1">
          <table:table-cell office:value-type="float" office:value="9950475" calcext:value-type="float">
            <text:p>9950475</text:p>
          </table:table-cell>
          <table:table-cell table:formula="of:=[.A624]/1000/(60*60*24)" office:value-type="time" office:time-value="PT02H45M50.475S" calcext:value-type="time">
            <text:p>02:45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1381.13" calcext:value-type="float">
            <text:p>1381.13</text:p>
          </table:table-cell>
          <table:table-cell office:value-type="float" office:value="1655.73" calcext:value-type="float">
            <text:p>1655.73</text:p>
          </table:table-cell>
        </table:table-row>
        <table:table-row table:style-name="ro1">
          <table:table-cell office:value-type="float" office:value="9966474" calcext:value-type="float">
            <text:p>9966474</text:p>
          </table:table-cell>
          <table:table-cell table:formula="of:=[.A625]/1000/(60*60*24)" office:value-type="time" office:time-value="PT02H46M06.474S" calcext:value-type="time">
            <text:p>02:46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1383.35" calcext:value-type="float">
            <text:p>1383.35</text:p>
          </table:table-cell>
          <table:table-cell office:value-type="float" office:value="1658.33" calcext:value-type="float">
            <text:p>1658.33</text:p>
          </table:table-cell>
        </table:table-row>
        <table:table-row table:style-name="ro1">
          <table:table-cell office:value-type="float" office:value="9982474" calcext:value-type="float">
            <text:p>9982474</text:p>
          </table:table-cell>
          <table:table-cell table:formula="of:=[.A626]/1000/(60*60*24)" office:value-type="time" office:time-value="PT02H46M22.474S" calcext:value-type="time">
            <text:p>02:46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385.57" calcext:value-type="float">
            <text:p>1385.57</text:p>
          </table:table-cell>
          <table:table-cell office:value-type="float" office:value="1660.93" calcext:value-type="float">
            <text:p>1660.93</text:p>
          </table:table-cell>
        </table:table-row>
        <table:table-row table:style-name="ro1">
          <table:table-cell office:value-type="float" office:value="9998474" calcext:value-type="float">
            <text:p>9998474</text:p>
          </table:table-cell>
          <table:table-cell table:formula="of:=[.A627]/1000/(60*60*24)" office:value-type="time" office:time-value="PT02H46M38.474S" calcext:value-type="time">
            <text:p>02:46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3" calcext:value-type="float">
            <text:p>586.63</text:p>
          </table:table-cell>
          <table:table-cell office:value-type="float" office:value="1387.8" calcext:value-type="float">
            <text:p>1387.8</text:p>
          </table:table-cell>
          <table:table-cell office:value-type="float" office:value="1663.53" calcext:value-type="float">
            <text:p>1663.53</text:p>
          </table:table-cell>
        </table:table-row>
        <table:table-row table:style-name="ro1">
          <table:table-cell office:value-type="float" office:value="10014475" calcext:value-type="float">
            <text:p>10014475</text:p>
          </table:table-cell>
          <table:table-cell table:formula="of:=[.A628]/1000/(60*60*24)" office:value-type="time" office:time-value="PT02H46M54.475S" calcext:value-type="time">
            <text:p>02:46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390.02" calcext:value-type="float">
            <text:p>1390.02</text:p>
          </table:table-cell>
          <table:table-cell office:value-type="float" office:value="1666.14" calcext:value-type="float">
            <text:p>1666.14</text:p>
          </table:table-cell>
        </table:table-row>
        <table:table-row table:style-name="ro1">
          <table:table-cell office:value-type="float" office:value="10030475" calcext:value-type="float">
            <text:p>10030475</text:p>
          </table:table-cell>
          <table:table-cell table:formula="of:=[.A629]/1000/(60*60*24)" office:value-type="time" office:time-value="PT02H47M10.475S" calcext:value-type="time">
            <text:p>02:47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9" calcext:value-type="float">
            <text:p>584.29</text:p>
          </table:table-cell>
          <table:table-cell office:value-type="float" office:value="1392.24" calcext:value-type="float">
            <text:p>1392.24</text:p>
          </table:table-cell>
          <table:table-cell office:value-type="float" office:value="1668.74" calcext:value-type="float">
            <text:p>1668.74</text:p>
          </table:table-cell>
        </table:table-row>
        <table:table-row table:style-name="ro1">
          <table:table-cell office:value-type="float" office:value="10046474" calcext:value-type="float">
            <text:p>10046474</text:p>
          </table:table-cell>
          <table:table-cell table:formula="of:=[.A630]/1000/(60*60*24)" office:value-type="time" office:time-value="PT02H47M26.474S" calcext:value-type="time">
            <text:p>02:47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4" calcext:value-type="float">
            <text:p>584.74</text:p>
          </table:table-cell>
          <table:table-cell office:value-type="float" office:value="1394.46" calcext:value-type="float">
            <text:p>1394.46</text:p>
          </table:table-cell>
          <table:table-cell office:value-type="float" office:value="1671.34" calcext:value-type="float">
            <text:p>1671.34</text:p>
          </table:table-cell>
        </table:table-row>
        <table:table-row table:style-name="ro1">
          <table:table-cell office:value-type="float" office:value="10062475" calcext:value-type="float">
            <text:p>10062475</text:p>
          </table:table-cell>
          <table:table-cell table:formula="of:=[.A631]/1000/(60*60*24)" office:value-type="time" office:time-value="PT02H47M42.475S" calcext:value-type="time">
            <text:p>02:47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1396.68" calcext:value-type="float">
            <text:p>1396.68</text:p>
          </table:table-cell>
          <table:table-cell office:value-type="float" office:value="1673.94" calcext:value-type="float">
            <text:p>1673.94</text:p>
          </table:table-cell>
        </table:table-row>
        <table:table-row table:style-name="ro1">
          <table:table-cell office:value-type="float" office:value="10078474" calcext:value-type="float">
            <text:p>10078474</text:p>
          </table:table-cell>
          <table:table-cell table:formula="of:=[.A632]/1000/(60*60*24)" office:value-type="time" office:time-value="PT02H47M58.474S" calcext:value-type="time">
            <text:p>02:47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398.9" calcext:value-type="float">
            <text:p>1398.9</text:p>
          </table:table-cell>
          <table:table-cell office:value-type="float" office:value="1676.54" calcext:value-type="float">
            <text:p>1676.54</text:p>
          </table:table-cell>
        </table:table-row>
        <table:table-row table:style-name="ro1">
          <table:table-cell office:value-type="float" office:value="10094474" calcext:value-type="float">
            <text:p>10094474</text:p>
          </table:table-cell>
          <table:table-cell table:formula="of:=[.A633]/1000/(60*60*24)" office:value-type="time" office:time-value="PT02H48M14.474S" calcext:value-type="time">
            <text:p>02:48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1401.12" calcext:value-type="float">
            <text:p>1401.12</text:p>
          </table:table-cell>
          <table:table-cell office:value-type="float" office:value="1679.14" calcext:value-type="float">
            <text:p>1679.14</text:p>
          </table:table-cell>
        </table:table-row>
        <table:table-row table:style-name="ro1">
          <table:table-cell office:value-type="float" office:value="10110474" calcext:value-type="float">
            <text:p>10110474</text:p>
          </table:table-cell>
          <table:table-cell table:formula="of:=[.A634]/1000/(60*60*24)" office:value-type="time" office:time-value="PT02H48M30.474S" calcext:value-type="time">
            <text:p>02:48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8" calcext:value-type="float">
            <text:p>586.88</text:p>
          </table:table-cell>
          <table:table-cell office:value-type="float" office:value="1403.34" calcext:value-type="float">
            <text:p>1403.34</text:p>
          </table:table-cell>
          <table:table-cell office:value-type="float" office:value="1681.74" calcext:value-type="float">
            <text:p>1681.74</text:p>
          </table:table-cell>
        </table:table-row>
        <table:table-row table:style-name="ro1">
          <table:table-cell office:value-type="float" office:value="10126474" calcext:value-type="float">
            <text:p>10126474</text:p>
          </table:table-cell>
          <table:table-cell table:formula="of:=[.A635]/1000/(60*60*24)" office:value-type="time" office:time-value="PT02H48M46.474S" calcext:value-type="time">
            <text:p>02:48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405.56" calcext:value-type="float">
            <text:p>1405.56</text:p>
          </table:table-cell>
          <table:table-cell office:value-type="float" office:value="1684.34" calcext:value-type="float">
            <text:p>1684.34</text:p>
          </table:table-cell>
        </table:table-row>
        <table:table-row table:style-name="ro1">
          <table:table-cell office:value-type="float" office:value="10142475" calcext:value-type="float">
            <text:p>10142475</text:p>
          </table:table-cell>
          <table:table-cell table:formula="of:=[.A636]/1000/(60*60*24)" office:value-type="time" office:time-value="PT02H49M02.475S" calcext:value-type="time">
            <text:p>02:4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407.78" calcext:value-type="float">
            <text:p>1407.78</text:p>
          </table:table-cell>
          <table:table-cell office:value-type="float" office:value="1686.94" calcext:value-type="float">
            <text:p>1686.94</text:p>
          </table:table-cell>
        </table:table-row>
        <table:table-row table:style-name="ro1">
          <table:table-cell office:value-type="float" office:value="10158474" calcext:value-type="float">
            <text:p>10158474</text:p>
          </table:table-cell>
          <table:table-cell table:formula="of:=[.A637]/1000/(60*60*24)" office:value-type="time" office:time-value="PT02H49M18.474S" calcext:value-type="time">
            <text:p>02:49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1410" calcext:value-type="float">
            <text:p>1410</text:p>
          </table:table-cell>
          <table:table-cell office:value-type="float" office:value="1689.54" calcext:value-type="float">
            <text:p>1689.54</text:p>
          </table:table-cell>
        </table:table-row>
        <table:table-row table:style-name="ro1">
          <table:table-cell office:value-type="float" office:value="10174474" calcext:value-type="float">
            <text:p>10174474</text:p>
          </table:table-cell>
          <table:table-cell table:formula="of:=[.A638]/1000/(60*60*24)" office:value-type="time" office:time-value="PT02H49M34.474S" calcext:value-type="time">
            <text:p>02:49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412.22" calcext:value-type="float">
            <text:p>1412.22</text:p>
          </table:table-cell>
          <table:table-cell office:value-type="float" office:value="1692.14" calcext:value-type="float">
            <text:p>1692.14</text:p>
          </table:table-cell>
        </table:table-row>
        <table:table-row table:style-name="ro1">
          <table:table-cell office:value-type="float" office:value="10190475" calcext:value-type="float">
            <text:p>10190475</text:p>
          </table:table-cell>
          <table:table-cell table:formula="of:=[.A639]/1000/(60*60*24)" office:value-type="time" office:time-value="PT02H49M50.475S" calcext:value-type="time">
            <text:p>02:49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1414.44" calcext:value-type="float">
            <text:p>1414.44</text:p>
          </table:table-cell>
          <table:table-cell office:value-type="float" office:value="1694.74" calcext:value-type="float">
            <text:p>1694.74</text:p>
          </table:table-cell>
        </table:table-row>
        <table:table-row table:style-name="ro1">
          <table:table-cell office:value-type="float" office:value="10206475" calcext:value-type="float">
            <text:p>10206475</text:p>
          </table:table-cell>
          <table:table-cell table:formula="of:=[.A640]/1000/(60*60*24)" office:value-type="time" office:time-value="PT02H50M06.475S" calcext:value-type="time">
            <text:p>02:50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416.66" calcext:value-type="float">
            <text:p>1416.66</text:p>
          </table:table-cell>
          <table:table-cell office:value-type="float" office:value="1697.34" calcext:value-type="float">
            <text:p>1697.34</text:p>
          </table:table-cell>
        </table:table-row>
        <table:table-row table:style-name="ro1">
          <table:table-cell office:value-type="float" office:value="10222474" calcext:value-type="float">
            <text:p>10222474</text:p>
          </table:table-cell>
          <table:table-cell table:formula="of:=[.A641]/1000/(60*60*24)" office:value-type="time" office:time-value="PT02H50M22.474S" calcext:value-type="time">
            <text:p>02:50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418.88" calcext:value-type="float">
            <text:p>1418.88</text:p>
          </table:table-cell>
          <table:table-cell office:value-type="float" office:value="1699.94" calcext:value-type="float">
            <text:p>1699.94</text:p>
          </table:table-cell>
        </table:table-row>
        <table:table-row table:style-name="ro1">
          <table:table-cell office:value-type="float" office:value="10238474" calcext:value-type="float">
            <text:p>10238474</text:p>
          </table:table-cell>
          <table:table-cell table:formula="of:=[.A642]/1000/(60*60*24)" office:value-type="time" office:time-value="PT02H50M38.474S" calcext:value-type="time">
            <text:p>02:50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421.1" calcext:value-type="float">
            <text:p>1421.1</text:p>
          </table:table-cell>
          <table:table-cell office:value-type="float" office:value="1702.54" calcext:value-type="float">
            <text:p>1702.54</text:p>
          </table:table-cell>
        </table:table-row>
        <table:table-row table:style-name="ro1">
          <table:table-cell office:value-type="float" office:value="10254475" calcext:value-type="float">
            <text:p>10254475</text:p>
          </table:table-cell>
          <table:table-cell table:formula="of:=[.A643]/1000/(60*60*24)" office:value-type="time" office:time-value="PT02H50M54.475S" calcext:value-type="time">
            <text:p>02:50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423.32" calcext:value-type="float">
            <text:p>1423.32</text:p>
          </table:table-cell>
          <table:table-cell office:value-type="float" office:value="1705.14" calcext:value-type="float">
            <text:p>1705.14</text:p>
          </table:table-cell>
        </table:table-row>
        <table:table-row table:style-name="ro1">
          <table:table-cell office:value-type="float" office:value="10270474" calcext:value-type="float">
            <text:p>10270474</text:p>
          </table:table-cell>
          <table:table-cell table:formula="of:=[.A644]/1000/(60*60*24)" office:value-type="time" office:time-value="PT02H51M10.474S" calcext:value-type="time">
            <text:p>02:51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425.54" calcext:value-type="float">
            <text:p>1425.54</text:p>
          </table:table-cell>
          <table:table-cell office:value-type="float" office:value="1707.74" calcext:value-type="float">
            <text:p>1707.74</text:p>
          </table:table-cell>
        </table:table-row>
        <table:table-row table:style-name="ro1">
          <table:table-cell office:value-type="float" office:value="10286474" calcext:value-type="float">
            <text:p>10286474</text:p>
          </table:table-cell>
          <table:table-cell table:formula="of:=[.A645]/1000/(60*60*24)" office:value-type="time" office:time-value="PT02H51M26.474S" calcext:value-type="time">
            <text:p>02:51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427.77" calcext:value-type="float">
            <text:p>1427.77</text:p>
          </table:table-cell>
          <table:table-cell office:value-type="float" office:value="1710.34" calcext:value-type="float">
            <text:p>1710.34</text:p>
          </table:table-cell>
        </table:table-row>
        <table:table-row table:style-name="ro1">
          <table:table-cell office:value-type="float" office:value="10302474" calcext:value-type="float">
            <text:p>10302474</text:p>
          </table:table-cell>
          <table:table-cell table:formula="of:=[.A646]/1000/(60*60*24)" office:value-type="time" office:time-value="PT02H51M42.474S" calcext:value-type="time">
            <text:p>02:51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1429.99" calcext:value-type="float">
            <text:p>1429.99</text:p>
          </table:table-cell>
          <table:table-cell office:value-type="float" office:value="1712.94" calcext:value-type="float">
            <text:p>1712.94</text:p>
          </table:table-cell>
        </table:table-row>
        <table:table-row table:style-name="ro1">
          <table:table-cell office:value-type="float" office:value="10318475" calcext:value-type="float">
            <text:p>10318475</text:p>
          </table:table-cell>
          <table:table-cell table:formula="of:=[.A647]/1000/(60*60*24)" office:value-type="time" office:time-value="PT02H51M58.475S" calcext:value-type="time">
            <text:p>02:51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432.21" calcext:value-type="float">
            <text:p>1432.21</text:p>
          </table:table-cell>
          <table:table-cell office:value-type="float" office:value="1715.54" calcext:value-type="float">
            <text:p>1715.54</text:p>
          </table:table-cell>
        </table:table-row>
        <table:table-row table:style-name="ro1">
          <table:table-cell office:value-type="float" office:value="10334474" calcext:value-type="float">
            <text:p>10334474</text:p>
          </table:table-cell>
          <table:table-cell table:formula="of:=[.A648]/1000/(60*60*24)" office:value-type="time" office:time-value="PT02H52M14.474S" calcext:value-type="time">
            <text:p>02:52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434.43" calcext:value-type="float">
            <text:p>1434.43</text:p>
          </table:table-cell>
          <table:table-cell office:value-type="float" office:value="1718.14" calcext:value-type="float">
            <text:p>1718.14</text:p>
          </table:table-cell>
        </table:table-row>
        <table:table-row table:style-name="ro1">
          <table:table-cell office:value-type="float" office:value="10350475" calcext:value-type="float">
            <text:p>10350475</text:p>
          </table:table-cell>
          <table:table-cell table:formula="of:=[.A649]/1000/(60*60*24)" office:value-type="time" office:time-value="PT02H52M30.475S" calcext:value-type="time">
            <text:p>02:52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436.65" calcext:value-type="float">
            <text:p>1436.65</text:p>
          </table:table-cell>
          <table:table-cell office:value-type="float" office:value="1720.74" calcext:value-type="float">
            <text:p>1720.74</text:p>
          </table:table-cell>
        </table:table-row>
        <table:table-row table:style-name="ro1">
          <table:table-cell office:value-type="float" office:value="10366474" calcext:value-type="float">
            <text:p>10366474</text:p>
          </table:table-cell>
          <table:table-cell table:formula="of:=[.A650]/1000/(60*60*24)" office:value-type="time" office:time-value="PT02H52M46.474S" calcext:value-type="time">
            <text:p>02:52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438.87" calcext:value-type="float">
            <text:p>1438.87</text:p>
          </table:table-cell>
          <table:table-cell office:value-type="float" office:value="1723.33" calcext:value-type="float">
            <text:p>1723.33</text:p>
          </table:table-cell>
        </table:table-row>
        <table:table-row table:style-name="ro1">
          <table:table-cell office:value-type="float" office:value="10382474" calcext:value-type="float">
            <text:p>10382474</text:p>
          </table:table-cell>
          <table:table-cell table:formula="of:=[.A651]/1000/(60*60*24)" office:value-type="time" office:time-value="PT02H53M02.474S" calcext:value-type="time">
            <text:p>02:53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441.09" calcext:value-type="float">
            <text:p>1441.09</text:p>
          </table:table-cell>
          <table:table-cell office:value-type="float" office:value="1725.93" calcext:value-type="float">
            <text:p>1725.93</text:p>
          </table:table-cell>
        </table:table-row>
        <table:table-row table:style-name="ro1">
          <table:table-cell office:value-type="float" office:value="10398474" calcext:value-type="float">
            <text:p>10398474</text:p>
          </table:table-cell>
          <table:table-cell table:formula="of:=[.A652]/1000/(60*60*24)" office:value-type="time" office:time-value="PT02H53M18.474S" calcext:value-type="time">
            <text:p>02:53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1443.31" calcext:value-type="float">
            <text:p>1443.31</text:p>
          </table:table-cell>
          <table:table-cell office:value-type="float" office:value="1728.53" calcext:value-type="float">
            <text:p>1728.53</text:p>
          </table:table-cell>
        </table:table-row>
        <table:table-row table:style-name="ro1">
          <table:table-cell office:value-type="float" office:value="10414474" calcext:value-type="float">
            <text:p>10414474</text:p>
          </table:table-cell>
          <table:table-cell table:formula="of:=[.A653]/1000/(60*60*24)" office:value-type="time" office:time-value="PT02H53M34.474S" calcext:value-type="time">
            <text:p>02:53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3" calcext:value-type="float">
            <text:p>584.43</text:p>
          </table:table-cell>
          <table:table-cell office:value-type="float" office:value="1445.53" calcext:value-type="float">
            <text:p>1445.53</text:p>
          </table:table-cell>
          <table:table-cell office:value-type="float" office:value="1731.13" calcext:value-type="float">
            <text:p>1731.13</text:p>
          </table:table-cell>
        </table:table-row>
        <table:table-row table:style-name="ro1">
          <table:table-cell office:value-type="float" office:value="10430474" calcext:value-type="float">
            <text:p>10430474</text:p>
          </table:table-cell>
          <table:table-cell table:formula="of:=[.A654]/1000/(60*60*24)" office:value-type="time" office:time-value="PT02H53M50.474S" calcext:value-type="time">
            <text:p>02:5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447.75" calcext:value-type="float">
            <text:p>1447.75</text:p>
          </table:table-cell>
          <table:table-cell office:value-type="float" office:value="1733.72" calcext:value-type="float">
            <text:p>1733.72</text:p>
          </table:table-cell>
        </table:table-row>
        <table:table-row table:style-name="ro1">
          <table:table-cell office:value-type="float" office:value="10446474" calcext:value-type="float">
            <text:p>10446474</text:p>
          </table:table-cell>
          <table:table-cell table:formula="of:=[.A655]/1000/(60*60*24)" office:value-type="time" office:time-value="PT02H54M06.474S" calcext:value-type="time">
            <text:p>02:54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3" calcext:value-type="float">
            <text:p>584.53</text:p>
          </table:table-cell>
          <table:table-cell office:value-type="float" office:value="1449.97" calcext:value-type="float">
            <text:p>1449.97</text:p>
          </table:table-cell>
          <table:table-cell office:value-type="float" office:value="1736.32" calcext:value-type="float">
            <text:p>1736.32</text:p>
          </table:table-cell>
        </table:table-row>
        <table:table-row table:style-name="ro1">
          <table:table-cell office:value-type="float" office:value="10462474" calcext:value-type="float">
            <text:p>10462474</text:p>
          </table:table-cell>
          <table:table-cell table:formula="of:=[.A656]/1000/(60*60*24)" office:value-type="time" office:time-value="PT02H54M22.474S" calcext:value-type="time">
            <text:p>02:54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1452.19" calcext:value-type="float">
            <text:p>1452.19</text:p>
          </table:table-cell>
          <table:table-cell office:value-type="float" office:value="1738.92" calcext:value-type="float">
            <text:p>1738.92</text:p>
          </table:table-cell>
        </table:table-row>
        <table:table-row table:style-name="ro1">
          <table:table-cell office:value-type="float" office:value="10478474" calcext:value-type="float">
            <text:p>10478474</text:p>
          </table:table-cell>
          <table:table-cell table:formula="of:=[.A657]/1000/(60*60*24)" office:value-type="time" office:time-value="PT02H54M38.474S" calcext:value-type="time">
            <text:p>02:54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1741.51" calcext:value-type="float">
            <text:p>1741.51</text:p>
          </table:table-cell>
        </table:table-row>
        <table:table-row table:style-name="ro1">
          <table:table-cell office:value-type="float" office:value="10494474" calcext:value-type="float">
            <text:p>10494474</text:p>
          </table:table-cell>
          <table:table-cell table:formula="of:=[.A658]/1000/(60*60*24)" office:value-type="time" office:time-value="PT02H54M54.474S" calcext:value-type="time">
            <text:p>02:54:54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4.99" calcext:value-type="float">
            <text:p>584.99</text:p>
          </table:table-cell>
          <table:table-cell office:value-type="float" office:value="1456.63" calcext:value-type="float">
            <text:p>1456.63</text:p>
          </table:table-cell>
          <table:table-cell office:value-type="float" office:value="1744.11" calcext:value-type="float">
            <text:p>1744.11</text:p>
          </table:table-cell>
        </table:table-row>
        <table:table-row table:style-name="ro1">
          <table:table-cell office:value-type="float" office:value="10510475" calcext:value-type="float">
            <text:p>10510475</text:p>
          </table:table-cell>
          <table:table-cell table:formula="of:=[.A659]/1000/(60*60*24)" office:value-type="time" office:time-value="PT02H55M10.475S" calcext:value-type="time">
            <text:p>02:55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458.86" calcext:value-type="float">
            <text:p>1458.86</text:p>
          </table:table-cell>
          <table:table-cell office:value-type="float" office:value="1746.71" calcext:value-type="float">
            <text:p>1746.71</text:p>
          </table:table-cell>
        </table:table-row>
        <table:table-row table:style-name="ro1">
          <table:table-cell office:value-type="float" office:value="10526474" calcext:value-type="float">
            <text:p>10526474</text:p>
          </table:table-cell>
          <table:table-cell table:formula="of:=[.A660]/1000/(60*60*24)" office:value-type="time" office:time-value="PT02H55M26.474S" calcext:value-type="time">
            <text:p>02:55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461.08" calcext:value-type="float">
            <text:p>1461.08</text:p>
          </table:table-cell>
          <table:table-cell office:value-type="float" office:value="1749.3" calcext:value-type="float">
            <text:p>1749.3</text:p>
          </table:table-cell>
        </table:table-row>
        <table:table-row table:style-name="ro1">
          <table:table-cell office:value-type="float" office:value="10542474" calcext:value-type="float">
            <text:p>10542474</text:p>
          </table:table-cell>
          <table:table-cell table:formula="of:=[.A661]/1000/(60*60*24)" office:value-type="time" office:time-value="PT02H55M42.474S" calcext:value-type="time">
            <text:p>02:55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463.3" calcext:value-type="float">
            <text:p>1463.3</text:p>
          </table:table-cell>
          <table:table-cell office:value-type="float" office:value="1751.9" calcext:value-type="float">
            <text:p>1751.9</text:p>
          </table:table-cell>
        </table:table-row>
        <table:table-row table:style-name="ro1">
          <table:table-cell office:value-type="float" office:value="10558474" calcext:value-type="float">
            <text:p>10558474</text:p>
          </table:table-cell>
          <table:table-cell table:formula="of:=[.A662]/1000/(60*60*24)" office:value-type="time" office:time-value="PT02H55M58.474S" calcext:value-type="time">
            <text:p>02:55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465.52" calcext:value-type="float">
            <text:p>1465.52</text:p>
          </table:table-cell>
          <table:table-cell office:value-type="float" office:value="1754.49" calcext:value-type="float">
            <text:p>1754.49</text:p>
          </table:table-cell>
        </table:table-row>
        <table:table-row table:style-name="ro1">
          <table:table-cell office:value-type="float" office:value="10574474" calcext:value-type="float">
            <text:p>10574474</text:p>
          </table:table-cell>
          <table:table-cell table:formula="of:=[.A663]/1000/(60*60*24)" office:value-type="time" office:time-value="PT02H56M14.474S" calcext:value-type="time">
            <text:p>02:56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467.74" calcext:value-type="float">
            <text:p>1467.74</text:p>
          </table:table-cell>
          <table:table-cell office:value-type="float" office:value="1757.08" calcext:value-type="float">
            <text:p>1757.08</text:p>
          </table:table-cell>
        </table:table-row>
        <table:table-row table:style-name="ro1">
          <table:table-cell office:value-type="float" office:value="10590475" calcext:value-type="float">
            <text:p>10590475</text:p>
          </table:table-cell>
          <table:table-cell table:formula="of:=[.A664]/1000/(60*60*24)" office:value-type="time" office:time-value="PT02H56M30.475S" calcext:value-type="time">
            <text:p>02:56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469.96" calcext:value-type="float">
            <text:p>1469.96</text:p>
          </table:table-cell>
          <table:table-cell office:value-type="float" office:value="1759.68" calcext:value-type="float">
            <text:p>1759.68</text:p>
          </table:table-cell>
        </table:table-row>
        <table:table-row table:style-name="ro1">
          <table:table-cell office:value-type="float" office:value="10606474" calcext:value-type="float">
            <text:p>10606474</text:p>
          </table:table-cell>
          <table:table-cell table:formula="of:=[.A665]/1000/(60*60*24)" office:value-type="time" office:time-value="PT02H56M46.474S" calcext:value-type="time">
            <text:p>02:56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472.18" calcext:value-type="float">
            <text:p>1472.18</text:p>
          </table:table-cell>
          <table:table-cell office:value-type="float" office:value="1762.28" calcext:value-type="float">
            <text:p>1762.28</text:p>
          </table:table-cell>
        </table:table-row>
        <table:table-row table:style-name="ro1">
          <table:table-cell office:value-type="float" office:value="10622474" calcext:value-type="float">
            <text:p>10622474</text:p>
          </table:table-cell>
          <table:table-cell table:formula="of:=[.A666]/1000/(60*60*24)" office:value-type="time" office:time-value="PT02H57M02.474S" calcext:value-type="time">
            <text:p>02:57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9" calcext:value-type="float">
            <text:p>584.9</text:p>
          </table:table-cell>
          <table:table-cell office:value-type="float" office:value="1474.4" calcext:value-type="float">
            <text:p>1474.4</text:p>
          </table:table-cell>
          <table:table-cell office:value-type="float" office:value="1764.87" calcext:value-type="float">
            <text:p>1764.87</text:p>
          </table:table-cell>
        </table:table-row>
        <table:table-row table:style-name="ro1">
          <table:table-cell office:value-type="float" office:value="10638474" calcext:value-type="float">
            <text:p>10638474</text:p>
          </table:table-cell>
          <table:table-cell table:formula="of:=[.A667]/1000/(60*60*24)" office:value-type="time" office:time-value="PT02H57M18.474S" calcext:value-type="time">
            <text:p>02:57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7" calcext:value-type="float">
            <text:p>584.67</text:p>
          </table:table-cell>
          <table:table-cell office:value-type="float" office:value="1476.62" calcext:value-type="float">
            <text:p>1476.62</text:p>
          </table:table-cell>
          <table:table-cell office:value-type="float" office:value="1767.46" calcext:value-type="float">
            <text:p>1767.46</text:p>
          </table:table-cell>
        </table:table-row>
        <table:table-row table:style-name="ro1">
          <table:table-cell office:value-type="float" office:value="10654474" calcext:value-type="float">
            <text:p>10654474</text:p>
          </table:table-cell>
          <table:table-cell table:formula="of:=[.A668]/1000/(60*60*24)" office:value-type="time" office:time-value="PT02H57M34.474S" calcext:value-type="time">
            <text:p>02:57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478.84" calcext:value-type="float">
            <text:p>1478.84</text:p>
          </table:table-cell>
          <table:table-cell office:value-type="float" office:value="1770.06" calcext:value-type="float">
            <text:p>1770.06</text:p>
          </table:table-cell>
        </table:table-row>
        <table:table-row table:style-name="ro1">
          <table:table-cell office:value-type="float" office:value="10670475" calcext:value-type="float">
            <text:p>10670475</text:p>
          </table:table-cell>
          <table:table-cell table:formula="of:=[.A669]/1000/(60*60*24)" office:value-type="time" office:time-value="PT02H57M50.475S" calcext:value-type="time">
            <text:p>02:57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481.06" calcext:value-type="float">
            <text:p>1481.06</text:p>
          </table:table-cell>
          <table:table-cell office:value-type="float" office:value="1772.65" calcext:value-type="float">
            <text:p>1772.65</text:p>
          </table:table-cell>
        </table:table-row>
        <table:table-row table:style-name="ro1">
          <table:table-cell office:value-type="float" office:value="10686474" calcext:value-type="float">
            <text:p>10686474</text:p>
          </table:table-cell>
          <table:table-cell table:formula="of:=[.A670]/1000/(60*60*24)" office:value-type="time" office:time-value="PT02H58M06.474S" calcext:value-type="time">
            <text:p>02:58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483.28" calcext:value-type="float">
            <text:p>1483.28</text:p>
          </table:table-cell>
          <table:table-cell office:value-type="float" office:value="1775.25" calcext:value-type="float">
            <text:p>1775.25</text:p>
          </table:table-cell>
        </table:table-row>
        <table:table-row table:style-name="ro1">
          <table:table-cell office:value-type="float" office:value="10702474" calcext:value-type="float">
            <text:p>10702474</text:p>
          </table:table-cell>
          <table:table-cell table:formula="of:=[.A671]/1000/(60*60*24)" office:value-type="time" office:time-value="PT02H58M22.474S" calcext:value-type="time">
            <text:p>02:58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485.5" calcext:value-type="float">
            <text:p>1485.5</text:p>
          </table:table-cell>
          <table:table-cell office:value-type="float" office:value="1777.84" calcext:value-type="float">
            <text:p>1777.84</text:p>
          </table:table-cell>
        </table:table-row>
        <table:table-row table:style-name="ro1">
          <table:table-cell office:value-type="float" office:value="10718475" calcext:value-type="float">
            <text:p>10718475</text:p>
          </table:table-cell>
          <table:table-cell table:formula="of:=[.A672]/1000/(60*60*24)" office:value-type="time" office:time-value="PT02H58M38.475S" calcext:value-type="time">
            <text:p>02:58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6" calcext:value-type="float">
            <text:p>582.76</text:p>
          </table:table-cell>
          <table:table-cell office:value-type="float" office:value="1487.72" calcext:value-type="float">
            <text:p>1487.72</text:p>
          </table:table-cell>
          <table:table-cell office:value-type="float" office:value="1780.43" calcext:value-type="float">
            <text:p>1780.43</text:p>
          </table:table-cell>
        </table:table-row>
        <table:table-row table:style-name="ro1">
          <table:table-cell office:value-type="float" office:value="10734474" calcext:value-type="float">
            <text:p>10734474</text:p>
          </table:table-cell>
          <table:table-cell table:formula="of:=[.A673]/1000/(60*60*24)" office:value-type="time" office:time-value="PT02H58M54.474S" calcext:value-type="time">
            <text:p>02:58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89.94" calcext:value-type="float">
            <text:p>1489.94</text:p>
          </table:table-cell>
          <table:table-cell office:value-type="float" office:value="1783.03" calcext:value-type="float">
            <text:p>1783.03</text:p>
          </table:table-cell>
        </table:table-row>
        <table:table-row table:style-name="ro1">
          <table:table-cell office:value-type="float" office:value="10750474" calcext:value-type="float">
            <text:p>10750474</text:p>
          </table:table-cell>
          <table:table-cell table:formula="of:=[.A674]/1000/(60*60*24)" office:value-type="time" office:time-value="PT02H59M10.474S" calcext:value-type="time">
            <text:p>02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492.16" calcext:value-type="float">
            <text:p>1492.16</text:p>
          </table:table-cell>
          <table:table-cell office:value-type="float" office:value="1785.62" calcext:value-type="float">
            <text:p>1785.62</text:p>
          </table:table-cell>
        </table:table-row>
        <table:table-row table:style-name="ro1">
          <table:table-cell office:value-type="float" office:value="10766475" calcext:value-type="float">
            <text:p>10766475</text:p>
          </table:table-cell>
          <table:table-cell table:formula="of:=[.A675]/1000/(60*60*24)" office:value-type="time" office:time-value="PT02H59M26.475S" calcext:value-type="time">
            <text:p>02:59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494.38" calcext:value-type="float">
            <text:p>1494.38</text:p>
          </table:table-cell>
          <table:table-cell office:value-type="float" office:value="1788.21" calcext:value-type="float">
            <text:p>1788.21</text:p>
          </table:table-cell>
        </table:table-row>
        <table:table-row table:style-name="ro1">
          <table:table-cell office:value-type="float" office:value="10782474" calcext:value-type="float">
            <text:p>10782474</text:p>
          </table:table-cell>
          <table:table-cell table:formula="of:=[.A676]/1000/(60*60*24)" office:value-type="time" office:time-value="PT02H59M42.474S" calcext:value-type="time">
            <text:p>02:59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1496.6" calcext:value-type="float">
            <text:p>1496.6</text:p>
          </table:table-cell>
          <table:table-cell office:value-type="float" office:value="1790.8" calcext:value-type="float">
            <text:p>1790.8</text:p>
          </table:table-cell>
        </table:table-row>
        <table:table-row table:style-name="ro1">
          <table:table-cell office:value-type="float" office:value="10798474" calcext:value-type="float">
            <text:p>10798474</text:p>
          </table:table-cell>
          <table:table-cell table:formula="of:=[.A677]/1000/(60*60*24)" office:value-type="time" office:time-value="PT02H59M58.474S" calcext:value-type="time">
            <text:p>02:59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498.83" calcext:value-type="float">
            <text:p>1498.83</text:p>
          </table:table-cell>
          <table:table-cell office:value-type="float" office:value="1793.4" calcext:value-type="float">
            <text:p>1793.4</text:p>
          </table:table-cell>
        </table:table-row>
        <table:table-row table:style-name="ro1">
          <table:table-cell office:value-type="float" office:value="10814474" calcext:value-type="float">
            <text:p>10814474</text:p>
          </table:table-cell>
          <table:table-cell table:formula="of:=[.A678]/1000/(60*60*24)" office:value-type="time" office:time-value="PT03H00M14.474S" calcext:value-type="time">
            <text:p>03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1501.05" calcext:value-type="float">
            <text:p>1501.05</text:p>
          </table:table-cell>
          <table:table-cell office:value-type="float" office:value="1795.99" calcext:value-type="float">
            <text:p>1795.99</text:p>
          </table:table-cell>
        </table:table-row>
        <table:table-row table:style-name="ro1">
          <table:table-cell office:value-type="float" office:value="10830474" calcext:value-type="float">
            <text:p>10830474</text:p>
          </table:table-cell>
          <table:table-cell table:formula="of:=[.A679]/1000/(60*60*24)" office:value-type="time" office:time-value="PT03H00M30.474S" calcext:value-type="time">
            <text:p>03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1503.27" calcext:value-type="float">
            <text:p>1503.27</text:p>
          </table:table-cell>
          <table:table-cell office:value-type="float" office:value="1798.58" calcext:value-type="float">
            <text:p>1798.58</text:p>
          </table:table-cell>
        </table:table-row>
        <table:table-row table:style-name="ro1">
          <table:table-cell office:value-type="float" office:value="10846474" calcext:value-type="float">
            <text:p>10846474</text:p>
          </table:table-cell>
          <table:table-cell table:formula="of:=[.A680]/1000/(60*60*24)" office:value-type="time" office:time-value="PT03H00M46.474S" calcext:value-type="time">
            <text:p>03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4" calcext:value-type="float">
            <text:p>584.74</text:p>
          </table:table-cell>
          <table:table-cell office:value-type="float" office:value="1505.49" calcext:value-type="float">
            <text:p>1505.49</text:p>
          </table:table-cell>
          <table:table-cell office:value-type="float" office:value="1801.17" calcext:value-type="float">
            <text:p>1801.17</text:p>
          </table:table-cell>
        </table:table-row>
        <table:table-row table:style-name="ro1">
          <table:table-cell office:value-type="float" office:value="10862475" calcext:value-type="float">
            <text:p>10862475</text:p>
          </table:table-cell>
          <table:table-cell table:formula="of:=[.A681]/1000/(60*60*24)" office:value-type="time" office:time-value="PT03H01M02.475S" calcext:value-type="time">
            <text:p>03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507.71" calcext:value-type="float">
            <text:p>1507.71</text:p>
          </table:table-cell>
          <table:table-cell office:value-type="float" office:value="1803.76" calcext:value-type="float">
            <text:p>1803.76</text:p>
          </table:table-cell>
        </table:table-row>
        <table:table-row table:style-name="ro1">
          <table:table-cell office:value-type="float" office:value="10878474" calcext:value-type="float">
            <text:p>10878474</text:p>
          </table:table-cell>
          <table:table-cell table:formula="of:=[.A682]/1000/(60*60*24)" office:value-type="time" office:time-value="PT03H01M18.474S" calcext:value-type="time">
            <text:p>03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09.93" calcext:value-type="float">
            <text:p>1509.93</text:p>
          </table:table-cell>
          <table:table-cell office:value-type="float" office:value="1806.36" calcext:value-type="float">
            <text:p>1806.36</text:p>
          </table:table-cell>
        </table:table-row>
        <table:table-row table:style-name="ro1">
          <table:table-cell office:value-type="float" office:value="10894474" calcext:value-type="float">
            <text:p>10894474</text:p>
          </table:table-cell>
          <table:table-cell table:formula="of:=[.A683]/1000/(60*60*24)" office:value-type="time" office:time-value="PT03H01M34.474S" calcext:value-type="time">
            <text:p>03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12.15" calcext:value-type="float">
            <text:p>1512.15</text:p>
          </table:table-cell>
          <table:table-cell office:value-type="float" office:value="1808.95" calcext:value-type="float">
            <text:p>1808.95</text:p>
          </table:table-cell>
        </table:table-row>
        <table:table-row table:style-name="ro1">
          <table:table-cell office:value-type="float" office:value="10910474" calcext:value-type="float">
            <text:p>10910474</text:p>
          </table:table-cell>
          <table:table-cell table:formula="of:=[.A684]/1000/(60*60*24)" office:value-type="time" office:time-value="PT03H01M50.474S" calcext:value-type="time">
            <text:p>03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514.37" calcext:value-type="float">
            <text:p>1514.37</text:p>
          </table:table-cell>
          <table:table-cell office:value-type="float" office:value="1811.54" calcext:value-type="float">
            <text:p>1811.54</text:p>
          </table:table-cell>
        </table:table-row>
        <table:table-row table:style-name="ro1">
          <table:table-cell office:value-type="float" office:value="10926474" calcext:value-type="float">
            <text:p>10926474</text:p>
          </table:table-cell>
          <table:table-cell table:formula="of:=[.A685]/1000/(60*60*24)" office:value-type="time" office:time-value="PT03H02M06.474S" calcext:value-type="time">
            <text:p>03:02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16.59" calcext:value-type="float">
            <text:p>1516.59</text:p>
          </table:table-cell>
          <table:table-cell office:value-type="float" office:value="1814.13" calcext:value-type="float">
            <text:p>1814.13</text:p>
          </table:table-cell>
        </table:table-row>
        <table:table-row table:style-name="ro1">
          <table:table-cell office:value-type="float" office:value="10942474" calcext:value-type="float">
            <text:p>10942474</text:p>
          </table:table-cell>
          <table:table-cell table:formula="of:=[.A686]/1000/(60*60*24)" office:value-type="time" office:time-value="PT03H02M22.474S" calcext:value-type="time">
            <text:p>03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518.81" calcext:value-type="float">
            <text:p>1518.81</text:p>
          </table:table-cell>
          <table:table-cell office:value-type="float" office:value="1816.72" calcext:value-type="float">
            <text:p>1816.72</text:p>
          </table:table-cell>
        </table:table-row>
        <table:table-row table:style-name="ro1">
          <table:table-cell office:value-type="float" office:value="10958474" calcext:value-type="float">
            <text:p>10958474</text:p>
          </table:table-cell>
          <table:table-cell table:formula="of:=[.A687]/1000/(60*60*24)" office:value-type="time" office:time-value="PT03H02M38.474S" calcext:value-type="time">
            <text:p>03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521.03" calcext:value-type="float">
            <text:p>1521.03</text:p>
          </table:table-cell>
          <table:table-cell office:value-type="float" office:value="1819.31" calcext:value-type="float">
            <text:p>1819.31</text:p>
          </table:table-cell>
        </table:table-row>
        <table:table-row table:style-name="ro1">
          <table:table-cell office:value-type="float" office:value="10974474" calcext:value-type="float">
            <text:p>10974474</text:p>
          </table:table-cell>
          <table:table-cell table:formula="of:=[.A688]/1000/(60*60*24)" office:value-type="time" office:time-value="PT03H02M54.474S" calcext:value-type="time">
            <text:p>03:02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523.25" calcext:value-type="float">
            <text:p>1523.25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0990474" calcext:value-type="float">
            <text:p>10990474</text:p>
          </table:table-cell>
          <table:table-cell table:formula="of:=[.A689]/1000/(60*60*24)" office:value-type="time" office:time-value="PT03H03M10.474S" calcext:value-type="time">
            <text:p>03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1824.49" calcext:value-type="float">
            <text:p>1824.49</text:p>
          </table:table-cell>
        </table:table-row>
        <table:table-row table:style-name="ro1">
          <table:table-cell office:value-type="float" office:value="11006475" calcext:value-type="float">
            <text:p>11006475</text:p>
          </table:table-cell>
          <table:table-cell table:formula="of:=[.A690]/1000/(60*60*24)" office:value-type="time" office:time-value="PT03H03M26.475S" calcext:value-type="time">
            <text:p>03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27.69" calcext:value-type="float">
            <text:p>1527.69</text:p>
          </table:table-cell>
          <table:table-cell office:value-type="float" office:value="1827.08" calcext:value-type="float">
            <text:p>1827.08</text:p>
          </table:table-cell>
        </table:table-row>
        <table:table-row table:style-name="ro1">
          <table:table-cell office:value-type="float" office:value="11022474" calcext:value-type="float">
            <text:p>11022474</text:p>
          </table:table-cell>
          <table:table-cell table:formula="of:=[.A691]/1000/(60*60*24)" office:value-type="time" office:time-value="PT03H03M42.474S" calcext:value-type="time">
            <text:p>03:03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529.91" calcext:value-type="float">
            <text:p>1529.91</text:p>
          </table:table-cell>
          <table:table-cell office:value-type="float" office:value="1829.67" calcext:value-type="float">
            <text:p>1829.67</text:p>
          </table:table-cell>
        </table:table-row>
        <table:table-row table:style-name="ro1">
          <table:table-cell office:value-type="float" office:value="11038475" calcext:value-type="float">
            <text:p>11038475</text:p>
          </table:table-cell>
          <table:table-cell table:formula="of:=[.A692]/1000/(60*60*24)" office:value-type="time" office:time-value="PT03H03M58.475S" calcext:value-type="time">
            <text:p>03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32.13" calcext:value-type="float">
            <text:p>1532.13</text:p>
          </table:table-cell>
          <table:table-cell office:value-type="float" office:value="1832.26" calcext:value-type="float">
            <text:p>1832.26</text:p>
          </table:table-cell>
        </table:table-row>
        <table:table-row table:style-name="ro1">
          <table:table-cell office:value-type="float" office:value="11054474" calcext:value-type="float">
            <text:p>11054474</text:p>
          </table:table-cell>
          <table:table-cell table:formula="of:=[.A693]/1000/(60*60*24)" office:value-type="time" office:time-value="PT03H04M14.474S" calcext:value-type="time">
            <text:p>03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534.35" calcext:value-type="float">
            <text:p>1534.35</text:p>
          </table:table-cell>
          <table:table-cell office:value-type="float" office:value="1834.85" calcext:value-type="float">
            <text:p>1834.85</text:p>
          </table:table-cell>
        </table:table-row>
        <table:table-row table:style-name="ro1">
          <table:table-cell office:value-type="float" office:value="11070475" calcext:value-type="float">
            <text:p>11070475</text:p>
          </table:table-cell>
          <table:table-cell table:formula="of:=[.A694]/1000/(60*60*24)" office:value-type="time" office:time-value="PT03H04M30.475S" calcext:value-type="time">
            <text:p>03:04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536.57" calcext:value-type="float">
            <text:p>1536.57</text:p>
          </table:table-cell>
          <table:table-cell office:value-type="float" office:value="1837.44" calcext:value-type="float">
            <text:p>1837.44</text:p>
          </table:table-cell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table:formula="of:=[.A695]/1000/(60*60*24)" office:value-type="time" office:time-value="PT03H04M46.474S" calcext:value-type="time">
            <text:p>03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38.79" calcext:value-type="float">
            <text:p>1538.79</text:p>
          </table:table-cell>
          <table:table-cell office:value-type="float" office:value="1840.02" calcext:value-type="float">
            <text:p>1840.02</text:p>
          </table:table-cell>
        </table:table-row>
        <table:table-row table:style-name="ro1">
          <table:table-cell office:value-type="float" office:value="11102475" calcext:value-type="float">
            <text:p>11102475</text:p>
          </table:table-cell>
          <table:table-cell table:formula="of:=[.A696]/1000/(60*60*24)" office:value-type="time" office:time-value="PT03H05M02.475S" calcext:value-type="time">
            <text:p>03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541.01" calcext:value-type="float">
            <text:p>1541.01</text:p>
          </table:table-cell>
          <table:table-cell office:value-type="float" office:value="1842.61" calcext:value-type="float">
            <text:p>1842.61</text:p>
          </table:table-cell>
        </table:table-row>
        <table:table-row table:style-name="ro1">
          <table:table-cell office:value-type="float" office:value="11118474" calcext:value-type="float">
            <text:p>11118474</text:p>
          </table:table-cell>
          <table:table-cell table:formula="of:=[.A697]/1000/(60*60*24)" office:value-type="time" office:time-value="PT03H05M18.474S" calcext:value-type="time">
            <text:p>03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543.23" calcext:value-type="float">
            <text:p>1543.23</text:p>
          </table:table-cell>
          <table:table-cell office:value-type="float" office:value="1845.2" calcext:value-type="float">
            <text:p>1845.2</text:p>
          </table:table-cell>
        </table:table-row>
        <table:table-row table:style-name="ro1">
          <table:table-cell office:value-type="float" office:value="11134474" calcext:value-type="float">
            <text:p>11134474</text:p>
          </table:table-cell>
          <table:table-cell table:formula="of:=[.A698]/1000/(60*60*24)" office:value-type="time" office:time-value="PT03H05M34.474S" calcext:value-type="time">
            <text:p>03:05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545.45" calcext:value-type="float">
            <text:p>1545.45</text:p>
          </table:table-cell>
          <table:table-cell office:value-type="float" office:value="1847.79" calcext:value-type="float">
            <text:p>1847.79</text:p>
          </table:table-cell>
        </table:table-row>
        <table:table-row table:style-name="ro1">
          <table:table-cell office:value-type="float" office:value="11150474" calcext:value-type="float">
            <text:p>11150474</text:p>
          </table:table-cell>
          <table:table-cell table:formula="of:=[.A699]/1000/(60*60*24)" office:value-type="time" office:time-value="PT03H05M50.474S" calcext:value-type="time">
            <text:p>03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547.67" calcext:value-type="float">
            <text:p>1547.67</text:p>
          </table:table-cell>
          <table:table-cell office:value-type="float" office:value="1850.38" calcext:value-type="float">
            <text:p>1850.38</text:p>
          </table:table-cell>
        </table:table-row>
        <table:table-row table:style-name="ro1">
          <table:table-cell office:value-type="float" office:value="11166474" calcext:value-type="float">
            <text:p>11166474</text:p>
          </table:table-cell>
          <table:table-cell table:formula="of:=[.A700]/1000/(60*60*24)" office:value-type="time" office:time-value="PT03H06M06.474S" calcext:value-type="time">
            <text:p>03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549.89" calcext:value-type="float">
            <text:p>1549.89</text:p>
          </table:table-cell>
          <table:table-cell office:value-type="float" office:value="1852.97" calcext:value-type="float">
            <text:p>1852.97</text:p>
          </table:table-cell>
        </table:table-row>
        <table:table-row table:style-name="ro1">
          <table:table-cell office:value-type="float" office:value="11182474" calcext:value-type="float">
            <text:p>11182474</text:p>
          </table:table-cell>
          <table:table-cell table:formula="of:=[.A701]/1000/(60*60*24)" office:value-type="time" office:time-value="PT03H06M22.474S" calcext:value-type="time">
            <text:p>03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552.11" calcext:value-type="float">
            <text:p>1552.11</text:p>
          </table:table-cell>
          <table:table-cell office:value-type="float" office:value="1855.55" calcext:value-type="float">
            <text:p>1855.55</text:p>
          </table:table-cell>
        </table:table-row>
        <table:table-row table:style-name="ro1">
          <table:table-cell office:value-type="float" office:value="11198474" calcext:value-type="float">
            <text:p>11198474</text:p>
          </table:table-cell>
          <table:table-cell table:formula="of:=[.A702]/1000/(60*60*24)" office:value-type="time" office:time-value="PT03H06M38.474S" calcext:value-type="time">
            <text:p>03:06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554.33" calcext:value-type="float">
            <text:p>1554.33</text:p>
          </table:table-cell>
          <table:table-cell office:value-type="float" office:value="1858.14" calcext:value-type="float">
            <text:p>1858.14</text:p>
          </table:table-cell>
        </table:table-row>
        <table:table-row table:style-name="ro1">
          <table:table-cell office:value-type="float" office:value="11214474" calcext:value-type="float">
            <text:p>11214474</text:p>
          </table:table-cell>
          <table:table-cell table:formula="of:=[.A703]/1000/(60*60*24)" office:value-type="time" office:time-value="PT03H06M54.474S" calcext:value-type="time">
            <text:p>03:06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556.55" calcext:value-type="float">
            <text:p>1556.55</text:p>
          </table:table-cell>
          <table:table-cell office:value-type="float" office:value="1860.73" calcext:value-type="float">
            <text:p>1860.73</text:p>
          </table:table-cell>
        </table:table-row>
        <table:table-row table:style-name="ro1">
          <table:table-cell office:value-type="float" office:value="11230474" calcext:value-type="float">
            <text:p>11230474</text:p>
          </table:table-cell>
          <table:table-cell table:formula="of:=[.A704]/1000/(60*60*24)" office:value-type="time" office:time-value="PT03H07M10.474S" calcext:value-type="time">
            <text:p>03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558.77" calcext:value-type="float">
            <text:p>1558.77</text:p>
          </table:table-cell>
          <table:table-cell office:value-type="float" office:value="1863.31" calcext:value-type="float">
            <text:p>1863.31</text:p>
          </table:table-cell>
        </table:table-row>
        <table:table-row table:style-name="ro1">
          <table:table-cell office:value-type="float" office:value="11246475" calcext:value-type="float">
            <text:p>11246475</text:p>
          </table:table-cell>
          <table:table-cell table:formula="of:=[.A705]/1000/(60*60*24)" office:value-type="time" office:time-value="PT03H07M26.475S" calcext:value-type="time">
            <text:p>03:07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560.99" calcext:value-type="float">
            <text:p>1560.99</text:p>
          </table:table-cell>
          <table:table-cell office:value-type="float" office:value="1865.9" calcext:value-type="float">
            <text:p>1865.9</text:p>
          </table:table-cell>
        </table:table-row>
        <table:table-row table:style-name="ro1">
          <table:table-cell office:value-type="float" office:value="11262474" calcext:value-type="float">
            <text:p>11262474</text:p>
          </table:table-cell>
          <table:table-cell table:formula="of:=[.A706]/1000/(60*60*24)" office:value-type="time" office:time-value="PT03H07M42.474S" calcext:value-type="time">
            <text:p>03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563.21" calcext:value-type="float">
            <text:p>1563.21</text:p>
          </table:table-cell>
          <table:table-cell office:value-type="float" office:value="1868.49" calcext:value-type="float">
            <text:p>1868.49</text:p>
          </table:table-cell>
        </table:table-row>
        <table:table-row table:style-name="ro1">
          <table:table-cell office:value-type="float" office:value="11278474" calcext:value-type="float">
            <text:p>11278474</text:p>
          </table:table-cell>
          <table:table-cell table:formula="of:=[.A707]/1000/(60*60*24)" office:value-type="time" office:time-value="PT03H07M58.474S" calcext:value-type="time">
            <text:p>03:07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565.43" calcext:value-type="float">
            <text:p>1565.43</text:p>
          </table:table-cell>
          <table:table-cell office:value-type="float" office:value="1871.07" calcext:value-type="float">
            <text:p>1871.07</text:p>
          </table:table-cell>
        </table:table-row>
        <table:table-row table:style-name="ro1">
          <table:table-cell office:value-type="float" office:value="11294474" calcext:value-type="float">
            <text:p>11294474</text:p>
          </table:table-cell>
          <table:table-cell table:formula="of:=[.A708]/1000/(60*60*24)" office:value-type="time" office:time-value="PT03H08M14.474S" calcext:value-type="time">
            <text:p>03:08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567.65" calcext:value-type="float">
            <text:p>1567.65</text:p>
          </table:table-cell>
          <table:table-cell office:value-type="float" office:value="1873.66" calcext:value-type="float">
            <text:p>1873.66</text:p>
          </table:table-cell>
        </table:table-row>
        <table:table-row table:style-name="ro1">
          <table:table-cell office:value-type="float" office:value="11310475" calcext:value-type="float">
            <text:p>11310475</text:p>
          </table:table-cell>
          <table:table-cell table:formula="of:=[.A709]/1000/(60*60*24)" office:value-type="time" office:time-value="PT03H08M30.475S" calcext:value-type="time">
            <text:p>03:08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1569.87" calcext:value-type="float">
            <text:p>1569.87</text:p>
          </table:table-cell>
          <table:table-cell office:value-type="float" office:value="1876.25" calcext:value-type="float">
            <text:p>1876.25</text:p>
          </table:table-cell>
        </table:table-row>
        <table:table-row table:style-name="ro1">
          <table:table-cell office:value-type="float" office:value="11326474" calcext:value-type="float">
            <text:p>11326474</text:p>
          </table:table-cell>
          <table:table-cell table:formula="of:=[.A710]/1000/(60*60*24)" office:value-type="time" office:time-value="PT03H08M46.474S" calcext:value-type="time">
            <text:p>03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72.09" calcext:value-type="float">
            <text:p>1572.09</text:p>
          </table:table-cell>
          <table:table-cell office:value-type="float" office:value="1878.83" calcext:value-type="float">
            <text:p>1878.83</text:p>
          </table:table-cell>
        </table:table-row>
        <table:table-row table:style-name="ro1">
          <table:table-cell office:value-type="float" office:value="11342475" calcext:value-type="float">
            <text:p>11342475</text:p>
          </table:table-cell>
          <table:table-cell table:formula="of:=[.A711]/1000/(60*60*24)" office:value-type="time" office:time-value="PT03H09M02.475S" calcext:value-type="time">
            <text:p>03:0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574.31" calcext:value-type="float">
            <text:p>1574.31</text:p>
          </table:table-cell>
          <table:table-cell office:value-type="float" office:value="1881.42" calcext:value-type="float">
            <text:p>1881.42</text:p>
          </table:table-cell>
        </table:table-row>
        <table:table-row table:style-name="ro1">
          <table:table-cell office:value-type="float" office:value="11358474" calcext:value-type="float">
            <text:p>11358474</text:p>
          </table:table-cell>
          <table:table-cell table:formula="of:=[.A712]/1000/(60*60*24)" office:value-type="time" office:time-value="PT03H09M18.474S" calcext:value-type="time">
            <text:p>03:09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76.53" calcext:value-type="float">
            <text:p>1576.53</text:p>
          </table:table-cell>
          <table:table-cell office:value-type="float" office:value="1884.01" calcext:value-type="float">
            <text:p>1884.01</text:p>
          </table:table-cell>
        </table:table-row>
        <table:table-row table:style-name="ro1">
          <table:table-cell office:value-type="float" office:value="11374474" calcext:value-type="float">
            <text:p>11374474</text:p>
          </table:table-cell>
          <table:table-cell table:formula="of:=[.A713]/1000/(60*60*24)" office:value-type="time" office:time-value="PT03H09M34.474S" calcext:value-type="time">
            <text:p>03:09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578.75" calcext:value-type="float">
            <text:p>1578.75</text:p>
          </table:table-cell>
          <table:table-cell office:value-type="float" office:value="1886.59" calcext:value-type="float">
            <text:p>1886.59</text:p>
          </table:table-cell>
        </table:table-row>
        <table:table-row table:style-name="ro1">
          <table:table-cell office:value-type="float" office:value="11390475" calcext:value-type="float">
            <text:p>11390475</text:p>
          </table:table-cell>
          <table:table-cell table:formula="of:=[.A714]/1000/(60*60*24)" office:value-type="time" office:time-value="PT03H09M50.475S" calcext:value-type="time">
            <text:p>03:09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580.97" calcext:value-type="float">
            <text:p>1580.97</text:p>
          </table:table-cell>
          <table:table-cell office:value-type="float" office:value="1889.18" calcext:value-type="float">
            <text:p>1889.18</text:p>
          </table:table-cell>
        </table:table-row>
        <table:table-row table:style-name="ro1">
          <table:table-cell office:value-type="float" office:value="11406474" calcext:value-type="float">
            <text:p>11406474</text:p>
          </table:table-cell>
          <table:table-cell table:formula="of:=[.A715]/1000/(60*60*24)" office:value-type="time" office:time-value="PT03H10M06.474S" calcext:value-type="time">
            <text:p>03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583.19" calcext:value-type="float">
            <text:p>1583.19</text:p>
          </table:table-cell>
          <table:table-cell office:value-type="float" office:value="1891.76" calcext:value-type="float">
            <text:p>1891.76</text:p>
          </table:table-cell>
        </table:table-row>
        <table:table-row table:style-name="ro1">
          <table:table-cell office:value-type="float" office:value="11422474" calcext:value-type="float">
            <text:p>11422474</text:p>
          </table:table-cell>
          <table:table-cell table:formula="of:=[.A716]/1000/(60*60*24)" office:value-type="time" office:time-value="PT03H10M22.474S" calcext:value-type="time">
            <text:p>03:10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1585.42" calcext:value-type="float">
            <text:p>1585.42</text:p>
          </table:table-cell>
          <table:table-cell office:value-type="float" office:value="1894.35" calcext:value-type="float">
            <text:p>1894.35</text:p>
          </table:table-cell>
        </table:table-row>
        <table:table-row table:style-name="ro1">
          <table:table-cell office:value-type="float" office:value="11438475" calcext:value-type="float">
            <text:p>11438475</text:p>
          </table:table-cell>
          <table:table-cell table:formula="of:=[.A717]/1000/(60*60*24)" office:value-type="time" office:time-value="PT03H10M38.475S" calcext:value-type="time">
            <text:p>03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587.64" calcext:value-type="float">
            <text:p>1587.64</text:p>
          </table:table-cell>
          <table:table-cell office:value-type="float" office:value="1896.93" calcext:value-type="float">
            <text:p>1896.93</text:p>
          </table:table-cell>
        </table:table-row>
        <table:table-row table:style-name="ro1">
          <table:table-cell office:value-type="float" office:value="11454474" calcext:value-type="float">
            <text:p>11454474</text:p>
          </table:table-cell>
          <table:table-cell table:formula="of:=[.A718]/1000/(60*60*24)" office:value-type="time" office:time-value="PT03H10M54.474S" calcext:value-type="time">
            <text:p>03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589.86" calcext:value-type="float">
            <text:p>1589.86</text:p>
          </table:table-cell>
          <table:table-cell office:value-type="float" office:value="1899.52" calcext:value-type="float">
            <text:p>1899.52</text:p>
          </table:table-cell>
        </table:table-row>
        <table:table-row table:style-name="ro1">
          <table:table-cell office:value-type="float" office:value="11470474" calcext:value-type="float">
            <text:p>11470474</text:p>
          </table:table-cell>
          <table:table-cell table:formula="of:=[.A719]/1000/(60*60*24)" office:value-type="time" office:time-value="PT03H11M10.474S" calcext:value-type="time">
            <text:p>03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92.08" calcext:value-type="float">
            <text:p>1592.08</text:p>
          </table:table-cell>
          <table:table-cell office:value-type="float" office:value="1902.11" calcext:value-type="float">
            <text:p>1902.11</text:p>
          </table:table-cell>
        </table:table-row>
        <table:table-row table:style-name="ro1">
          <table:table-cell office:value-type="float" office:value="11486474" calcext:value-type="float">
            <text:p>11486474</text:p>
          </table:table-cell>
          <table:table-cell table:formula="of:=[.A720]/1000/(60*60*24)" office:value-type="time" office:time-value="PT03H11M26.474S" calcext:value-type="time">
            <text:p>03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1594.3" calcext:value-type="float">
            <text:p>1594.3</text:p>
          </table:table-cell>
          <table:table-cell office:value-type="float" office:value="1904.69" calcext:value-type="float">
            <text:p>1904.69</text:p>
          </table:table-cell>
        </table:table-row>
        <table:table-row table:style-name="ro1">
          <table:table-cell office:value-type="float" office:value="11502474" calcext:value-type="float">
            <text:p>11502474</text:p>
          </table:table-cell>
          <table:table-cell table:formula="of:=[.A721]/1000/(60*60*24)" office:value-type="time" office:time-value="PT03H11M42.474S" calcext:value-type="time">
            <text:p>03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596.52" calcext:value-type="float">
            <text:p>1596.52</text:p>
          </table:table-cell>
          <table:table-cell office:value-type="float" office:value="1907.28" calcext:value-type="float">
            <text:p>1907.28</text:p>
          </table:table-cell>
        </table:table-row>
        <table:table-row table:style-name="ro1">
          <table:table-cell office:value-type="float" office:value="11518474" calcext:value-type="float">
            <text:p>11518474</text:p>
          </table:table-cell>
          <table:table-cell table:formula="of:=[.A722]/1000/(60*60*24)" office:value-type="time" office:time-value="PT03H11M58.474S" calcext:value-type="time">
            <text:p>03:11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1598.74" calcext:value-type="float">
            <text:p>1598.74</text:p>
          </table:table-cell>
          <table:table-cell office:value-type="float" office:value="1909.86" calcext:value-type="float">
            <text:p>1909.86</text:p>
          </table:table-cell>
        </table:table-row>
        <table:table-row table:style-name="ro1">
          <table:table-cell office:value-type="float" office:value="11534474" calcext:value-type="float">
            <text:p>11534474</text:p>
          </table:table-cell>
          <table:table-cell table:formula="of:=[.A723]/1000/(60*60*24)" office:value-type="time" office:time-value="PT03H12M14.474S" calcext:value-type="time">
            <text:p>03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00.96" calcext:value-type="float">
            <text:p>1600.96</text:p>
          </table:table-cell>
          <table:table-cell office:value-type="float" office:value="1912.44" calcext:value-type="float">
            <text:p>1912.44</text:p>
          </table:table-cell>
        </table:table-row>
        <table:table-row table:style-name="ro1">
          <table:table-cell office:value-type="float" office:value="11550474" calcext:value-type="float">
            <text:p>11550474</text:p>
          </table:table-cell>
          <table:table-cell table:formula="of:=[.A724]/1000/(60*60*24)" office:value-type="time" office:time-value="PT03H12M30.474S" calcext:value-type="time">
            <text:p>03:12:30</text:p>
          </table:table-cell>
          <table:table-cell office:value-type="float" office:value="1.17" calcext:value-type="float">
            <text:p>1.17</text:p>
          </table:table-cell>
          <table:table-cell office:value-type="float" office:value="500" calcext:value-type="float">
            <text:p>500</text:p>
          </table:table-cell>
          <table:table-cell office:value-type="float" office:value="582.97" calcext:value-type="float">
            <text:p>582.97</text:p>
          </table:table-cell>
          <table:table-cell office:value-type="float" office:value="1603.18" calcext:value-type="float">
            <text:p>1603.18</text:p>
          </table:table-cell>
          <table:table-cell office:value-type="float" office:value="1915.03" calcext:value-type="float">
            <text:p>1915.03</text:p>
          </table:table-cell>
        </table:table-row>
        <table:table-row table:style-name="ro1">
          <table:table-cell office:value-type="float" office:value="11566474" calcext:value-type="float">
            <text:p>11566474</text:p>
          </table:table-cell>
          <table:table-cell table:formula="of:=[.A725]/1000/(60*60*24)" office:value-type="time" office:time-value="PT03H12M46.474S" calcext:value-type="time">
            <text:p>03:12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605.4" calcext:value-type="float">
            <text:p>1605.4</text:p>
          </table:table-cell>
          <table:table-cell office:value-type="float" office:value="1917.61" calcext:value-type="float">
            <text:p>1917.61</text:p>
          </table:table-cell>
        </table:table-row>
        <table:table-row table:style-name="ro1">
          <table:table-cell office:value-type="float" office:value="11582475" calcext:value-type="float">
            <text:p>11582475</text:p>
          </table:table-cell>
          <table:table-cell table:formula="of:=[.A726]/1000/(60*60*24)" office:value-type="time" office:time-value="PT03H13M02.475S" calcext:value-type="time">
            <text:p>03:13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607.62" calcext:value-type="float">
            <text:p>1607.62</text:p>
          </table:table-cell>
          <table:table-cell office:value-type="float" office:value="1920.19" calcext:value-type="float">
            <text:p>1920.19</text:p>
          </table:table-cell>
        </table:table-row>
        <table:table-row table:style-name="ro1">
          <table:table-cell office:value-type="float" office:value="11598474" calcext:value-type="float">
            <text:p>11598474</text:p>
          </table:table-cell>
          <table:table-cell table:formula="of:=[.A727]/1000/(60*60*24)" office:value-type="time" office:time-value="PT03H13M18.474S" calcext:value-type="time">
            <text:p>03:13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609.84" calcext:value-type="float">
            <text:p>1609.84</text:p>
          </table:table-cell>
          <table:table-cell office:value-type="float" office:value="1922.78" calcext:value-type="float">
            <text:p>1922.78</text:p>
          </table:table-cell>
        </table:table-row>
        <table:table-row table:style-name="ro1">
          <table:table-cell office:value-type="float" office:value="11614475" calcext:value-type="float">
            <text:p>11614475</text:p>
          </table:table-cell>
          <table:table-cell table:formula="of:=[.A728]/1000/(60*60*24)" office:value-type="time" office:time-value="PT03H13M34.475S" calcext:value-type="time">
            <text:p>03:13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612.06" calcext:value-type="float">
            <text:p>1612.06</text:p>
          </table:table-cell>
          <table:table-cell office:value-type="float" office:value="1925.36" calcext:value-type="float">
            <text:p>1925.36</text:p>
          </table:table-cell>
        </table:table-row>
        <table:table-row table:style-name="ro1">
          <table:table-cell office:value-type="float" office:value="11630474" calcext:value-type="float">
            <text:p>11630474</text:p>
          </table:table-cell>
          <table:table-cell table:formula="of:=[.A729]/1000/(60*60*24)" office:value-type="time" office:time-value="PT03H13M50.474S" calcext:value-type="time">
            <text:p>03:13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614.29" calcext:value-type="float">
            <text:p>1614.29</text:p>
          </table:table-cell>
          <table:table-cell office:value-type="float" office:value="1927.94" calcext:value-type="float">
            <text:p>1927.94</text:p>
          </table:table-cell>
        </table:table-row>
        <table:table-row table:style-name="ro1">
          <table:table-cell office:value-type="float" office:value="11646475" calcext:value-type="float">
            <text:p>11646475</text:p>
          </table:table-cell>
          <table:table-cell table:formula="of:=[.A730]/1000/(60*60*24)" office:value-type="time" office:time-value="PT03H14M06.475S" calcext:value-type="time">
            <text:p>03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616.51" calcext:value-type="float">
            <text:p>1616.51</text:p>
          </table:table-cell>
          <table:table-cell office:value-type="float" office:value="1930.53" calcext:value-type="float">
            <text:p>1930.53</text:p>
          </table:table-cell>
        </table:table-row>
        <table:table-row table:style-name="ro1">
          <table:table-cell office:value-type="float" office:value="11662475" calcext:value-type="float">
            <text:p>11662475</text:p>
          </table:table-cell>
          <table:table-cell table:formula="of:=[.A731]/1000/(60*60*24)" office:value-type="time" office:time-value="PT03H14M22.475S" calcext:value-type="time">
            <text:p>03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618.73" calcext:value-type="float">
            <text:p>1618.73</text:p>
          </table:table-cell>
          <table:table-cell office:value-type="float" office:value="1933.11" calcext:value-type="float">
            <text:p>1933.11</text:p>
          </table:table-cell>
        </table:table-row>
        <table:table-row table:style-name="ro1">
          <table:table-cell office:value-type="float" office:value="11678474" calcext:value-type="float">
            <text:p>11678474</text:p>
          </table:table-cell>
          <table:table-cell table:formula="of:=[.A732]/1000/(60*60*24)" office:value-type="time" office:time-value="PT03H14M38.474S" calcext:value-type="time">
            <text:p>03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620.95" calcext:value-type="float">
            <text:p>1620.95</text:p>
          </table:table-cell>
          <table:table-cell office:value-type="float" office:value="1935.69" calcext:value-type="float">
            <text:p>1935.69</text:p>
          </table:table-cell>
        </table:table-row>
        <table:table-row table:style-name="ro1">
          <table:table-cell office:value-type="float" office:value="11694474" calcext:value-type="float">
            <text:p>11694474</text:p>
          </table:table-cell>
          <table:table-cell table:formula="of:=[.A733]/1000/(60*60*24)" office:value-type="time" office:time-value="PT03H14M54.474S" calcext:value-type="time">
            <text:p>03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623.17" calcext:value-type="float">
            <text:p>1623.17</text:p>
          </table:table-cell>
          <table:table-cell office:value-type="float" office:value="1938.27" calcext:value-type="float">
            <text:p>1938.27</text:p>
          </table:table-cell>
        </table:table-row>
        <table:table-row table:style-name="ro1">
          <table:table-cell office:value-type="float" office:value="11710474" calcext:value-type="float">
            <text:p>11710474</text:p>
          </table:table-cell>
          <table:table-cell table:formula="of:=[.A734]/1000/(60*60*24)" office:value-type="time" office:time-value="PT03H15M10.474S" calcext:value-type="time">
            <text:p>03:15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625.39" calcext:value-type="float">
            <text:p>1625.39</text:p>
          </table:table-cell>
          <table:table-cell office:value-type="float" office:value="1940.85" calcext:value-type="float">
            <text:p>1940.85</text:p>
          </table:table-cell>
        </table:table-row>
        <table:table-row table:style-name="ro1">
          <table:table-cell office:value-type="float" office:value="11726474" calcext:value-type="float">
            <text:p>11726474</text:p>
          </table:table-cell>
          <table:table-cell table:formula="of:=[.A735]/1000/(60*60*24)" office:value-type="time" office:time-value="PT03H15M26.474S" calcext:value-type="time">
            <text:p>03:15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1627.61" calcext:value-type="float">
            <text:p>1627.61</text:p>
          </table:table-cell>
          <table:table-cell office:value-type="float" office:value="1943.43" calcext:value-type="float">
            <text:p>1943.43</text:p>
          </table:table-cell>
        </table:table-row>
        <table:table-row table:style-name="ro1">
          <table:table-cell office:value-type="float" office:value="11742474" calcext:value-type="float">
            <text:p>11742474</text:p>
          </table:table-cell>
          <table:table-cell table:formula="of:=[.A736]/1000/(60*60*24)" office:value-type="time" office:time-value="PT03H15M42.474S" calcext:value-type="time">
            <text:p>03:15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1629.83" calcext:value-type="float">
            <text:p>1629.83</text:p>
          </table:table-cell>
          <table:table-cell office:value-type="float" office:value="1946.01" calcext:value-type="float">
            <text:p>1946.01</text:p>
          </table:table-cell>
        </table:table-row>
        <table:table-row table:style-name="ro1">
          <table:table-cell office:value-type="float" office:value="11758474" calcext:value-type="float">
            <text:p>11758474</text:p>
          </table:table-cell>
          <table:table-cell table:formula="of:=[.A737]/1000/(60*60*24)" office:value-type="time" office:time-value="PT03H15M58.474S" calcext:value-type="time">
            <text:p>03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632.05" calcext:value-type="float">
            <text:p>1632.05</text:p>
          </table:table-cell>
          <table:table-cell office:value-type="float" office:value="1948.6" calcext:value-type="float">
            <text:p>1948.6</text:p>
          </table:table-cell>
        </table:table-row>
        <table:table-row table:style-name="ro1">
          <table:table-cell office:value-type="float" office:value="11774474" calcext:value-type="float">
            <text:p>11774474</text:p>
          </table:table-cell>
          <table:table-cell table:formula="of:=[.A738]/1000/(60*60*24)" office:value-type="time" office:time-value="PT03H16M14.474S" calcext:value-type="time">
            <text:p>03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634.27" calcext:value-type="float">
            <text:p>1634.27</text:p>
          </table:table-cell>
          <table:table-cell office:value-type="float" office:value="1951.18" calcext:value-type="float">
            <text:p>1951.18</text:p>
          </table:table-cell>
        </table:table-row>
        <table:table-row table:style-name="ro1">
          <table:table-cell office:value-type="float" office:value="11790474" calcext:value-type="float">
            <text:p>11790474</text:p>
          </table:table-cell>
          <table:table-cell table:formula="of:=[.A739]/1000/(60*60*24)" office:value-type="time" office:time-value="PT03H16M30.474S" calcext:value-type="time">
            <text:p>03:16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636.49" calcext:value-type="float">
            <text:p>1636.49</text:p>
          </table:table-cell>
          <table:table-cell office:value-type="float" office:value="1953.76" calcext:value-type="float">
            <text:p>1953.76</text:p>
          </table:table-cell>
        </table:table-row>
        <table:table-row table:style-name="ro1">
          <table:table-cell office:value-type="float" office:value="11806475" calcext:value-type="float">
            <text:p>11806475</text:p>
          </table:table-cell>
          <table:table-cell table:formula="of:=[.A740]/1000/(60*60*24)" office:value-type="time" office:time-value="PT03H16M46.475S" calcext:value-type="time">
            <text:p>03:16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638.71" calcext:value-type="float">
            <text:p>1638.71</text:p>
          </table:table-cell>
          <table:table-cell office:value-type="float" office:value="1956.34" calcext:value-type="float">
            <text:p>1956.34</text:p>
          </table:table-cell>
        </table:table-row>
        <table:table-row table:style-name="ro1">
          <table:table-cell office:value-type="float" office:value="11822474" calcext:value-type="float">
            <text:p>11822474</text:p>
          </table:table-cell>
          <table:table-cell table:formula="of:=[.A741]/1000/(60*60*24)" office:value-type="time" office:time-value="PT03H17M02.474S" calcext:value-type="time">
            <text:p>03:17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640.93" calcext:value-type="float">
            <text:p>1640.93</text:p>
          </table:table-cell>
          <table:table-cell office:value-type="float" office:value="1958.92" calcext:value-type="float">
            <text:p>1958.92</text:p>
          </table:table-cell>
        </table:table-row>
        <table:table-row table:style-name="ro1">
          <table:table-cell office:value-type="float" office:value="11838474" calcext:value-type="float">
            <text:p>11838474</text:p>
          </table:table-cell>
          <table:table-cell table:formula="of:=[.A742]/1000/(60*60*24)" office:value-type="time" office:time-value="PT03H17M18.474S" calcext:value-type="time">
            <text:p>03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43.15" calcext:value-type="float">
            <text:p>1643.15</text:p>
          </table:table-cell>
          <table:table-cell office:value-type="float" office:value="1961.5" calcext:value-type="float">
            <text:p>1961.5</text:p>
          </table:table-cell>
        </table:table-row>
        <table:table-row table:style-name="ro1">
          <table:table-cell office:value-type="float" office:value="11854474" calcext:value-type="float">
            <text:p>11854474</text:p>
          </table:table-cell>
          <table:table-cell table:formula="of:=[.A743]/1000/(60*60*24)" office:value-type="time" office:time-value="PT03H17M34.474S" calcext:value-type="time">
            <text:p>03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645.37" calcext:value-type="float">
            <text:p>1645.37</text:p>
          </table:table-cell>
          <table:table-cell office:value-type="float" office:value="1964.08" calcext:value-type="float">
            <text:p>1964.08</text:p>
          </table:table-cell>
        </table:table-row>
        <table:table-row table:style-name="ro1">
          <table:table-cell office:value-type="float" office:value="11870474" calcext:value-type="float">
            <text:p>11870474</text:p>
          </table:table-cell>
          <table:table-cell table:formula="of:=[.A744]/1000/(60*60*24)" office:value-type="time" office:time-value="PT03H17M50.474S" calcext:value-type="time">
            <text:p>03:17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647.59" calcext:value-type="float">
            <text:p>1647.59</text:p>
          </table:table-cell>
          <table:table-cell office:value-type="float" office:value="1966.66" calcext:value-type="float">
            <text:p>1966.66</text:p>
          </table:table-cell>
        </table:table-row>
        <table:table-row table:style-name="ro1">
          <table:table-cell office:value-type="float" office:value="11886474" calcext:value-type="float">
            <text:p>11886474</text:p>
          </table:table-cell>
          <table:table-cell table:formula="of:=[.A745]/1000/(60*60*24)" office:value-type="time" office:time-value="PT03H18M06.474S" calcext:value-type="time">
            <text:p>03:18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649.81" calcext:value-type="float">
            <text:p>1649.81</text:p>
          </table:table-cell>
          <table:table-cell office:value-type="float" office:value="1969.24" calcext:value-type="float">
            <text:p>1969.24</text:p>
          </table:table-cell>
        </table:table-row>
        <table:table-row table:style-name="ro1">
          <table:table-cell office:value-type="float" office:value="11902474" calcext:value-type="float">
            <text:p>11902474</text:p>
          </table:table-cell>
          <table:table-cell table:formula="of:=[.A746]/1000/(60*60*24)" office:value-type="time" office:time-value="PT03H18M22.474S" calcext:value-type="time">
            <text:p>03:18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652.03" calcext:value-type="float">
            <text:p>1652.03</text:p>
          </table:table-cell>
          <table:table-cell office:value-type="float" office:value="1971.82" calcext:value-type="float">
            <text:p>1971.82</text:p>
          </table:table-cell>
        </table:table-row>
        <table:table-row table:style-name="ro1">
          <table:table-cell office:value-type="float" office:value="11918474" calcext:value-type="float">
            <text:p>11918474</text:p>
          </table:table-cell>
          <table:table-cell table:formula="of:=[.A747]/1000/(60*60*24)" office:value-type="time" office:time-value="PT03H18M38.474S" calcext:value-type="time">
            <text:p>03:18:38</text:p>
          </table:table-cell>
          <table:table-cell office:value-type="float" office:value="1.16" calcext:value-type="float">
            <text:p>1.16</text:p>
          </table:table-cell>
          <table:table-cell office:value-type="float" office:value="500" calcext:value-type="float">
            <text:p>500</text:p>
          </table:table-cell>
          <table:table-cell office:value-type="float" office:value="580.99" calcext:value-type="float">
            <text:p>580.99</text:p>
          </table:table-cell>
          <table:table-cell office:value-type="float" office:value="1654.25" calcext:value-type="float">
            <text:p>1654.25</text:p>
          </table:table-cell>
          <table:table-cell office:value-type="float" office:value="1974.39" calcext:value-type="float">
            <text:p>1974.39</text:p>
          </table:table-cell>
        </table:table-row>
        <table:table-row table:style-name="ro1">
          <table:table-cell office:value-type="float" office:value="11934475" calcext:value-type="float">
            <text:p>11934475</text:p>
          </table:table-cell>
          <table:table-cell table:formula="of:=[.A748]/1000/(60*60*24)" office:value-type="time" office:time-value="PT03H18M54.475S" calcext:value-type="time">
            <text:p>03:18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656.47" calcext:value-type="float">
            <text:p>1656.47</text:p>
          </table:table-cell>
          <table:table-cell office:value-type="float" office:value="1976.98" calcext:value-type="float">
            <text:p>1976.98</text:p>
          </table:table-cell>
        </table:table-row>
        <table:table-row table:style-name="ro1">
          <table:table-cell office:value-type="float" office:value="11950474" calcext:value-type="float">
            <text:p>11950474</text:p>
          </table:table-cell>
          <table:table-cell table:formula="of:=[.A749]/1000/(60*60*24)" office:value-type="time" office:time-value="PT03H19M10.474S" calcext:value-type="time">
            <text:p>03:19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658.7" calcext:value-type="float">
            <text:p>1658.7</text:p>
          </table:table-cell>
          <table:table-cell office:value-type="float" office:value="1979.55" calcext:value-type="float">
            <text:p>1979.55</text:p>
          </table:table-cell>
        </table:table-row>
        <table:table-row table:style-name="ro1">
          <table:table-cell office:value-type="float" office:value="11966474" calcext:value-type="float">
            <text:p>11966474</text:p>
          </table:table-cell>
          <table:table-cell table:formula="of:=[.A750]/1000/(60*60*24)" office:value-type="time" office:time-value="PT03H19M26.474S" calcext:value-type="time">
            <text:p>03:19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60.92" calcext:value-type="float">
            <text:p>1660.92</text:p>
          </table:table-cell>
          <table:table-cell office:value-type="float" office:value="1982.13" calcext:value-type="float">
            <text:p>1982.13</text:p>
          </table:table-cell>
        </table:table-row>
        <table:table-row table:style-name="ro1">
          <table:table-cell office:value-type="float" office:value="11982474" calcext:value-type="float">
            <text:p>11982474</text:p>
          </table:table-cell>
          <table:table-cell table:formula="of:=[.A751]/1000/(60*60*24)" office:value-type="time" office:time-value="PT03H19M42.474S" calcext:value-type="time">
            <text:p>03:19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63.14" calcext:value-type="float">
            <text:p>1663.14</text:p>
          </table:table-cell>
          <table:table-cell office:value-type="float" office:value="1984.71" calcext:value-type="float">
            <text:p>1984.71</text:p>
          </table:table-cell>
        </table:table-row>
        <table:table-row table:style-name="ro1">
          <table:table-cell office:value-type="float" office:value="11998474" calcext:value-type="float">
            <text:p>11998474</text:p>
          </table:table-cell>
          <table:table-cell table:formula="of:=[.A752]/1000/(60*60*24)" office:value-type="time" office:time-value="PT03H19M58.474S" calcext:value-type="time">
            <text:p>03:19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665.36" calcext:value-type="float">
            <text:p>1665.36</text:p>
          </table:table-cell>
          <table:table-cell office:value-type="float" office:value="1987.29" calcext:value-type="float">
            <text:p>1987.29</text:p>
          </table:table-cell>
        </table:table-row>
        <table:table-row table:style-name="ro1">
          <table:table-cell office:value-type="float" office:value="12014474" calcext:value-type="float">
            <text:p>12014474</text:p>
          </table:table-cell>
          <table:table-cell table:formula="of:=[.A753]/1000/(60*60*24)" office:value-type="time" office:time-value="PT03H20M14.474S" calcext:value-type="time">
            <text:p>03:20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667.58" calcext:value-type="float">
            <text:p>1667.58</text:p>
          </table:table-cell>
          <table:table-cell office:value-type="float" office:value="1989.87" calcext:value-type="float">
            <text:p>1989.87</text:p>
          </table:table-cell>
        </table:table-row>
        <table:table-row table:style-name="ro1">
          <table:table-cell office:value-type="float" office:value="12030475" calcext:value-type="float">
            <text:p>12030475</text:p>
          </table:table-cell>
          <table:table-cell table:formula="of:=[.A754]/1000/(60*60*24)" office:value-type="time" office:time-value="PT03H20M30.475S" calcext:value-type="time">
            <text:p>03:20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669.8" calcext:value-type="float">
            <text:p>1669.8</text:p>
          </table:table-cell>
          <table:table-cell office:value-type="float" office:value="1992.45" calcext:value-type="float">
            <text:p>1992.45</text:p>
          </table:table-cell>
        </table:table-row>
        <table:table-row table:style-name="ro1">
          <table:table-cell office:value-type="float" office:value="12046474" calcext:value-type="float">
            <text:p>12046474</text:p>
          </table:table-cell>
          <table:table-cell table:formula="of:=[.A755]/1000/(60*60*24)" office:value-type="time" office:time-value="PT03H20M46.474S" calcext:value-type="time">
            <text:p>03:20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672.02" calcext:value-type="float">
            <text:p>1672.02</text:p>
          </table:table-cell>
          <table:table-cell office:value-type="float" office:value="1995.03" calcext:value-type="float">
            <text:p>1995.03</text:p>
          </table:table-cell>
        </table:table-row>
        <table:table-row table:style-name="ro1">
          <table:table-cell office:value-type="float" office:value="12062474" calcext:value-type="float">
            <text:p>12062474</text:p>
          </table:table-cell>
          <table:table-cell table:formula="of:=[.A756]/1000/(60*60*24)" office:value-type="time" office:time-value="PT03H21M02.474S" calcext:value-type="time">
            <text:p>03:21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74.24" calcext:value-type="float">
            <text:p>1674.24</text:p>
          </table:table-cell>
          <table:table-cell office:value-type="float" office:value="1997.61" calcext:value-type="float">
            <text:p>1997.61</text:p>
          </table:table-cell>
        </table:table-row>
        <table:table-row table:style-name="ro1">
          <table:table-cell office:value-type="float" office:value="12078475" calcext:value-type="float">
            <text:p>12078475</text:p>
          </table:table-cell>
          <table:table-cell table:formula="of:=[.A757]/1000/(60*60*24)" office:value-type="time" office:time-value="PT03H21M18.475S" calcext:value-type="time">
            <text:p>03:21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676.46" calcext:value-type="float">
            <text:p>1676.46</text:p>
          </table:table-cell>
          <table:table-cell office:value-type="float" office:value="2000.19" calcext:value-type="float">
            <text:p>2000.19</text:p>
          </table:table-cell>
        </table:table-row>
        <table:table-row table:style-name="ro1">
          <table:table-cell office:value-type="float" office:value="12094475" calcext:value-type="float">
            <text:p>12094475</text:p>
          </table:table-cell>
          <table:table-cell table:formula="of:=[.A758]/1000/(60*60*24)" office:value-type="time" office:time-value="PT03H21M34.475S" calcext:value-type="time">
            <text:p>03:21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678.68" calcext:value-type="float">
            <text:p>1678.68</text:p>
          </table:table-cell>
          <table:table-cell office:value-type="float" office:value="2002.76" calcext:value-type="float">
            <text:p>2002.76</text:p>
          </table:table-cell>
        </table:table-row>
        <table:table-row table:style-name="ro1">
          <table:table-cell office:value-type="float" office:value="12110474" calcext:value-type="float">
            <text:p>12110474</text:p>
          </table:table-cell>
          <table:table-cell table:formula="of:=[.A759]/1000/(60*60*24)" office:value-type="time" office:time-value="PT03H21M50.474S" calcext:value-type="time">
            <text:p>03:21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9" calcext:value-type="float">
            <text:p>580.89</text:p>
          </table:table-cell>
          <table:table-cell office:value-type="float" office:value="1680.9" calcext:value-type="float">
            <text:p>1680.9</text:p>
          </table:table-cell>
          <table:table-cell office:value-type="float" office:value="2005.34" calcext:value-type="float">
            <text:p>2005.34</text:p>
          </table:table-cell>
        </table:table-row>
        <table:table-row table:style-name="ro1">
          <table:table-cell office:value-type="float" office:value="12126474" calcext:value-type="float">
            <text:p>12126474</text:p>
          </table:table-cell>
          <table:table-cell table:formula="of:=[.A760]/1000/(60*60*24)" office:value-type="time" office:time-value="PT03H22M06.474S" calcext:value-type="time">
            <text:p>03:22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683.12" calcext:value-type="float">
            <text:p>1683.12</text:p>
          </table:table-cell>
          <table:table-cell office:value-type="float" office:value="2007.92" calcext:value-type="float">
            <text:p>2007.92</text:p>
          </table:table-cell>
        </table:table-row>
        <table:table-row table:style-name="ro1">
          <table:table-cell office:value-type="float" office:value="12142474" calcext:value-type="float">
            <text:p>12142474</text:p>
          </table:table-cell>
          <table:table-cell table:formula="of:=[.A761]/1000/(60*60*24)" office:value-type="time" office:time-value="PT03H22M22.474S" calcext:value-type="time">
            <text:p>03:22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685.34" calcext:value-type="float">
            <text:p>1685.34</text:p>
          </table:table-cell>
          <table:table-cell office:value-type="float" office:value="2010.5" calcext:value-type="float">
            <text:p>2010.5</text:p>
          </table:table-cell>
        </table:table-row>
        <table:table-row table:style-name="ro1">
          <table:table-cell office:value-type="float" office:value="12158474" calcext:value-type="float">
            <text:p>12158474</text:p>
          </table:table-cell>
          <table:table-cell table:formula="of:=[.A762]/1000/(60*60*24)" office:value-type="time" office:time-value="PT03H22M38.474S" calcext:value-type="time">
            <text:p>03:22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687.56" calcext:value-type="float">
            <text:p>1687.56</text:p>
          </table:table-cell>
          <table:table-cell office:value-type="float" office:value="2013.07" calcext:value-type="float">
            <text:p>2013.07</text:p>
          </table:table-cell>
        </table:table-row>
        <table:table-row table:style-name="ro1">
          <table:table-cell office:value-type="float" office:value="12174474" calcext:value-type="float">
            <text:p>12174474</text:p>
          </table:table-cell>
          <table:table-cell table:formula="of:=[.A763]/1000/(60*60*24)" office:value-type="time" office:time-value="PT03H22M54.474S" calcext:value-type="time">
            <text:p>03:22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3" calcext:value-type="float">
            <text:p>580.53</text:p>
          </table:table-cell>
          <table:table-cell office:value-type="float" office:value="1689.78" calcext:value-type="float">
            <text:p>1689.78</text:p>
          </table:table-cell>
          <table:table-cell office:value-type="float" office:value="2015.65" calcext:value-type="float">
            <text:p>2015.65</text:p>
          </table:table-cell>
        </table:table-row>
        <table:table-row table:style-name="ro1">
          <table:table-cell office:value-type="float" office:value="12190474" calcext:value-type="float">
            <text:p>12190474</text:p>
          </table:table-cell>
          <table:table-cell table:formula="of:=[.A764]/1000/(60*60*24)" office:value-type="time" office:time-value="PT03H23M10.474S" calcext:value-type="time">
            <text:p>03:23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692" calcext:value-type="float">
            <text:p>1692</text:p>
          </table:table-cell>
          <table:table-cell office:value-type="float" office:value="2018.23" calcext:value-type="float">
            <text:p>2018.23</text:p>
          </table:table-cell>
        </table:table-row>
        <table:table-row table:style-name="ro1">
          <table:table-cell office:value-type="float" office:value="12206474" calcext:value-type="float">
            <text:p>12206474</text:p>
          </table:table-cell>
          <table:table-cell table:formula="of:=[.A765]/1000/(60*60*24)" office:value-type="time" office:time-value="PT03H23M26.474S" calcext:value-type="time">
            <text:p>03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694.22" calcext:value-type="float">
            <text:p>1694.22</text:p>
          </table:table-cell>
          <table:table-cell office:value-type="float" office:value="2020.8" calcext:value-type="float">
            <text:p>2020.8</text:p>
          </table:table-cell>
        </table:table-row>
        <table:table-row table:style-name="ro1">
          <table:table-cell office:value-type="float" office:value="12222474" calcext:value-type="float">
            <text:p>12222474</text:p>
          </table:table-cell>
          <table:table-cell table:formula="of:=[.A766]/1000/(60*60*24)" office:value-type="time" office:time-value="PT03H23M42.474S" calcext:value-type="time">
            <text:p>03:23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96.44" calcext:value-type="float">
            <text:p>1696.44</text:p>
          </table:table-cell>
          <table:table-cell office:value-type="float" office:value="2023.38" calcext:value-type="float">
            <text:p>2023.38</text:p>
          </table:table-cell>
        </table:table-row>
        <table:table-row table:style-name="ro1">
          <table:table-cell office:value-type="float" office:value="12238474" calcext:value-type="float">
            <text:p>12238474</text:p>
          </table:table-cell>
          <table:table-cell table:formula="of:=[.A767]/1000/(60*60*24)" office:value-type="time" office:time-value="PT03H23M58.474S" calcext:value-type="time">
            <text:p>03:23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1698.66" calcext:value-type="float">
            <text:p>1698.66</text:p>
          </table:table-cell>
          <table:table-cell office:value-type="float" office:value="2025.95" calcext:value-type="float">
            <text:p>2025.95</text:p>
          </table:table-cell>
        </table:table-row>
        <table:table-row table:style-name="ro1">
          <table:table-cell office:value-type="float" office:value="12254474" calcext:value-type="float">
            <text:p>12254474</text:p>
          </table:table-cell>
          <table:table-cell table:formula="of:=[.A768]/1000/(60*60*24)" office:value-type="time" office:time-value="PT03H24M14.474S" calcext:value-type="time">
            <text:p>03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700.88" calcext:value-type="float">
            <text:p>1700.88</text:p>
          </table:table-cell>
          <table:table-cell office:value-type="float" office:value="2028.53" calcext:value-type="float">
            <text:p>2028.53</text:p>
          </table:table-cell>
        </table:table-row>
        <table:table-row table:style-name="ro1">
          <table:table-cell office:value-type="float" office:value="12270474" calcext:value-type="float">
            <text:p>12270474</text:p>
          </table:table-cell>
          <table:table-cell table:formula="of:=[.A769]/1000/(60*60*24)" office:value-type="time" office:time-value="PT03H24M30.474S" calcext:value-type="time">
            <text:p>03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703.1" calcext:value-type="float">
            <text:p>1703.1</text:p>
          </table:table-cell>
          <table:table-cell office:value-type="float" office:value="2031.11" calcext:value-type="float">
            <text:p>2031.11</text:p>
          </table:table-cell>
        </table:table-row>
        <table:table-row table:style-name="ro1">
          <table:table-cell office:value-type="float" office:value="12286474" calcext:value-type="float">
            <text:p>12286474</text:p>
          </table:table-cell>
          <table:table-cell table:formula="of:=[.A770]/1000/(60*60*24)" office:value-type="time" office:time-value="PT03H24M46.474S" calcext:value-type="time">
            <text:p>03:24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1705.32" calcext:value-type="float">
            <text:p>1705.32</text:p>
          </table:table-cell>
          <table:table-cell office:value-type="float" office:value="2033.68" calcext:value-type="float">
            <text:p>2033.68</text:p>
          </table:table-cell>
        </table:table-row>
        <table:table-row table:style-name="ro1">
          <table:table-cell office:value-type="float" office:value="12302474" calcext:value-type="float">
            <text:p>12302474</text:p>
          </table:table-cell>
          <table:table-cell table:formula="of:=[.A771]/1000/(60*60*24)" office:value-type="time" office:time-value="PT03H25M02.474S" calcext:value-type="time">
            <text:p>03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707.54" calcext:value-type="float">
            <text:p>1707.54</text:p>
          </table:table-cell>
          <table:table-cell office:value-type="float" office:value="2036.25" calcext:value-type="float">
            <text:p>2036.25</text:p>
          </table:table-cell>
        </table:table-row>
        <table:table-row table:style-name="ro1">
          <table:table-cell office:value-type="float" office:value="12318474" calcext:value-type="float">
            <text:p>12318474</text:p>
          </table:table-cell>
          <table:table-cell table:formula="of:=[.A772]/1000/(60*60*24)" office:value-type="time" office:time-value="PT03H25M18.474S" calcext:value-type="time">
            <text:p>03:25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1709.76" calcext:value-type="float">
            <text:p>1709.76</text:p>
          </table:table-cell>
          <table:table-cell office:value-type="float" office:value="2038.83" calcext:value-type="float">
            <text:p>2038.83</text:p>
          </table:table-cell>
        </table:table-row>
        <table:table-row table:style-name="ro1">
          <table:table-cell office:value-type="float" office:value="12334475" calcext:value-type="float">
            <text:p>12334475</text:p>
          </table:table-cell>
          <table:table-cell table:formula="of:=[.A773]/1000/(60*60*24)" office:value-type="time" office:time-value="PT03H25M34.475S" calcext:value-type="time">
            <text:p>03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711.99" calcext:value-type="float">
            <text:p>1711.99</text:p>
          </table:table-cell>
          <table:table-cell office:value-type="float" office:value="2041.4" calcext:value-type="float">
            <text:p>2041.4</text:p>
          </table:table-cell>
        </table:table-row>
        <table:table-row table:style-name="ro1">
          <table:table-cell office:value-type="float" office:value="12350474" calcext:value-type="float">
            <text:p>12350474</text:p>
          </table:table-cell>
          <table:table-cell table:formula="of:=[.A774]/1000/(60*60*24)" office:value-type="time" office:time-value="PT03H25M50.474S" calcext:value-type="time">
            <text:p>03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714.2" calcext:value-type="float">
            <text:p>1714.2</text:p>
          </table:table-cell>
          <table:table-cell office:value-type="float" office:value="2043.98" calcext:value-type="float">
            <text:p>2043.98</text:p>
          </table:table-cell>
        </table:table-row>
        <table:table-row table:style-name="ro1">
          <table:table-cell office:value-type="float" office:value="12366474" calcext:value-type="float">
            <text:p>12366474</text:p>
          </table:table-cell>
          <table:table-cell table:formula="of:=[.A775]/1000/(60*60*24)" office:value-type="time" office:time-value="PT03H26M06.474S" calcext:value-type="time">
            <text:p>03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716.42" calcext:value-type="float">
            <text:p>1716.42</text:p>
          </table:table-cell>
          <table:table-cell office:value-type="float" office:value="2046.55" calcext:value-type="float">
            <text:p>2046.55</text:p>
          </table:table-cell>
        </table:table-row>
        <table:table-row table:style-name="ro1">
          <table:table-cell office:value-type="float" office:value="12382475" calcext:value-type="float">
            <text:p>12382475</text:p>
          </table:table-cell>
          <table:table-cell table:formula="of:=[.A776]/1000/(60*60*24)" office:value-type="time" office:time-value="PT03H26M22.475S" calcext:value-type="time">
            <text:p>03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718.65" calcext:value-type="float">
            <text:p>1718.65</text:p>
          </table:table-cell>
          <table:table-cell office:value-type="float" office:value="2049.12" calcext:value-type="float">
            <text:p>2049.12</text:p>
          </table:table-cell>
        </table:table-row>
        <table:table-row table:style-name="ro1">
          <table:table-cell office:value-type="float" office:value="12398474" calcext:value-type="float">
            <text:p>12398474</text:p>
          </table:table-cell>
          <table:table-cell table:formula="of:=[.A777]/1000/(60*60*24)" office:value-type="time" office:time-value="PT03H26M38.474S" calcext:value-type="time">
            <text:p>03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720.86" calcext:value-type="float">
            <text:p>1720.86</text:p>
          </table:table-cell>
          <table:table-cell office:value-type="float" office:value="2051.69" calcext:value-type="float">
            <text:p>2051.69</text:p>
          </table:table-cell>
        </table:table-row>
        <table:table-row table:style-name="ro1">
          <table:table-cell office:value-type="float" office:value="12414475" calcext:value-type="float">
            <text:p>12414475</text:p>
          </table:table-cell>
          <table:table-cell table:formula="of:=[.A778]/1000/(60*60*24)" office:value-type="time" office:time-value="PT03H26M54.475S" calcext:value-type="time">
            <text:p>03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723.09" calcext:value-type="float">
            <text:p>1723.09</text:p>
          </table:table-cell>
          <table:table-cell office:value-type="float" office:value="2054.26" calcext:value-type="float">
            <text:p>2054.26</text:p>
          </table:table-cell>
        </table:table-row>
        <table:table-row table:style-name="ro1">
          <table:table-cell office:value-type="float" office:value="12430474" calcext:value-type="float">
            <text:p>12430474</text:p>
          </table:table-cell>
          <table:table-cell table:formula="of:=[.A779]/1000/(60*60*24)" office:value-type="time" office:time-value="PT03H27M10.474S" calcext:value-type="time">
            <text:p>03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725.31" calcext:value-type="float">
            <text:p>1725.31</text:p>
          </table:table-cell>
          <table:table-cell office:value-type="float" office:value="2056.83" calcext:value-type="float">
            <text:p>2056.83</text:p>
          </table:table-cell>
        </table:table-row>
        <table:table-row table:style-name="ro1">
          <table:table-cell office:value-type="float" office:value="12446474" calcext:value-type="float">
            <text:p>12446474</text:p>
          </table:table-cell>
          <table:table-cell table:formula="of:=[.A780]/1000/(60*60*24)" office:value-type="time" office:time-value="PT03H27M26.474S" calcext:value-type="time">
            <text:p>03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727.53" calcext:value-type="float">
            <text:p>1727.53</text:p>
          </table:table-cell>
          <table:table-cell office:value-type="float" office:value="2059.41" calcext:value-type="float">
            <text:p>2059.41</text:p>
          </table:table-cell>
        </table:table-row>
        <table:table-row table:style-name="ro1">
          <table:table-cell office:value-type="float" office:value="12462474" calcext:value-type="float">
            <text:p>12462474</text:p>
          </table:table-cell>
          <table:table-cell table:formula="of:=[.A781]/1000/(60*60*24)" office:value-type="time" office:time-value="PT03H27M42.474S" calcext:value-type="time">
            <text:p>03:27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729.75" calcext:value-type="float">
            <text:p>1729.75</text:p>
          </table:table-cell>
          <table:table-cell office:value-type="float" office:value="2061.98" calcext:value-type="float">
            <text:p>2061.98</text:p>
          </table:table-cell>
        </table:table-row>
        <table:table-row table:style-name="ro1">
          <table:table-cell office:value-type="float" office:value="12478475" calcext:value-type="float">
            <text:p>12478475</text:p>
          </table:table-cell>
          <table:table-cell table:formula="of:=[.A782]/1000/(60*60*24)" office:value-type="time" office:time-value="PT03H27M58.475S" calcext:value-type="time">
            <text:p>03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731.97" calcext:value-type="float">
            <text:p>1731.97</text:p>
          </table:table-cell>
          <table:table-cell office:value-type="float" office:value="2064.55" calcext:value-type="float">
            <text:p>2064.55</text:p>
          </table:table-cell>
        </table:table-row>
        <table:table-row table:style-name="ro1">
          <table:table-cell office:value-type="float" office:value="12494474" calcext:value-type="float">
            <text:p>12494474</text:p>
          </table:table-cell>
          <table:table-cell table:formula="of:=[.A783]/1000/(60*60*24)" office:value-type="time" office:time-value="PT03H28M14.474S" calcext:value-type="time">
            <text:p>03:28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734.19" calcext:value-type="float">
            <text:p>1734.19</text:p>
          </table:table-cell>
          <table:table-cell office:value-type="float" office:value="2067.12" calcext:value-type="float">
            <text:p>2067.12</text:p>
          </table:table-cell>
        </table:table-row>
        <table:table-row table:style-name="ro1">
          <table:table-cell office:value-type="float" office:value="12510474" calcext:value-type="float">
            <text:p>12510474</text:p>
          </table:table-cell>
          <table:table-cell table:formula="of:=[.A784]/1000/(60*60*24)" office:value-type="time" office:time-value="PT03H28M30.474S" calcext:value-type="time">
            <text:p>03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736.41" calcext:value-type="float">
            <text:p>1736.41</text:p>
          </table:table-cell>
          <table:table-cell office:value-type="float" office:value="2069.69" calcext:value-type="float">
            <text:p>2069.69</text:p>
          </table:table-cell>
        </table:table-row>
        <table:table-row table:style-name="ro1">
          <table:table-cell office:value-type="float" office:value="12526474" calcext:value-type="float">
            <text:p>12526474</text:p>
          </table:table-cell>
          <table:table-cell table:formula="of:=[.A785]/1000/(60*60*24)" office:value-type="time" office:time-value="PT03H28M46.474S" calcext:value-type="time">
            <text:p>03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738.63" calcext:value-type="float">
            <text:p>1738.63</text:p>
          </table:table-cell>
          <table:table-cell office:value-type="float" office:value="2072.26" calcext:value-type="float">
            <text:p>2072.26</text:p>
          </table:table-cell>
        </table:table-row>
        <table:table-row table:style-name="ro1">
          <table:table-cell office:value-type="float" office:value="12542474" calcext:value-type="float">
            <text:p>12542474</text:p>
          </table:table-cell>
          <table:table-cell table:formula="of:=[.A786]/1000/(60*60*24)" office:value-type="time" office:time-value="PT03H29M02.474S" calcext:value-type="time">
            <text:p>03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740.85" calcext:value-type="float">
            <text:p>1740.85</text:p>
          </table:table-cell>
          <table:table-cell office:value-type="float" office:value="2074.84" calcext:value-type="float">
            <text:p>2074.84</text:p>
          </table:table-cell>
        </table:table-row>
        <table:table-row table:style-name="ro1">
          <table:table-cell office:value-type="float" office:value="12558475" calcext:value-type="float">
            <text:p>12558475</text:p>
          </table:table-cell>
          <table:table-cell table:formula="of:=[.A787]/1000/(60*60*24)" office:value-type="time" office:time-value="PT03H29M18.475S" calcext:value-type="time">
            <text:p>03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743.07" calcext:value-type="float">
            <text:p>1743.07</text:p>
          </table:table-cell>
          <table:table-cell office:value-type="float" office:value="2077.41" calcext:value-type="float">
            <text:p>2077.41</text:p>
          </table:table-cell>
        </table:table-row>
        <table:table-row table:style-name="ro1">
          <table:table-cell office:value-type="float" office:value="12574474" calcext:value-type="float">
            <text:p>12574474</text:p>
          </table:table-cell>
          <table:table-cell table:formula="of:=[.A788]/1000/(60*60*24)" office:value-type="time" office:time-value="PT03H29M34.474S" calcext:value-type="time">
            <text:p>03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745.29" calcext:value-type="float">
            <text:p>1745.29</text:p>
          </table:table-cell>
          <table:table-cell office:value-type="float" office:value="2079.98" calcext:value-type="float">
            <text:p>2079.98</text:p>
          </table:table-cell>
        </table:table-row>
        <table:table-row table:style-name="ro1">
          <table:table-cell office:value-type="float" office:value="12590474" calcext:value-type="float">
            <text:p>12590474</text:p>
          </table:table-cell>
          <table:table-cell table:formula="of:=[.A789]/1000/(60*60*24)" office:value-type="time" office:time-value="PT03H29M50.474S" calcext:value-type="time">
            <text:p>03:29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747.51" calcext:value-type="float">
            <text:p>1747.51</text:p>
          </table:table-cell>
          <table:table-cell office:value-type="float" office:value="2082.55" calcext:value-type="float">
            <text:p>2082.55</text:p>
          </table:table-cell>
        </table:table-row>
        <table:table-row table:style-name="ro1">
          <table:table-cell office:value-type="float" office:value="12606474" calcext:value-type="float">
            <text:p>12606474</text:p>
          </table:table-cell>
          <table:table-cell table:formula="of:=[.A790]/1000/(60*60*24)" office:value-type="time" office:time-value="PT03H30M06.474S" calcext:value-type="time">
            <text:p>03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1749.73" calcext:value-type="float">
            <text:p>1749.73</text:p>
          </table:table-cell>
          <table:table-cell office:value-type="float" office:value="2085.12" calcext:value-type="float">
            <text:p>2085.12</text:p>
          </table:table-cell>
        </table:table-row>
        <table:table-row table:style-name="ro1">
          <table:table-cell office:value-type="float" office:value="12622474" calcext:value-type="float">
            <text:p>12622474</text:p>
          </table:table-cell>
          <table:table-cell table:formula="of:=[.A791]/1000/(60*60*24)" office:value-type="time" office:time-value="PT03H30M22.474S" calcext:value-type="time">
            <text:p>03:30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751.95" calcext:value-type="float">
            <text:p>1751.95</text:p>
          </table:table-cell>
          <table:table-cell office:value-type="float" office:value="2087.69" calcext:value-type="float">
            <text:p>2087.69</text:p>
          </table:table-cell>
        </table:table-row>
        <table:table-row table:style-name="ro1">
          <table:table-cell office:value-type="float" office:value="12638475" calcext:value-type="float">
            <text:p>12638475</text:p>
          </table:table-cell>
          <table:table-cell table:formula="of:=[.A792]/1000/(60*60*24)" office:value-type="time" office:time-value="PT03H30M38.475S" calcext:value-type="time">
            <text:p>03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754.17" calcext:value-type="float">
            <text:p>1754.17</text:p>
          </table:table-cell>
          <table:table-cell office:value-type="float" office:value="2090.26" calcext:value-type="float">
            <text:p>2090.26</text:p>
          </table:table-cell>
        </table:table-row>
        <table:table-row table:style-name="ro1">
          <table:table-cell office:value-type="float" office:value="12654475" calcext:value-type="float">
            <text:p>12654475</text:p>
          </table:table-cell>
          <table:table-cell table:formula="of:=[.A793]/1000/(60*60*24)" office:value-type="time" office:time-value="PT03H30M54.475S" calcext:value-type="time">
            <text:p>03:30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756.39" calcext:value-type="float">
            <text:p>1756.39</text:p>
          </table:table-cell>
          <table:table-cell office:value-type="float" office:value="2092.83" calcext:value-type="float">
            <text:p>2092.83</text:p>
          </table:table-cell>
        </table:table-row>
        <table:table-row table:style-name="ro1">
          <table:table-cell office:value-type="float" office:value="12670474" calcext:value-type="float">
            <text:p>12670474</text:p>
          </table:table-cell>
          <table:table-cell table:formula="of:=[.A794]/1000/(60*60*24)" office:value-type="time" office:time-value="PT03H31M10.474S" calcext:value-type="time">
            <text:p>03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758.61" calcext:value-type="float">
            <text:p>1758.61</text:p>
          </table:table-cell>
          <table:table-cell office:value-type="float" office:value="2095.4" calcext:value-type="float">
            <text:p>2095.4</text:p>
          </table:table-cell>
        </table:table-row>
        <table:table-row table:style-name="ro1">
          <table:table-cell office:value-type="float" office:value="12686475" calcext:value-type="float">
            <text:p>12686475</text:p>
          </table:table-cell>
          <table:table-cell table:formula="of:=[.A795]/1000/(60*60*24)" office:value-type="time" office:time-value="PT03H31M26.475S" calcext:value-type="time">
            <text:p>03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760.83" calcext:value-type="float">
            <text:p>1760.83</text:p>
          </table:table-cell>
          <table:table-cell office:value-type="float" office:value="2097.97" calcext:value-type="float">
            <text:p>2097.97</text:p>
          </table:table-cell>
        </table:table-row>
        <table:table-row table:style-name="ro1">
          <table:table-cell office:value-type="float" office:value="12702474" calcext:value-type="float">
            <text:p>12702474</text:p>
          </table:table-cell>
          <table:table-cell table:formula="of:=[.A796]/1000/(60*60*24)" office:value-type="time" office:time-value="PT03H31M42.474S" calcext:value-type="time">
            <text:p>03:31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4" calcext:value-type="float">
            <text:p>576.74</text:p>
          </table:table-cell>
          <table:table-cell office:value-type="float" office:value="1763.05" calcext:value-type="float">
            <text:p>1763.05</text:p>
          </table:table-cell>
          <table:table-cell office:value-type="float" office:value="2100.54" calcext:value-type="float">
            <text:p>2100.54</text:p>
          </table:table-cell>
        </table:table-row>
        <table:table-row table:style-name="ro1">
          <table:table-cell office:value-type="float" office:value="12718474" calcext:value-type="float">
            <text:p>12718474</text:p>
          </table:table-cell>
          <table:table-cell table:formula="of:=[.A797]/1000/(60*60*24)" office:value-type="time" office:time-value="PT03H31M58.474S" calcext:value-type="time">
            <text:p>03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765.27" calcext:value-type="float">
            <text:p>1765.27</text:p>
          </table:table-cell>
          <table:table-cell office:value-type="float" office:value="2103.11" calcext:value-type="float">
            <text:p>2103.11</text:p>
          </table:table-cell>
        </table:table-row>
        <table:table-row table:style-name="ro1">
          <table:table-cell office:value-type="float" office:value="12734475" calcext:value-type="float">
            <text:p>12734475</text:p>
          </table:table-cell>
          <table:table-cell table:formula="of:=[.A798]/1000/(60*60*24)" office:value-type="time" office:time-value="PT03H32M14.475S" calcext:value-type="time">
            <text:p>03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767.49" calcext:value-type="float">
            <text:p>1767.49</text:p>
          </table:table-cell>
          <table:table-cell office:value-type="float" office:value="2105.67" calcext:value-type="float">
            <text:p>2105.67</text:p>
          </table:table-cell>
        </table:table-row>
        <table:table-row table:style-name="ro1">
          <table:table-cell office:value-type="float" office:value="12750474" calcext:value-type="float">
            <text:p>12750474</text:p>
          </table:table-cell>
          <table:table-cell table:formula="of:=[.A799]/1000/(60*60*24)" office:value-type="time" office:time-value="PT03H32M30.474S" calcext:value-type="time">
            <text:p>03:32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769.71" calcext:value-type="float">
            <text:p>1769.71</text:p>
          </table:table-cell>
          <table:table-cell office:value-type="float" office:value="2108.24" calcext:value-type="float">
            <text:p>2108.24</text:p>
          </table:table-cell>
        </table:table-row>
        <table:table-row table:style-name="ro1">
          <table:table-cell office:value-type="float" office:value="12766474" calcext:value-type="float">
            <text:p>12766474</text:p>
          </table:table-cell>
          <table:table-cell table:formula="of:=[.A800]/1000/(60*60*24)" office:value-type="time" office:time-value="PT03H32M46.474S" calcext:value-type="time">
            <text:p>03:32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771.94" calcext:value-type="float">
            <text:p>1771.94</text:p>
          </table:table-cell>
          <table:table-cell office:value-type="float" office:value="2110.81" calcext:value-type="float">
            <text:p>2110.81</text:p>
          </table:table-cell>
        </table:table-row>
        <table:table-row table:style-name="ro1">
          <table:table-cell office:value-type="float" office:value="12782474" calcext:value-type="float">
            <text:p>12782474</text:p>
          </table:table-cell>
          <table:table-cell table:formula="of:=[.A801]/1000/(60*60*24)" office:value-type="time" office:time-value="PT03H33M02.474S" calcext:value-type="time">
            <text:p>03:33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7" calcext:value-type="float">
            <text:p>576.67</text:p>
          </table:table-cell>
          <table:table-cell office:value-type="float" office:value="1774.16" calcext:value-type="float">
            <text:p>1774.16</text:p>
          </table:table-cell>
          <table:table-cell office:value-type="float" office:value="2113.38" calcext:value-type="float">
            <text:p>2113.38</text:p>
          </table:table-cell>
        </table:table-row>
        <table:table-row table:style-name="ro1">
          <table:table-cell office:value-type="float" office:value="12798474" calcext:value-type="float">
            <text:p>12798474</text:p>
          </table:table-cell>
          <table:table-cell table:formula="of:=[.A802]/1000/(60*60*24)" office:value-type="time" office:time-value="PT03H33M18.474S" calcext:value-type="time">
            <text:p>03:33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776.38" calcext:value-type="float">
            <text:p>1776.38</text:p>
          </table:table-cell>
          <table:table-cell office:value-type="float" office:value="2115.94" calcext:value-type="float">
            <text:p>2115.94</text:p>
          </table:table-cell>
        </table:table-row>
        <table:table-row table:style-name="ro1">
          <table:table-cell office:value-type="float" office:value="12814474" calcext:value-type="float">
            <text:p>12814474</text:p>
          </table:table-cell>
          <table:table-cell table:formula="of:=[.A803]/1000/(60*60*24)" office:value-type="time" office:time-value="PT03H33M34.474S" calcext:value-type="time">
            <text:p>03:33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778.6" calcext:value-type="float">
            <text:p>1778.6</text:p>
          </table:table-cell>
          <table:table-cell office:value-type="float" office:value="2118.51" calcext:value-type="float">
            <text:p>2118.51</text:p>
          </table:table-cell>
        </table:table-row>
        <table:table-row table:style-name="ro1">
          <table:table-cell office:value-type="float" office:value="12830474" calcext:value-type="float">
            <text:p>12830474</text:p>
          </table:table-cell>
          <table:table-cell table:formula="of:=[.A804]/1000/(60*60*24)" office:value-type="time" office:time-value="PT03H33M50.474S" calcext:value-type="time">
            <text:p>03:33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780.82" calcext:value-type="float">
            <text:p>1780.82</text:p>
          </table:table-cell>
          <table:table-cell office:value-type="float" office:value="2121.07" calcext:value-type="float">
            <text:p>2121.07</text:p>
          </table:table-cell>
        </table:table-row>
        <table:table-row table:style-name="ro1">
          <table:table-cell office:value-type="float" office:value="12846474" calcext:value-type="float">
            <text:p>12846474</text:p>
          </table:table-cell>
          <table:table-cell table:formula="of:=[.A805]/1000/(60*60*24)" office:value-type="time" office:time-value="PT03H34M06.474S" calcext:value-type="time">
            <text:p>03:34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783.04" calcext:value-type="float">
            <text:p>1783.04</text:p>
          </table:table-cell>
          <table:table-cell office:value-type="float" office:value="2123.64" calcext:value-type="float">
            <text:p>2123.64</text:p>
          </table:table-cell>
        </table:table-row>
        <table:table-row table:style-name="ro1">
          <table:table-cell office:value-type="float" office:value="12862474" calcext:value-type="float">
            <text:p>12862474</text:p>
          </table:table-cell>
          <table:table-cell table:formula="of:=[.A806]/1000/(60*60*24)" office:value-type="time" office:time-value="PT03H34M22.474S" calcext:value-type="time">
            <text:p>03:34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5" calcext:value-type="float">
            <text:p>576.75</text:p>
          </table:table-cell>
          <table:table-cell office:value-type="float" office:value="1785.26" calcext:value-type="float">
            <text:p>1785.26</text:p>
          </table:table-cell>
          <table:table-cell office:value-type="float" office:value="2126.2" calcext:value-type="float">
            <text:p>2126.2</text:p>
          </table:table-cell>
        </table:table-row>
        <table:table-row table:style-name="ro1">
          <table:table-cell office:value-type="float" office:value="12878475" calcext:value-type="float">
            <text:p>12878475</text:p>
          </table:table-cell>
          <table:table-cell table:formula="of:=[.A807]/1000/(60*60*24)" office:value-type="time" office:time-value="PT03H34M38.475S" calcext:value-type="time">
            <text:p>03:34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787.48" calcext:value-type="float">
            <text:p>1787.48</text:p>
          </table:table-cell>
          <table:table-cell office:value-type="float" office:value="2128.77" calcext:value-type="float">
            <text:p>2128.77</text:p>
          </table:table-cell>
        </table:table-row>
        <table:table-row table:style-name="ro1">
          <table:table-cell office:value-type="float" office:value="12894474" calcext:value-type="float">
            <text:p>12894474</text:p>
          </table:table-cell>
          <table:table-cell table:formula="of:=[.A808]/1000/(60*60*24)" office:value-type="time" office:time-value="PT03H34M54.474S" calcext:value-type="time">
            <text:p>03:34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789.7" calcext:value-type="float">
            <text:p>1789.7</text:p>
          </table:table-cell>
          <table:table-cell office:value-type="float" office:value="2131.33" calcext:value-type="float">
            <text:p>2131.33</text:p>
          </table:table-cell>
        </table:table-row>
        <table:table-row table:style-name="ro1">
          <table:table-cell office:value-type="float" office:value="12910475" calcext:value-type="float">
            <text:p>12910475</text:p>
          </table:table-cell>
          <table:table-cell table:formula="of:=[.A809]/1000/(60*60*24)" office:value-type="time" office:time-value="PT03H35M10.475S" calcext:value-type="time">
            <text:p>03:35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6" calcext:value-type="float">
            <text:p>576.76</text:p>
          </table:table-cell>
          <table:table-cell office:value-type="float" office:value="1791.92" calcext:value-type="float">
            <text:p>1791.92</text:p>
          </table:table-cell>
          <table:table-cell office:value-type="float" office:value="2133.89" calcext:value-type="float">
            <text:p>2133.89</text:p>
          </table:table-cell>
        </table:table-row>
        <table:table-row table:style-name="ro1">
          <table:table-cell office:value-type="float" office:value="12926474" calcext:value-type="float">
            <text:p>12926474</text:p>
          </table:table-cell>
          <table:table-cell table:formula="of:=[.A810]/1000/(60*60*24)" office:value-type="time" office:time-value="PT03H35M26.474S" calcext:value-type="time">
            <text:p>03:35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6.75" calcext:value-type="float">
            <text:p>576.75</text:p>
          </table:table-cell>
          <table:table-cell office:value-type="float" office:value="1794.14" calcext:value-type="float">
            <text:p>1794.14</text:p>
          </table:table-cell>
          <table:table-cell office:value-type="float" office:value="2136.45" calcext:value-type="float">
            <text:p>2136.45</text:p>
          </table:table-cell>
        </table:table-row>
        <table:table-row table:style-name="ro1">
          <table:table-cell office:value-type="float" office:value="12942474" calcext:value-type="float">
            <text:p>12942474</text:p>
          </table:table-cell>
          <table:table-cell table:formula="of:=[.A811]/1000/(60*60*24)" office:value-type="time" office:time-value="PT03H35M42.474S" calcext:value-type="time">
            <text:p>03:35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7" calcext:value-type="float">
            <text:p>576.67</text:p>
          </table:table-cell>
          <table:table-cell office:value-type="float" office:value="1796.36" calcext:value-type="float">
            <text:p>1796.36</text:p>
          </table:table-cell>
          <table:table-cell office:value-type="float" office:value="2139.02" calcext:value-type="float">
            <text:p>2139.02</text:p>
          </table:table-cell>
        </table:table-row>
        <table:table-row table:style-name="ro1">
          <table:table-cell office:value-type="float" office:value="12958474" calcext:value-type="float">
            <text:p>12958474</text:p>
          </table:table-cell>
          <table:table-cell table:formula="of:=[.A812]/1000/(60*60*24)" office:value-type="time" office:time-value="PT03H35M58.474S" calcext:value-type="time">
            <text:p>03:35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7" calcext:value-type="float">
            <text:p>576.67</text:p>
          </table:table-cell>
          <table:table-cell office:value-type="float" office:value="1798.58" calcext:value-type="float">
            <text:p>1798.58</text:p>
          </table:table-cell>
          <table:table-cell office:value-type="float" office:value="2141.58" calcext:value-type="float">
            <text:p>2141.58</text:p>
          </table:table-cell>
        </table:table-row>
        <table:table-row table:style-name="ro1">
          <table:table-cell office:value-type="float" office:value="12974475" calcext:value-type="float">
            <text:p>12974475</text:p>
          </table:table-cell>
          <table:table-cell table:formula="of:=[.A813]/1000/(60*60*24)" office:value-type="time" office:time-value="PT03H36M14.475S" calcext:value-type="time">
            <text:p>03:36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800.8" calcext:value-type="float">
            <text:p>1800.8</text:p>
          </table:table-cell>
          <table:table-cell office:value-type="float" office:value="2144.14" calcext:value-type="float">
            <text:p>2144.14</text:p>
          </table:table-cell>
        </table:table-row>
        <table:table-row table:style-name="ro1">
          <table:table-cell office:value-type="float" office:value="12990475" calcext:value-type="float">
            <text:p>12990475</text:p>
          </table:table-cell>
          <table:table-cell table:formula="of:=[.A814]/1000/(60*60*24)" office:value-type="time" office:time-value="PT03H36M30.475S" calcext:value-type="time">
            <text:p>03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803.02" calcext:value-type="float">
            <text:p>1803.02</text:p>
          </table:table-cell>
          <table:table-cell office:value-type="float" office:value="2146.7" calcext:value-type="float">
            <text:p>2146.7</text:p>
          </table:table-cell>
        </table:table-row>
        <table:table-row table:style-name="ro1">
          <table:table-cell office:value-type="float" office:value="13006474" calcext:value-type="float">
            <text:p>13006474</text:p>
          </table:table-cell>
          <table:table-cell table:formula="of:=[.A815]/1000/(60*60*24)" office:value-type="time" office:time-value="PT03H36M46.474S" calcext:value-type="time">
            <text:p>03:36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805.24" calcext:value-type="float">
            <text:p>1805.24</text:p>
          </table:table-cell>
          <table:table-cell office:value-type="float" office:value="2149.26" calcext:value-type="float">
            <text:p>2149.26</text:p>
          </table:table-cell>
        </table:table-row>
        <table:table-row table:style-name="ro1">
          <table:table-cell office:value-type="float" office:value="13022474" calcext:value-type="float">
            <text:p>13022474</text:p>
          </table:table-cell>
          <table:table-cell table:formula="of:=[.A816]/1000/(60*60*24)" office:value-type="time" office:time-value="PT03H37M02.474S" calcext:value-type="time">
            <text:p>03:37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807.46" calcext:value-type="float">
            <text:p>1807.46</text:p>
          </table:table-cell>
          <table:table-cell office:value-type="float" office:value="2151.82" calcext:value-type="float">
            <text:p>2151.82</text:p>
          </table:table-cell>
        </table:table-row>
        <table:table-row table:style-name="ro1">
          <table:table-cell office:value-type="float" office:value="13038474" calcext:value-type="float">
            <text:p>13038474</text:p>
          </table:table-cell>
          <table:table-cell table:formula="of:=[.A817]/1000/(60*60*24)" office:value-type="time" office:time-value="PT03H37M18.474S" calcext:value-type="time">
            <text:p>03:37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809.68" calcext:value-type="float">
            <text:p>1809.68</text:p>
          </table:table-cell>
          <table:table-cell office:value-type="float" office:value="2154.37" calcext:value-type="float">
            <text:p>2154.37</text:p>
          </table:table-cell>
        </table:table-row>
        <table:table-row table:style-name="ro1">
          <table:table-cell office:value-type="float" office:value="13054474" calcext:value-type="float">
            <text:p>13054474</text:p>
          </table:table-cell>
          <table:table-cell table:formula="of:=[.A818]/1000/(60*60*24)" office:value-type="time" office:time-value="PT03H37M34.474S" calcext:value-type="time">
            <text:p>03:37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2" calcext:value-type="float">
            <text:p>576.2</text:p>
          </table:table-cell>
          <table:table-cell office:value-type="float" office:value="1811.9" calcext:value-type="float">
            <text:p>1811.9</text:p>
          </table:table-cell>
          <table:table-cell office:value-type="float" office:value="2156.93" calcext:value-type="float">
            <text:p>2156.93</text:p>
          </table:table-cell>
        </table:table-row>
        <table:table-row table:style-name="ro1">
          <table:table-cell office:value-type="float" office:value="13070474" calcext:value-type="float">
            <text:p>13070474</text:p>
          </table:table-cell>
          <table:table-cell table:formula="of:=[.A819]/1000/(60*60*24)" office:value-type="time" office:time-value="PT03H37M50.474S" calcext:value-type="time">
            <text:p>03:37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7" calcext:value-type="float">
            <text:p>576.67</text:p>
          </table:table-cell>
          <table:table-cell office:value-type="float" office:value="1814.12" calcext:value-type="float">
            <text:p>1814.12</text:p>
          </table:table-cell>
          <table:table-cell office:value-type="float" office:value="2159.49" calcext:value-type="float">
            <text:p>2159.49</text:p>
          </table:table-cell>
        </table:table-row>
        <table:table-row table:style-name="ro1">
          <table:table-cell office:value-type="float" office:value="13086474" calcext:value-type="float">
            <text:p>13086474</text:p>
          </table:table-cell>
          <table:table-cell table:formula="of:=[.A820]/1000/(60*60*24)" office:value-type="time" office:time-value="PT03H38M06.474S" calcext:value-type="time">
            <text:p>03:38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816.35" calcext:value-type="float">
            <text:p>1816.35</text:p>
          </table:table-cell>
          <table:table-cell office:value-type="float" office:value="2162.05" calcext:value-type="float">
            <text:p>2162.05</text:p>
          </table:table-cell>
        </table:table-row>
        <table:table-row table:style-name="ro1">
          <table:table-cell office:value-type="float" office:value="13102475" calcext:value-type="float">
            <text:p>13102475</text:p>
          </table:table-cell>
          <table:table-cell table:formula="of:=[.A821]/1000/(60*60*24)" office:value-type="time" office:time-value="PT03H38M22.475S" calcext:value-type="time">
            <text:p>03:38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7" calcext:value-type="float">
            <text:p>574.67</text:p>
          </table:table-cell>
          <table:table-cell office:value-type="float" office:value="1818.57" calcext:value-type="float">
            <text:p>1818.57</text:p>
          </table:table-cell>
          <table:table-cell office:value-type="float" office:value="2164.6" calcext:value-type="float">
            <text:p>2164.6</text:p>
          </table:table-cell>
        </table:table-row>
        <table:table-row table:style-name="ro1">
          <table:table-cell office:value-type="float" office:value="13118474" calcext:value-type="float">
            <text:p>13118474</text:p>
          </table:table-cell>
          <table:table-cell table:formula="of:=[.A822]/1000/(60*60*24)" office:value-type="time" office:time-value="PT03H38M38.474S" calcext:value-type="time">
            <text:p>03:38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6.89" calcext:value-type="float">
            <text:p>576.89</text:p>
          </table:table-cell>
          <table:table-cell office:value-type="float" office:value="1820.79" calcext:value-type="float">
            <text:p>1820.79</text:p>
          </table:table-cell>
          <table:table-cell office:value-type="float" office:value="2167.16" calcext:value-type="float">
            <text:p>2167.16</text:p>
          </table:table-cell>
        </table:table-row>
        <table:table-row table:style-name="ro1">
          <table:table-cell office:value-type="float" office:value="13134474" calcext:value-type="float">
            <text:p>13134474</text:p>
          </table:table-cell>
          <table:table-cell table:formula="of:=[.A823]/1000/(60*60*24)" office:value-type="time" office:time-value="PT03H38M54.474S" calcext:value-type="time">
            <text:p>03:38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823.01" calcext:value-type="float">
            <text:p>1823.01</text:p>
          </table:table-cell>
          <table:table-cell office:value-type="float" office:value="2169.72" calcext:value-type="float">
            <text:p>2169.72</text:p>
          </table:table-cell>
        </table:table-row>
        <table:table-row table:style-name="ro1">
          <table:table-cell office:value-type="float" office:value="13150474" calcext:value-type="float">
            <text:p>13150474</text:p>
          </table:table-cell>
          <table:table-cell table:formula="of:=[.A824]/1000/(60*60*24)" office:value-type="time" office:time-value="PT03H39M10.474S" calcext:value-type="time">
            <text:p>03:39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825.23" calcext:value-type="float">
            <text:p>1825.23</text:p>
          </table:table-cell>
          <table:table-cell office:value-type="float" office:value="2172.27" calcext:value-type="float">
            <text:p>2172.27</text:p>
          </table:table-cell>
        </table:table-row>
        <table:table-row table:style-name="ro1">
          <table:table-cell office:value-type="float" office:value="13166474" calcext:value-type="float">
            <text:p>13166474</text:p>
          </table:table-cell>
          <table:table-cell table:formula="of:=[.A825]/1000/(60*60*24)" office:value-type="time" office:time-value="PT03H39M26.474S" calcext:value-type="time">
            <text:p>03:39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7" calcext:value-type="float">
            <text:p>574.67</text:p>
          </table:table-cell>
          <table:table-cell office:value-type="float" office:value="1827.45" calcext:value-type="float">
            <text:p>1827.45</text:p>
          </table:table-cell>
          <table:table-cell office:value-type="float" office:value="2174.83" calcext:value-type="float">
            <text:p>2174.83</text:p>
          </table:table-cell>
        </table:table-row>
        <table:table-row table:style-name="ro1">
          <table:table-cell office:value-type="float" office:value="13182474" calcext:value-type="float">
            <text:p>13182474</text:p>
          </table:table-cell>
          <table:table-cell table:formula="of:=[.A826]/1000/(60*60*24)" office:value-type="time" office:time-value="PT03H39M42.474S" calcext:value-type="time">
            <text:p>03:39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829.67" calcext:value-type="float">
            <text:p>1829.67</text:p>
          </table:table-cell>
          <table:table-cell office:value-type="float" office:value="2177.38" calcext:value-type="float">
            <text:p>2177.38</text:p>
          </table:table-cell>
        </table:table-row>
        <table:table-row table:style-name="ro1">
          <table:table-cell office:value-type="float" office:value="13198474" calcext:value-type="float">
            <text:p>13198474</text:p>
          </table:table-cell>
          <table:table-cell table:formula="of:=[.A827]/1000/(60*60*24)" office:value-type="time" office:time-value="PT03H39M58.474S" calcext:value-type="time">
            <text:p>03:39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5" calcext:value-type="float">
            <text:p>574.75</text:p>
          </table:table-cell>
          <table:table-cell office:value-type="float" office:value="1831.89" calcext:value-type="float">
            <text:p>1831.89</text:p>
          </table:table-cell>
          <table:table-cell office:value-type="float" office:value="2179.93" calcext:value-type="float">
            <text:p>2179.93</text:p>
          </table:table-cell>
        </table:table-row>
        <table:table-row table:style-name="ro1">
          <table:table-cell office:value-type="float" office:value="13214474" calcext:value-type="float">
            <text:p>13214474</text:p>
          </table:table-cell>
          <table:table-cell table:formula="of:=[.A828]/1000/(60*60*24)" office:value-type="time" office:time-value="PT03H40M14.474S" calcext:value-type="time">
            <text:p>03:40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834.11" calcext:value-type="float">
            <text:p>1834.11</text:p>
          </table:table-cell>
          <table:table-cell office:value-type="float" office:value="2182.49" calcext:value-type="float">
            <text:p>2182.49</text:p>
          </table:table-cell>
        </table:table-row>
        <table:table-row table:style-name="ro1">
          <table:table-cell office:value-type="float" office:value="13230474" calcext:value-type="float">
            <text:p>13230474</text:p>
          </table:table-cell>
          <table:table-cell table:formula="of:=[.A829]/1000/(60*60*24)" office:value-type="time" office:time-value="PT03H40M30.474S" calcext:value-type="time">
            <text:p>03:40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836.33" calcext:value-type="float">
            <text:p>1836.33</text:p>
          </table:table-cell>
          <table:table-cell office:value-type="float" office:value="2185.04" calcext:value-type="float">
            <text:p>2185.04</text:p>
          </table:table-cell>
        </table:table-row>
        <table:table-row table:style-name="ro1">
          <table:table-cell office:value-type="float" office:value="13246475" calcext:value-type="float">
            <text:p>13246475</text:p>
          </table:table-cell>
          <table:table-cell table:formula="of:=[.A830]/1000/(60*60*24)" office:value-type="time" office:time-value="PT03H40M46.475S" calcext:value-type="time">
            <text:p>03:40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838.55" calcext:value-type="float">
            <text:p>1838.55</text:p>
          </table:table-cell>
          <table:table-cell office:value-type="float" office:value="2187.59" calcext:value-type="float">
            <text:p>2187.59</text:p>
          </table:table-cell>
        </table:table-row>
        <table:table-row table:style-name="ro1">
          <table:table-cell office:value-type="float" office:value="13262474" calcext:value-type="float">
            <text:p>13262474</text:p>
          </table:table-cell>
          <table:table-cell table:formula="of:=[.A831]/1000/(60*60*24)" office:value-type="time" office:time-value="PT03H41M02.474S" calcext:value-type="time">
            <text:p>03:41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840.77" calcext:value-type="float">
            <text:p>1840.77</text:p>
          </table:table-cell>
          <table:table-cell office:value-type="float" office:value="2190.15" calcext:value-type="float">
            <text:p>2190.15</text:p>
          </table:table-cell>
        </table:table-row>
        <table:table-row table:style-name="ro1">
          <table:table-cell office:value-type="float" office:value="13278475" calcext:value-type="float">
            <text:p>13278475</text:p>
          </table:table-cell>
          <table:table-cell table:formula="of:=[.A832]/1000/(60*60*24)" office:value-type="time" office:time-value="PT03H41M18.475S" calcext:value-type="time">
            <text:p>03:41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842.99" calcext:value-type="float">
            <text:p>1842.99</text:p>
          </table:table-cell>
          <table:table-cell office:value-type="float" office:value="2192.7" calcext:value-type="float">
            <text:p>2192.7</text:p>
          </table:table-cell>
        </table:table-row>
        <table:table-row table:style-name="ro1">
          <table:table-cell office:value-type="float" office:value="13294474" calcext:value-type="float">
            <text:p>13294474</text:p>
          </table:table-cell>
          <table:table-cell table:formula="of:=[.A833]/1000/(60*60*24)" office:value-type="time" office:time-value="PT03H41M34.474S" calcext:value-type="time">
            <text:p>03:41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845.21" calcext:value-type="float">
            <text:p>1845.21</text:p>
          </table:table-cell>
          <table:table-cell office:value-type="float" office:value="2195.25" calcext:value-type="float">
            <text:p>2195.25</text:p>
          </table:table-cell>
        </table:table-row>
        <table:table-row table:style-name="ro1">
          <table:table-cell office:value-type="float" office:value="13310474" calcext:value-type="float">
            <text:p>13310474</text:p>
          </table:table-cell>
          <table:table-cell table:formula="of:=[.A834]/1000/(60*60*24)" office:value-type="time" office:time-value="PT03H41M50.474S" calcext:value-type="time">
            <text:p>03:41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3" calcext:value-type="float">
            <text:p>574.73</text:p>
          </table:table-cell>
          <table:table-cell office:value-type="float" office:value="1847.43" calcext:value-type="float">
            <text:p>1847.43</text:p>
          </table:table-cell>
          <table:table-cell office:value-type="float" office:value="2197.8" calcext:value-type="float">
            <text:p>2197.8</text:p>
          </table:table-cell>
        </table:table-row>
        <table:table-row table:style-name="ro1">
          <table:table-cell office:value-type="float" office:value="13326474" calcext:value-type="float">
            <text:p>13326474</text:p>
          </table:table-cell>
          <table:table-cell table:formula="of:=[.A835]/1000/(60*60*24)" office:value-type="time" office:time-value="PT03H42M06.474S" calcext:value-type="time">
            <text:p>03:42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849.65" calcext:value-type="float">
            <text:p>1849.65</text:p>
          </table:table-cell>
          <table:table-cell office:value-type="float" office:value="2200.36" calcext:value-type="float">
            <text:p>2200.36</text:p>
          </table:table-cell>
        </table:table-row>
        <table:table-row table:style-name="ro1">
          <table:table-cell office:value-type="float" office:value="13342474" calcext:value-type="float">
            <text:p>13342474</text:p>
          </table:table-cell>
          <table:table-cell table:formula="of:=[.A836]/1000/(60*60*24)" office:value-type="time" office:time-value="PT03H42M22.474S" calcext:value-type="time">
            <text:p>03:42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851.87" calcext:value-type="float">
            <text:p>1851.87</text:p>
          </table:table-cell>
          <table:table-cell office:value-type="float" office:value="2202.91" calcext:value-type="float">
            <text:p>2202.91</text:p>
          </table:table-cell>
        </table:table-row>
        <table:table-row table:style-name="ro1">
          <table:table-cell office:value-type="float" office:value="13358474" calcext:value-type="float">
            <text:p>13358474</text:p>
          </table:table-cell>
          <table:table-cell table:formula="of:=[.A837]/1000/(60*60*24)" office:value-type="time" office:time-value="PT03H42M38.474S" calcext:value-type="time">
            <text:p>03:42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854.09" calcext:value-type="float">
            <text:p>1854.09</text:p>
          </table:table-cell>
          <table:table-cell office:value-type="float" office:value="2205.46" calcext:value-type="float">
            <text:p>2205.46</text:p>
          </table:table-cell>
        </table:table-row>
        <table:table-row table:style-name="ro1">
          <table:table-cell office:value-type="float" office:value="13374474" calcext:value-type="float">
            <text:p>13374474</text:p>
          </table:table-cell>
          <table:table-cell table:formula="of:=[.A838]/1000/(60*60*24)" office:value-type="time" office:time-value="PT03H42M54.474S" calcext:value-type="time">
            <text:p>03:42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856.31" calcext:value-type="float">
            <text:p>1856.31</text:p>
          </table:table-cell>
          <table:table-cell office:value-type="float" office:value="2208.01" calcext:value-type="float">
            <text:p>2208.01</text:p>
          </table:table-cell>
        </table:table-row>
        <table:table-row table:style-name="ro1">
          <table:table-cell office:value-type="float" office:value="13390474" calcext:value-type="float">
            <text:p>13390474</text:p>
          </table:table-cell>
          <table:table-cell table:formula="of:=[.A839]/1000/(60*60*24)" office:value-type="time" office:time-value="PT03H43M10.474S" calcext:value-type="time">
            <text:p>03:43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858.53" calcext:value-type="float">
            <text:p>1858.53</text:p>
          </table:table-cell>
          <table:table-cell office:value-type="float" office:value="2210.56" calcext:value-type="float">
            <text:p>2210.56</text:p>
          </table:table-cell>
        </table:table-row>
        <table:table-row table:style-name="ro1">
          <table:table-cell office:value-type="float" office:value="13406474" calcext:value-type="float">
            <text:p>13406474</text:p>
          </table:table-cell>
          <table:table-cell table:formula="of:=[.A840]/1000/(60*60*24)" office:value-type="time" office:time-value="PT03H43M26.474S" calcext:value-type="time">
            <text:p>03:43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860.75" calcext:value-type="float">
            <text:p>1860.75</text:p>
          </table:table-cell>
          <table:table-cell office:value-type="float" office:value="2213.11" calcext:value-type="float">
            <text:p>2213.11</text:p>
          </table:table-cell>
        </table:table-row>
        <table:table-row table:style-name="ro1">
          <table:table-cell office:value-type="float" office:value="13422475" calcext:value-type="float">
            <text:p>13422475</text:p>
          </table:table-cell>
          <table:table-cell table:formula="of:=[.A841]/1000/(60*60*24)" office:value-type="time" office:time-value="PT03H43M42.475S" calcext:value-type="time">
            <text:p>03:43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862.97" calcext:value-type="float">
            <text:p>1862.97</text:p>
          </table:table-cell>
          <table:table-cell office:value-type="float" office:value="2215.66" calcext:value-type="float">
            <text:p>2215.66</text:p>
          </table:table-cell>
        </table:table-row>
        <table:table-row table:style-name="ro1">
          <table:table-cell office:value-type="float" office:value="13438474" calcext:value-type="float">
            <text:p>13438474</text:p>
          </table:table-cell>
          <table:table-cell table:formula="of:=[.A842]/1000/(60*60*24)" office:value-type="time" office:time-value="PT03H43M58.474S" calcext:value-type="time">
            <text:p>03:43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5" calcext:value-type="float">
            <text:p>572.75</text:p>
          </table:table-cell>
          <table:table-cell office:value-type="float" office:value="1865.19" calcext:value-type="float">
            <text:p>1865.19</text:p>
          </table:table-cell>
          <table:table-cell office:value-type="float" office:value="2218.2" calcext:value-type="float">
            <text:p>2218.2</text:p>
          </table:table-cell>
        </table:table-row>
        <table:table-row table:style-name="ro1">
          <table:table-cell office:value-type="float" office:value="13454474" calcext:value-type="float">
            <text:p>13454474</text:p>
          </table:table-cell>
          <table:table-cell table:formula="of:=[.A843]/1000/(60*60*24)" office:value-type="time" office:time-value="PT03H44M14.474S" calcext:value-type="time">
            <text:p>03:44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867.41" calcext:value-type="float">
            <text:p>1867.41</text:p>
          </table:table-cell>
          <table:table-cell office:value-type="float" office:value="2220.75" calcext:value-type="float">
            <text:p>2220.75</text:p>
          </table:table-cell>
        </table:table-row>
        <table:table-row table:style-name="ro1">
          <table:table-cell office:value-type="float" office:value="13470474" calcext:value-type="float">
            <text:p>13470474</text:p>
          </table:table-cell>
          <table:table-cell table:formula="of:=[.A844]/1000/(60*60*24)" office:value-type="time" office:time-value="PT03H44M30.474S" calcext:value-type="time">
            <text:p>03:44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869.63" calcext:value-type="float">
            <text:p>1869.63</text:p>
          </table:table-cell>
          <table:table-cell office:value-type="float" office:value="2223.3" calcext:value-type="float">
            <text:p>2223.3</text:p>
          </table:table-cell>
        </table:table-row>
        <table:table-row table:style-name="ro1">
          <table:table-cell office:value-type="float" office:value="13486475" calcext:value-type="float">
            <text:p>13486475</text:p>
          </table:table-cell>
          <table:table-cell table:formula="of:=[.A845]/1000/(60*60*24)" office:value-type="time" office:time-value="PT03H44M46.475S" calcext:value-type="time">
            <text:p>03:44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871.85" calcext:value-type="float">
            <text:p>1871.85</text:p>
          </table:table-cell>
          <table:table-cell office:value-type="float" office:value="2225.84" calcext:value-type="float">
            <text:p>2225.84</text:p>
          </table:table-cell>
        </table:table-row>
        <table:table-row table:style-name="ro1">
          <table:table-cell office:value-type="float" office:value="13502475" calcext:value-type="float">
            <text:p>13502475</text:p>
          </table:table-cell>
          <table:table-cell table:formula="of:=[.A846]/1000/(60*60*24)" office:value-type="time" office:time-value="PT03H45M02.475S" calcext:value-type="time">
            <text:p>03:45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874.07" calcext:value-type="float">
            <text:p>1874.07</text:p>
          </table:table-cell>
          <table:table-cell office:value-type="float" office:value="2228.39" calcext:value-type="float">
            <text:p>2228.39</text:p>
          </table:table-cell>
        </table:table-row>
        <table:table-row table:style-name="ro1">
          <table:table-cell office:value-type="float" office:value="13518474" calcext:value-type="float">
            <text:p>13518474</text:p>
          </table:table-cell>
          <table:table-cell table:formula="of:=[.A847]/1000/(60*60*24)" office:value-type="time" office:time-value="PT03H45M18.474S" calcext:value-type="time">
            <text:p>03:45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876.29" calcext:value-type="float">
            <text:p>1876.29</text:p>
          </table:table-cell>
          <table:table-cell office:value-type="float" office:value="2230.94" calcext:value-type="float">
            <text:p>2230.94</text:p>
          </table:table-cell>
        </table:table-row>
        <table:table-row table:style-name="ro1">
          <table:table-cell office:value-type="float" office:value="13534474" calcext:value-type="float">
            <text:p>13534474</text:p>
          </table:table-cell>
          <table:table-cell table:formula="of:=[.A848]/1000/(60*60*24)" office:value-type="time" office:time-value="PT03H45M34.474S" calcext:value-type="time">
            <text:p>03:45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878.51" calcext:value-type="float">
            <text:p>1878.51</text:p>
          </table:table-cell>
          <table:table-cell office:value-type="float" office:value="2233.48" calcext:value-type="float">
            <text:p>2233.48</text:p>
          </table:table-cell>
        </table:table-row>
        <table:table-row table:style-name="ro1">
          <table:table-cell office:value-type="float" office:value="13550474" calcext:value-type="float">
            <text:p>13550474</text:p>
          </table:table-cell>
          <table:table-cell table:formula="of:=[.A849]/1000/(60*60*24)" office:value-type="time" office:time-value="PT03H45M50.474S" calcext:value-type="time">
            <text:p>03:45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80.73" calcext:value-type="float">
            <text:p>1880.73</text:p>
          </table:table-cell>
          <table:table-cell office:value-type="float" office:value="2236.03" calcext:value-type="float">
            <text:p>2236.03</text:p>
          </table:table-cell>
        </table:table-row>
        <table:table-row table:style-name="ro1">
          <table:table-cell office:value-type="float" office:value="13566474" calcext:value-type="float">
            <text:p>13566474</text:p>
          </table:table-cell>
          <table:table-cell table:formula="of:=[.A850]/1000/(60*60*24)" office:value-type="time" office:time-value="PT03H46M06.474S" calcext:value-type="time">
            <text:p>03:46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882.95" calcext:value-type="float">
            <text:p>1882.95</text:p>
          </table:table-cell>
          <table:table-cell office:value-type="float" office:value="2238.57" calcext:value-type="float">
            <text:p>2238.57</text:p>
          </table:table-cell>
        </table:table-row>
        <table:table-row table:style-name="ro1">
          <table:table-cell office:value-type="float" office:value="13582474" calcext:value-type="float">
            <text:p>13582474</text:p>
          </table:table-cell>
          <table:table-cell table:formula="of:=[.A851]/1000/(60*60*24)" office:value-type="time" office:time-value="PT03H46M22.474S" calcext:value-type="time">
            <text:p>03:46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885.17" calcext:value-type="float">
            <text:p>1885.17</text:p>
          </table:table-cell>
          <table:table-cell office:value-type="float" office:value="2241.11" calcext:value-type="float">
            <text:p>2241.11</text:p>
          </table:table-cell>
        </table:table-row>
        <table:table-row table:style-name="ro1">
          <table:table-cell office:value-type="float" office:value="13598475" calcext:value-type="float">
            <text:p>13598475</text:p>
          </table:table-cell>
          <table:table-cell table:formula="of:=[.A852]/1000/(60*60*24)" office:value-type="time" office:time-value="PT03H46M38.475S" calcext:value-type="time">
            <text:p>03:46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887.4" calcext:value-type="float">
            <text:p>1887.4</text:p>
          </table:table-cell>
          <table:table-cell office:value-type="float" office:value="2243.66" calcext:value-type="float">
            <text:p>2243.66</text:p>
          </table:table-cell>
        </table:table-row>
        <table:table-row table:style-name="ro1">
          <table:table-cell office:value-type="float" office:value="13614474" calcext:value-type="float">
            <text:p>13614474</text:p>
          </table:table-cell>
          <table:table-cell table:formula="of:=[.A853]/1000/(60*60*24)" office:value-type="time" office:time-value="PT03H46M54.474S" calcext:value-type="time">
            <text:p>03:46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3" calcext:value-type="float">
            <text:p>572.53</text:p>
          </table:table-cell>
          <table:table-cell office:value-type="float" office:value="1889.62" calcext:value-type="float">
            <text:p>1889.62</text:p>
          </table:table-cell>
          <table:table-cell office:value-type="float" office:value="2246.2" calcext:value-type="float">
            <text:p>2246.2</text:p>
          </table:table-cell>
        </table:table-row>
        <table:table-row table:style-name="ro1">
          <table:table-cell office:value-type="float" office:value="13630474" calcext:value-type="float">
            <text:p>13630474</text:p>
          </table:table-cell>
          <table:table-cell table:formula="of:=[.A854]/1000/(60*60*24)" office:value-type="time" office:time-value="PT03H47M10.474S" calcext:value-type="time">
            <text:p>03:47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891.84" calcext:value-type="float">
            <text:p>1891.84</text:p>
          </table:table-cell>
          <table:table-cell office:value-type="float" office:value="2248.74" calcext:value-type="float">
            <text:p>2248.74</text:p>
          </table:table-cell>
        </table:table-row>
        <table:table-row table:style-name="ro1">
          <table:table-cell office:value-type="float" office:value="13646475" calcext:value-type="float">
            <text:p>13646475</text:p>
          </table:table-cell>
          <table:table-cell table:formula="of:=[.A855]/1000/(60*60*24)" office:value-type="time" office:time-value="PT03H47M26.475S" calcext:value-type="time">
            <text:p>03:47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6" calcext:value-type="float">
            <text:p>572.76</text:p>
          </table:table-cell>
          <table:table-cell office:value-type="float" office:value="1894.06" calcext:value-type="float">
            <text:p>1894.06</text:p>
          </table:table-cell>
          <table:table-cell office:value-type="float" office:value="2251.29" calcext:value-type="float">
            <text:p>2251.29</text:p>
          </table:table-cell>
        </table:table-row>
        <table:table-row table:style-name="ro1">
          <table:table-cell office:value-type="float" office:value="13662475" calcext:value-type="float">
            <text:p>13662475</text:p>
          </table:table-cell>
          <table:table-cell table:formula="of:=[.A856]/1000/(60*60*24)" office:value-type="time" office:time-value="PT03H47M42.475S" calcext:value-type="time">
            <text:p>03:47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2.88" calcext:value-type="float">
            <text:p>572.88</text:p>
          </table:table-cell>
          <table:table-cell office:value-type="float" office:value="1896.28" calcext:value-type="float">
            <text:p>1896.28</text:p>
          </table:table-cell>
          <table:table-cell office:value-type="float" office:value="2253.83" calcext:value-type="float">
            <text:p>2253.83</text:p>
          </table:table-cell>
        </table:table-row>
        <table:table-row table:style-name="ro1">
          <table:table-cell office:value-type="float" office:value="13678474" calcext:value-type="float">
            <text:p>13678474</text:p>
          </table:table-cell>
          <table:table-cell table:formula="of:=[.A857]/1000/(60*60*24)" office:value-type="time" office:time-value="PT03H47M58.474S" calcext:value-type="time">
            <text:p>03:47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8" calcext:value-type="float">
            <text:p>570.68</text:p>
          </table:table-cell>
          <table:table-cell office:value-type="float" office:value="1898.5" calcext:value-type="float">
            <text:p>1898.5</text:p>
          </table:table-cell>
          <table:table-cell office:value-type="float" office:value="2256.37" calcext:value-type="float">
            <text:p>2256.37</text:p>
          </table:table-cell>
        </table:table-row>
        <table:table-row table:style-name="ro1">
          <table:table-cell office:value-type="float" office:value="13694474" calcext:value-type="float">
            <text:p>13694474</text:p>
          </table:table-cell>
          <table:table-cell table:formula="of:=[.A858]/1000/(60*60*24)" office:value-type="time" office:time-value="PT03H48M14.474S" calcext:value-type="time">
            <text:p>03:48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6" calcext:value-type="float">
            <text:p>572.66</text:p>
          </table:table-cell>
          <table:table-cell office:value-type="float" office:value="1900.72" calcext:value-type="float">
            <text:p>1900.72</text:p>
          </table:table-cell>
          <table:table-cell office:value-type="float" office:value="2258.91" calcext:value-type="float">
            <text:p>2258.91</text:p>
          </table:table-cell>
        </table:table-row>
        <table:table-row table:style-name="ro1">
          <table:table-cell office:value-type="float" office:value="13710474" calcext:value-type="float">
            <text:p>13710474</text:p>
          </table:table-cell>
          <table:table-cell table:formula="of:=[.A859]/1000/(60*60*24)" office:value-type="time" office:time-value="PT03H48M30.474S" calcext:value-type="time">
            <text:p>03:48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902.94" calcext:value-type="float">
            <text:p>1902.94</text:p>
          </table:table-cell>
          <table:table-cell office:value-type="float" office:value="2261.45" calcext:value-type="float">
            <text:p>2261.45</text:p>
          </table:table-cell>
        </table:table-row>
        <table:table-row table:style-name="ro1">
          <table:table-cell office:value-type="float" office:value="13726474" calcext:value-type="float">
            <text:p>13726474</text:p>
          </table:table-cell>
          <table:table-cell table:formula="of:=[.A860]/1000/(60*60*24)" office:value-type="time" office:time-value="PT03H48M46.474S" calcext:value-type="time">
            <text:p>03:48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5" calcext:value-type="float">
            <text:p>572.45</text:p>
          </table:table-cell>
          <table:table-cell office:value-type="float" office:value="1905.16" calcext:value-type="float">
            <text:p>1905.16</text:p>
          </table:table-cell>
          <table:table-cell office:value-type="float" office:value="2263.99" calcext:value-type="float">
            <text:p>2263.99</text:p>
          </table:table-cell>
        </table:table-row>
        <table:table-row table:style-name="ro1">
          <table:table-cell office:value-type="float" office:value="13742475" calcext:value-type="float">
            <text:p>13742475</text:p>
          </table:table-cell>
          <table:table-cell table:formula="of:=[.A861]/1000/(60*60*24)" office:value-type="time" office:time-value="PT03H49M02.475S" calcext:value-type="time">
            <text:p>03:49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907.38" calcext:value-type="float">
            <text:p>1907.38</text:p>
          </table:table-cell>
          <table:table-cell office:value-type="float" office:value="2266.53" calcext:value-type="float">
            <text:p>2266.53</text:p>
          </table:table-cell>
        </table:table-row>
        <table:table-row table:style-name="ro1">
          <table:table-cell office:value-type="float" office:value="13758474" calcext:value-type="float">
            <text:p>13758474</text:p>
          </table:table-cell>
          <table:table-cell table:formula="of:=[.A862]/1000/(60*60*24)" office:value-type="time" office:time-value="PT03H49M18.474S" calcext:value-type="time">
            <text:p>03:49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5" calcext:value-type="float">
            <text:p>570.75</text:p>
          </table:table-cell>
          <table:table-cell office:value-type="float" office:value="1909.6" calcext:value-type="float">
            <text:p>1909.6</text:p>
          </table:table-cell>
          <table:table-cell office:value-type="float" office:value="2269.07" calcext:value-type="float">
            <text:p>2269.07</text:p>
          </table:table-cell>
        </table:table-row>
        <table:table-row table:style-name="ro1">
          <table:table-cell office:value-type="float" office:value="13774474" calcext:value-type="float">
            <text:p>13774474</text:p>
          </table:table-cell>
          <table:table-cell table:formula="of:=[.A863]/1000/(60*60*24)" office:value-type="time" office:time-value="PT03H49M34.474S" calcext:value-type="time">
            <text:p>03:49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3" calcext:value-type="float">
            <text:p>570.53</text:p>
          </table:table-cell>
          <table:table-cell office:value-type="float" office:value="1911.82" calcext:value-type="float">
            <text:p>1911.82</text:p>
          </table:table-cell>
          <table:table-cell office:value-type="float" office:value="2271.61" calcext:value-type="float">
            <text:p>2271.61</text:p>
          </table:table-cell>
        </table:table-row>
        <table:table-row table:style-name="ro1">
          <table:table-cell office:value-type="float" office:value="13790474" calcext:value-type="float">
            <text:p>13790474</text:p>
          </table:table-cell>
          <table:table-cell table:formula="of:=[.A864]/1000/(60*60*24)" office:value-type="time" office:time-value="PT03H49M50.474S" calcext:value-type="time">
            <text:p>03:49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4" calcext:value-type="float">
            <text:p>570.44</text:p>
          </table:table-cell>
          <table:table-cell office:value-type="float" office:value="1914.04" calcext:value-type="float">
            <text:p>1914.04</text:p>
          </table:table-cell>
          <table:table-cell office:value-type="float" office:value="2274.15" calcext:value-type="float">
            <text:p>2274.15</text:p>
          </table:table-cell>
        </table:table-row>
        <table:table-row table:style-name="ro1">
          <table:table-cell office:value-type="float" office:value="13806475" calcext:value-type="float">
            <text:p>13806475</text:p>
          </table:table-cell>
          <table:table-cell table:formula="of:=[.A865]/1000/(60*60*24)" office:value-type="time" office:time-value="PT03H50M06.475S" calcext:value-type="time">
            <text:p>03:50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916.26" calcext:value-type="float">
            <text:p>1916.26</text:p>
          </table:table-cell>
          <table:table-cell office:value-type="float" office:value="2276.68" calcext:value-type="float">
            <text:p>2276.68</text:p>
          </table:table-cell>
        </table:table-row>
        <table:table-row table:style-name="ro1">
          <table:table-cell office:value-type="float" office:value="13822474" calcext:value-type="float">
            <text:p>13822474</text:p>
          </table:table-cell>
          <table:table-cell table:formula="of:=[.A866]/1000/(60*60*24)" office:value-type="time" office:time-value="PT03H50M22.474S" calcext:value-type="time">
            <text:p>03:50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918.48" calcext:value-type="float">
            <text:p>1918.48</text:p>
          </table:table-cell>
          <table:table-cell office:value-type="float" office:value="2279.22" calcext:value-type="float">
            <text:p>2279.22</text:p>
          </table:table-cell>
        </table:table-row>
        <table:table-row table:style-name="ro1">
          <table:table-cell office:value-type="float" office:value="13838474" calcext:value-type="float">
            <text:p>13838474</text:p>
          </table:table-cell>
          <table:table-cell table:formula="of:=[.A867]/1000/(60*60*24)" office:value-type="time" office:time-value="PT03H50M38.474S" calcext:value-type="time">
            <text:p>03:50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920.7" calcext:value-type="float">
            <text:p>1920.7</text:p>
          </table:table-cell>
          <table:table-cell office:value-type="float" office:value="2281.76" calcext:value-type="float">
            <text:p>2281.76</text:p>
          </table:table-cell>
        </table:table-row>
        <table:table-row table:style-name="ro1">
          <table:table-cell office:value-type="float" office:value="13854474" calcext:value-type="float">
            <text:p>13854474</text:p>
          </table:table-cell>
          <table:table-cell table:formula="of:=[.A868]/1000/(60*60*24)" office:value-type="time" office:time-value="PT03H50M54.474S" calcext:value-type="time">
            <text:p>03:50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922.92" calcext:value-type="float">
            <text:p>1922.92</text:p>
          </table:table-cell>
          <table:table-cell office:value-type="float" office:value="2284.29" calcext:value-type="float">
            <text:p>2284.29</text:p>
          </table:table-cell>
        </table:table-row>
        <table:table-row table:style-name="ro1">
          <table:table-cell office:value-type="float" office:value="13870474" calcext:value-type="float">
            <text:p>13870474</text:p>
          </table:table-cell>
          <table:table-cell table:formula="of:=[.A869]/1000/(60*60*24)" office:value-type="time" office:time-value="PT03H51M10.474S" calcext:value-type="time">
            <text:p>03:51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0.89" calcext:value-type="float">
            <text:p>570.89</text:p>
          </table:table-cell>
          <table:table-cell office:value-type="float" office:value="1925.14" calcext:value-type="float">
            <text:p>1925.14</text:p>
          </table:table-cell>
          <table:table-cell office:value-type="float" office:value="2286.83" calcext:value-type="float">
            <text:p>2286.83</text:p>
          </table:table-cell>
        </table:table-row>
        <table:table-row table:style-name="ro1">
          <table:table-cell office:value-type="float" office:value="13886475" calcext:value-type="float">
            <text:p>13886475</text:p>
          </table:table-cell>
          <table:table-cell table:formula="of:=[.A870]/1000/(60*60*24)" office:value-type="time" office:time-value="PT03H51M26.475S" calcext:value-type="time">
            <text:p>03:51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27.36" calcext:value-type="float">
            <text:p>1927.36</text:p>
          </table:table-cell>
          <table:table-cell office:value-type="float" office:value="2289.36" calcext:value-type="float">
            <text:p>2289.36</text:p>
          </table:table-cell>
        </table:table-row>
        <table:table-row table:style-name="ro1">
          <table:table-cell office:value-type="float" office:value="13902474" calcext:value-type="float">
            <text:p>13902474</text:p>
          </table:table-cell>
          <table:table-cell table:formula="of:=[.A871]/1000/(60*60*24)" office:value-type="time" office:time-value="PT03H51M42.474S" calcext:value-type="time">
            <text:p>03:51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3" calcext:value-type="float">
            <text:p>570.53</text:p>
          </table:table-cell>
          <table:table-cell office:value-type="float" office:value="1929.59" calcext:value-type="float">
            <text:p>1929.59</text:p>
          </table:table-cell>
          <table:table-cell office:value-type="float" office:value="2291.9" calcext:value-type="float">
            <text:p>2291.9</text:p>
          </table:table-cell>
        </table:table-row>
        <table:table-row table:style-name="ro1">
          <table:table-cell office:value-type="float" office:value="13918474" calcext:value-type="float">
            <text:p>13918474</text:p>
          </table:table-cell>
          <table:table-cell table:formula="of:=[.A872]/1000/(60*60*24)" office:value-type="time" office:time-value="PT03H51M58.474S" calcext:value-type="time">
            <text:p>03:51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6" calcext:value-type="float">
            <text:p>570.76</text:p>
          </table:table-cell>
          <table:table-cell office:value-type="float" office:value="1931.81" calcext:value-type="float">
            <text:p>1931.81</text:p>
          </table:table-cell>
          <table:table-cell office:value-type="float" office:value="2294.43" calcext:value-type="float">
            <text:p>2294.43</text:p>
          </table:table-cell>
        </table:table-row>
        <table:table-row table:style-name="ro1">
          <table:table-cell office:value-type="float" office:value="13934474" calcext:value-type="float">
            <text:p>13934474</text:p>
          </table:table-cell>
          <table:table-cell table:formula="of:=[.A873]/1000/(60*60*24)" office:value-type="time" office:time-value="PT03H52M14.474S" calcext:value-type="time">
            <text:p>03:52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4" calcext:value-type="float">
            <text:p>570.44</text:p>
          </table:table-cell>
          <table:table-cell office:value-type="float" office:value="1934.03" calcext:value-type="float">
            <text:p>1934.03</text:p>
          </table:table-cell>
          <table:table-cell office:value-type="float" office:value="2296.97" calcext:value-type="float">
            <text:p>2296.97</text:p>
          </table:table-cell>
        </table:table-row>
        <table:table-row table:style-name="ro1">
          <table:table-cell office:value-type="float" office:value="13950474" calcext:value-type="float">
            <text:p>13950474</text:p>
          </table:table-cell>
          <table:table-cell table:formula="of:=[.A874]/1000/(60*60*24)" office:value-type="time" office:time-value="PT03H52M30.474S" calcext:value-type="time">
            <text:p>03:52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936.25" calcext:value-type="float">
            <text:p>1936.25</text:p>
          </table:table-cell>
          <table:table-cell office:value-type="float" office:value="2299.5" calcext:value-type="float">
            <text:p>2299.5</text:p>
          </table:table-cell>
        </table:table-row>
        <table:table-row table:style-name="ro1">
          <table:table-cell office:value-type="float" office:value="13966475" calcext:value-type="float">
            <text:p>13966475</text:p>
          </table:table-cell>
          <table:table-cell table:formula="of:=[.A875]/1000/(60*60*24)" office:value-type="time" office:time-value="PT03H52M46.475S" calcext:value-type="time">
            <text:p>03:52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38.47" calcext:value-type="float">
            <text:p>1938.47</text:p>
          </table:table-cell>
          <table:table-cell office:value-type="float" office:value="2302.03" calcext:value-type="float">
            <text:p>2302.03</text:p>
          </table:table-cell>
        </table:table-row>
        <table:table-row table:style-name="ro1">
          <table:table-cell office:value-type="float" office:value="13982474" calcext:value-type="float">
            <text:p>13982474</text:p>
          </table:table-cell>
          <table:table-cell table:formula="of:=[.A876]/1000/(60*60*24)" office:value-type="time" office:time-value="PT03H53M02.474S" calcext:value-type="time">
            <text:p>03:53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940.69" calcext:value-type="float">
            <text:p>1940.69</text:p>
          </table:table-cell>
          <table:table-cell office:value-type="float" office:value="2304.57" calcext:value-type="float">
            <text:p>2304.57</text:p>
          </table:table-cell>
        </table:table-row>
        <table:table-row table:style-name="ro1">
          <table:table-cell office:value-type="float" office:value="13998475" calcext:value-type="float">
            <text:p>13998475</text:p>
          </table:table-cell>
          <table:table-cell table:formula="of:=[.A877]/1000/(60*60*24)" office:value-type="time" office:time-value="PT03H53M18.475S" calcext:value-type="time">
            <text:p>03:53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2307.1" calcext:value-type="float">
            <text:p>2307.1</text:p>
          </table:table-cell>
        </table:table-row>
        <table:table-row table:style-name="ro1">
          <table:table-cell office:value-type="float" office:value="14014474" calcext:value-type="float">
            <text:p>14014474</text:p>
          </table:table-cell>
          <table:table-cell table:formula="of:=[.A878]/1000/(60*60*24)" office:value-type="time" office:time-value="PT03H53M34.474S" calcext:value-type="time">
            <text:p>03:53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4" calcext:value-type="float">
            <text:p>568.44</text:p>
          </table:table-cell>
          <table:table-cell office:value-type="float" office:value="1945.13" calcext:value-type="float">
            <text:p>1945.13</text:p>
          </table:table-cell>
          <table:table-cell office:value-type="float" office:value="2309.63" calcext:value-type="float">
            <text:p>2309.63</text:p>
          </table:table-cell>
        </table:table-row>
        <table:table-row table:style-name="ro1">
          <table:table-cell office:value-type="float" office:value="14030475" calcext:value-type="float">
            <text:p>14030475</text:p>
          </table:table-cell>
          <table:table-cell table:formula="of:=[.A879]/1000/(60*60*24)" office:value-type="time" office:time-value="PT03H53M50.475S" calcext:value-type="time">
            <text:p>03:53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947.35" calcext:value-type="float">
            <text:p>1947.35</text:p>
          </table:table-cell>
          <table:table-cell office:value-type="float" office:value="2312.16" calcext:value-type="float">
            <text:p>2312.16</text:p>
          </table:table-cell>
        </table:table-row>
        <table:table-row table:style-name="ro1">
          <table:table-cell office:value-type="float" office:value="14046474" calcext:value-type="float">
            <text:p>14046474</text:p>
          </table:table-cell>
          <table:table-cell table:formula="of:=[.A880]/1000/(60*60*24)" office:value-type="time" office:time-value="PT03H54M06.474S" calcext:value-type="time">
            <text:p>03:54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4" calcext:value-type="float">
            <text:p>570.54</text:p>
          </table:table-cell>
          <table:table-cell office:value-type="float" office:value="1949.57" calcext:value-type="float">
            <text:p>1949.57</text:p>
          </table:table-cell>
          <table:table-cell office:value-type="float" office:value="2314.69" calcext:value-type="float">
            <text:p>2314.69</text:p>
          </table:table-cell>
        </table:table-row>
        <table:table-row table:style-name="ro1">
          <table:table-cell office:value-type="float" office:value="14062474" calcext:value-type="float">
            <text:p>14062474</text:p>
          </table:table-cell>
          <table:table-cell table:formula="of:=[.A881]/1000/(60*60*24)" office:value-type="time" office:time-value="PT03H54M22.474S" calcext:value-type="time">
            <text:p>03:54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951.79" calcext:value-type="float">
            <text:p>1951.79</text:p>
          </table:table-cell>
          <table:table-cell office:value-type="float" office:value="2317.22" calcext:value-type="float">
            <text:p>2317.22</text:p>
          </table:table-cell>
        </table:table-row>
        <table:table-row table:style-name="ro1">
          <table:table-cell office:value-type="float" office:value="14078474" calcext:value-type="float">
            <text:p>14078474</text:p>
          </table:table-cell>
          <table:table-cell table:formula="of:=[.A882]/1000/(60*60*24)" office:value-type="time" office:time-value="PT03H54M38.474S" calcext:value-type="time">
            <text:p>03:54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54.01" calcext:value-type="float">
            <text:p>1954.01</text:p>
          </table:table-cell>
          <table:table-cell office:value-type="float" office:value="2319.75" calcext:value-type="float">
            <text:p>2319.75</text:p>
          </table:table-cell>
        </table:table-row>
        <table:table-row table:style-name="ro1">
          <table:table-cell office:value-type="float" office:value="14094474" calcext:value-type="float">
            <text:p>14094474</text:p>
          </table:table-cell>
          <table:table-cell table:formula="of:=[.A883]/1000/(60*60*24)" office:value-type="time" office:time-value="PT03H54M54.474S" calcext:value-type="time">
            <text:p>03:54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7" calcext:value-type="float">
            <text:p>568.67</text:p>
          </table:table-cell>
          <table:table-cell office:value-type="float" office:value="1956.23" calcext:value-type="float">
            <text:p>1956.23</text:p>
          </table:table-cell>
          <table:table-cell office:value-type="float" office:value="2322.28" calcext:value-type="float">
            <text:p>2322.28</text:p>
          </table:table-cell>
        </table:table-row>
        <table:table-row table:style-name="ro1">
          <table:table-cell office:value-type="float" office:value="14110475" calcext:value-type="float">
            <text:p>14110475</text:p>
          </table:table-cell>
          <table:table-cell table:formula="of:=[.A884]/1000/(60*60*24)" office:value-type="time" office:time-value="PT03H55M10.475S" calcext:value-type="time">
            <text:p>03:55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6" calcext:value-type="float">
            <text:p>568.76</text:p>
          </table:table-cell>
          <table:table-cell office:value-type="float" office:value="1958.45" calcext:value-type="float">
            <text:p>1958.45</text:p>
          </table:table-cell>
          <table:table-cell office:value-type="float" office:value="2324.81" calcext:value-type="float">
            <text:p>2324.81</text:p>
          </table:table-cell>
        </table:table-row>
        <table:table-row table:style-name="ro1">
          <table:table-cell office:value-type="float" office:value="14126474" calcext:value-type="float">
            <text:p>14126474</text:p>
          </table:table-cell>
          <table:table-cell table:formula="of:=[.A885]/1000/(60*60*24)" office:value-type="time" office:time-value="PT03H55M26.474S" calcext:value-type="time">
            <text:p>03:55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6" calcext:value-type="float">
            <text:p>568.76</text:p>
          </table:table-cell>
          <table:table-cell office:value-type="float" office:value="1960.67" calcext:value-type="float">
            <text:p>1960.67</text:p>
          </table:table-cell>
          <table:table-cell office:value-type="float" office:value="2327.33" calcext:value-type="float">
            <text:p>2327.33</text:p>
          </table:table-cell>
        </table:table-row>
        <table:table-row table:style-name="ro1">
          <table:table-cell office:value-type="float" office:value="14142474" calcext:value-type="float">
            <text:p>14142474</text:p>
          </table:table-cell>
          <table:table-cell table:formula="of:=[.A886]/1000/(60*60*24)" office:value-type="time" office:time-value="PT03H55M42.474S" calcext:value-type="time">
            <text:p>03:55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962.89" calcext:value-type="float">
            <text:p>1962.89</text:p>
          </table:table-cell>
          <table:table-cell office:value-type="float" office:value="2329.86" calcext:value-type="float">
            <text:p>2329.86</text:p>
          </table:table-cell>
        </table:table-row>
        <table:table-row table:style-name="ro1">
          <table:table-cell office:value-type="float" office:value="14158475" calcext:value-type="float">
            <text:p>14158475</text:p>
          </table:table-cell>
          <table:table-cell table:formula="of:=[.A887]/1000/(60*60*24)" office:value-type="time" office:time-value="PT03H55M58.475S" calcext:value-type="time">
            <text:p>03:55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4" calcext:value-type="float">
            <text:p>568.74</text:p>
          </table:table-cell>
          <table:table-cell office:value-type="float" office:value="1965.11" calcext:value-type="float">
            <text:p>1965.11</text:p>
          </table:table-cell>
          <table:table-cell office:value-type="float" office:value="2332.39" calcext:value-type="float">
            <text:p>2332.39</text:p>
          </table:table-cell>
        </table:table-row>
        <table:table-row table:style-name="ro1">
          <table:table-cell office:value-type="float" office:value="14174474" calcext:value-type="float">
            <text:p>14174474</text:p>
          </table:table-cell>
          <table:table-cell table:formula="of:=[.A888]/1000/(60*60*24)" office:value-type="time" office:time-value="PT03H56M14.474S" calcext:value-type="time">
            <text:p>03:56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67.33" calcext:value-type="float">
            <text:p>1967.33</text:p>
          </table:table-cell>
          <table:table-cell office:value-type="float" office:value="2334.91" calcext:value-type="float">
            <text:p>2334.91</text:p>
          </table:table-cell>
        </table:table-row>
        <table:table-row table:style-name="ro1">
          <table:table-cell office:value-type="float" office:value="14190475" calcext:value-type="float">
            <text:p>14190475</text:p>
          </table:table-cell>
          <table:table-cell table:formula="of:=[.A889]/1000/(60*60*24)" office:value-type="time" office:time-value="PT03H56M30.475S" calcext:value-type="time">
            <text:p>03:56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969.55" calcext:value-type="float">
            <text:p>1969.55</text:p>
          </table:table-cell>
          <table:table-cell office:value-type="float" office:value="2337.44" calcext:value-type="float">
            <text:p>2337.44</text:p>
          </table:table-cell>
        </table:table-row>
        <table:table-row table:style-name="ro1">
          <table:table-cell office:value-type="float" office:value="14206474" calcext:value-type="float">
            <text:p>14206474</text:p>
          </table:table-cell>
          <table:table-cell table:formula="of:=[.A890]/1000/(60*60*24)" office:value-type="time" office:time-value="PT03H56M46.474S" calcext:value-type="time">
            <text:p>03:56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71.78" calcext:value-type="float">
            <text:p>1971.78</text:p>
          </table:table-cell>
          <table:table-cell office:value-type="float" office:value="2339.96" calcext:value-type="float">
            <text:p>2339.96</text:p>
          </table:table-cell>
        </table:table-row>
        <table:table-row table:style-name="ro1">
          <table:table-cell office:value-type="float" office:value="14222475" calcext:value-type="float">
            <text:p>14222475</text:p>
          </table:table-cell>
          <table:table-cell table:formula="of:=[.A891]/1000/(60*60*24)" office:value-type="time" office:time-value="PT03H57M02.475S" calcext:value-type="time">
            <text:p>03:57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0.89" calcext:value-type="float">
            <text:p>570.89</text:p>
          </table:table-cell>
          <table:table-cell office:value-type="float" office:value="1974" calcext:value-type="float">
            <text:p>1974</text:p>
          </table:table-cell>
          <table:table-cell office:value-type="float" office:value="2342.49" calcext:value-type="float">
            <text:p>2342.49</text:p>
          </table:table-cell>
        </table:table-row>
        <table:table-row table:style-name="ro1">
          <table:table-cell office:value-type="float" office:value="14238474" calcext:value-type="float">
            <text:p>14238474</text:p>
          </table:table-cell>
          <table:table-cell table:formula="of:=[.A892]/1000/(60*60*24)" office:value-type="time" office:time-value="PT03H57M18.474S" calcext:value-type="time">
            <text:p>03:57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6" calcext:value-type="float">
            <text:p>568.76</text:p>
          </table:table-cell>
          <table:table-cell office:value-type="float" office:value="1976.22" calcext:value-type="float">
            <text:p>1976.22</text:p>
          </table:table-cell>
          <table:table-cell office:value-type="float" office:value="2345.01" calcext:value-type="float">
            <text:p>2345.01</text:p>
          </table:table-cell>
        </table:table-row>
        <table:table-row table:style-name="ro1">
          <table:table-cell office:value-type="float" office:value="14254474" calcext:value-type="float">
            <text:p>14254474</text:p>
          </table:table-cell>
          <table:table-cell table:formula="of:=[.A893]/1000/(60*60*24)" office:value-type="time" office:time-value="PT03H57M34.474S" calcext:value-type="time">
            <text:p>03:57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978.44" calcext:value-type="float">
            <text:p>1978.44</text:p>
          </table:table-cell>
          <table:table-cell office:value-type="float" office:value="2347.53" calcext:value-type="float">
            <text:p>2347.53</text:p>
          </table:table-cell>
        </table:table-row>
        <table:table-row table:style-name="ro1">
          <table:table-cell office:value-type="float" office:value="14270475" calcext:value-type="float">
            <text:p>14270475</text:p>
          </table:table-cell>
          <table:table-cell table:formula="of:=[.A894]/1000/(60*60*24)" office:value-type="time" office:time-value="PT03H57M50.475S" calcext:value-type="time">
            <text:p>03:57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1" calcext:value-type="float">
            <text:p>566.21</text:p>
          </table:table-cell>
          <table:table-cell office:value-type="float" office:value="1980.66" calcext:value-type="float">
            <text:p>1980.66</text:p>
          </table:table-cell>
          <table:table-cell office:value-type="float" office:value="2350.05" calcext:value-type="float">
            <text:p>2350.05</text:p>
          </table:table-cell>
        </table:table-row>
        <table:table-row table:style-name="ro1">
          <table:table-cell office:value-type="float" office:value="14286475" calcext:value-type="float">
            <text:p>14286475</text:p>
          </table:table-cell>
          <table:table-cell table:formula="of:=[.A895]/1000/(60*60*24)" office:value-type="time" office:time-value="PT03H58M06.475S" calcext:value-type="time">
            <text:p>03:58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5" calcext:value-type="float">
            <text:p>566.65</text:p>
          </table:table-cell>
          <table:table-cell office:value-type="float" office:value="1982.88" calcext:value-type="float">
            <text:p>1982.88</text:p>
          </table:table-cell>
          <table:table-cell office:value-type="float" office:value="2352.57" calcext:value-type="float">
            <text:p>2352.57</text:p>
          </table:table-cell>
        </table:table-row>
        <table:table-row table:style-name="ro1">
          <table:table-cell office:value-type="float" office:value="14302475" calcext:value-type="float">
            <text:p>14302475</text:p>
          </table:table-cell>
          <table:table-cell table:formula="of:=[.A896]/1000/(60*60*24)" office:value-type="time" office:time-value="PT03H58M22.475S" calcext:value-type="time">
            <text:p>03:58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3" calcext:value-type="float">
            <text:p>568.73</text:p>
          </table:table-cell>
          <table:table-cell office:value-type="float" office:value="1985.1" calcext:value-type="float">
            <text:p>1985.1</text:p>
          </table:table-cell>
          <table:table-cell office:value-type="float" office:value="2355.09" calcext:value-type="float">
            <text:p>2355.09</text:p>
          </table:table-cell>
        </table:table-row>
        <table:table-row table:style-name="ro1">
          <table:table-cell office:value-type="float" office:value="14318474" calcext:value-type="float">
            <text:p>14318474</text:p>
          </table:table-cell>
          <table:table-cell table:formula="of:=[.A897]/1000/(60*60*24)" office:value-type="time" office:time-value="PT03H58M38.474S" calcext:value-type="time">
            <text:p>03:58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7" calcext:value-type="float">
            <text:p>566.67</text:p>
          </table:table-cell>
          <table:table-cell office:value-type="float" office:value="1987.32" calcext:value-type="float">
            <text:p>1987.32</text:p>
          </table:table-cell>
          <table:table-cell office:value-type="float" office:value="2357.61" calcext:value-type="float">
            <text:p>2357.61</text:p>
          </table:table-cell>
        </table:table-row>
        <table:table-row table:style-name="ro1">
          <table:table-cell office:value-type="float" office:value="14334475" calcext:value-type="float">
            <text:p>14334475</text:p>
          </table:table-cell>
          <table:table-cell table:formula="of:=[.A898]/1000/(60*60*24)" office:value-type="time" office:time-value="PT03H58M54.475S" calcext:value-type="time">
            <text:p>03:58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89.54" calcext:value-type="float">
            <text:p>1989.54</text:p>
          </table:table-cell>
          <table:table-cell office:value-type="float" office:value="2360.13" calcext:value-type="float">
            <text:p>2360.13</text:p>
          </table:table-cell>
        </table:table-row>
        <table:table-row table:style-name="ro1">
          <table:table-cell office:value-type="float" office:value="14350474" calcext:value-type="float">
            <text:p>14350474</text:p>
          </table:table-cell>
          <table:table-cell table:formula="of:=[.A899]/1000/(60*60*24)" office:value-type="time" office:time-value="PT03H59M10.474S" calcext:value-type="time">
            <text:p>03:59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91.76" calcext:value-type="float">
            <text:p>1991.76</text:p>
          </table:table-cell>
          <table:table-cell office:value-type="float" office:value="2362.65" calcext:value-type="float">
            <text:p>2362.65</text:p>
          </table:table-cell>
        </table:table-row>
        <table:table-row table:style-name="ro1">
          <table:table-cell office:value-type="float" office:value="14366474" calcext:value-type="float">
            <text:p>14366474</text:p>
          </table:table-cell>
          <table:table-cell table:formula="of:=[.A900]/1000/(60*60*24)" office:value-type="time" office:time-value="PT03H59M26.474S" calcext:value-type="time">
            <text:p>03:59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993.98" calcext:value-type="float">
            <text:p>1993.98</text:p>
          </table:table-cell>
          <table:table-cell office:value-type="float" office:value="2365.16" calcext:value-type="float">
            <text:p>2365.16</text:p>
          </table:table-cell>
        </table:table-row>
        <table:table-row table:style-name="ro1">
          <table:table-cell office:value-type="float" office:value="14382474" calcext:value-type="float">
            <text:p>14382474</text:p>
          </table:table-cell>
          <table:table-cell table:formula="of:=[.A901]/1000/(60*60*24)" office:value-type="time" office:time-value="PT03H59M42.474S" calcext:value-type="time">
            <text:p>03:59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96.2" calcext:value-type="float">
            <text:p>1996.2</text:p>
          </table:table-cell>
          <table:table-cell office:value-type="float" office:value="2367.68" calcext:value-type="float">
            <text:p>2367.68</text:p>
          </table:table-cell>
        </table:table-row>
        <table:table-row table:style-name="ro1">
          <table:table-cell office:value-type="float" office:value="14398474" calcext:value-type="float">
            <text:p>14398474</text:p>
          </table:table-cell>
          <table:table-cell table:formula="of:=[.A902]/1000/(60*60*24)" office:value-type="time" office:time-value="PT03H59M58.474S" calcext:value-type="time">
            <text:p>03:59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3" calcext:value-type="float">
            <text:p>566.53</text:p>
          </table:table-cell>
          <table:table-cell office:value-type="float" office:value="1998.42" calcext:value-type="float">
            <text:p>1998.42</text:p>
          </table:table-cell>
          <table:table-cell office:value-type="float" office:value="2370.2" calcext:value-type="float">
            <text:p>2370.2</text:p>
          </table:table-cell>
        </table:table-row>
        <table:table-row table:style-name="ro1">
          <table:table-cell office:value-type="float" office:value="14414474" calcext:value-type="float">
            <text:p>14414474</text:p>
          </table:table-cell>
          <table:table-cell table:formula="of:=[.A903]/1000/(60*60*24)" office:value-type="time" office:time-value="PT04H00M14.474S" calcext:value-type="time">
            <text:p>04:00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4" calcext:value-type="float">
            <text:p>564.54</text:p>
          </table:table-cell>
          <table:table-cell office:value-type="float" office:value="2000.64" calcext:value-type="float">
            <text:p>2000.64</text:p>
          </table:table-cell>
          <table:table-cell office:value-type="float" office:value="2372.72" calcext:value-type="float">
            <text:p>2372.72</text:p>
          </table:table-cell>
        </table:table-row>
        <table:table-row table:style-name="ro1">
          <table:table-cell office:value-type="float" office:value="14430475" calcext:value-type="float">
            <text:p>14430475</text:p>
          </table:table-cell>
          <table:table-cell table:formula="of:=[.A904]/1000/(60*60*24)" office:value-type="time" office:time-value="PT04H00M30.475S" calcext:value-type="time">
            <text:p>04:00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2002.86" calcext:value-type="float">
            <text:p>2002.86</text:p>
          </table:table-cell>
          <table:table-cell office:value-type="float" office:value="2375.23" calcext:value-type="float">
            <text:p>2375.23</text:p>
          </table:table-cell>
        </table:table-row>
        <table:table-row table:style-name="ro1">
          <table:table-cell office:value-type="float" office:value="14446474" calcext:value-type="float">
            <text:p>14446474</text:p>
          </table:table-cell>
          <table:table-cell table:formula="of:=[.A905]/1000/(60*60*24)" office:value-type="time" office:time-value="PT04H00M46.474S" calcext:value-type="time">
            <text:p>04:00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2005.08" calcext:value-type="float">
            <text:p>2005.08</text:p>
          </table:table-cell>
          <table:table-cell office:value-type="float" office:value="2377.75" calcext:value-type="float">
            <text:p>2377.75</text:p>
          </table:table-cell>
        </table:table-row>
        <table:table-row table:style-name="ro1">
          <table:table-cell office:value-type="float" office:value="14462474" calcext:value-type="float">
            <text:p>14462474</text:p>
          </table:table-cell>
          <table:table-cell table:formula="of:=[.A906]/1000/(60*60*24)" office:value-type="time" office:time-value="PT04H01M02.474S" calcext:value-type="time">
            <text:p>04:01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4" calcext:value-type="float">
            <text:p>566.44</text:p>
          </table:table-cell>
          <table:table-cell office:value-type="float" office:value="2007.3" calcext:value-type="float">
            <text:p>2007.3</text:p>
          </table:table-cell>
          <table:table-cell office:value-type="float" office:value="2380.26" calcext:value-type="float">
            <text:p>2380.26</text:p>
          </table:table-cell>
        </table:table-row>
        <table:table-row table:style-name="ro1">
          <table:table-cell office:value-type="float" office:value="14478474" calcext:value-type="float">
            <text:p>14478474</text:p>
          </table:table-cell>
          <table:table-cell table:formula="of:=[.A907]/1000/(60*60*24)" office:value-type="time" office:time-value="PT04H01M18.474S" calcext:value-type="time">
            <text:p>04:01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2009.52" calcext:value-type="float">
            <text:p>2009.52</text:p>
          </table:table-cell>
          <table:table-cell office:value-type="float" office:value="2382.78" calcext:value-type="float">
            <text:p>2382.78</text:p>
          </table:table-cell>
        </table:table-row>
        <table:table-row table:style-name="ro1">
          <table:table-cell office:value-type="float" office:value="14494474" calcext:value-type="float">
            <text:p>14494474</text:p>
          </table:table-cell>
          <table:table-cell table:formula="of:=[.A908]/1000/(60*60*24)" office:value-type="time" office:time-value="PT04H01M34.474S" calcext:value-type="time">
            <text:p>04:01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7" calcext:value-type="float">
            <text:p>566.67</text:p>
          </table:table-cell>
          <table:table-cell office:value-type="float" office:value="2011.74" calcext:value-type="float">
            <text:p>2011.74</text:p>
          </table:table-cell>
          <table:table-cell office:value-type="float" office:value="2385.29" calcext:value-type="float">
            <text:p>2385.29</text:p>
          </table:table-cell>
        </table:table-row>
        <table:table-row table:style-name="ro1">
          <table:table-cell office:value-type="float" office:value="14510474" calcext:value-type="float">
            <text:p>14510474</text:p>
          </table:table-cell>
          <table:table-cell table:formula="of:=[.A909]/1000/(60*60*24)" office:value-type="time" office:time-value="PT04H01M50.474S" calcext:value-type="time">
            <text:p>04:01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2013.96" calcext:value-type="float">
            <text:p>2013.96</text:p>
          </table:table-cell>
          <table:table-cell office:value-type="float" office:value="2387.8" calcext:value-type="float">
            <text:p>2387.8</text:p>
          </table:table-cell>
        </table:table-row>
        <table:table-row table:style-name="ro1">
          <table:table-cell office:value-type="float" office:value="14526474" calcext:value-type="float">
            <text:p>14526474</text:p>
          </table:table-cell>
          <table:table-cell table:formula="of:=[.A910]/1000/(60*60*24)" office:value-type="time" office:time-value="PT04H02M06.474S" calcext:value-type="time">
            <text:p>04:02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2016.18" calcext:value-type="float">
            <text:p>2016.18</text:p>
          </table:table-cell>
          <table:table-cell office:value-type="float" office:value="2390.31" calcext:value-type="float">
            <text:p>2390.31</text:p>
          </table:table-cell>
        </table:table-row>
        <table:table-row table:style-name="ro1">
          <table:table-cell office:value-type="float" office:value="14542474" calcext:value-type="float">
            <text:p>14542474</text:p>
          </table:table-cell>
          <table:table-cell table:formula="of:=[.A911]/1000/(60*60*24)" office:value-type="time" office:time-value="PT04H02M22.474S" calcext:value-type="time">
            <text:p>04:02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2018.4" calcext:value-type="float">
            <text:p>2018.4</text:p>
          </table:table-cell>
          <table:table-cell office:value-type="float" office:value="2392.82" calcext:value-type="float">
            <text:p>2392.82</text:p>
          </table:table-cell>
        </table:table-row>
        <table:table-row table:style-name="ro1">
          <table:table-cell office:value-type="float" office:value="14558474" calcext:value-type="float">
            <text:p>14558474</text:p>
          </table:table-cell>
          <table:table-cell table:formula="of:=[.A912]/1000/(60*60*24)" office:value-type="time" office:time-value="PT04H02M38.474S" calcext:value-type="time">
            <text:p>04:02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7" calcext:value-type="float">
            <text:p>566.67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2395.33" calcext:value-type="float">
            <text:p>2395.33</text:p>
          </table:table-cell>
        </table:table-row>
        <table:table-row table:style-name="ro1">
          <table:table-cell office:value-type="float" office:value="14574474" calcext:value-type="float">
            <text:p>14574474</text:p>
          </table:table-cell>
          <table:table-cell table:formula="of:=[.A913]/1000/(60*60*24)" office:value-type="time" office:time-value="PT04H02M54.474S" calcext:value-type="time">
            <text:p>04:02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2022.84" calcext:value-type="float">
            <text:p>2022.84</text:p>
          </table:table-cell>
          <table:table-cell office:value-type="float" office:value="2397.84" calcext:value-type="float">
            <text:p>2397.84</text:p>
          </table:table-cell>
        </table:table-row>
        <table:table-row table:style-name="ro1">
          <table:table-cell office:value-type="float" office:value="14590474" calcext:value-type="float">
            <text:p>14590474</text:p>
          </table:table-cell>
          <table:table-cell table:formula="of:=[.A914]/1000/(60*60*24)" office:value-type="time" office:time-value="PT04H03M10.474S" calcext:value-type="time">
            <text:p>04:03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5" calcext:value-type="float">
            <text:p>564.45</text:p>
          </table:table-cell>
          <table:table-cell office:value-type="float" office:value="2025.06" calcext:value-type="float">
            <text:p>2025.06</text:p>
          </table:table-cell>
          <table:table-cell office:value-type="float" office:value="2400.35" calcext:value-type="float">
            <text:p>2400.35</text:p>
          </table:table-cell>
        </table:table-row>
        <table:table-row table:style-name="ro1">
          <table:table-cell office:value-type="float" office:value="14606474" calcext:value-type="float">
            <text:p>14606474</text:p>
          </table:table-cell>
          <table:table-cell table:formula="of:=[.A915]/1000/(60*60*24)" office:value-type="time" office:time-value="PT04H03M26.474S" calcext:value-type="time">
            <text:p>04:03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2027.29" calcext:value-type="float">
            <text:p>2027.29</text:p>
          </table:table-cell>
          <table:table-cell office:value-type="float" office:value="2402.86" calcext:value-type="float">
            <text:p>2402.86</text:p>
          </table:table-cell>
        </table:table-row>
        <table:table-row table:style-name="ro1">
          <table:table-cell office:value-type="float" office:value="14622474" calcext:value-type="float">
            <text:p>14622474</text:p>
          </table:table-cell>
          <table:table-cell table:formula="of:=[.A916]/1000/(60*60*24)" office:value-type="time" office:time-value="PT04H03M42.474S" calcext:value-type="time">
            <text:p>04:03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2029.51" calcext:value-type="float">
            <text:p>2029.51</text:p>
          </table:table-cell>
          <table:table-cell office:value-type="float" office:value="2405.37" calcext:value-type="float">
            <text:p>2405.37</text:p>
          </table:table-cell>
        </table:table-row>
        <table:table-row table:style-name="ro1">
          <table:table-cell office:value-type="float" office:value="14638474" calcext:value-type="float">
            <text:p>14638474</text:p>
          </table:table-cell>
          <table:table-cell table:formula="of:=[.A917]/1000/(60*60*24)" office:value-type="time" office:time-value="PT04H03M58.474S" calcext:value-type="time">
            <text:p>04:03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2031.73" calcext:value-type="float">
            <text:p>2031.73</text:p>
          </table:table-cell>
          <table:table-cell office:value-type="float" office:value="2407.88" calcext:value-type="float">
            <text:p>2407.88</text:p>
          </table:table-cell>
        </table:table-row>
        <table:table-row table:style-name="ro1">
          <table:table-cell office:value-type="float" office:value="14654474" calcext:value-type="float">
            <text:p>14654474</text:p>
          </table:table-cell>
          <table:table-cell table:formula="of:=[.A918]/1000/(60*60*24)" office:value-type="time" office:time-value="PT04H04M14.474S" calcext:value-type="time">
            <text:p>04:04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2033.95" calcext:value-type="float">
            <text:p>2033.95</text:p>
          </table:table-cell>
          <table:table-cell office:value-type="float" office:value="2410.39" calcext:value-type="float">
            <text:p>2410.39</text:p>
          </table:table-cell>
        </table:table-row>
        <table:table-row table:style-name="ro1">
          <table:table-cell office:value-type="float" office:value="14670475" calcext:value-type="float">
            <text:p>14670475</text:p>
          </table:table-cell>
          <table:table-cell table:formula="of:=[.A919]/1000/(60*60*24)" office:value-type="time" office:time-value="PT04H04M30.475S" calcext:value-type="time">
            <text:p>04:04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4.74" calcext:value-type="float">
            <text:p>564.74</text:p>
          </table:table-cell>
          <table:table-cell office:value-type="float" office:value="2036.17" calcext:value-type="float">
            <text:p>2036.17</text:p>
          </table:table-cell>
          <table:table-cell office:value-type="float" office:value="2412.89" calcext:value-type="float">
            <text:p>2412.89</text:p>
          </table:table-cell>
        </table:table-row>
        <table:table-row table:style-name="ro1">
          <table:table-cell office:value-type="float" office:value="14686474" calcext:value-type="float">
            <text:p>14686474</text:p>
          </table:table-cell>
          <table:table-cell table:formula="of:=[.A920]/1000/(60*60*24)" office:value-type="time" office:time-value="PT04H04M46.474S" calcext:value-type="time">
            <text:p>04:04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2038.39" calcext:value-type="float">
            <text:p>2038.39</text:p>
          </table:table-cell>
          <table:table-cell office:value-type="float" office:value="2415.4" calcext:value-type="float">
            <text:p>2415.4</text:p>
          </table:table-cell>
        </table:table-row>
        <table:table-row table:style-name="ro1">
          <table:table-cell office:value-type="float" office:value="14702475" calcext:value-type="float">
            <text:p>14702475</text:p>
          </table:table-cell>
          <table:table-cell table:formula="of:=[.A921]/1000/(60*60*24)" office:value-type="time" office:time-value="PT04H05M02.475S" calcext:value-type="time">
            <text:p>04:05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2040.61" calcext:value-type="float">
            <text:p>2040.61</text:p>
          </table:table-cell>
          <table:table-cell office:value-type="float" office:value="2417.91" calcext:value-type="float">
            <text:p>2417.91</text:p>
          </table:table-cell>
        </table:table-row>
        <table:table-row table:style-name="ro1">
          <table:table-cell office:value-type="float" office:value="14718474" calcext:value-type="float">
            <text:p>14718474</text:p>
          </table:table-cell>
          <table:table-cell table:formula="of:=[.A922]/1000/(60*60*24)" office:value-type="time" office:time-value="PT04H05M18.474S" calcext:value-type="time">
            <text:p>04:05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2042.83" calcext:value-type="float">
            <text:p>2042.83</text:p>
          </table:table-cell>
          <table:table-cell office:value-type="float" office:value="2420.41" calcext:value-type="float">
            <text:p>2420.41</text:p>
          </table:table-cell>
        </table:table-row>
        <table:table-row table:style-name="ro1">
          <table:table-cell office:value-type="float" office:value="14734474" calcext:value-type="float">
            <text:p>14734474</text:p>
          </table:table-cell>
          <table:table-cell table:formula="of:=[.A923]/1000/(60*60*24)" office:value-type="time" office:time-value="PT04H05M34.474S" calcext:value-type="time">
            <text:p>04:05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2045.05" calcext:value-type="float">
            <text:p>2045.05</text:p>
          </table:table-cell>
          <table:table-cell office:value-type="float" office:value="2422.92" calcext:value-type="float">
            <text:p>2422.92</text:p>
          </table:table-cell>
        </table:table-row>
        <table:table-row table:style-name="ro1">
          <table:table-cell office:value-type="float" office:value="14750474" calcext:value-type="float">
            <text:p>14750474</text:p>
          </table:table-cell>
          <table:table-cell table:formula="of:=[.A924]/1000/(60*60*24)" office:value-type="time" office:time-value="PT04H05M50.474S" calcext:value-type="time">
            <text:p>04:05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2047.27" calcext:value-type="float">
            <text:p>2047.27</text:p>
          </table:table-cell>
          <table:table-cell office:value-type="float" office:value="2425.42" calcext:value-type="float">
            <text:p>2425.42</text:p>
          </table:table-cell>
        </table:table-row>
        <table:table-row table:style-name="ro1">
          <table:table-cell office:value-type="float" office:value="14766475" calcext:value-type="float">
            <text:p>14766475</text:p>
          </table:table-cell>
          <table:table-cell table:formula="of:=[.A925]/1000/(60*60*24)" office:value-type="time" office:time-value="PT04H06M06.475S" calcext:value-type="time">
            <text:p>04:06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2.74" calcext:value-type="float">
            <text:p>562.74</text:p>
          </table:table-cell>
          <table:table-cell office:value-type="float" office:value="2049.49" calcext:value-type="float">
            <text:p>2049.49</text:p>
          </table:table-cell>
          <table:table-cell office:value-type="float" office:value="2427.93" calcext:value-type="float">
            <text:p>2427.93</text:p>
          </table:table-cell>
        </table:table-row>
        <table:table-row table:style-name="ro1">
          <table:table-cell office:value-type="float" office:value="14782475" calcext:value-type="float">
            <text:p>14782475</text:p>
          </table:table-cell>
          <table:table-cell table:formula="of:=[.A926]/1000/(60*60*24)" office:value-type="time" office:time-value="PT04H06M22.475S" calcext:value-type="time">
            <text:p>04:06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2051.71" calcext:value-type="float">
            <text:p>2051.71</text:p>
          </table:table-cell>
          <table:table-cell office:value-type="float" office:value="2430.43" calcext:value-type="float">
            <text:p>2430.43</text:p>
          </table:table-cell>
        </table:table-row>
        <table:table-row table:style-name="ro1">
          <table:table-cell office:value-type="float" office:value="14798475" calcext:value-type="float">
            <text:p>14798475</text:p>
          </table:table-cell>
          <table:table-cell table:formula="of:=[.A927]/1000/(60*60*24)" office:value-type="time" office:time-value="PT04H06M38.475S" calcext:value-type="time">
            <text:p>04:06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2053.93" calcext:value-type="float">
            <text:p>2053.93</text:p>
          </table:table-cell>
          <table:table-cell office:value-type="float" office:value="2432.93" calcext:value-type="float">
            <text:p>2432.93</text:p>
          </table:table-cell>
        </table:table-row>
        <table:table-row table:style-name="ro1">
          <table:table-cell office:value-type="float" office:value="14814474" calcext:value-type="float">
            <text:p>14814474</text:p>
          </table:table-cell>
          <table:table-cell table:formula="of:=[.A928]/1000/(60*60*24)" office:value-type="time" office:time-value="PT04H06M54.474S" calcext:value-type="time">
            <text:p>04:06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2056.15" calcext:value-type="float">
            <text:p>2056.15</text:p>
          </table:table-cell>
          <table:table-cell office:value-type="float" office:value="2435.43" calcext:value-type="float">
            <text:p>2435.43</text:p>
          </table:table-cell>
        </table:table-row>
        <table:table-row table:style-name="ro1">
          <table:table-cell office:value-type="float" office:value="14830475" calcext:value-type="float">
            <text:p>14830475</text:p>
          </table:table-cell>
          <table:table-cell table:formula="of:=[.A929]/1000/(60*60*24)" office:value-type="time" office:time-value="PT04H07M10.475S" calcext:value-type="time">
            <text:p>04:07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2058.37" calcext:value-type="float">
            <text:p>2058.37</text:p>
          </table:table-cell>
          <table:table-cell office:value-type="float" office:value="2437.94" calcext:value-type="float">
            <text:p>2437.94</text:p>
          </table:table-cell>
        </table:table-row>
        <table:table-row table:style-name="ro1">
          <table:table-cell office:value-type="float" office:value="14846474" calcext:value-type="float">
            <text:p>14846474</text:p>
          </table:table-cell>
          <table:table-cell table:formula="of:=[.A930]/1000/(60*60*24)" office:value-type="time" office:time-value="PT04H07M26.474S" calcext:value-type="time">
            <text:p>04:07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2060.59" calcext:value-type="float">
            <text:p>2060.59</text:p>
          </table:table-cell>
          <table:table-cell office:value-type="float" office:value="2440.44" calcext:value-type="float">
            <text:p>2440.44</text:p>
          </table:table-cell>
        </table:table-row>
        <table:table-row table:style-name="ro1">
          <table:table-cell office:value-type="float" office:value="14862475" calcext:value-type="float">
            <text:p>14862475</text:p>
          </table:table-cell>
          <table:table-cell table:formula="of:=[.A931]/1000/(60*60*24)" office:value-type="time" office:time-value="PT04H07M42.475S" calcext:value-type="time">
            <text:p>04:07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2.75" calcext:value-type="float">
            <text:p>562.75</text:p>
          </table:table-cell>
          <table:table-cell office:value-type="float" office:value="2062.81" calcext:value-type="float">
            <text:p>2062.81</text:p>
          </table:table-cell>
          <table:table-cell office:value-type="float" office:value="2442.94" calcext:value-type="float">
            <text:p>2442.94</text:p>
          </table:table-cell>
        </table:table-row>
        <table:table-row table:style-name="ro1">
          <table:table-cell office:value-type="float" office:value="14878475" calcext:value-type="float">
            <text:p>14878475</text:p>
          </table:table-cell>
          <table:table-cell table:formula="of:=[.A932]/1000/(60*60*24)" office:value-type="time" office:time-value="PT04H07M58.475S" calcext:value-type="time">
            <text:p>04:07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2065.03" calcext:value-type="float">
            <text:p>2065.03</text:p>
          </table:table-cell>
          <table:table-cell office:value-type="float" office:value="2445.43" calcext:value-type="float">
            <text:p>2445.43</text:p>
          </table:table-cell>
        </table:table-row>
        <table:table-row table:style-name="ro1">
          <table:table-cell office:value-type="float" office:value="14894474" calcext:value-type="float">
            <text:p>14894474</text:p>
          </table:table-cell>
          <table:table-cell table:formula="of:=[.A933]/1000/(60*60*24)" office:value-type="time" office:time-value="PT04H08M14.474S" calcext:value-type="time">
            <text:p>04:08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6" calcext:value-type="float">
            <text:p>560.46</text:p>
          </table:table-cell>
          <table:table-cell office:value-type="float" office:value="2067.25" calcext:value-type="float">
            <text:p>2067.25</text:p>
          </table:table-cell>
          <table:table-cell office:value-type="float" office:value="2447.93" calcext:value-type="float">
            <text:p>2447.93</text:p>
          </table:table-cell>
        </table:table-row>
        <table:table-row table:style-name="ro1">
          <table:table-cell office:value-type="float" office:value="14910474" calcext:value-type="float">
            <text:p>14910474</text:p>
          </table:table-cell>
          <table:table-cell table:formula="of:=[.A934]/1000/(60*60*24)" office:value-type="time" office:time-value="PT04H08M30.474S" calcext:value-type="time">
            <text:p>04:08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2069.47" calcext:value-type="float">
            <text:p>2069.47</text:p>
          </table:table-cell>
          <table:table-cell office:value-type="float" office:value="2450.43" calcext:value-type="float">
            <text:p>2450.43</text:p>
          </table:table-cell>
        </table:table-row>
        <table:table-row table:style-name="ro1">
          <table:table-cell office:value-type="float" office:value="14926475" calcext:value-type="float">
            <text:p>14926475</text:p>
          </table:table-cell>
          <table:table-cell table:formula="of:=[.A935]/1000/(60*60*24)" office:value-type="time" office:time-value="PT04H08M46.475S" calcext:value-type="time">
            <text:p>04:08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4" calcext:value-type="float">
            <text:p>560.54</text:p>
          </table:table-cell>
          <table:table-cell office:value-type="float" office:value="2071.69" calcext:value-type="float">
            <text:p>2071.69</text:p>
          </table:table-cell>
          <table:table-cell office:value-type="float" office:value="2452.92" calcext:value-type="float">
            <text:p>2452.92</text:p>
          </table:table-cell>
        </table:table-row>
        <table:table-row table:style-name="ro1">
          <table:table-cell office:value-type="float" office:value="14942474" calcext:value-type="float">
            <text:p>14942474</text:p>
          </table:table-cell>
          <table:table-cell table:formula="of:=[.A936]/1000/(60*60*24)" office:value-type="time" office:time-value="PT04H09M02.474S" calcext:value-type="time">
            <text:p>04:09:02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8" calcext:value-type="float">
            <text:p>560.08</text:p>
          </table:table-cell>
          <table:table-cell office:value-type="float" office:value="2073.91" calcext:value-type="float">
            <text:p>2073.91</text:p>
          </table:table-cell>
          <table:table-cell office:value-type="float" office:value="2455.42" calcext:value-type="float">
            <text:p>2455.42</text:p>
          </table:table-cell>
        </table:table-row>
        <table:table-row table:style-name="ro1">
          <table:table-cell office:value-type="float" office:value="14958474" calcext:value-type="float">
            <text:p>14958474</text:p>
          </table:table-cell>
          <table:table-cell table:formula="of:=[.A937]/1000/(60*60*24)" office:value-type="time" office:time-value="PT04H09M18.474S" calcext:value-type="time">
            <text:p>04:09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5" calcext:value-type="float">
            <text:p>560.45</text:p>
          </table:table-cell>
          <table:table-cell office:value-type="float" office:value="2076.13" calcext:value-type="float">
            <text:p>2076.13</text:p>
          </table:table-cell>
          <table:table-cell office:value-type="float" office:value="2457.91" calcext:value-type="float">
            <text:p>2457.91</text:p>
          </table:table-cell>
        </table:table-row>
        <table:table-row table:style-name="ro1">
          <table:table-cell office:value-type="float" office:value="14974474" calcext:value-type="float">
            <text:p>14974474</text:p>
          </table:table-cell>
          <table:table-cell table:formula="of:=[.A938]/1000/(60*60*24)" office:value-type="time" office:time-value="PT04H09M34.474S" calcext:value-type="time">
            <text:p>04:09:3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6" calcext:value-type="float">
            <text:p>560.46</text:p>
          </table:table-cell>
          <table:table-cell office:value-type="float" office:value="2078.35" calcext:value-type="float">
            <text:p>2078.35</text:p>
          </table:table-cell>
          <table:table-cell office:value-type="float" office:value="2460.41" calcext:value-type="float">
            <text:p>2460.41</text:p>
          </table:table-cell>
        </table:table-row>
        <table:table-row table:style-name="ro1">
          <table:table-cell office:value-type="float" office:value="14990474" calcext:value-type="float">
            <text:p>14990474</text:p>
          </table:table-cell>
          <table:table-cell table:formula="of:=[.A939]/1000/(60*60*24)" office:value-type="time" office:time-value="PT04H09M50.474S" calcext:value-type="time">
            <text:p>04:09:50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4" calcext:value-type="float">
            <text:p>560.54</text:p>
          </table:table-cell>
          <table:table-cell office:value-type="float" office:value="2080.57" calcext:value-type="float">
            <text:p>2080.57</text:p>
          </table:table-cell>
          <table:table-cell office:value-type="float" office:value="2462.9" calcext:value-type="float">
            <text:p>2462.9</text:p>
          </table:table-cell>
        </table:table-row>
        <table:table-row table:style-name="ro1">
          <table:table-cell office:value-type="float" office:value="15006474" calcext:value-type="float">
            <text:p>15006474</text:p>
          </table:table-cell>
          <table:table-cell table:formula="of:=[.A940]/1000/(60*60*24)" office:value-type="time" office:time-value="PT04H10M06.474S" calcext:value-type="time">
            <text:p>04:10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2082.79" calcext:value-type="float">
            <text:p>2082.79</text:p>
          </table:table-cell>
          <table:table-cell office:value-type="float" office:value="2465.4" calcext:value-type="float">
            <text:p>2465.4</text:p>
          </table:table-cell>
        </table:table-row>
        <table:table-row table:style-name="ro1">
          <table:table-cell office:value-type="float" office:value="15022474" calcext:value-type="float">
            <text:p>15022474</text:p>
          </table:table-cell>
          <table:table-cell table:formula="of:=[.A941]/1000/(60*60*24)" office:value-type="time" office:time-value="PT04H10M22.474S" calcext:value-type="time">
            <text:p>04:10:22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7" calcext:value-type="float">
            <text:p>560.67</text:p>
          </table:table-cell>
          <table:table-cell office:value-type="float" office:value="2085.01" calcext:value-type="float">
            <text:p>2085.01</text:p>
          </table:table-cell>
          <table:table-cell office:value-type="float" office:value="2467.89" calcext:value-type="float">
            <text:p>2467.89</text:p>
          </table:table-cell>
        </table:table-row>
        <table:table-row table:style-name="ro1">
          <table:table-cell office:value-type="float" office:value="15038475" calcext:value-type="float">
            <text:p>15038475</text:p>
          </table:table-cell>
          <table:table-cell table:formula="of:=[.A942]/1000/(60*60*24)" office:value-type="time" office:time-value="PT04H10M38.475S" calcext:value-type="time">
            <text:p>04:10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2087.23" calcext:value-type="float">
            <text:p>2087.23</text:p>
          </table:table-cell>
          <table:table-cell office:value-type="float" office:value="2470.38" calcext:value-type="float">
            <text:p>2470.38</text:p>
          </table:table-cell>
        </table:table-row>
        <table:table-row table:style-name="ro1">
          <table:table-cell office:value-type="float" office:value="15054474" calcext:value-type="float">
            <text:p>15054474</text:p>
          </table:table-cell>
          <table:table-cell table:formula="of:=[.A943]/1000/(60*60*24)" office:value-type="time" office:time-value="PT04H10M54.474S" calcext:value-type="time">
            <text:p>04:10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60.76" calcext:value-type="float">
            <text:p>560.76</text:p>
          </table:table-cell>
          <table:table-cell office:value-type="float" office:value="2089.46" calcext:value-type="float">
            <text:p>2089.46</text:p>
          </table:table-cell>
          <table:table-cell office:value-type="float" office:value="2472.87" calcext:value-type="float">
            <text:p>2472.87</text:p>
          </table:table-cell>
        </table:table-row>
        <table:table-row table:style-name="ro1">
          <table:table-cell office:value-type="float" office:value="15070474" calcext:value-type="float">
            <text:p>15070474</text:p>
          </table:table-cell>
          <table:table-cell table:formula="of:=[.A944]/1000/(60*60*24)" office:value-type="time" office:time-value="PT04H11M10.474S" calcext:value-type="time">
            <text:p>04:11:10</text:p>
          </table:table-cell>
          <table:table-cell office:value-type="float" office:value="1.12" calcext:value-type="float">
            <text:p>1.1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0.89" calcext:value-type="float">
            <text:p>560.89</text:p>
          </table:table-cell>
          <table:table-cell office:value-type="float" office:value="2091.68" calcext:value-type="float">
            <text:p>2091.68</text:p>
          </table:table-cell>
          <table:table-cell office:value-type="float" office:value="2475.36" calcext:value-type="float">
            <text:p>2475.36</text:p>
          </table:table-cell>
        </table:table-row>
        <table:table-row table:style-name="ro1">
          <table:table-cell office:value-type="float" office:value="15086474" calcext:value-type="float">
            <text:p>15086474</text:p>
          </table:table-cell>
          <table:table-cell table:formula="of:=[.A945]/1000/(60*60*24)" office:value-type="time" office:time-value="PT04H11M26.474S" calcext:value-type="time">
            <text:p>04:11:26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7" calcext:value-type="float">
            <text:p>560.67</text:p>
          </table:table-cell>
          <table:table-cell office:value-type="float" office:value="2093.9" calcext:value-type="float">
            <text:p>2093.9</text:p>
          </table:table-cell>
          <table:table-cell office:value-type="float" office:value="2477.85" calcext:value-type="float">
            <text:p>2477.85</text:p>
          </table:table-cell>
        </table:table-row>
        <table:table-row table:style-name="ro1">
          <table:table-cell office:value-type="float" office:value="15102474" calcext:value-type="float">
            <text:p>15102474</text:p>
          </table:table-cell>
          <table:table-cell table:formula="of:=[.A946]/1000/(60*60*24)" office:value-type="time" office:time-value="PT04H11M42.474S" calcext:value-type="time">
            <text:p>04:11:42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7" calcext:value-type="float">
            <text:p>558.67</text:p>
          </table:table-cell>
          <table:table-cell office:value-type="float" office:value="2096.12" calcext:value-type="float">
            <text:p>2096.12</text:p>
          </table:table-cell>
          <table:table-cell office:value-type="float" office:value="2480.34" calcext:value-type="float">
            <text:p>2480.34</text:p>
          </table:table-cell>
        </table:table-row>
        <table:table-row table:style-name="ro1">
          <table:table-cell office:value-type="float" office:value="15118474" calcext:value-type="float">
            <text:p>15118474</text:p>
          </table:table-cell>
          <table:table-cell table:formula="of:=[.A947]/1000/(60*60*24)" office:value-type="time" office:time-value="PT04H11M58.474S" calcext:value-type="time">
            <text:p>04:11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2" calcext:value-type="float">
            <text:p>558.22</text:p>
          </table:table-cell>
          <table:table-cell office:value-type="float" office:value="2098.34" calcext:value-type="float">
            <text:p>2098.34</text:p>
          </table:table-cell>
          <table:table-cell office:value-type="float" office:value="2482.82" calcext:value-type="float">
            <text:p>2482.82</text:p>
          </table:table-cell>
        </table:table-row>
        <table:table-row table:style-name="ro1">
          <table:table-cell office:value-type="float" office:value="15134474" calcext:value-type="float">
            <text:p>15134474</text:p>
          </table:table-cell>
          <table:table-cell table:formula="of:=[.A948]/1000/(60*60*24)" office:value-type="time" office:time-value="PT04H12M14.474S" calcext:value-type="time">
            <text:p>04:12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2100.56" calcext:value-type="float">
            <text:p>2100.56</text:p>
          </table:table-cell>
          <table:table-cell office:value-type="float" office:value="2485.31" calcext:value-type="float">
            <text:p>2485.31</text:p>
          </table:table-cell>
        </table:table-row>
        <table:table-row table:style-name="ro1">
          <table:table-cell office:value-type="float" office:value="15150474" calcext:value-type="float">
            <text:p>15150474</text:p>
          </table:table-cell>
          <table:table-cell table:formula="of:=[.A949]/1000/(60*60*24)" office:value-type="time" office:time-value="PT04H12M30.474S" calcext:value-type="time">
            <text:p>04:12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2102.78" calcext:value-type="float">
            <text:p>2102.78</text:p>
          </table:table-cell>
          <table:table-cell office:value-type="float" office:value="2487.79" calcext:value-type="float">
            <text:p>2487.79</text:p>
          </table:table-cell>
        </table:table-row>
        <table:table-row table:style-name="ro1">
          <table:table-cell office:value-type="float" office:value="15166474" calcext:value-type="float">
            <text:p>15166474</text:p>
          </table:table-cell>
          <table:table-cell table:formula="of:=[.A950]/1000/(60*60*24)" office:value-type="time" office:time-value="PT04H12M46.474S" calcext:value-type="time">
            <text:p>04:12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2105" calcext:value-type="float">
            <text:p>2105</text:p>
          </table:table-cell>
          <table:table-cell office:value-type="float" office:value="2490.28" calcext:value-type="float">
            <text:p>2490.28</text:p>
          </table:table-cell>
        </table:table-row>
        <table:table-row table:style-name="ro1">
          <table:table-cell office:value-type="float" office:value="15182474" calcext:value-type="float">
            <text:p>15182474</text:p>
          </table:table-cell>
          <table:table-cell table:formula="of:=[.A951]/1000/(60*60*24)" office:value-type="time" office:time-value="PT04H13M02.474S" calcext:value-type="time">
            <text:p>04:13:02</text:p>
          </table:table-cell>
          <table:table-cell office:value-type="float" office:value="1.12" calcext:value-type="float">
            <text:p>1.12</text:p>
          </table:table-cell>
          <table:table-cell office:value-type="float" office:value="499.8" calcext:value-type="float">
            <text:p>499.8</text:p>
          </table:table-cell>
          <table:table-cell office:value-type="float" office:value="560.76" calcext:value-type="float">
            <text:p>560.76</text:p>
          </table:table-cell>
          <table:table-cell office:value-type="float" office:value="2107.22" calcext:value-type="float">
            <text:p>2107.22</text:p>
          </table:table-cell>
          <table:table-cell office:value-type="float" office:value="2492.76" calcext:value-type="float">
            <text:p>2492.76</text:p>
          </table:table-cell>
        </table:table-row>
        <table:table-row table:style-name="ro1">
          <table:table-cell office:value-type="float" office:value="15198474" calcext:value-type="float">
            <text:p>15198474</text:p>
          </table:table-cell>
          <table:table-cell table:formula="of:=[.A952]/1000/(60*60*24)" office:value-type="time" office:time-value="PT04H13M18.474S" calcext:value-type="time">
            <text:p>04:13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7" calcext:value-type="float">
            <text:p>558.67</text:p>
          </table:table-cell>
          <table:table-cell office:value-type="float" office:value="2109.44" calcext:value-type="float">
            <text:p>2109.44</text:p>
          </table:table-cell>
          <table:table-cell office:value-type="float" office:value="2495.25" calcext:value-type="float">
            <text:p>2495.25</text:p>
          </table:table-cell>
        </table:table-row>
        <table:table-row table:style-name="ro1">
          <table:table-cell office:value-type="float" office:value="15214475" calcext:value-type="float">
            <text:p>15214475</text:p>
          </table:table-cell>
          <table:table-cell table:formula="of:=[.A953]/1000/(60*60*24)" office:value-type="time" office:time-value="PT04H13M34.475S" calcext:value-type="time">
            <text:p>04:13:34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4" calcext:value-type="float">
            <text:p>558.54</text:p>
          </table:table-cell>
          <table:table-cell office:value-type="float" office:value="2111.66" calcext:value-type="float">
            <text:p>2111.66</text:p>
          </table:table-cell>
          <table:table-cell office:value-type="float" office:value="2497.73" calcext:value-type="float">
            <text:p>2497.73</text:p>
          </table:table-cell>
        </table:table-row>
        <table:table-row table:style-name="ro1">
          <table:table-cell office:value-type="float" office:value="15230474" calcext:value-type="float">
            <text:p>15230474</text:p>
          </table:table-cell>
          <table:table-cell table:formula="of:=[.A954]/1000/(60*60*24)" office:value-type="time" office:time-value="PT04H13M50.474S" calcext:value-type="time">
            <text:p>04:13:50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2113.88" calcext:value-type="float">
            <text:p>2113.88</text:p>
          </table:table-cell>
          <table:table-cell office:value-type="float" office:value="2500.21" calcext:value-type="float">
            <text:p>2500.21</text:p>
          </table:table-cell>
        </table:table-row>
        <table:table-row table:style-name="ro1">
          <table:table-cell office:value-type="float" office:value="15246474" calcext:value-type="float">
            <text:p>15246474</text:p>
          </table:table-cell>
          <table:table-cell table:formula="of:=[.A955]/1000/(60*60*24)" office:value-type="time" office:time-value="PT04H14M06.474S" calcext:value-type="time">
            <text:p>04:14:0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2" calcext:value-type="float">
            <text:p>558.52</text:p>
          </table:table-cell>
          <table:table-cell office:value-type="float" office:value="2116.1" calcext:value-type="float">
            <text:p>2116.1</text:p>
          </table:table-cell>
          <table:table-cell office:value-type="float" office:value="2502.69" calcext:value-type="float">
            <text:p>2502.69</text:p>
          </table:table-cell>
        </table:table-row>
        <table:table-row table:style-name="ro1">
          <table:table-cell office:value-type="float" office:value="15262474" calcext:value-type="float">
            <text:p>15262474</text:p>
          </table:table-cell>
          <table:table-cell table:formula="of:=[.A956]/1000/(60*60*24)" office:value-type="time" office:time-value="PT04H14M22.474S" calcext:value-type="time">
            <text:p>04:14:22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6" calcext:value-type="float">
            <text:p>558.66</text:p>
          </table:table-cell>
          <table:table-cell office:value-type="float" office:value="2118.32" calcext:value-type="float">
            <text:p>2118.32</text:p>
          </table:table-cell>
          <table:table-cell office:value-type="float" office:value="2505.17" calcext:value-type="float">
            <text:p>2505.17</text:p>
          </table:table-cell>
        </table:table-row>
        <table:table-row table:style-name="ro1">
          <table:table-cell office:value-type="float" office:value="15278474" calcext:value-type="float">
            <text:p>15278474</text:p>
          </table:table-cell>
          <table:table-cell table:formula="of:=[.A957]/1000/(60*60*24)" office:value-type="time" office:time-value="PT04H14M38.474S" calcext:value-type="time">
            <text:p>04:14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2120.54" calcext:value-type="float">
            <text:p>2120.54</text:p>
          </table:table-cell>
          <table:table-cell office:value-type="float" office:value="2507.65" calcext:value-type="float">
            <text:p>2507.65</text:p>
          </table:table-cell>
        </table:table-row>
        <table:table-row table:style-name="ro1">
          <table:table-cell office:value-type="float" office:value="15294474" calcext:value-type="float">
            <text:p>15294474</text:p>
          </table:table-cell>
          <table:table-cell table:formula="of:=[.A958]/1000/(60*60*24)" office:value-type="time" office:time-value="PT04H14M54.474S" calcext:value-type="time">
            <text:p>04:14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2" calcext:value-type="float">
            <text:p>558.22</text:p>
          </table:table-cell>
          <table:table-cell office:value-type="float" office:value="2122.76" calcext:value-type="float">
            <text:p>2122.76</text:p>
          </table:table-cell>
          <table:table-cell office:value-type="float" office:value="2510.13" calcext:value-type="float">
            <text:p>2510.13</text:p>
          </table:table-cell>
        </table:table-row>
        <table:table-row table:style-name="ro1">
          <table:table-cell office:value-type="float" office:value="15310474" calcext:value-type="float">
            <text:p>15310474</text:p>
          </table:table-cell>
          <table:table-cell table:formula="of:=[.A959]/1000/(60*60*24)" office:value-type="time" office:time-value="PT04H15M10.474S" calcext:value-type="time">
            <text:p>04:15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2124.98" calcext:value-type="float">
            <text:p>2124.98</text:p>
          </table:table-cell>
          <table:table-cell office:value-type="float" office:value="2512.61" calcext:value-type="float">
            <text:p>2512.61</text:p>
          </table:table-cell>
        </table:table-row>
        <table:table-row table:style-name="ro1">
          <table:table-cell office:value-type="float" office:value="15326475" calcext:value-type="float">
            <text:p>15326475</text:p>
          </table:table-cell>
          <table:table-cell table:formula="of:=[.A960]/1000/(60*60*24)" office:value-type="time" office:time-value="PT04H15M26.475S" calcext:value-type="time">
            <text:p>04:15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127.2" calcext:value-type="float">
            <text:p>2127.2</text:p>
          </table:table-cell>
          <table:table-cell office:value-type="float" office:value="2515.09" calcext:value-type="float">
            <text:p>2515.09</text:p>
          </table:table-cell>
        </table:table-row>
        <table:table-row table:style-name="ro1">
          <table:table-cell office:value-type="float" office:value="15342474" calcext:value-type="float">
            <text:p>15342474</text:p>
          </table:table-cell>
          <table:table-cell table:formula="of:=[.A961]/1000/(60*60*24)" office:value-type="time" office:time-value="PT04H15M42.474S" calcext:value-type="time">
            <text:p>04:15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2129.42" calcext:value-type="float">
            <text:p>2129.42</text:p>
          </table:table-cell>
          <table:table-cell office:value-type="float" office:value="2517.56" calcext:value-type="float">
            <text:p>2517.56</text:p>
          </table:table-cell>
        </table:table-row>
        <table:table-row table:style-name="ro1">
          <table:table-cell office:value-type="float" office:value="15358474" calcext:value-type="float">
            <text:p>15358474</text:p>
          </table:table-cell>
          <table:table-cell table:formula="of:=[.A962]/1000/(60*60*24)" office:value-type="time" office:time-value="PT04H15M58.474S" calcext:value-type="time">
            <text:p>04:15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2131.64" calcext:value-type="float">
            <text:p>2131.64</text:p>
          </table:table-cell>
          <table:table-cell office:value-type="float" office:value="2520.04" calcext:value-type="float">
            <text:p>2520.04</text:p>
          </table:table-cell>
        </table:table-row>
        <table:table-row table:style-name="ro1">
          <table:table-cell office:value-type="float" office:value="15374474" calcext:value-type="float">
            <text:p>15374474</text:p>
          </table:table-cell>
          <table:table-cell table:formula="of:=[.A963]/1000/(60*60*24)" office:value-type="time" office:time-value="PT04H16M14.474S" calcext:value-type="time">
            <text:p>04:16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2133.86" calcext:value-type="float">
            <text:p>2133.86</text:p>
          </table:table-cell>
          <table:table-cell office:value-type="float" office:value="2522.51" calcext:value-type="float">
            <text:p>2522.51</text:p>
          </table:table-cell>
        </table:table-row>
        <table:table-row table:style-name="ro1">
          <table:table-cell office:value-type="float" office:value="15390475" calcext:value-type="float">
            <text:p>15390475</text:p>
          </table:table-cell>
          <table:table-cell table:formula="of:=[.A964]/1000/(60*60*24)" office:value-type="time" office:time-value="PT04H16M30.475S" calcext:value-type="time">
            <text:p>04:16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4" calcext:value-type="float">
            <text:p>556.54</text:p>
          </table:table-cell>
          <table:table-cell office:value-type="float" office:value="2136.08" calcext:value-type="float">
            <text:p>2136.08</text:p>
          </table:table-cell>
          <table:table-cell office:value-type="float" office:value="2524.99" calcext:value-type="float">
            <text:p>2524.99</text:p>
          </table:table-cell>
        </table:table-row>
        <table:table-row table:style-name="ro1">
          <table:table-cell office:value-type="float" office:value="15406474" calcext:value-type="float">
            <text:p>15406474</text:p>
          </table:table-cell>
          <table:table-cell table:formula="of:=[.A965]/1000/(60*60*24)" office:value-type="time" office:time-value="PT04H16M46.474S" calcext:value-type="time">
            <text:p>04:16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5" calcext:value-type="float">
            <text:p>556.45</text:p>
          </table:table-cell>
          <table:table-cell office:value-type="float" office:value="2138.3" calcext:value-type="float">
            <text:p>2138.3</text:p>
          </table:table-cell>
          <table:table-cell office:value-type="float" office:value="2527.46" calcext:value-type="float">
            <text:p>2527.46</text:p>
          </table:table-cell>
        </table:table-row>
        <table:table-row table:style-name="ro1">
          <table:table-cell office:value-type="float" office:value="15422474" calcext:value-type="float">
            <text:p>15422474</text:p>
          </table:table-cell>
          <table:table-cell table:formula="of:=[.A966]/1000/(60*60*24)" office:value-type="time" office:time-value="PT04H17M02.474S" calcext:value-type="time">
            <text:p>04:17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2140.52" calcext:value-type="float">
            <text:p>2140.52</text:p>
          </table:table-cell>
          <table:table-cell office:value-type="float" office:value="2529.93" calcext:value-type="float">
            <text:p>2529.93</text:p>
          </table:table-cell>
        </table:table-row>
        <table:table-row table:style-name="ro1">
          <table:table-cell office:value-type="float" office:value="15438474" calcext:value-type="float">
            <text:p>15438474</text:p>
          </table:table-cell>
          <table:table-cell table:formula="of:=[.A967]/1000/(60*60*24)" office:value-type="time" office:time-value="PT04H17M18.474S" calcext:value-type="time">
            <text:p>04:17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142.75" calcext:value-type="float">
            <text:p>2142.75</text:p>
          </table:table-cell>
          <table:table-cell office:value-type="float" office:value="2532.4" calcext:value-type="float">
            <text:p>2532.4</text:p>
          </table:table-cell>
        </table:table-row>
        <table:table-row table:style-name="ro1">
          <table:table-cell office:value-type="float" office:value="15454474" calcext:value-type="float">
            <text:p>15454474</text:p>
          </table:table-cell>
          <table:table-cell table:formula="of:=[.A968]/1000/(60*60*24)" office:value-type="time" office:time-value="PT04H17M34.474S" calcext:value-type="time">
            <text:p>04:17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2144.96" calcext:value-type="float">
            <text:p>2144.96</text:p>
          </table:table-cell>
          <table:table-cell office:value-type="float" office:value="2534.87" calcext:value-type="float">
            <text:p>2534.87</text:p>
          </table:table-cell>
        </table:table-row>
        <table:table-row table:style-name="ro1">
          <table:table-cell office:value-type="float" office:value="15470474" calcext:value-type="float">
            <text:p>15470474</text:p>
          </table:table-cell>
          <table:table-cell table:formula="of:=[.A969]/1000/(60*60*24)" office:value-type="time" office:time-value="PT04H17M50.474S" calcext:value-type="time">
            <text:p>04:17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2147.19" calcext:value-type="float">
            <text:p>2147.19</text:p>
          </table:table-cell>
          <table:table-cell office:value-type="float" office:value="2537.34" calcext:value-type="float">
            <text:p>2537.34</text:p>
          </table:table-cell>
        </table:table-row>
        <table:table-row table:style-name="ro1">
          <table:table-cell office:value-type="float" office:value="15486474" calcext:value-type="float">
            <text:p>15486474</text:p>
          </table:table-cell>
          <table:table-cell table:formula="of:=[.A970]/1000/(60*60*24)" office:value-type="time" office:time-value="PT04H18M06.474S" calcext:value-type="time">
            <text:p>04:18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2149.41" calcext:value-type="float">
            <text:p>2149.41</text:p>
          </table:table-cell>
          <table:table-cell office:value-type="float" office:value="2539.81" calcext:value-type="float">
            <text:p>2539.81</text:p>
          </table:table-cell>
        </table:table-row>
        <table:table-row table:style-name="ro1">
          <table:table-cell office:value-type="float" office:value="15502474" calcext:value-type="float">
            <text:p>15502474</text:p>
          </table:table-cell>
          <table:table-cell table:formula="of:=[.A971]/1000/(60*60*24)" office:value-type="time" office:time-value="PT04H18M22.474S" calcext:value-type="time">
            <text:p>04:18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4" calcext:value-type="float">
            <text:p>554.54</text:p>
          </table:table-cell>
          <table:table-cell office:value-type="float" office:value="2151.63" calcext:value-type="float">
            <text:p>2151.63</text:p>
          </table:table-cell>
          <table:table-cell office:value-type="float" office:value="2542.28" calcext:value-type="float">
            <text:p>2542.28</text:p>
          </table:table-cell>
        </table:table-row>
        <table:table-row table:style-name="ro1">
          <table:table-cell office:value-type="float" office:value="15518475" calcext:value-type="float">
            <text:p>15518475</text:p>
          </table:table-cell>
          <table:table-cell table:formula="of:=[.A972]/1000/(60*60*24)" office:value-type="time" office:time-value="PT04H18M38.475S" calcext:value-type="time">
            <text:p>04:18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2" calcext:value-type="float">
            <text:p>554.52</text:p>
          </table:table-cell>
          <table:table-cell office:value-type="float" office:value="2153.85" calcext:value-type="float">
            <text:p>2153.85</text:p>
          </table:table-cell>
          <table:table-cell office:value-type="float" office:value="2544.75" calcext:value-type="float">
            <text:p>2544.75</text:p>
          </table:table-cell>
        </table:table-row>
        <table:table-row table:style-name="ro1">
          <table:table-cell office:value-type="float" office:value="15534474" calcext:value-type="float">
            <text:p>15534474</text:p>
          </table:table-cell>
          <table:table-cell table:formula="of:=[.A973]/1000/(60*60*24)" office:value-type="time" office:time-value="PT04H18M54.474S" calcext:value-type="time">
            <text:p>04:18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2156.07" calcext:value-type="float">
            <text:p>2156.07</text:p>
          </table:table-cell>
          <table:table-cell office:value-type="float" office:value="2547.21" calcext:value-type="float">
            <text:p>2547.21</text:p>
          </table:table-cell>
        </table:table-row>
        <table:table-row table:style-name="ro1">
          <table:table-cell office:value-type="float" office:value="15550474" calcext:value-type="float">
            <text:p>15550474</text:p>
          </table:table-cell>
          <table:table-cell table:formula="of:=[.A974]/1000/(60*60*24)" office:value-type="time" office:time-value="PT04H19M10.474S" calcext:value-type="time">
            <text:p>04:19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2158.29" calcext:value-type="float">
            <text:p>2158.29</text:p>
          </table:table-cell>
          <table:table-cell office:value-type="float" office:value="2549.68" calcext:value-type="float">
            <text:p>2549.68</text:p>
          </table:table-cell>
        </table:table-row>
        <table:table-row table:style-name="ro1">
          <table:table-cell office:value-type="float" office:value="15566474" calcext:value-type="float">
            <text:p>15566474</text:p>
          </table:table-cell>
          <table:table-cell table:formula="of:=[.A975]/1000/(60*60*24)" office:value-type="time" office:time-value="PT04H19M26.474S" calcext:value-type="time">
            <text:p>04:19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2160.51" calcext:value-type="float">
            <text:p>2160.51</text:p>
          </table:table-cell>
          <table:table-cell office:value-type="float" office:value="2552.14" calcext:value-type="float">
            <text:p>2552.14</text:p>
          </table:table-cell>
        </table:table-row>
        <table:table-row table:style-name="ro1">
          <table:table-cell office:value-type="float" office:value="15582475" calcext:value-type="float">
            <text:p>15582475</text:p>
          </table:table-cell>
          <table:table-cell table:formula="of:=[.A976]/1000/(60*60*24)" office:value-type="time" office:time-value="PT04H19M42.475S" calcext:value-type="time">
            <text:p>04:19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2162.73" calcext:value-type="float">
            <text:p>2162.73</text:p>
          </table:table-cell>
          <table:table-cell office:value-type="float" office:value="2554.6" calcext:value-type="float">
            <text:p>2554.6</text:p>
          </table:table-cell>
        </table:table-row>
        <table:table-row table:style-name="ro1">
          <table:table-cell office:value-type="float" office:value="15598475" calcext:value-type="float">
            <text:p>15598475</text:p>
          </table:table-cell>
          <table:table-cell table:formula="of:=[.A977]/1000/(60*60*24)" office:value-type="time" office:time-value="PT04H19M58.475S" calcext:value-type="time">
            <text:p>04:19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164.95" calcext:value-type="float">
            <text:p>2164.95</text:p>
          </table:table-cell>
          <table:table-cell office:value-type="float" office:value="2557.07" calcext:value-type="float">
            <text:p>2557.07</text:p>
          </table:table-cell>
        </table:table-row>
        <table:table-row table:style-name="ro1">
          <table:table-cell office:value-type="float" office:value="15614475" calcext:value-type="float">
            <text:p>15614475</text:p>
          </table:table-cell>
          <table:table-cell table:formula="of:=[.A978]/1000/(60*60*24)" office:value-type="time" office:time-value="PT04H20M14.475S" calcext:value-type="time">
            <text:p>04:20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8" calcext:value-type="float">
            <text:p>552.68</text:p>
          </table:table-cell>
          <table:table-cell office:value-type="float" office:value="2167.17" calcext:value-type="float">
            <text:p>2167.17</text:p>
          </table:table-cell>
          <table:table-cell office:value-type="float" office:value="2559.53" calcext:value-type="float">
            <text:p>2559.53</text:p>
          </table:table-cell>
        </table:table-row>
        <table:table-row table:style-name="ro1">
          <table:table-cell office:value-type="float" office:value="15630474" calcext:value-type="float">
            <text:p>15630474</text:p>
          </table:table-cell>
          <table:table-cell table:formula="of:=[.A979]/1000/(60*60*24)" office:value-type="time" office:time-value="PT04H20M30.474S" calcext:value-type="time">
            <text:p>04:20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2" calcext:value-type="float">
            <text:p>554.32</text:p>
          </table:table-cell>
          <table:table-cell office:value-type="float" office:value="2169.39" calcext:value-type="float">
            <text:p>2169.39</text:p>
          </table:table-cell>
          <table:table-cell office:value-type="float" office:value="2561.99" calcext:value-type="float">
            <text:p>2561.99</text:p>
          </table:table-cell>
        </table:table-row>
        <table:table-row table:style-name="ro1">
          <table:table-cell office:value-type="float" office:value="15646474" calcext:value-type="float">
            <text:p>15646474</text:p>
          </table:table-cell>
          <table:table-cell table:formula="of:=[.A980]/1000/(60*60*24)" office:value-type="time" office:time-value="PT04H20M46.474S" calcext:value-type="time">
            <text:p>04:20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171.6" calcext:value-type="float">
            <text:p>2171.6</text:p>
          </table:table-cell>
          <table:table-cell office:value-type="float" office:value="2564.45" calcext:value-type="float">
            <text:p>2564.45</text:p>
          </table:table-cell>
        </table:table-row>
        <table:table-row table:style-name="ro1">
          <table:table-cell office:value-type="float" office:value="15662474" calcext:value-type="float">
            <text:p>15662474</text:p>
          </table:table-cell>
          <table:table-cell table:formula="of:=[.A981]/1000/(60*60*24)" office:value-type="time" office:time-value="PT04H21M02.474S" calcext:value-type="time">
            <text:p>04:21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2173.82" calcext:value-type="float">
            <text:p>2173.82</text:p>
          </table:table-cell>
          <table:table-cell office:value-type="float" office:value="2566.91" calcext:value-type="float">
            <text:p>2566.91</text:p>
          </table:table-cell>
        </table:table-row>
        <table:table-row table:style-name="ro1">
          <table:table-cell office:value-type="float" office:value="15678474" calcext:value-type="float">
            <text:p>15678474</text:p>
          </table:table-cell>
          <table:table-cell table:formula="of:=[.A982]/1000/(60*60*24)" office:value-type="time" office:time-value="PT04H21M18.474S" calcext:value-type="time">
            <text:p>04:21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176.05" calcext:value-type="float">
            <text:p>2176.05</text:p>
          </table:table-cell>
          <table:table-cell office:value-type="float" office:value="2569.37" calcext:value-type="float">
            <text:p>2569.37</text:p>
          </table:table-cell>
        </table:table-row>
        <table:table-row table:style-name="ro1">
          <table:table-cell office:value-type="float" office:value="15694474" calcext:value-type="float">
            <text:p>15694474</text:p>
          </table:table-cell>
          <table:table-cell table:formula="of:=[.A983]/1000/(60*60*24)" office:value-type="time" office:time-value="PT04H21M34.474S" calcext:value-type="time">
            <text:p>04:21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2178.26" calcext:value-type="float">
            <text:p>2178.26</text:p>
          </table:table-cell>
          <table:table-cell office:value-type="float" office:value="2571.82" calcext:value-type="float">
            <text:p>2571.82</text:p>
          </table:table-cell>
        </table:table-row>
        <table:table-row table:style-name="ro1">
          <table:table-cell office:value-type="float" office:value="15710474" calcext:value-type="float">
            <text:p>15710474</text:p>
          </table:table-cell>
          <table:table-cell table:formula="of:=[.A984]/1000/(60*60*24)" office:value-type="time" office:time-value="PT04H21M50.474S" calcext:value-type="time">
            <text:p>04:21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180.48" calcext:value-type="float">
            <text:p>2180.48</text:p>
          </table:table-cell>
          <table:table-cell office:value-type="float" office:value="2574.28" calcext:value-type="float">
            <text:p>2574.28</text:p>
          </table:table-cell>
        </table:table-row>
        <table:table-row table:style-name="ro1">
          <table:table-cell office:value-type="float" office:value="15726474" calcext:value-type="float">
            <text:p>15726474</text:p>
          </table:table-cell>
          <table:table-cell table:formula="of:=[.A985]/1000/(60*60*24)" office:value-type="time" office:time-value="PT04H22M06.474S" calcext:value-type="time">
            <text:p>04:22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182.7" calcext:value-type="float">
            <text:p>2182.7</text:p>
          </table:table-cell>
          <table:table-cell office:value-type="float" office:value="2576.73" calcext:value-type="float">
            <text:p>2576.73</text:p>
          </table:table-cell>
        </table:table-row>
        <table:table-row table:style-name="ro1">
          <table:table-cell office:value-type="float" office:value="15742474" calcext:value-type="float">
            <text:p>15742474</text:p>
          </table:table-cell>
          <table:table-cell table:formula="of:=[.A986]/1000/(60*60*24)" office:value-type="time" office:time-value="PT04H22M22.474S" calcext:value-type="time">
            <text:p>04:22:22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2184.92" calcext:value-type="float">
            <text:p>2184.92</text:p>
          </table:table-cell>
          <table:table-cell office:value-type="float" office:value="2579.19" calcext:value-type="float">
            <text:p>2579.19</text:p>
          </table:table-cell>
        </table:table-row>
        <table:table-row table:style-name="ro1">
          <table:table-cell office:value-type="float" office:value="15758474" calcext:value-type="float">
            <text:p>15758474</text:p>
          </table:table-cell>
          <table:table-cell table:formula="of:=[.A987]/1000/(60*60*24)" office:value-type="time" office:time-value="PT04H22M38.474S" calcext:value-type="time">
            <text:p>04:22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2187.14" calcext:value-type="float">
            <text:p>2187.14</text:p>
          </table:table-cell>
          <table:table-cell office:value-type="float" office:value="2581.64" calcext:value-type="float">
            <text:p>2581.64</text:p>
          </table:table-cell>
        </table:table-row>
        <table:table-row table:style-name="ro1">
          <table:table-cell office:value-type="float" office:value="15774475" calcext:value-type="float">
            <text:p>15774475</text:p>
          </table:table-cell>
          <table:table-cell table:formula="of:=[.A988]/1000/(60*60*24)" office:value-type="time" office:time-value="PT04H22M54.475S" calcext:value-type="time">
            <text:p>04:22:54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7" calcext:value-type="float">
            <text:p>550.67</text:p>
          </table:table-cell>
          <table:table-cell office:value-type="float" office:value="2189.36" calcext:value-type="float">
            <text:p>2189.36</text:p>
          </table:table-cell>
          <table:table-cell office:value-type="float" office:value="2584.1" calcext:value-type="float">
            <text:p>2584.1</text:p>
          </table:table-cell>
        </table:table-row>
        <table:table-row table:style-name="ro1">
          <table:table-cell office:value-type="float" office:value="15790474" calcext:value-type="float">
            <text:p>15790474</text:p>
          </table:table-cell>
          <table:table-cell table:formula="of:=[.A989]/1000/(60*60*24)" office:value-type="time" office:time-value="PT04H23M10.474S" calcext:value-type="time">
            <text:p>04:23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2.75" calcext:value-type="float">
            <text:p>552.75</text:p>
          </table:table-cell>
          <table:table-cell office:value-type="float" office:value="2191.58" calcext:value-type="float">
            <text:p>2191.58</text:p>
          </table:table-cell>
          <table:table-cell office:value-type="float" office:value="2586.55" calcext:value-type="float">
            <text:p>2586.55</text:p>
          </table:table-cell>
        </table:table-row>
        <table:table-row table:style-name="ro1">
          <table:table-cell office:value-type="float" office:value="15806474" calcext:value-type="float">
            <text:p>15806474</text:p>
          </table:table-cell>
          <table:table-cell table:formula="of:=[.A990]/1000/(60*60*24)" office:value-type="time" office:time-value="PT04H23M26.474S" calcext:value-type="time">
            <text:p>04:23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5" calcext:value-type="float">
            <text:p>552.55</text:p>
          </table:table-cell>
          <table:table-cell office:value-type="float" office:value="2193.8" calcext:value-type="float">
            <text:p>2193.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5822474" calcext:value-type="float">
            <text:p>15822474</text:p>
          </table:table-cell>
          <table:table-cell table:formula="of:=[.A991]/1000/(60*60*24)" office:value-type="time" office:time-value="PT04H23M42.474S" calcext:value-type="time">
            <text:p>04:23:42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6" calcext:value-type="float">
            <text:p>550.66</text:p>
          </table:table-cell>
          <table:table-cell office:value-type="float" office:value="2196.03" calcext:value-type="float">
            <text:p>2196.03</text:p>
          </table:table-cell>
          <table:table-cell office:value-type="float" office:value="2591.45" calcext:value-type="float">
            <text:p>2591.45</text:p>
          </table:table-cell>
        </table:table-row>
        <table:table-row table:style-name="ro1">
          <table:table-cell office:value-type="float" office:value="15838474" calcext:value-type="float">
            <text:p>15838474</text:p>
          </table:table-cell>
          <table:table-cell table:formula="of:=[.A992]/1000/(60*60*24)" office:value-type="time" office:time-value="PT04H23M58.474S" calcext:value-type="time">
            <text:p>04:23:58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50.75" calcext:value-type="float">
            <text:p>550.75</text:p>
          </table:table-cell>
          <table:table-cell office:value-type="float" office:value="2198.25" calcext:value-type="float">
            <text:p>2198.25</text:p>
          </table:table-cell>
          <table:table-cell office:value-type="float" office:value="2593.89" calcext:value-type="float">
            <text:p>2593.89</text:p>
          </table:table-cell>
        </table:table-row>
        <table:table-row table:style-name="ro1">
          <table:table-cell office:value-type="float" office:value="15854475" calcext:value-type="float">
            <text:p>15854475</text:p>
          </table:table-cell>
          <table:table-cell table:formula="of:=[.A993]/1000/(60*60*24)" office:value-type="time" office:time-value="PT04H24M14.475S" calcext:value-type="time">
            <text:p>04:24:14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8" calcext:value-type="float">
            <text:p>550.68</text:p>
          </table:table-cell>
          <table:table-cell office:value-type="float" office:value="2200.47" calcext:value-type="float">
            <text:p>2200.47</text:p>
          </table:table-cell>
          <table:table-cell office:value-type="float" office:value="2596.34" calcext:value-type="float">
            <text:p>2596.34</text:p>
          </table:table-cell>
        </table:table-row>
        <table:table-row table:style-name="ro1">
          <table:table-cell office:value-type="float" office:value="15870474" calcext:value-type="float">
            <text:p>15870474</text:p>
          </table:table-cell>
          <table:table-cell table:formula="of:=[.A994]/1000/(60*60*24)" office:value-type="time" office:time-value="PT04H24M30.474S" calcext:value-type="time">
            <text:p>04:24:30</text:p>
          </table:table-cell>
          <table:table-cell office:value-type="float" office:value="1.1" calcext:value-type="float">
            <text:p>1.1</text:p>
          </table:table-cell>
          <table:table-cell office:value-type="float" office:value="499.92" calcext:value-type="float">
            <text:p>499.92</text:p>
          </table:table-cell>
          <table:table-cell office:value-type="float" office:value="550.89" calcext:value-type="float">
            <text:p>550.89</text:p>
          </table:table-cell>
          <table:table-cell office:value-type="float" office:value="2202.69" calcext:value-type="float">
            <text:p>2202.69</text:p>
          </table:table-cell>
          <table:table-cell office:value-type="float" office:value="2598.79" calcext:value-type="float">
            <text:p>2598.79</text:p>
          </table:table-cell>
        </table:table-row>
        <table:table-row table:style-name="ro1">
          <table:table-cell office:value-type="float" office:value="15886475" calcext:value-type="float">
            <text:p>15886475</text:p>
          </table:table-cell>
          <table:table-cell table:formula="of:=[.A995]/1000/(60*60*24)" office:value-type="time" office:time-value="PT04H24M46.475S" calcext:value-type="time">
            <text:p>04:24:46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4" calcext:value-type="float">
            <text:p>550.54</text:p>
          </table:table-cell>
          <table:table-cell office:value-type="float" office:value="2204.91" calcext:value-type="float">
            <text:p>2204.91</text:p>
          </table:table-cell>
          <table:table-cell office:value-type="float" office:value="2601.23" calcext:value-type="float">
            <text:p>2601.23</text:p>
          </table:table-cell>
        </table:table-row>
        <table:table-row table:style-name="ro1">
          <table:table-cell office:value-type="float" office:value="15902474" calcext:value-type="float">
            <text:p>15902474</text:p>
          </table:table-cell>
          <table:table-cell table:formula="of:=[.A996]/1000/(60*60*24)" office:value-type="time" office:time-value="PT04H25M02.474S" calcext:value-type="time">
            <text:p>04:25:02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3" calcext:value-type="float">
            <text:p>550.53</text:p>
          </table:table-cell>
          <table:table-cell office:value-type="float" office:value="2207.13" calcext:value-type="float">
            <text:p>2207.13</text:p>
          </table:table-cell>
          <table:table-cell office:value-type="float" office:value="2603.68" calcext:value-type="float">
            <text:p>2603.68</text:p>
          </table:table-cell>
        </table:table-row>
        <table:table-row table:style-name="ro1">
          <table:table-cell office:value-type="float" office:value="15918474" calcext:value-type="float">
            <text:p>15918474</text:p>
          </table:table-cell>
          <table:table-cell table:formula="of:=[.A997]/1000/(60*60*24)" office:value-type="time" office:time-value="PT04H25M18.474S" calcext:value-type="time">
            <text:p>04:25:18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4" calcext:value-type="float">
            <text:p>548.54</text:p>
          </table:table-cell>
          <table:table-cell office:value-type="float" office:value="2209.35" calcext:value-type="float">
            <text:p>2209.35</text:p>
          </table:table-cell>
          <table:table-cell office:value-type="float" office:value="2606.12" calcext:value-type="float">
            <text:p>2606.12</text:p>
          </table:table-cell>
        </table:table-row>
        <table:table-row table:style-name="ro1">
          <table:table-cell office:value-type="float" office:value="15934474" calcext:value-type="float">
            <text:p>15934474</text:p>
          </table:table-cell>
          <table:table-cell table:formula="of:=[.A998]/1000/(60*60*24)" office:value-type="time" office:time-value="PT04H25M34.474S" calcext:value-type="time">
            <text:p>04:25:34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2211.57" calcext:value-type="float">
            <text:p>2211.57</text:p>
          </table:table-cell>
          <table:table-cell office:value-type="float" office:value="2608.56" calcext:value-type="float">
            <text:p>2608.56</text:p>
          </table:table-cell>
        </table:table-row>
        <table:table-row table:style-name="ro1">
          <table:table-cell office:value-type="float" office:value="15950474" calcext:value-type="float">
            <text:p>15950474</text:p>
          </table:table-cell>
          <table:table-cell table:formula="of:=[.A999]/1000/(60*60*24)" office:value-type="time" office:time-value="PT04H25M50.474S" calcext:value-type="time">
            <text:p>04:25:50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5" calcext:value-type="float">
            <text:p>548.55</text:p>
          </table:table-cell>
          <table:table-cell office:value-type="float" office:value="2213.79" calcext:value-type="float">
            <text:p>2213.79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5966474" calcext:value-type="float">
            <text:p>15966474</text:p>
          </table:table-cell>
          <table:table-cell table:formula="of:=[.A1000]/1000/(60*60*24)" office:value-type="time" office:time-value="PT04H26M06.474S" calcext:value-type="time">
            <text:p>04:26:0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216.01" calcext:value-type="float">
            <text:p>2216.01</text:p>
          </table:table-cell>
          <table:table-cell office:value-type="float" office:value="2613.44" calcext:value-type="float">
            <text:p>2613.44</text:p>
          </table:table-cell>
        </table:table-row>
        <table:table-row table:style-name="ro1">
          <table:table-cell office:value-type="float" office:value="15982474" calcext:value-type="float">
            <text:p>15982474</text:p>
          </table:table-cell>
          <table:table-cell table:formula="of:=[.A1001]/1000/(60*60*24)" office:value-type="time" office:time-value="PT04H26M22.474S" calcext:value-type="time">
            <text:p>04:26:22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2218.23" calcext:value-type="float">
            <text:p>2218.23</text:p>
          </table:table-cell>
          <table:table-cell office:value-type="float" office:value="2615.88" calcext:value-type="float">
            <text:p>2615.88</text:p>
          </table:table-cell>
        </table:table-row>
        <table:table-row table:style-name="ro1">
          <table:table-cell office:value-type="float" office:value="15998475" calcext:value-type="float">
            <text:p>15998475</text:p>
          </table:table-cell>
          <table:table-cell table:formula="of:=[.A1002]/1000/(60*60*24)" office:value-type="time" office:time-value="PT04H26M38.475S" calcext:value-type="time">
            <text:p>04:26:38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220.45" calcext:value-type="float">
            <text:p>2220.45</text:p>
          </table:table-cell>
          <table:table-cell office:value-type="float" office:value="2618.31" calcext:value-type="float">
            <text:p>2618.31</text:p>
          </table:table-cell>
        </table:table-row>
        <table:table-row table:style-name="ro1">
          <table:table-cell office:value-type="float" office:value="16014475" calcext:value-type="float">
            <text:p>16014475</text:p>
          </table:table-cell>
          <table:table-cell table:formula="of:=[.A1003]/1000/(60*60*24)" office:value-type="time" office:time-value="PT04H26M54.475S" calcext:value-type="time">
            <text:p>04:26:54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7" calcext:value-type="float">
            <text:p>546.67</text:p>
          </table:table-cell>
          <table:table-cell office:value-type="float" office:value="2222.67" calcext:value-type="float">
            <text:p>2222.67</text:p>
          </table:table-cell>
          <table:table-cell office:value-type="float" office:value="2620.75" calcext:value-type="float">
            <text:p>2620.75</text:p>
          </table:table-cell>
        </table:table-row>
        <table:table-row table:style-name="ro1">
          <table:table-cell office:value-type="float" office:value="16030475" calcext:value-type="float">
            <text:p>16030475</text:p>
          </table:table-cell>
          <table:table-cell table:formula="of:=[.A1004]/1000/(60*60*24)" office:value-type="time" office:time-value="PT04H27M10.475S" calcext:value-type="time">
            <text:p>04:27:10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3" calcext:value-type="float">
            <text:p>548.33</text:p>
          </table:table-cell>
          <table:table-cell office:value-type="float" office:value="2224.89" calcext:value-type="float">
            <text:p>2224.89</text:p>
          </table:table-cell>
          <table:table-cell office:value-type="float" office:value="2623.18" calcext:value-type="float">
            <text:p>2623.18</text:p>
          </table:table-cell>
        </table:table-row>
        <table:table-row table:style-name="ro1">
          <table:table-cell office:value-type="float" office:value="16046474" calcext:value-type="float">
            <text:p>16046474</text:p>
          </table:table-cell>
          <table:table-cell table:formula="of:=[.A1005]/1000/(60*60*24)" office:value-type="time" office:time-value="PT04H27M26.474S" calcext:value-type="time">
            <text:p>04:27:26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1" calcext:value-type="float">
            <text:p>546.1</text:p>
          </table:table-cell>
          <table:table-cell office:value-type="float" office:value="2227.11" calcext:value-type="float">
            <text:p>2227.11</text:p>
          </table:table-cell>
          <table:table-cell office:value-type="float" office:value="2625.61" calcext:value-type="float">
            <text:p>2625.61</text:p>
          </table:table-cell>
        </table:table-row>
        <table:table-row table:style-name="ro1">
          <table:table-cell office:value-type="float" office:value="16062474" calcext:value-type="float">
            <text:p>16062474</text:p>
          </table:table-cell>
          <table:table-cell table:formula="of:=[.A1006]/1000/(60*60*24)" office:value-type="time" office:time-value="PT04H27M42.474S" calcext:value-type="time">
            <text:p>04:27:4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8" calcext:value-type="float">
            <text:p>546.68</text:p>
          </table:table-cell>
          <table:table-cell office:value-type="float" office:value="2229.33" calcext:value-type="float">
            <text:p>2229.33</text:p>
          </table:table-cell>
          <table:table-cell office:value-type="float" office:value="2628.04" calcext:value-type="float">
            <text:p>2628.04</text:p>
          </table:table-cell>
        </table:table-row>
        <table:table-row table:style-name="ro1">
          <table:table-cell office:value-type="float" office:value="16078474" calcext:value-type="float">
            <text:p>16078474</text:p>
          </table:table-cell>
          <table:table-cell table:formula="of:=[.A1007]/1000/(60*60*24)" office:value-type="time" office:time-value="PT04H27M58.474S" calcext:value-type="time">
            <text:p>04:27:58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4" calcext:value-type="float">
            <text:p>544.54</text:p>
          </table:table-cell>
          <table:table-cell office:value-type="float" office:value="2231.55" calcext:value-type="float">
            <text:p>2231.55</text:p>
          </table:table-cell>
          <table:table-cell office:value-type="float" office:value="2630.47" calcext:value-type="float">
            <text:p>2630.47</text:p>
          </table:table-cell>
        </table:table-row>
        <table:table-row table:style-name="ro1">
          <table:table-cell office:value-type="float" office:value="16094474" calcext:value-type="float">
            <text:p>16094474</text:p>
          </table:table-cell>
          <table:table-cell table:formula="of:=[.A1008]/1000/(60*60*24)" office:value-type="time" office:time-value="PT04H28M14.474S" calcext:value-type="time">
            <text:p>04:28:1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3" calcext:value-type="float">
            <text:p>546.53</text:p>
          </table:table-cell>
          <table:table-cell office:value-type="float" office:value="2233.77" calcext:value-type="float">
            <text:p>2233.77</text:p>
          </table:table-cell>
          <table:table-cell office:value-type="float" office:value="2632.9" calcext:value-type="float">
            <text:p>2632.9</text:p>
          </table:table-cell>
        </table:table-row>
        <table:table-row table:style-name="ro1">
          <table:table-cell office:value-type="float" office:value="16110474" calcext:value-type="float">
            <text:p>16110474</text:p>
          </table:table-cell>
          <table:table-cell table:formula="of:=[.A1009]/1000/(60*60*24)" office:value-type="time" office:time-value="PT04H28M30.474S" calcext:value-type="time">
            <text:p>04:28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7" calcext:value-type="float">
            <text:p>546.67</text:p>
          </table:table-cell>
          <table:table-cell office:value-type="float" office:value="2235.99" calcext:value-type="float">
            <text:p>2235.99</text:p>
          </table:table-cell>
          <table:table-cell office:value-type="float" office:value="2635.33" calcext:value-type="float">
            <text:p>2635.33</text:p>
          </table:table-cell>
        </table:table-row>
        <table:table-row table:style-name="ro1">
          <table:table-cell office:value-type="float" office:value="16126474" calcext:value-type="float">
            <text:p>16126474</text:p>
          </table:table-cell>
          <table:table-cell table:formula="of:=[.A1010]/1000/(60*60*24)" office:value-type="time" office:time-value="PT04H28M46.474S" calcext:value-type="time">
            <text:p>04:28:4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238.21" calcext:value-type="float">
            <text:p>2238.21</text:p>
          </table:table-cell>
          <table:table-cell office:value-type="float" office:value="2637.76" calcext:value-type="float">
            <text:p>2637.76</text:p>
          </table:table-cell>
        </table:table-row>
        <table:table-row table:style-name="ro1">
          <table:table-cell office:value-type="float" office:value="16142474" calcext:value-type="float">
            <text:p>16142474</text:p>
          </table:table-cell>
          <table:table-cell table:formula="of:=[.A1011]/1000/(60*60*24)" office:value-type="time" office:time-value="PT04H29M02.474S" calcext:value-type="time">
            <text:p>04:29:0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8" calcext:value-type="float">
            <text:p>546.68</text:p>
          </table:table-cell>
          <table:table-cell office:value-type="float" office:value="2240.43" calcext:value-type="float">
            <text:p>2240.43</text:p>
          </table:table-cell>
          <table:table-cell office:value-type="float" office:value="2640.18" calcext:value-type="float">
            <text:p>2640.18</text:p>
          </table:table-cell>
        </table:table-row>
        <table:table-row table:style-name="ro1">
          <table:table-cell office:value-type="float" office:value="16158474" calcext:value-type="float">
            <text:p>16158474</text:p>
          </table:table-cell>
          <table:table-cell table:formula="of:=[.A1012]/1000/(60*60*24)" office:value-type="time" office:time-value="PT04H29M18.474S" calcext:value-type="time">
            <text:p>04:29:1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" calcext:value-type="float">
            <text:p>544.3</text:p>
          </table:table-cell>
          <table:table-cell office:value-type="float" office:value="2242.65" calcext:value-type="float">
            <text:p>2242.65</text:p>
          </table:table-cell>
          <table:table-cell office:value-type="float" office:value="2642.6" calcext:value-type="float">
            <text:p>2642.6</text:p>
          </table:table-cell>
        </table:table-row>
        <table:table-row table:style-name="ro1">
          <table:table-cell office:value-type="float" office:value="16174474" calcext:value-type="float">
            <text:p>16174474</text:p>
          </table:table-cell>
          <table:table-cell table:formula="of:=[.A1013]/1000/(60*60*24)" office:value-type="time" office:time-value="PT04H29M34.474S" calcext:value-type="time">
            <text:p>04:29:3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5" calcext:value-type="float">
            <text:p>544.55</text:p>
          </table:table-cell>
          <table:table-cell office:value-type="float" office:value="2244.88" calcext:value-type="float">
            <text:p>2244.88</text:p>
          </table:table-cell>
          <table:table-cell office:value-type="float" office:value="2645.03" calcext:value-type="float">
            <text:p>2645.03</text:p>
          </table:table-cell>
        </table:table-row>
        <table:table-row table:style-name="ro1">
          <table:table-cell office:value-type="float" office:value="16190474" calcext:value-type="float">
            <text:p>16190474</text:p>
          </table:table-cell>
          <table:table-cell table:formula="of:=[.A1014]/1000/(60*60*24)" office:value-type="time" office:time-value="PT04H29M50.474S" calcext:value-type="time">
            <text:p>04:29:50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247.1" calcext:value-type="float">
            <text:p>2247.1</text:p>
          </table:table-cell>
          <table:table-cell office:value-type="float" office:value="2647.45" calcext:value-type="float">
            <text:p>2647.45</text:p>
          </table:table-cell>
        </table:table-row>
        <table:table-row table:style-name="ro1">
          <table:table-cell office:value-type="float" office:value="16206474" calcext:value-type="float">
            <text:p>16206474</text:p>
          </table:table-cell>
          <table:table-cell table:formula="of:=[.A1015]/1000/(60*60*24)" office:value-type="time" office:time-value="PT04H30M06.474S" calcext:value-type="time">
            <text:p>04:30:0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3" calcext:value-type="float">
            <text:p>544.33</text:p>
          </table:table-cell>
          <table:table-cell office:value-type="float" office:value="2249.32" calcext:value-type="float">
            <text:p>2249.32</text:p>
          </table:table-cell>
          <table:table-cell office:value-type="float" office:value="2649.87" calcext:value-type="float">
            <text:p>2649.87</text:p>
          </table:table-cell>
        </table:table-row>
        <table:table-row table:style-name="ro1">
          <table:table-cell office:value-type="float" office:value="16222474" calcext:value-type="float">
            <text:p>16222474</text:p>
          </table:table-cell>
          <table:table-cell table:formula="of:=[.A1016]/1000/(60*60*24)" office:value-type="time" office:time-value="PT04H30M22.474S" calcext:value-type="time">
            <text:p>04:30:2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4.67" calcext:value-type="float">
            <text:p>544.67</text:p>
          </table:table-cell>
          <table:table-cell office:value-type="float" office:value="2251.54" calcext:value-type="float">
            <text:p>2251.54</text:p>
          </table:table-cell>
          <table:table-cell office:value-type="float" office:value="2652.29" calcext:value-type="float">
            <text:p>2652.29</text:p>
          </table:table-cell>
        </table:table-row>
        <table:table-row table:style-name="ro1">
          <table:table-cell office:value-type="float" office:value="16238474" calcext:value-type="float">
            <text:p>16238474</text:p>
          </table:table-cell>
          <table:table-cell table:formula="of:=[.A1017]/1000/(60*60*24)" office:value-type="time" office:time-value="PT04H30M38.474S" calcext:value-type="time">
            <text:p>04:30:38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4" calcext:value-type="float">
            <text:p>544.54</text:p>
          </table:table-cell>
          <table:table-cell office:value-type="float" office:value="2253.76" calcext:value-type="float">
            <text:p>2253.76</text:p>
          </table:table-cell>
          <table:table-cell office:value-type="float" office:value="2654.71" calcext:value-type="float">
            <text:p>2654.71</text:p>
          </table:table-cell>
        </table:table-row>
        <table:table-row table:style-name="ro1">
          <table:table-cell office:value-type="float" office:value="16254475" calcext:value-type="float">
            <text:p>16254475</text:p>
          </table:table-cell>
          <table:table-cell table:formula="of:=[.A1018]/1000/(60*60*24)" office:value-type="time" office:time-value="PT04H30M54.475S" calcext:value-type="time">
            <text:p>04:30:54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" calcext:value-type="float">
            <text:p>542.3</text:p>
          </table:table-cell>
          <table:table-cell office:value-type="float" office:value="2255.98" calcext:value-type="float">
            <text:p>2255.98</text:p>
          </table:table-cell>
          <table:table-cell office:value-type="float" office:value="2657.12" calcext:value-type="float">
            <text:p>2657.12</text:p>
          </table:table-cell>
        </table:table-row>
        <table:table-row table:style-name="ro1">
          <table:table-cell office:value-type="float" office:value="16270474" calcext:value-type="float">
            <text:p>16270474</text:p>
          </table:table-cell>
          <table:table-cell table:formula="of:=[.A1019]/1000/(60*60*24)" office:value-type="time" office:time-value="PT04H31M10.474S" calcext:value-type="time">
            <text:p>04:31:10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258.2" calcext:value-type="float">
            <text:p>2258.2</text:p>
          </table:table-cell>
          <table:table-cell office:value-type="float" office:value="2659.54" calcext:value-type="float">
            <text:p>2659.54</text:p>
          </table:table-cell>
        </table:table-row>
        <table:table-row table:style-name="ro1">
          <table:table-cell office:value-type="float" office:value="16286474" calcext:value-type="float">
            <text:p>16286474</text:p>
          </table:table-cell>
          <table:table-cell table:formula="of:=[.A1020]/1000/(60*60*24)" office:value-type="time" office:time-value="PT04H31M26.474S" calcext:value-type="time">
            <text:p>04:31:26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4" calcext:value-type="float">
            <text:p>542.54</text:p>
          </table:table-cell>
          <table:table-cell office:value-type="float" office:value="2260.42" calcext:value-type="float">
            <text:p>2260.42</text:p>
          </table:table-cell>
          <table:table-cell office:value-type="float" office:value="2661.95" calcext:value-type="float">
            <text:p>2661.95</text:p>
          </table:table-cell>
        </table:table-row>
        <table:table-row table:style-name="ro1">
          <table:table-cell office:value-type="float" office:value="16302474" calcext:value-type="float">
            <text:p>16302474</text:p>
          </table:table-cell>
          <table:table-cell table:formula="of:=[.A1021]/1000/(60*60*24)" office:value-type="time" office:time-value="PT04H31M42.474S" calcext:value-type="time">
            <text:p>04:31:42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262.64" calcext:value-type="float">
            <text:p>2262.64</text:p>
          </table:table-cell>
          <table:table-cell office:value-type="float" office:value="2664.36" calcext:value-type="float">
            <text:p>2664.36</text:p>
          </table:table-cell>
        </table:table-row>
        <table:table-row table:style-name="ro1">
          <table:table-cell office:value-type="float" office:value="16318474" calcext:value-type="float">
            <text:p>16318474</text:p>
          </table:table-cell>
          <table:table-cell table:formula="of:=[.A1022]/1000/(60*60*24)" office:value-type="time" office:time-value="PT04H31M58.474S" calcext:value-type="time">
            <text:p>04:31:58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2264.86" calcext:value-type="float">
            <text:p>2264.86</text:p>
          </table:table-cell>
          <table:table-cell office:value-type="float" office:value="2666.77" calcext:value-type="float">
            <text:p>2666.77</text:p>
          </table:table-cell>
        </table:table-row>
        <table:table-row table:style-name="ro1">
          <table:table-cell office:value-type="float" office:value="16334475" calcext:value-type="float">
            <text:p>16334475</text:p>
          </table:table-cell>
          <table:table-cell table:formula="of:=[.A1023]/1000/(60*60*24)" office:value-type="time" office:time-value="PT04H32M14.475S" calcext:value-type="time">
            <text:p>04:32:14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6" calcext:value-type="float">
            <text:p>542.56</text:p>
          </table:table-cell>
          <table:table-cell office:value-type="float" office:value="2267.08" calcext:value-type="float">
            <text:p>2267.08</text:p>
          </table:table-cell>
          <table:table-cell office:value-type="float" office:value="2669.18" calcext:value-type="float">
            <text:p>2669.18</text:p>
          </table:table-cell>
        </table:table-row>
        <table:table-row table:style-name="ro1">
          <table:table-cell office:value-type="float" office:value="16350474" calcext:value-type="float">
            <text:p>16350474</text:p>
          </table:table-cell>
          <table:table-cell table:formula="of:=[.A1024]/1000/(60*60*24)" office:value-type="time" office:time-value="PT04H32M30.474S" calcext:value-type="time">
            <text:p>04:32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7" calcext:value-type="float">
            <text:p>542.7</text:p>
          </table:table-cell>
          <table:table-cell office:value-type="float" office:value="2269.3" calcext:value-type="float">
            <text:p>2269.3</text:p>
          </table:table-cell>
          <table:table-cell office:value-type="float" office:value="2671.59" calcext:value-type="float">
            <text:p>2671.59</text:p>
          </table:table-cell>
        </table:table-row>
        <table:table-row table:style-name="ro1">
          <table:table-cell office:value-type="float" office:value="16366474" calcext:value-type="float">
            <text:p>16366474</text:p>
          </table:table-cell>
          <table:table-cell table:formula="of:=[.A1025]/1000/(60*60*24)" office:value-type="time" office:time-value="PT04H32M46.474S" calcext:value-type="time">
            <text:p>04:32:46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6" calcext:value-type="float">
            <text:p>540.56</text:p>
          </table:table-cell>
          <table:table-cell office:value-type="float" office:value="2271.52" calcext:value-type="float">
            <text:p>2271.52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16382474" calcext:value-type="float">
            <text:p>16382474</text:p>
          </table:table-cell>
          <table:table-cell table:formula="of:=[.A1026]/1000/(60*60*24)" office:value-type="time" office:time-value="PT04H33M02.474S" calcext:value-type="time">
            <text:p>04:33:02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4" calcext:value-type="float">
            <text:p>540.24</text:p>
          </table:table-cell>
          <table:table-cell office:value-type="float" office:value="2273.74" calcext:value-type="float">
            <text:p>2273.74</text:p>
          </table:table-cell>
          <table:table-cell office:value-type="float" office:value="2676.4" calcext:value-type="float">
            <text:p>2676.4</text:p>
          </table:table-cell>
        </table:table-row>
        <table:table-row table:style-name="ro1">
          <table:table-cell office:value-type="float" office:value="16398475" calcext:value-type="float">
            <text:p>16398475</text:p>
          </table:table-cell>
          <table:table-cell table:formula="of:=[.A1027]/1000/(60*60*24)" office:value-type="time" office:time-value="PT04H33M18.475S" calcext:value-type="time">
            <text:p>04:33:18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6" calcext:value-type="float">
            <text:p>540.76</text:p>
          </table:table-cell>
          <table:table-cell office:value-type="float" office:value="2275.96" calcext:value-type="float">
            <text:p>2275.96</text:p>
          </table:table-cell>
          <table:table-cell office:value-type="float" office:value="2678.8" calcext:value-type="float">
            <text:p>2678.8</text:p>
          </table:table-cell>
        </table:table-row>
        <table:table-row table:style-name="ro1">
          <table:table-cell office:value-type="float" office:value="16414474" calcext:value-type="float">
            <text:p>16414474</text:p>
          </table:table-cell>
          <table:table-cell table:formula="of:=[.A1028]/1000/(60*60*24)" office:value-type="time" office:time-value="PT04H33M34.474S" calcext:value-type="time">
            <text:p>04:33:34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1" calcext:value-type="float">
            <text:p>540.31</text:p>
          </table:table-cell>
          <table:table-cell office:value-type="float" office:value="2278.18" calcext:value-type="float">
            <text:p>2278.18</text:p>
          </table:table-cell>
          <table:table-cell office:value-type="float" office:value="2681.2" calcext:value-type="float">
            <text:p>2681.2</text:p>
          </table:table-cell>
        </table:table-row>
        <table:table-row table:style-name="ro1">
          <table:table-cell office:value-type="float" office:value="16430474" calcext:value-type="float">
            <text:p>16430474</text:p>
          </table:table-cell>
          <table:table-cell table:formula="of:=[.A1029]/1000/(60*60*24)" office:value-type="time" office:time-value="PT04H33M50.474S" calcext:value-type="time">
            <text:p>04:33:50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6" calcext:value-type="float">
            <text:p>540.76</text:p>
          </table:table-cell>
          <table:table-cell office:value-type="float" office:value="2280.4" calcext:value-type="float">
            <text:p>2280.4</text:p>
          </table:table-cell>
          <table:table-cell office:value-type="float" office:value="2683.6" calcext:value-type="float">
            <text:p>2683.6</text:p>
          </table:table-cell>
        </table:table-row>
        <table:table-row table:style-name="ro1">
          <table:table-cell office:value-type="float" office:value="16446474" calcext:value-type="float">
            <text:p>16446474</text:p>
          </table:table-cell>
          <table:table-cell table:formula="of:=[.A1030]/1000/(60*60*24)" office:value-type="time" office:time-value="PT04H34M06.474S" calcext:value-type="time">
            <text:p>04:34:06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282.62" calcext:value-type="float">
            <text:p>2282.62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6462474" calcext:value-type="float">
            <text:p>16462474</text:p>
          </table:table-cell>
          <table:table-cell table:formula="of:=[.A1031]/1000/(60*60*24)" office:value-type="time" office:time-value="PT04H34M22.474S" calcext:value-type="time">
            <text:p>04:34:22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2284.84" calcext:value-type="float">
            <text:p>2284.84</text:p>
          </table:table-cell>
          <table:table-cell office:value-type="float" office:value="2688.4" calcext:value-type="float">
            <text:p>2688.4</text:p>
          </table:table-cell>
        </table:table-row>
        <table:table-row table:style-name="ro1">
          <table:table-cell office:value-type="float" office:value="16478474" calcext:value-type="float">
            <text:p>16478474</text:p>
          </table:table-cell>
          <table:table-cell table:formula="of:=[.A1032]/1000/(60*60*24)" office:value-type="time" office:time-value="PT04H34M38.474S" calcext:value-type="time">
            <text:p>04:34:38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5" calcext:value-type="float">
            <text:p>538.25</text:p>
          </table:table-cell>
          <table:table-cell office:value-type="float" office:value="2287.06" calcext:value-type="float">
            <text:p>2287.06</text:p>
          </table:table-cell>
          <table:table-cell office:value-type="float" office:value="2690.79" calcext:value-type="float">
            <text:p>2690.79</text:p>
          </table:table-cell>
        </table:table-row>
        <table:table-row table:style-name="ro1">
          <table:table-cell office:value-type="float" office:value="16494474" calcext:value-type="float">
            <text:p>16494474</text:p>
          </table:table-cell>
          <table:table-cell table:formula="of:=[.A1033]/1000/(60*60*24)" office:value-type="time" office:time-value="PT04H34M54.474S" calcext:value-type="time">
            <text:p>04:34:54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289.28" calcext:value-type="float">
            <text:p>2289.28</text:p>
          </table:table-cell>
          <table:table-cell office:value-type="float" office:value="2693.19" calcext:value-type="float">
            <text:p>2693.19</text:p>
          </table:table-cell>
        </table:table-row>
        <table:table-row table:style-name="ro1">
          <table:table-cell office:value-type="float" office:value="16510475" calcext:value-type="float">
            <text:p>16510475</text:p>
          </table:table-cell>
          <table:table-cell table:formula="of:=[.A1034]/1000/(60*60*24)" office:value-type="time" office:time-value="PT04H35M10.475S" calcext:value-type="time">
            <text:p>04:35:10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91.5" calcext:value-type="float">
            <text:p>2291.5</text:p>
          </table:table-cell>
          <table:table-cell office:value-type="float" office:value="2695.58" calcext:value-type="float">
            <text:p>2695.58</text:p>
          </table:table-cell>
        </table:table-row>
        <table:table-row table:style-name="ro1">
          <table:table-cell office:value-type="float" office:value="16526475" calcext:value-type="float">
            <text:p>16526475</text:p>
          </table:table-cell>
          <table:table-cell table:formula="of:=[.A1035]/1000/(60*60*24)" office:value-type="time" office:time-value="PT04H35M26.475S" calcext:value-type="time">
            <text:p>04:35:26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4" calcext:value-type="float">
            <text:p>536.34</text:p>
          </table:table-cell>
          <table:table-cell office:value-type="float" office:value="2293.72" calcext:value-type="float">
            <text:p>2293.72</text:p>
          </table:table-cell>
          <table:table-cell office:value-type="float" office:value="2697.97" calcext:value-type="float">
            <text:p>2697.97</text:p>
          </table:table-cell>
        </table:table-row>
        <table:table-row table:style-name="ro1">
          <table:table-cell office:value-type="float" office:value="16542474" calcext:value-type="float">
            <text:p>16542474</text:p>
          </table:table-cell>
          <table:table-cell table:formula="of:=[.A1036]/1000/(60*60*24)" office:value-type="time" office:time-value="PT04H35M42.474S" calcext:value-type="time">
            <text:p>04:35:42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295.94" calcext:value-type="float">
            <text:p>2295.94</text:p>
          </table:table-cell>
          <table:table-cell office:value-type="float" office:value="2700.36" calcext:value-type="float">
            <text:p>2700.36</text:p>
          </table:table-cell>
        </table:table-row>
        <table:table-row table:style-name="ro1">
          <table:table-cell office:value-type="float" office:value="16558474" calcext:value-type="float">
            <text:p>16558474</text:p>
          </table:table-cell>
          <table:table-cell table:formula="of:=[.A1037]/1000/(60*60*24)" office:value-type="time" office:time-value="PT04H35M58.474S" calcext:value-type="time">
            <text:p>04:35:58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5" calcext:value-type="float">
            <text:p>536.55</text:p>
          </table:table-cell>
          <table:table-cell office:value-type="float" office:value="2298.16" calcext:value-type="float">
            <text:p>2298.16</text:p>
          </table:table-cell>
          <table:table-cell office:value-type="float" office:value="2702.75" calcext:value-type="float">
            <text:p>2702.75</text:p>
          </table:table-cell>
        </table:table-row>
        <table:table-row table:style-name="ro1">
          <table:table-cell office:value-type="float" office:value="16574474" calcext:value-type="float">
            <text:p>16574474</text:p>
          </table:table-cell>
          <table:table-cell table:formula="of:=[.A1038]/1000/(60*60*24)" office:value-type="time" office:time-value="PT04H36M14.474S" calcext:value-type="time">
            <text:p>04:36:14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7" calcext:value-type="float">
            <text:p>536.67</text:p>
          </table:table-cell>
          <table:table-cell office:value-type="float" office:value="2300.38" calcext:value-type="float">
            <text:p>2300.38</text:p>
          </table:table-cell>
          <table:table-cell office:value-type="float" office:value="2705.13" calcext:value-type="float">
            <text:p>2705.13</text:p>
          </table:table-cell>
        </table:table-row>
        <table:table-row table:style-name="ro1">
          <table:table-cell office:value-type="float" office:value="16590474" calcext:value-type="float">
            <text:p>16590474</text:p>
          </table:table-cell>
          <table:table-cell table:formula="of:=[.A1039]/1000/(60*60*24)" office:value-type="time" office:time-value="PT04H36M30.474S" calcext:value-type="time">
            <text:p>04:36:30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6.03" calcext:value-type="float">
            <text:p>536.03</text:p>
          </table:table-cell>
          <table:table-cell office:value-type="float" office:value="2302.6" calcext:value-type="float">
            <text:p>2302.6</text:p>
          </table:table-cell>
          <table:table-cell office:value-type="float" office:value="2707.51" calcext:value-type="float">
            <text:p>2707.51</text:p>
          </table:table-cell>
        </table:table-row>
        <table:table-row table:style-name="ro1">
          <table:table-cell office:value-type="float" office:value="16606474" calcext:value-type="float">
            <text:p>16606474</text:p>
          </table:table-cell>
          <table:table-cell table:formula="of:=[.A1040]/1000/(60*60*24)" office:value-type="time" office:time-value="PT04H36M46.474S" calcext:value-type="time">
            <text:p>04:36:46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304.82" calcext:value-type="float">
            <text:p>2304.82</text:p>
          </table:table-cell>
          <table:table-cell office:value-type="float" office:value="2709.89" calcext:value-type="float">
            <text:p>2709.89</text:p>
          </table:table-cell>
        </table:table-row>
        <table:table-row table:style-name="ro1">
          <table:table-cell office:value-type="float" office:value="16622474" calcext:value-type="float">
            <text:p>16622474</text:p>
          </table:table-cell>
          <table:table-cell table:formula="of:=[.A1041]/1000/(60*60*24)" office:value-type="time" office:time-value="PT04H37M02.474S" calcext:value-type="time">
            <text:p>04:37:02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4.68" calcext:value-type="float">
            <text:p>534.68</text:p>
          </table:table-cell>
          <table:table-cell office:value-type="float" office:value="2307.04" calcext:value-type="float">
            <text:p>2307.04</text:p>
          </table:table-cell>
          <table:table-cell office:value-type="float" office:value="2712.27" calcext:value-type="float">
            <text:p>2712.27</text:p>
          </table:table-cell>
        </table:table-row>
        <table:table-row table:style-name="ro1">
          <table:table-cell office:value-type="float" office:value="16638474" calcext:value-type="float">
            <text:p>16638474</text:p>
          </table:table-cell>
          <table:table-cell table:formula="of:=[.A1042]/1000/(60*60*24)" office:value-type="time" office:time-value="PT04H37M18.474S" calcext:value-type="time">
            <text:p>04:37:18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4" calcext:value-type="float">
            <text:p>534.54</text:p>
          </table:table-cell>
          <table:table-cell office:value-type="float" office:value="2309.26" calcext:value-type="float">
            <text:p>2309.26</text:p>
          </table:table-cell>
          <table:table-cell office:value-type="float" office:value="2714.65" calcext:value-type="float">
            <text:p>2714.65</text:p>
          </table:table-cell>
        </table:table-row>
        <table:table-row table:style-name="ro1">
          <table:table-cell office:value-type="float" office:value="16654474" calcext:value-type="float">
            <text:p>16654474</text:p>
          </table:table-cell>
          <table:table-cell table:formula="of:=[.A1043]/1000/(60*60*24)" office:value-type="time" office:time-value="PT04H37M34.474S" calcext:value-type="time">
            <text:p>04:37:34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311.48" calcext:value-type="float">
            <text:p>2311.48</text:p>
          </table:table-cell>
          <table:table-cell office:value-type="float" office:value="2717.02" calcext:value-type="float">
            <text:p>2717.02</text:p>
          </table:table-cell>
        </table:table-row>
        <table:table-row table:style-name="ro1">
          <table:table-cell office:value-type="float" office:value="16670474" calcext:value-type="float">
            <text:p>16670474</text:p>
          </table:table-cell>
          <table:table-cell table:formula="of:=[.A1044]/1000/(60*60*24)" office:value-type="time" office:time-value="PT04H37M50.474S" calcext:value-type="time">
            <text:p>04:37:50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3" calcext:value-type="float">
            <text:p>534.53</text:p>
          </table:table-cell>
          <table:table-cell office:value-type="float" office:value="2313.7" calcext:value-type="float">
            <text:p>2313.7</text:p>
          </table:table-cell>
          <table:table-cell office:value-type="float" office:value="2719.39" calcext:value-type="float">
            <text:p>2719.39</text:p>
          </table:table-cell>
        </table:table-row>
        <table:table-row table:style-name="ro1">
          <table:table-cell office:value-type="float" office:value="16686474" calcext:value-type="float">
            <text:p>16686474</text:p>
          </table:table-cell>
          <table:table-cell table:formula="of:=[.A1045]/1000/(60*60*24)" office:value-type="time" office:time-value="PT04H38M06.474S" calcext:value-type="time">
            <text:p>04:38:06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315.92" calcext:value-type="float">
            <text:p>2315.92</text:p>
          </table:table-cell>
          <table:table-cell office:value-type="float" office:value="2721.76" calcext:value-type="float">
            <text:p>2721.76</text:p>
          </table:table-cell>
        </table:table-row>
        <table:table-row table:style-name="ro1">
          <table:table-cell office:value-type="float" office:value="16702474" calcext:value-type="float">
            <text:p>16702474</text:p>
          </table:table-cell>
          <table:table-cell table:formula="of:=[.A1046]/1000/(60*60*24)" office:value-type="time" office:time-value="PT04H38M22.474S" calcext:value-type="time">
            <text:p>04:38:22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5" calcext:value-type="float">
            <text:p>532.45</text:p>
          </table:table-cell>
          <table:table-cell office:value-type="float" office:value="2318.14" calcext:value-type="float">
            <text:p>2318.14</text:p>
          </table:table-cell>
          <table:table-cell office:value-type="float" office:value="2724.13" calcext:value-type="float">
            <text:p>2724.13</text:p>
          </table:table-cell>
        </table:table-row>
        <table:table-row table:style-name="ro1">
          <table:table-cell office:value-type="float" office:value="16718474" calcext:value-type="float">
            <text:p>16718474</text:p>
          </table:table-cell>
          <table:table-cell table:formula="of:=[.A1047]/1000/(60*60*24)" office:value-type="time" office:time-value="PT04H38M38.474S" calcext:value-type="time">
            <text:p>04:38:38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5" calcext:value-type="float">
            <text:p>532.35</text:p>
          </table:table-cell>
          <table:table-cell office:value-type="float" office:value="2320.36" calcext:value-type="float">
            <text:p>2320.36</text:p>
          </table:table-cell>
          <table:table-cell office:value-type="float" office:value="2726.5" calcext:value-type="float">
            <text:p>2726.5</text:p>
          </table:table-cell>
        </table:table-row>
        <table:table-row table:style-name="ro1">
          <table:table-cell office:value-type="float" office:value="16734474" calcext:value-type="float">
            <text:p>16734474</text:p>
          </table:table-cell>
          <table:table-cell table:formula="of:=[.A1048]/1000/(60*60*24)" office:value-type="time" office:time-value="PT04H38M54.474S" calcext:value-type="time">
            <text:p>04:38:54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8" calcext:value-type="float">
            <text:p>530.48</text:p>
          </table:table-cell>
          <table:table-cell office:value-type="float" office:value="2322.58" calcext:value-type="float">
            <text:p>2322.58</text:p>
          </table:table-cell>
          <table:table-cell office:value-type="float" office:value="2728.86" calcext:value-type="float">
            <text:p>2728.86</text:p>
          </table:table-cell>
        </table:table-row>
        <table:table-row table:style-name="ro1">
          <table:table-cell office:value-type="float" office:value="16750474" calcext:value-type="float">
            <text:p>16750474</text:p>
          </table:table-cell>
          <table:table-cell table:formula="of:=[.A1049]/1000/(60*60*24)" office:value-type="time" office:time-value="PT04H39M10.474S" calcext:value-type="time">
            <text:p>04:39:10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5" calcext:value-type="float">
            <text:p>528.55</text:p>
          </table:table-cell>
          <table:table-cell office:value-type="float" office:value="2324.8" calcext:value-type="float">
            <text:p>2324.8</text:p>
          </table:table-cell>
          <table:table-cell office:value-type="float" office:value="2731.22" calcext:value-type="float">
            <text:p>2731.22</text:p>
          </table:table-cell>
        </table:table-row>
        <table:table-row table:style-name="ro1">
          <table:table-cell office:value-type="float" office:value="16766475" calcext:value-type="float">
            <text:p>16766475</text:p>
          </table:table-cell>
          <table:table-cell table:formula="of:=[.A1050]/1000/(60*60*24)" office:value-type="time" office:time-value="PT04H39M26.475S" calcext:value-type="time">
            <text:p>04:39:26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7" calcext:value-type="float">
            <text:p>530.47</text:p>
          </table:table-cell>
          <table:table-cell office:value-type="float" office:value="2327.02" calcext:value-type="float">
            <text:p>2327.02</text:p>
          </table:table-cell>
          <table:table-cell office:value-type="float" office:value="2733.58" calcext:value-type="float">
            <text:p>2733.58</text:p>
          </table:table-cell>
        </table:table-row>
        <table:table-row table:style-name="ro1">
          <table:table-cell office:value-type="float" office:value="16782474" calcext:value-type="float">
            <text:p>16782474</text:p>
          </table:table-cell>
          <table:table-cell table:formula="of:=[.A1051]/1000/(60*60*24)" office:value-type="time" office:time-value="PT04H39M42.474S" calcext:value-type="time">
            <text:p>04:39:42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0.68" calcext:value-type="float">
            <text:p>530.68</text:p>
          </table:table-cell>
          <table:table-cell office:value-type="float" office:value="2329.24" calcext:value-type="float">
            <text:p>2329.24</text:p>
          </table:table-cell>
          <table:table-cell office:value-type="float" office:value="2735.93" calcext:value-type="float">
            <text:p>2735.93</text:p>
          </table:table-cell>
        </table:table-row>
        <table:table-row table:style-name="ro1">
          <table:table-cell office:value-type="float" office:value="16798475" calcext:value-type="float">
            <text:p>16798475</text:p>
          </table:table-cell>
          <table:table-cell table:formula="of:=[.A1052]/1000/(60*60*24)" office:value-type="time" office:time-value="PT04H39M58.475S" calcext:value-type="time">
            <text:p>04:39:58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30.55" calcext:value-type="float">
            <text:p>530.55</text:p>
          </table:table-cell>
          <table:table-cell office:value-type="float" office:value="2331.46" calcext:value-type="float">
            <text:p>2331.46</text:p>
          </table:table-cell>
          <table:table-cell office:value-type="float" office:value="2738.29" calcext:value-type="float">
            <text:p>2738.29</text:p>
          </table:table-cell>
        </table:table-row>
        <table:table-row table:style-name="ro1">
          <table:table-cell office:value-type="float" office:value="16814474" calcext:value-type="float">
            <text:p>16814474</text:p>
          </table:table-cell>
          <table:table-cell table:formula="of:=[.A1053]/1000/(60*60*24)" office:value-type="time" office:time-value="PT04H40M14.474S" calcext:value-type="time">
            <text:p>04:40:14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7" calcext:value-type="float">
            <text:p>528.27</text:p>
          </table:table-cell>
          <table:table-cell office:value-type="float" office:value="2333.68" calcext:value-type="float">
            <text:p>2333.68</text:p>
          </table:table-cell>
          <table:table-cell office:value-type="float" office:value="2740.64" calcext:value-type="float">
            <text:p>2740.64</text:p>
          </table:table-cell>
        </table:table-row>
        <table:table-row table:style-name="ro1">
          <table:table-cell office:value-type="float" office:value="16830474" calcext:value-type="float">
            <text:p>16830474</text:p>
          </table:table-cell>
          <table:table-cell table:formula="of:=[.A1054]/1000/(60*60*24)" office:value-type="time" office:time-value="PT04H40M30.474S" calcext:value-type="time">
            <text:p>04:40:30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8.67" calcext:value-type="float">
            <text:p>528.67</text:p>
          </table:table-cell>
          <table:table-cell office:value-type="float" office:value="2335.9" calcext:value-type="float">
            <text:p>2335.9</text:p>
          </table:table-cell>
          <table:table-cell office:value-type="float" office:value="2742.99" calcext:value-type="float">
            <text:p>2742.99</text:p>
          </table:table-cell>
        </table:table-row>
        <table:table-row table:style-name="ro1">
          <table:table-cell office:value-type="float" office:value="16846474" calcext:value-type="float">
            <text:p>16846474</text:p>
          </table:table-cell>
          <table:table-cell table:formula="of:=[.A1055]/1000/(60*60*24)" office:value-type="time" office:time-value="PT04H40M46.474S" calcext:value-type="time">
            <text:p>04:40:46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7" calcext:value-type="float">
            <text:p>528.47</text:p>
          </table:table-cell>
          <table:table-cell office:value-type="float" office:value="2338.12" calcext:value-type="float">
            <text:p>2338.12</text:p>
          </table:table-cell>
          <table:table-cell office:value-type="float" office:value="2745.33" calcext:value-type="float">
            <text:p>2745.33</text:p>
          </table:table-cell>
        </table:table-row>
        <table:table-row table:style-name="ro1">
          <table:table-cell office:value-type="float" office:value="16862474" calcext:value-type="float">
            <text:p>16862474</text:p>
          </table:table-cell>
          <table:table-cell table:formula="of:=[.A1056]/1000/(60*60*24)" office:value-type="time" office:time-value="PT04H41M02.474S" calcext:value-type="time">
            <text:p>04:41:02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7" calcext:value-type="float">
            <text:p>526.27</text:p>
          </table:table-cell>
          <table:table-cell office:value-type="float" office:value="2340.34" calcext:value-type="float">
            <text:p>2340.34</text:p>
          </table:table-cell>
          <table:table-cell office:value-type="float" office:value="2747.68" calcext:value-type="float">
            <text:p>2747.68</text:p>
          </table:table-cell>
        </table:table-row>
        <table:table-row table:style-name="ro1">
          <table:table-cell office:value-type="float" office:value="16878474" calcext:value-type="float">
            <text:p>16878474</text:p>
          </table:table-cell>
          <table:table-cell table:formula="of:=[.A1057]/1000/(60*60*24)" office:value-type="time" office:time-value="PT04H41M18.474S" calcext:value-type="time">
            <text:p>04:41:18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9" calcext:value-type="float">
            <text:p>526.69</text:p>
          </table:table-cell>
          <table:table-cell office:value-type="float" office:value="2342.56" calcext:value-type="float">
            <text:p>2342.56</text:p>
          </table:table-cell>
          <table:table-cell office:value-type="float" office:value="2750.02" calcext:value-type="float">
            <text:p>2750.02</text:p>
          </table:table-cell>
        </table:table-row>
        <table:table-row table:style-name="ro1">
          <table:table-cell office:value-type="float" office:value="16894474" calcext:value-type="float">
            <text:p>16894474</text:p>
          </table:table-cell>
          <table:table-cell table:formula="of:=[.A1058]/1000/(60*60*24)" office:value-type="time" office:time-value="PT04H41M34.474S" calcext:value-type="time">
            <text:p>04:41:34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344.77" calcext:value-type="float">
            <text:p>2344.77</text:p>
          </table:table-cell>
          <table:table-cell office:value-type="float" office:value="2752.35" calcext:value-type="float">
            <text:p>2752.35</text:p>
          </table:table-cell>
        </table:table-row>
        <table:table-row table:style-name="ro1">
          <table:table-cell office:value-type="float" office:value="16910474" calcext:value-type="float">
            <text:p>16910474</text:p>
          </table:table-cell>
          <table:table-cell table:formula="of:=[.A1059]/1000/(60*60*24)" office:value-type="time" office:time-value="PT04H41M50.474S" calcext:value-type="time">
            <text:p>04:41:50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347" calcext:value-type="float">
            <text:p>2347</text:p>
          </table:table-cell>
          <table:table-cell office:value-type="float" office:value="2754.69" calcext:value-type="float">
            <text:p>2754.69</text:p>
          </table:table-cell>
        </table:table-row>
        <table:table-row table:style-name="ro1">
          <table:table-cell office:value-type="float" office:value="16926474" calcext:value-type="float">
            <text:p>16926474</text:p>
          </table:table-cell>
          <table:table-cell table:formula="of:=[.A1060]/1000/(60*60*24)" office:value-type="time" office:time-value="PT04H42M06.474S" calcext:value-type="time">
            <text:p>04:42:06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4.68" calcext:value-type="float">
            <text:p>524.68</text:p>
          </table:table-cell>
          <table:table-cell office:value-type="float" office:value="2349.22" calcext:value-type="float">
            <text:p>2349.22</text:p>
          </table:table-cell>
          <table:table-cell office:value-type="float" office:value="2757.02" calcext:value-type="float">
            <text:p>2757.02</text:p>
          </table:table-cell>
        </table:table-row>
        <table:table-row table:style-name="ro1">
          <table:table-cell office:value-type="float" office:value="16942474" calcext:value-type="float">
            <text:p>16942474</text:p>
          </table:table-cell>
          <table:table-cell table:formula="of:=[.A1061]/1000/(60*60*24)" office:value-type="time" office:time-value="PT04H42M22.474S" calcext:value-type="time">
            <text:p>04:42:22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7" calcext:value-type="float">
            <text:p>522.27</text:p>
          </table:table-cell>
          <table:table-cell office:value-type="float" office:value="2351.44" calcext:value-type="float">
            <text:p>2351.44</text:p>
          </table:table-cell>
          <table:table-cell office:value-type="float" office:value="2759.35" calcext:value-type="float">
            <text:p>2759.35</text:p>
          </table:table-cell>
        </table:table-row>
        <table:table-row table:style-name="ro1">
          <table:table-cell office:value-type="float" office:value="16958474" calcext:value-type="float">
            <text:p>16958474</text:p>
          </table:table-cell>
          <table:table-cell table:formula="of:=[.A1062]/1000/(60*60*24)" office:value-type="time" office:time-value="PT04H42M38.474S" calcext:value-type="time">
            <text:p>04:42:38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2.69" calcext:value-type="float">
            <text:p>522.69</text:p>
          </table:table-cell>
          <table:table-cell office:value-type="float" office:value="2353.66" calcext:value-type="float">
            <text:p>2353.66</text:p>
          </table:table-cell>
          <table:table-cell office:value-type="float" office:value="2761.67" calcext:value-type="float">
            <text:p>2761.67</text:p>
          </table:table-cell>
        </table:table-row>
        <table:table-row table:style-name="ro1">
          <table:table-cell office:value-type="float" office:value="16974474" calcext:value-type="float">
            <text:p>16974474</text:p>
          </table:table-cell>
          <table:table-cell table:formula="of:=[.A1063]/1000/(60*60*24)" office:value-type="time" office:time-value="PT04H42M54.474S" calcext:value-type="time">
            <text:p>04:42:54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7" calcext:value-type="float">
            <text:p>522.47</text:p>
          </table:table-cell>
          <table:table-cell office:value-type="float" office:value="2355.88" calcext:value-type="float">
            <text:p>2355.88</text:p>
          </table:table-cell>
          <table:table-cell office:value-type="float" office:value="2763.99" calcext:value-type="float">
            <text:p>2763.99</text:p>
          </table:table-cell>
        </table:table-row>
        <table:table-row table:style-name="ro1">
          <table:table-cell office:value-type="float" office:value="16990474" calcext:value-type="float">
            <text:p>16990474</text:p>
          </table:table-cell>
          <table:table-cell table:formula="of:=[.A1064]/1000/(60*60*24)" office:value-type="time" office:time-value="PT04H43M10.474S" calcext:value-type="time">
            <text:p>04:43:10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8" calcext:value-type="float">
            <text:p>520.48</text:p>
          </table:table-cell>
          <table:table-cell office:value-type="float" office:value="2358.1" calcext:value-type="float">
            <text:p>2358.1</text:p>
          </table:table-cell>
          <table:table-cell office:value-type="float" office:value="2766.31" calcext:value-type="float">
            <text:p>2766.31</text:p>
          </table:table-cell>
        </table:table-row>
        <table:table-row table:style-name="ro1">
          <table:table-cell office:value-type="float" office:value="17006474" calcext:value-type="float">
            <text:p>17006474</text:p>
          </table:table-cell>
          <table:table-cell table:formula="of:=[.A1065]/1000/(60*60*24)" office:value-type="time" office:time-value="PT04H43M26.474S" calcext:value-type="time">
            <text:p>04:43:26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7" calcext:value-type="float">
            <text:p>520.57</text:p>
          </table:table-cell>
          <table:table-cell office:value-type="float" office:value="2360.32" calcext:value-type="float">
            <text:p>2360.32</text:p>
          </table:table-cell>
          <table:table-cell office:value-type="float" office:value="2768.63" calcext:value-type="float">
            <text:p>2768.63</text:p>
          </table:table-cell>
        </table:table-row>
        <table:table-row table:style-name="ro1">
          <table:table-cell office:value-type="float" office:value="17022474" calcext:value-type="float">
            <text:p>17022474</text:p>
          </table:table-cell>
          <table:table-cell table:formula="of:=[.A1066]/1000/(60*60*24)" office:value-type="time" office:time-value="PT04H43M42.474S" calcext:value-type="time">
            <text:p>04:43:42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6" calcext:value-type="float">
            <text:p>520.36</text:p>
          </table:table-cell>
          <table:table-cell office:value-type="float" office:value="2362.54" calcext:value-type="float">
            <text:p>2362.54</text:p>
          </table:table-cell>
          <table:table-cell office:value-type="float" office:value="2770.94" calcext:value-type="float">
            <text:p>2770.94</text:p>
          </table:table-cell>
        </table:table-row>
        <table:table-row table:style-name="ro1">
          <table:table-cell office:value-type="float" office:value="17038474" calcext:value-type="float">
            <text:p>17038474</text:p>
          </table:table-cell>
          <table:table-cell table:formula="of:=[.A1067]/1000/(60*60*24)" office:value-type="time" office:time-value="PT04H43M58.474S" calcext:value-type="time">
            <text:p>04:43:58</text:p>
          </table:table-cell>
          <table:table-cell office:value-type="float" office:value="1.04" calcext:value-type="float">
            <text:p>1.04</text:p>
          </table:table-cell>
          <table:table-cell office:value-type="float" office:value="499.8" calcext:value-type="float">
            <text:p>499.8</text:p>
          </table:table-cell>
          <table:table-cell office:value-type="float" office:value="518.79" calcext:value-type="float">
            <text:p>518.79</text:p>
          </table:table-cell>
          <table:table-cell office:value-type="float" office:value="2364.76" calcext:value-type="float">
            <text:p>2364.76</text:p>
          </table:table-cell>
          <table:table-cell office:value-type="float" office:value="2773.25" calcext:value-type="float">
            <text:p>2773.25</text:p>
          </table:table-cell>
        </table:table-row>
        <table:table-row table:style-name="ro1">
          <table:table-cell office:value-type="float" office:value="17054474" calcext:value-type="float">
            <text:p>17054474</text:p>
          </table:table-cell>
          <table:table-cell table:formula="of:=[.A1068]/1000/(60*60*24)" office:value-type="time" office:time-value="PT04H44M14.474S" calcext:value-type="time">
            <text:p>04:44:14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8" calcext:value-type="float">
            <text:p>516.58</text:p>
          </table:table-cell>
          <table:table-cell office:value-type="float" office:value="2366.98" calcext:value-type="float">
            <text:p>2366.98</text:p>
          </table:table-cell>
          <table:table-cell office:value-type="float" office:value="2775.55" calcext:value-type="float">
            <text:p>2775.55</text:p>
          </table:table-cell>
        </table:table-row>
        <table:table-row table:style-name="ro1">
          <table:table-cell office:value-type="float" office:value="17070474" calcext:value-type="float">
            <text:p>17070474</text:p>
          </table:table-cell>
          <table:table-cell table:formula="of:=[.A1069]/1000/(60*60*24)" office:value-type="time" office:time-value="PT04H44M30.474S" calcext:value-type="time">
            <text:p>04:44:30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6" calcext:value-type="float">
            <text:p>516.56</text:p>
          </table:table-cell>
          <table:table-cell office:value-type="float" office:value="2369.2" calcext:value-type="float">
            <text:p>2369.2</text:p>
          </table:table-cell>
          <table:table-cell office:value-type="float" office:value="2777.85" calcext:value-type="float">
            <text:p>2777.85</text:p>
          </table:table-cell>
        </table:table-row>
        <table:table-row table:style-name="ro1">
          <table:table-cell office:value-type="float" office:value="17086474" calcext:value-type="float">
            <text:p>17086474</text:p>
          </table:table-cell>
          <table:table-cell table:formula="of:=[.A1070]/1000/(60*60*24)" office:value-type="time" office:time-value="PT04H44M46.474S" calcext:value-type="time">
            <text:p>04:44:46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9" calcext:value-type="float">
            <text:p>514.49</text:p>
          </table:table-cell>
          <table:table-cell office:value-type="float" office:value="2371.42" calcext:value-type="float">
            <text:p>2371.42</text:p>
          </table:table-cell>
          <table:table-cell office:value-type="float" office:value="2780.15" calcext:value-type="float">
            <text:p>2780.15</text:p>
          </table:table-cell>
        </table:table-row>
        <table:table-row table:style-name="ro1">
          <table:table-cell office:value-type="float" office:value="17102474" calcext:value-type="float">
            <text:p>17102474</text:p>
          </table:table-cell>
          <table:table-cell table:formula="of:=[.A1071]/1000/(60*60*24)" office:value-type="time" office:time-value="PT04H45M02.474S" calcext:value-type="time">
            <text:p>04:45:02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8" calcext:value-type="float">
            <text:p>514.58</text:p>
          </table:table-cell>
          <table:table-cell office:value-type="float" office:value="2373.64" calcext:value-type="float">
            <text:p>2373.64</text:p>
          </table:table-cell>
          <table:table-cell office:value-type="float" office:value="2782.44" calcext:value-type="float">
            <text:p>2782.44</text:p>
          </table:table-cell>
        </table:table-row>
        <table:table-row table:style-name="ro1">
          <table:table-cell office:value-type="float" office:value="17118474" calcext:value-type="float">
            <text:p>17118474</text:p>
          </table:table-cell>
          <table:table-cell table:formula="of:=[.A1072]/1000/(60*60*24)" office:value-type="time" office:time-value="PT04H45M18.474S" calcext:value-type="time">
            <text:p>04:45:18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4.71" calcext:value-type="float">
            <text:p>514.71</text:p>
          </table:table-cell>
          <table:table-cell office:value-type="float" office:value="2375.86" calcext:value-type="float">
            <text:p>2375.86</text:p>
          </table:table-cell>
          <table:table-cell office:value-type="float" office:value="2784.73" calcext:value-type="float">
            <text:p>2784.73</text:p>
          </table:table-cell>
        </table:table-row>
        <table:table-row table:style-name="ro1">
          <table:table-cell office:value-type="float" office:value="17134474" calcext:value-type="float">
            <text:p>17134474</text:p>
          </table:table-cell>
          <table:table-cell table:formula="of:=[.A1073]/1000/(60*60*24)" office:value-type="time" office:time-value="PT04H45M34.474S" calcext:value-type="time">
            <text:p>04:45:34</text:p>
          </table:table-cell>
          <table:table-cell office:value-type="float" office:value="1.03" calcext:value-type="float">
            <text:p>1.0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4.7" calcext:value-type="float">
            <text:p>514.7</text:p>
          </table:table-cell>
          <table:table-cell office:value-type="float" office:value="2378.09" calcext:value-type="float">
            <text:p>2378.09</text:p>
          </table:table-cell>
          <table:table-cell office:value-type="float" office:value="2787.01" calcext:value-type="float">
            <text:p>2787.01</text:p>
          </table:table-cell>
        </table:table-row>
        <table:table-row table:style-name="ro1">
          <table:table-cell office:value-type="float" office:value="17150474" calcext:value-type="float">
            <text:p>17150474</text:p>
          </table:table-cell>
          <table:table-cell table:formula="of:=[.A1074]/1000/(60*60*24)" office:value-type="time" office:time-value="PT04H45M50.474S" calcext:value-type="time">
            <text:p>04:45:50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10.57" calcext:value-type="float">
            <text:p>510.57</text:p>
          </table:table-cell>
          <table:table-cell office:value-type="float" office:value="2380.31" calcext:value-type="float">
            <text:p>2380.31</text:p>
          </table:table-cell>
          <table:table-cell office:value-type="float" office:value="2789.29" calcext:value-type="float">
            <text:p>2789.29</text:p>
          </table:table-cell>
        </table:table-row>
        <table:table-row table:style-name="ro1">
          <table:table-cell office:value-type="float" office:value="17166474" calcext:value-type="float">
            <text:p>17166474</text:p>
          </table:table-cell>
          <table:table-cell table:formula="of:=[.A1075]/1000/(60*60*24)" office:value-type="time" office:time-value="PT04H46M06.474S" calcext:value-type="time">
            <text:p>04:46:06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8" calcext:value-type="float">
            <text:p>510.48</text:p>
          </table:table-cell>
          <table:table-cell office:value-type="float" office:value="2382.53" calcext:value-type="float">
            <text:p>2382.53</text:p>
          </table:table-cell>
          <table:table-cell office:value-type="float" office:value="2791.57" calcext:value-type="float">
            <text:p>2791.57</text:p>
          </table:table-cell>
        </table:table-row>
        <table:table-row table:style-name="ro1">
          <table:table-cell office:value-type="float" office:value="17182474" calcext:value-type="float">
            <text:p>17182474</text:p>
          </table:table-cell>
          <table:table-cell table:formula="of:=[.A1076]/1000/(60*60*24)" office:value-type="time" office:time-value="PT04H46M22.474S" calcext:value-type="time">
            <text:p>04:46:22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08.58" calcext:value-type="float">
            <text:p>508.58</text:p>
          </table:table-cell>
          <table:table-cell office:value-type="float" office:value="2384.75" calcext:value-type="float">
            <text:p>2384.75</text:p>
          </table:table-cell>
          <table:table-cell office:value-type="float" office:value="2793.84" calcext:value-type="float">
            <text:p>2793.84</text:p>
          </table:table-cell>
        </table:table-row>
        <table:table-row table:style-name="ro1">
          <table:table-cell office:value-type="float" office:value="17198474" calcext:value-type="float">
            <text:p>17198474</text:p>
          </table:table-cell>
          <table:table-cell table:formula="of:=[.A1077]/1000/(60*60*24)" office:value-type="time" office:time-value="PT04H46M38.474S" calcext:value-type="time">
            <text:p>04:46:38</text:p>
          </table:table-cell>
          <table:table-cell office:value-type="float" office:value="1.02" calcext:value-type="float">
            <text:p>1.02</text:p>
          </table:table-cell>
          <table:table-cell office:value-type="float" office:value="499.92" calcext:value-type="float">
            <text:p>499.92</text:p>
          </table:table-cell>
          <table:table-cell office:value-type="float" office:value="508.9" calcext:value-type="float">
            <text:p>508.9</text:p>
          </table:table-cell>
          <table:table-cell office:value-type="float" office:value="2386.97" calcext:value-type="float">
            <text:p>2386.97</text:p>
          </table:table-cell>
          <table:table-cell office:value-type="float" office:value="2796.1" calcext:value-type="float">
            <text:p>2796.1</text:p>
          </table:table-cell>
        </table:table-row>
        <table:table-row table:style-name="ro1">
          <table:table-cell office:value-type="float" office:value="17214474" calcext:value-type="float">
            <text:p>17214474</text:p>
          </table:table-cell>
          <table:table-cell table:formula="of:=[.A1078]/1000/(60*60*24)" office:value-type="time" office:time-value="PT04H46M54.474S" calcext:value-type="time">
            <text:p>04:46:54</text:p>
          </table:table-cell>
          <table:table-cell office:value-type="float" office:value="1.01" calcext:value-type="float">
            <text:p>1.01</text:p>
          </table:table-cell>
          <table:table-cell office:value-type="float" office:value="499.8" calcext:value-type="float">
            <text:p>499.8</text:p>
          </table:table-cell>
          <table:table-cell office:value-type="float" office:value="506.78" calcext:value-type="float">
            <text:p>506.78</text:p>
          </table:table-cell>
          <table:table-cell office:value-type="float" office:value="2389.19" calcext:value-type="float">
            <text:p>2389.19</text:p>
          </table:table-cell>
          <table:table-cell office:value-type="float" office:value="2798.36" calcext:value-type="float">
            <text:p>2798.36</text:p>
          </table:table-cell>
        </table:table-row>
        <table:table-row table:style-name="ro1">
          <table:table-cell office:value-type="float" office:value="17230474" calcext:value-type="float">
            <text:p>17230474</text:p>
          </table:table-cell>
          <table:table-cell table:formula="of:=[.A1079]/1000/(60*60*24)" office:value-type="time" office:time-value="PT04H47M10.474S" calcext:value-type="time">
            <text:p>04:47:10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6.56" calcext:value-type="float">
            <text:p>506.56</text:p>
          </table:table-cell>
          <table:table-cell office:value-type="float" office:value="2391.41" calcext:value-type="float">
            <text:p>2391.41</text:p>
          </table:table-cell>
          <table:table-cell office:value-type="float" office:value="2800.61" calcext:value-type="float">
            <text:p>2800.61</text:p>
          </table:table-cell>
        </table:table-row>
        <table:table-row table:style-name="ro1">
          <table:table-cell office:value-type="float" office:value="17246474" calcext:value-type="float">
            <text:p>17246474</text:p>
          </table:table-cell>
          <table:table-cell table:formula="of:=[.A1080]/1000/(60*60*24)" office:value-type="time" office:time-value="PT04H47M26.474S" calcext:value-type="time">
            <text:p>04:47:26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4.57" calcext:value-type="float">
            <text:p>504.57</text:p>
          </table:table-cell>
          <table:table-cell office:value-type="float" office:value="2393.63" calcext:value-type="float">
            <text:p>2393.63</text:p>
          </table:table-cell>
          <table:table-cell office:value-type="float" office:value="2802.85" calcext:value-type="float">
            <text:p>2802.85</text:p>
          </table:table-cell>
        </table:table-row>
        <table:table-row table:style-name="ro1">
          <table:table-cell office:value-type="float" office:value="17262474" calcext:value-type="float">
            <text:p>17262474</text:p>
          </table:table-cell>
          <table:table-cell table:formula="of:=[.A1081]/1000/(60*60*24)" office:value-type="time" office:time-value="PT04H47M42.474S" calcext:value-type="time">
            <text:p>04:47:42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4.48" calcext:value-type="float">
            <text:p>504.48</text:p>
          </table:table-cell>
          <table:table-cell office:value-type="float" office:value="2395.85" calcext:value-type="float">
            <text:p>2395.85</text:p>
          </table:table-cell>
          <table:table-cell office:value-type="float" office:value="2805.09" calcext:value-type="float">
            <text:p>2805.09</text:p>
          </table:table-cell>
        </table:table-row>
        <table:table-row table:style-name="ro1">
          <table:table-cell office:value-type="float" office:value="17278474" calcext:value-type="float">
            <text:p>17278474</text:p>
          </table:table-cell>
          <table:table-cell table:formula="of:=[.A1082]/1000/(60*60*24)" office:value-type="time" office:time-value="PT04H47M58.474S" calcext:value-type="time">
            <text:p>04:47:58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7" calcext:value-type="float">
            <text:p>502.57</text:p>
          </table:table-cell>
          <table:table-cell office:value-type="float" office:value="2398.07" calcext:value-type="float">
            <text:p>2398.07</text:p>
          </table:table-cell>
          <table:table-cell office:value-type="float" office:value="2807.33" calcext:value-type="float">
            <text:p>2807.33</text:p>
          </table:table-cell>
        </table:table-row>
        <table:table-row table:style-name="ro1">
          <table:table-cell office:value-type="float" office:value="17294475" calcext:value-type="float">
            <text:p>17294475</text:p>
          </table:table-cell>
          <table:table-cell table:formula="of:=[.A1083]/1000/(60*60*24)" office:value-type="time" office:time-value="PT04H48M14.475S" calcext:value-type="time">
            <text:p>04:48:14</text:p>
          </table:table-cell>
          <table:table-cell office:value-type="float" office:value="1" calcext:value-type="float">
            <text:p>1</text:p>
          </table:table-cell>
          <table:table-cell office:value-type="float" office:value="499.8" calcext:value-type="float">
            <text:p>499.8</text:p>
          </table:table-cell>
          <table:table-cell office:value-type="float" office:value="498.8" calcext:value-type="float">
            <text:p>498.8</text:p>
          </table:table-cell>
          <table:table-cell office:value-type="float" office:value="2400.29" calcext:value-type="float">
            <text:p>2400.29</text:p>
          </table:table-cell>
          <table:table-cell office:value-type="float" office:value="2809.55" calcext:value-type="float">
            <text:p>2809.55</text:p>
          </table:table-cell>
        </table:table-row>
        <table:table-row table:style-name="ro1">
          <table:table-cell office:value-type="float" office:value="17294475" calcext:value-type="float">
            <text:p>17294475</text:p>
          </table:table-cell>
          <table:table-cell table:formula="of:=[.A1084]/1000/(60*60*24)" office:value-type="time" office:time-value="PT04H48M14.475S" calcext:value-type="time">
            <text:p>04:48:14</text:p>
          </table:table-cell>
          <table:table-cell office:value-type="float" office:value="1" calcext:value-type="float">
            <text:p>1</text:p>
          </table:table-cell>
          <table:table-cell office:value-type="float" office:value="499.8" calcext:value-type="float">
            <text:p>499.8</text:p>
          </table:table-cell>
          <table:table-cell office:value-type="float" office:value="498.8" calcext:value-type="float">
            <text:p>498.8</text:p>
          </table:table-cell>
          <table:table-cell office:value-type="float" office:value="2400.29" calcext:value-type="float">
            <text:p>2400.29</text:p>
          </table:table-cell>
          <table:table-cell office:value-type="float" office:value="2809.55" calcext:value-type="float">
            <text:p>2809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0:19.322000000</dc:date>
    <meta:editing-duration>PT6M21S</meta:editing-duration>
    <meta:editing-cycles>1</meta:editing-cycles>
    <meta:document-statistic meta:table-count="1" meta:cell-count="7588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11cm" svg:height="15.115cm" xlink:href=".." xlink:type="simple" chart:class="chart:line" chart:style-name="ch1">
        <chart:title svg:x="10.702cm" svg:y="0.438cm" chart:style-name="ch2">
          <text:p>Eneloop Pro AA @0.2C #1</text:p>
        </chart:title>
        <chart:legend chart:legend-position="end" svg:x="24.356cm" svg:y="7.258cm" style:legend-expansion="high" chart:style-name="ch3"/>
        <chart:plot-area chart:style-name="ch4" table:cell-range-address="LOGGER00.B1:LOGGER00.C1084" chart:data-source-has-labels="both" svg:x="0.536cm" svg:y="1.519cm" svg:width="23.284cm" svg:height="13.294cm">
          <chart:coordinate-region svg:x="1.448cm" svg:y="1.519cm" svg:width="22.231cm" svg:height="11.965cm"/>
          <chart:axis chart:dimension="x" chart:name="primary-x" chart:style-name="ch5" chartooo:axis-type="auto">
            <chartooo:date-scale/>
            <chart:categories table:cell-range-address="LOGGER00.B2:LOGGER00.B10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084" chart:label-cell-address="LOGGER00.C1:LOGGER00.C1" chart:class="chart:line">
            <chart:data-point chart:repeated="10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084</svg:desc>
                </draw:g>
              </table:table-cell>
              <table:table-cell office:value-type="float" office:value="1.3">
                <text:p>1.3</text:p>
                <draw:g>
                  <svg:desc>LOGGER00.C2:LOGGER00.C1084</svg:desc>
                </draw:g>
              </table:table-cell>
            </table:table-row>
            <table:table-row>
              <table:table-cell office:value-type="float" office:value="0.000179097222222222">
                <text:p>0.0001790972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4282407407407">
                <text:p>0.000364282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549479166666667">
                <text:p>0.0005494791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734664351851852">
                <text:p>0.000734664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919837962962963">
                <text:p>0.00091983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10503472222222">
                <text:p>0.001105034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29020833333333">
                <text:p>0.001290208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147539351851852">
                <text:p>0.001475393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605787037037">
                <text:p>0.0016605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84576388888889">
                <text:p>0.00184576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03094907407407">
                <text:p>0.00203094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21613425925926">
                <text:p>0.00221613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40131944444444">
                <text:p>0.0024013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58650462962963">
                <text:p>0.00258650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77168981481481">
                <text:p>0.00277168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956875">
                <text:p>0.00295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14206018518519">
                <text:p>0.003142060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32724537037037">
                <text:p>0.0033272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51243055555556">
                <text:p>0.00351243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69761574074074">
                <text:p>0.0036976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28125">
                <text:p>0.003882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6798611111111">
                <text:p>0.0040679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31712962963">
                <text:p>0.0042531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3835648148148">
                <text:p>0.0044383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62354166666667">
                <text:p>0.0046235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80872685185185">
                <text:p>0.0048087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99391203703704">
                <text:p>0.00499391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17909722222222">
                <text:p>0.0051790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36429398148148">
                <text:p>0.0053642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54946759259259">
                <text:p>0.00554946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73465277777778">
                <text:p>0.0057346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91983796296296">
                <text:p>0.00591983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610503472222222">
                <text:p>0.0061050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629020833333333">
                <text:p>0.0062902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647539351851852">
                <text:p>0.0064753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66605787037037">
                <text:p>0.006660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576388888889">
                <text:p>0.0068457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094907407407">
                <text:p>0.0070309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721613425925926">
                <text:p>0.0072161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40131944444445">
                <text:p>0.007401319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865162037037">
                <text:p>0.007586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77168981481482">
                <text:p>0.007771689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95688657407407">
                <text:p>0.007956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814206018518519">
                <text:p>0.0081420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832724537037037">
                <text:p>0.0083272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243055555556">
                <text:p>0.0085124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761574074074">
                <text:p>0.0086976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280092592593">
                <text:p>0.0088828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906798611111111">
                <text:p>0.0090679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318287037037">
                <text:p>0.009253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835648148148">
                <text:p>0.0094383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354166666667">
                <text:p>0.0096235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872685185185">
                <text:p>0.0098087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391203703704">
                <text:p>0.0099939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90972222222">
                <text:p>0.0101790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42824074074">
                <text:p>0.0103642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494675925926">
                <text:p>0.0105494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46643518519">
                <text:p>0.010734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19837962963">
                <text:p>0.01091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050231481481">
                <text:p>0.011105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2902083333333">
                <text:p>0.0112902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753935185185">
                <text:p>0.0114753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6605902777778">
                <text:p>0.011660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8457638888889">
                <text:p>0.011845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0309606481481">
                <text:p>0.012030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2161458333333">
                <text:p>0.01221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4013310185185">
                <text:p>0.012401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5865046296296">
                <text:p>0.01258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17013888889">
                <text:p>0.012771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6875">
                <text:p>0.01295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20717592593">
                <text:p>0.013142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272453703704">
                <text:p>0.01332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24305555556">
                <text:p>0.01351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76157407407">
                <text:p>0.01369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28009259259">
                <text:p>0.01388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679861111111">
                <text:p>0.01406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531712962963">
                <text:p>0.01425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383564814815">
                <text:p>0.01443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35532407407">
                <text:p>0.014623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087268518519">
                <text:p>0.014808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3912037037">
                <text:p>0.01499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790972222222">
                <text:p>0.01517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42824074074">
                <text:p>0.01536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494675925926">
                <text:p>0.01554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346527777778">
                <text:p>0.015734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19849537037">
                <text:p>0.01591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050231481481">
                <text:p>0.01610502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902083333333">
                <text:p>0.01629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753935185185">
                <text:p>0.016475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605787037037">
                <text:p>0.01666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457638888889">
                <text:p>0.01684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309606481481">
                <text:p>0.017030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161458333333">
                <text:p>0.01721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4013194444444">
                <text:p>0.017401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865046296296">
                <text:p>0.0175865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16898148148">
                <text:p>0.017771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568865740741">
                <text:p>0.017956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20717592593">
                <text:p>0.018142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272569444444">
                <text:p>0.018327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124305555556">
                <text:p>0.01851243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6976157407407">
                <text:p>0.01869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28009259259">
                <text:p>0.01888280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679861111111">
                <text:p>0.01906798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31712962963">
                <text:p>0.019253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383564814815">
                <text:p>0.0194383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6235416666667">
                <text:p>0.01962354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8087384259259">
                <text:p>0.019808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93912037037">
                <text:p>0.019993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1791087962963">
                <text:p>0.02017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3642824074074">
                <text:p>0.0203642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494791666667">
                <text:p>0.020549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7346643518518">
                <text:p>0.020734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919849537037">
                <text:p>0.020919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1050347222222">
                <text:p>0.021105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2902083333333">
                <text:p>0.021290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4753935185185">
                <text:p>0.02147539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6605902777778">
                <text:p>0.021660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8457638888889">
                <text:p>0.0218457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0309490740741">
                <text:p>0.022030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2161342592593">
                <text:p>0.022216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4013194444444">
                <text:p>0.0224013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5865046296296">
                <text:p>0.02258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716898148148">
                <text:p>0.022771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568865740741">
                <text:p>0.022956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1420601851852">
                <text:p>0.02314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272569444444">
                <text:p>0.023327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5124305555556">
                <text:p>0.02351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6976157407407">
                <text:p>0.0236976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8828009259259">
                <text:p>0.02388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679861111111">
                <text:p>0.02406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531712962963">
                <text:p>0.02425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383564814815">
                <text:p>0.02443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6235532407407">
                <text:p>0.02462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087268518519">
                <text:p>0.02480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993912037037">
                <text:p>0.02499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1791087962963">
                <text:p>0.02517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3642824074074">
                <text:p>0.02536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494675925926">
                <text:p>0.02554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346527777778">
                <text:p>0.02573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19837962963">
                <text:p>0.02591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1050347222222">
                <text:p>0.02610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902083333333">
                <text:p>0.02629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4754050925926">
                <text:p>0.02647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605787037037">
                <text:p>0.02666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45775462963">
                <text:p>0.02684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0309606481481">
                <text:p>0.027030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2161342592593">
                <text:p>0.02721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4013194444444">
                <text:p>0.027401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5865046296296">
                <text:p>0.02758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7717013888889">
                <text:p>0.027771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568865740741">
                <text:p>0.02795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1420601851852">
                <text:p>0.02814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272453703704">
                <text:p>0.02832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124305555556">
                <text:p>0.02851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6976157407407">
                <text:p>0.02869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8828009259259">
                <text:p>0.02888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0679861111111">
                <text:p>0.02906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2531712962963">
                <text:p>0.02925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4383564814815">
                <text:p>0.02943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6235416666667">
                <text:p>0.02962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087384259259">
                <text:p>0.02980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993912037037">
                <text:p>0.02999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1791087962963">
                <text:p>0.03017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3642824074074">
                <text:p>0.03036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5494675925926">
                <text:p>0.03054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7346527777778">
                <text:p>0.03073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919837962963">
                <text:p>0.03091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1050231481481">
                <text:p>0.031105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2902083333333">
                <text:p>0.03129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4753935185185">
                <text:p>0.03147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6605787037037">
                <text:p>0.03166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457638888889">
                <text:p>0.03184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0309490740741">
                <text:p>0.03203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2161342592593">
                <text:p>0.0322161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4013310185185">
                <text:p>0.03240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5865046296296">
                <text:p>0.03258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7716898148148">
                <text:p>0.03277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956875">
                <text:p>0.032956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1420717592593">
                <text:p>0.03314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3272453703704">
                <text:p>0.03332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5124421296296">
                <text:p>0.03351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6976157407407">
                <text:p>0.03369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8828009259259">
                <text:p>0.03388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0679861111111">
                <text:p>0.03406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2531828703704">
                <text:p>0.03425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4383564814815">
                <text:p>0.03443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6235416666667">
                <text:p>0.03462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8087268518519">
                <text:p>0.0348087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993912037037">
                <text:p>0.03499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1790972222222">
                <text:p>0.0351790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642939814815">
                <text:p>0.03536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5494675925926">
                <text:p>0.035549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7346527777778">
                <text:p>0.03573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919837962963">
                <text:p>0.03591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1050347222222">
                <text:p>0.03610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2902199074074">
                <text:p>0.03629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4753935185185">
                <text:p>0.03647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6605787037037">
                <text:p>0.03666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8457638888889">
                <text:p>0.03684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0309490740741">
                <text:p>0.03703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2161342592593">
                <text:p>0.03721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4013194444444">
                <text:p>0.0374013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865046296296">
                <text:p>0.03758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7716898148148">
                <text:p>0.0377716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9568865740741">
                <text:p>0.03795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420717592593">
                <text:p>0.03814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3272453703704">
                <text:p>0.03832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5124305555556">
                <text:p>0.0385124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6976273148148">
                <text:p>0.03869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8828009259259">
                <text:p>0.038882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0679861111111">
                <text:p>0.03906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2531712962963">
                <text:p>0.03925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4383564814815">
                <text:p>0.03943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6235416666667">
                <text:p>0.03962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8087384259259">
                <text:p>0.03980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993912037037">
                <text:p>0.03999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1790972222222">
                <text:p>0.0401790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3642824074074">
                <text:p>0.040364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5494791666667">
                <text:p>0.04054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346527777778">
                <text:p>0.04073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919837962963">
                <text:p>0.04091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1050231481482">
                <text:p>0.04110502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2902083333333">
                <text:p>0.0412902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4753935185185">
                <text:p>0.0414753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6605787037037">
                <text:p>0.041660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8457638888889">
                <text:p>0.04184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0309490740741">
                <text:p>0.04203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2161342592593">
                <text:p>0.04221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4013194444444">
                <text:p>0.0424013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5865046296296">
                <text:p>0.0425865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7716898148148">
                <text:p>0.0427716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956875">
                <text:p>0.042956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1420601851852">
                <text:p>0.0431420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3272453703704">
                <text:p>0.0433272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5124421296296">
                <text:p>0.04351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6976157407407">
                <text:p>0.043697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8828009259259">
                <text:p>0.0438828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0679861111111">
                <text:p>0.044067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2531712962963">
                <text:p>0.044253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4383564814815">
                <text:p>0.044438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6235416666667">
                <text:p>0.0446235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8087268518519">
                <text:p>0.0448087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93912037037">
                <text:p>0.044993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1790972222222">
                <text:p>0.0451790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3642824074074">
                <text:p>0.0453642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494675925926">
                <text:p>0.0455494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7346527777778">
                <text:p>0.045734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919837962963">
                <text:p>0.045919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1050231481481">
                <text:p>0.0461050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2902199074074">
                <text:p>0.04629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4753935185185">
                <text:p>0.0464753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605787037037">
                <text:p>0.046660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8457638888889">
                <text:p>0.0468457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0309490740741">
                <text:p>0.0470309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2161342592593">
                <text:p>0.0472161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4013194444444">
                <text:p>0.0474013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5865162037037">
                <text:p>0.04758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7717013888889">
                <text:p>0.04777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9568865740741">
                <text:p>0.04795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1420717592593">
                <text:p>0.04814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3272453703704">
                <text:p>0.0483272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5124305555556">
                <text:p>0.048512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6860532407408">
                <text:p>0.048686053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8712268518519">
                <text:p>0.048871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056412037037">
                <text:p>0.04905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2415972222222">
                <text:p>0.049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4267939814815">
                <text:p>0.049426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119675925926">
                <text:p>0.049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7971527777778">
                <text:p>0.049797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982337962963">
                <text:p>0.04998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1675231481482">
                <text:p>0.05016752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3527083333333">
                <text:p>0.050352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5378935185185">
                <text:p>0.050537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7230787037037">
                <text:p>0.050723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9082638888889">
                <text:p>0.050908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0934606481482">
                <text:p>0.0510934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2786458333333">
                <text:p>0.051278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4638194444444">
                <text:p>0.051463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6490046296296">
                <text:p>0.05164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8341898148148">
                <text:p>0.05183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0193865740741">
                <text:p>0.052019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2045717592593">
                <text:p>0.052204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3897453703704">
                <text:p>0.052389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5749421296296">
                <text:p>0.052574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7601157407407">
                <text:p>0.052760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9453009259259">
                <text:p>0.052945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1304861111111">
                <text:p>0.053130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3156828703704">
                <text:p>0.053315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5008564814815">
                <text:p>0.053500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6860532407407">
                <text:p>0.053686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8712268518519">
                <text:p>0.053871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056412037037">
                <text:p>0.05405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2415972222222">
                <text:p>0.054241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4267824074074">
                <text:p>0.05442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6119675925926">
                <text:p>0.054611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7971527777778">
                <text:p>0.054797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982337962963">
                <text:p>0.05498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1675231481481">
                <text:p>0.055167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3527199074074">
                <text:p>0.055352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5378935185185">
                <text:p>0.055537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7230787037037">
                <text:p>0.055723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908275462963">
                <text:p>0.055908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0934490740741">
                <text:p>0.056093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2786342592593">
                <text:p>0.056278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4638194444444">
                <text:p>0.056463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6490046296296">
                <text:p>0.056649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8341898148148">
                <text:p>0.056834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019375">
                <text:p>0.05701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2045601851852">
                <text:p>0.05720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3897453703704">
                <text:p>0.057389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5749305555556">
                <text:p>0.057574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7601157407407">
                <text:p>0.057760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9453009259259">
                <text:p>0.057945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1304861111111">
                <text:p>0.058130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3156828703704">
                <text:p>0.058315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5008564814815">
                <text:p>0.058500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6860416666667">
                <text:p>0.058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8712268518519">
                <text:p>0.058871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056412037037">
                <text:p>0.05905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2415972222222">
                <text:p>0.059241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4267824074074">
                <text:p>0.05942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6119675925926">
                <text:p>0.059611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7971527777778">
                <text:p>0.059797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982337962963">
                <text:p>0.059982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1675231481481">
                <text:p>0.060167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3527083333333">
                <text:p>0.060352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5379050925926">
                <text:p>0.060537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7230787037037">
                <text:p>0.060723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908275462963">
                <text:p>0.060908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0934490740741">
                <text:p>0.061093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2786342592593">
                <text:p>0.061278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4638194444445">
                <text:p>0.0614638194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6490046296296">
                <text:p>0.06164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8341898148148">
                <text:p>0.061834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019375">
                <text:p>0.06201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2045601851852">
                <text:p>0.06220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3897453703704">
                <text:p>0.062389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5749421296296">
                <text:p>0.062574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7601273148148">
                <text:p>0.062760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9453009259259">
                <text:p>0.062945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1304861111111">
                <text:p>0.063130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3156712962963">
                <text:p>0.063315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5008564814815">
                <text:p>0.063500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6860416666667">
                <text:p>0.063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8712268518519">
                <text:p>0.063871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056412037037">
                <text:p>0.06405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2415972222222">
                <text:p>0.064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4267824074074">
                <text:p>0.06442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6119675925926">
                <text:p>0.064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7971643518519">
                <text:p>0.064797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982349537037">
                <text:p>0.064982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1675231481482">
                <text:p>0.06516752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3527083333333">
                <text:p>0.065352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5378935185185">
                <text:p>0.065537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7230902777778">
                <text:p>0.065723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9082638888889">
                <text:p>0.065908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0934606481482">
                <text:p>0.06609346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2786342592593">
                <text:p>0.066278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4638194444444">
                <text:p>0.066463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6490046296296">
                <text:p>0.06664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8341898148148">
                <text:p>0.06683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019375">
                <text:p>0.06701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2045601851852">
                <text:p>0.06720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3897453703704">
                <text:p>0.067389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5749305555556">
                <text:p>0.067574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7601157407407">
                <text:p>0.067760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9453125">
                <text:p>0.067945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1304861111111">
                <text:p>0.068130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156828703704">
                <text:p>0.068315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5008564814815">
                <text:p>0.068500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6860416666667">
                <text:p>0.068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8712268518519">
                <text:p>0.068871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056412037037">
                <text:p>0.06905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2415972222222">
                <text:p>0.069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4267939814815">
                <text:p>0.069426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6119675925926">
                <text:p>0.069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7971527777778">
                <text:p>0.069797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982337962963">
                <text:p>0.06998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1675231481482">
                <text:p>0.07016752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3527199074074">
                <text:p>0.070352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5378935185185">
                <text:p>0.070537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7230787037037">
                <text:p>0.070723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9082638888889">
                <text:p>0.070908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0934490740741">
                <text:p>0.071093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2786342592593">
                <text:p>0.071278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4638310185185">
                <text:p>0.071463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6490162037037">
                <text:p>0.071649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8341898148148">
                <text:p>0.07183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019375">
                <text:p>0.07201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2045717592593">
                <text:p>0.072204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3897453703704">
                <text:p>0.072389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5749421296296">
                <text:p>0.072574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7601157407408">
                <text:p>0.072760115740740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9453125">
                <text:p>0.072945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1304861111111">
                <text:p>0.073130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3156828703704">
                <text:p>0.073315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5008680555556">
                <text:p>0.073500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6860416666667">
                <text:p>0.073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8712268518519">
                <text:p>0.073871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0564236111111">
                <text:p>0.074056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2415972222222">
                <text:p>0.074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4267824074074">
                <text:p>0.07442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6119675925926">
                <text:p>0.074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7971527777778">
                <text:p>0.074797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982337962963">
                <text:p>0.07498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1675231481481">
                <text:p>0.075167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3527083333333">
                <text:p>0.075352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5379050925926">
                <text:p>0.075537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7230787037037">
                <text:p>0.075723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9082638888889">
                <text:p>0.075908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0934606481481">
                <text:p>0.076093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2786342592593">
                <text:p>0.076278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4638194444444">
                <text:p>0.076463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6490162037037">
                <text:p>0.076649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8341898148148">
                <text:p>0.07683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019375">
                <text:p>0.07701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2045601851852">
                <text:p>0.07720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3897453703704">
                <text:p>0.077389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5749305555556">
                <text:p>0.077574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7601157407407">
                <text:p>0.077760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9453009259259">
                <text:p>0.077945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1304976851852">
                <text:p>0.078130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3156712962963">
                <text:p>0.078315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5008564814815">
                <text:p>0.078500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6860416666667">
                <text:p>0.078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8712268518519">
                <text:p>0.078871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056412037037">
                <text:p>0.07905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2415972222222">
                <text:p>0.079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4267824074074">
                <text:p>0.07942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6119675925926">
                <text:p>0.079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7971643518519">
                <text:p>0.079797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982337962963">
                <text:p>0.07998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1675231481481">
                <text:p>0.080167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3527083333333">
                <text:p>0.080352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5378935185185">
                <text:p>0.080537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7230787037037">
                <text:p>0.080723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908275462963">
                <text:p>0.080908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0934606481482">
                <text:p>0.08109346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2786458333333">
                <text:p>0.081278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4638194444444">
                <text:p>0.081463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6490046296296">
                <text:p>0.08164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8341898148148">
                <text:p>0.08183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019375">
                <text:p>0.08201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2045717592593">
                <text:p>0.082204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3897569444445">
                <text:p>0.0823897569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5749305555556">
                <text:p>0.082574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7601273148148">
                <text:p>0.082760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9453125">
                <text:p>0.082945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1304976851852">
                <text:p>0.083130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3156712962963">
                <text:p>0.083315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5008564814815">
                <text:p>0.083500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6860416666667">
                <text:p>0.083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8712268518519">
                <text:p>0.083871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0564236111111">
                <text:p>0.084056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2415972222222">
                <text:p>0.084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4267824074074">
                <text:p>0.084426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6119675925926">
                <text:p>0.084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7971527777778">
                <text:p>0.084797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982349537037">
                <text:p>0.084982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1675347222222">
                <text:p>0.085167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3527083333333">
                <text:p>0.085352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5378935185185">
                <text:p>0.085537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7230787037037">
                <text:p>0.085723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9082638888889">
                <text:p>0.085908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0934490740741">
                <text:p>0.086093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2786342592593">
                <text:p>0.086278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4638194444444">
                <text:p>0.086463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6490046296296">
                <text:p>0.08664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8341898148148">
                <text:p>0.086834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019375">
                <text:p>0.08701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2045601851852">
                <text:p>0.08720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3897453703704">
                <text:p>0.087389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5749305555556">
                <text:p>0.087574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7601273148148">
                <text:p>0.087760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9453009259259">
                <text:p>0.087945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1304861111111">
                <text:p>0.088130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3156712962963">
                <text:p>0.088315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5008564814815">
                <text:p>0.088500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6860416666667">
                <text:p>0.088686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8712268518519">
                <text:p>0.088871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056412037037">
                <text:p>0.089056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2415972222222">
                <text:p>0.089241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4267939814815">
                <text:p>0.089426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6119675925926">
                <text:p>0.089611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7971527777778">
                <text:p>0.089797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982337962963">
                <text:p>0.08998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1675347222222">
                <text:p>0.090167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3527083333333">
                <text:p>0.090352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5378935185185">
                <text:p>0.090537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7230902777778">
                <text:p>0.090723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9082638888889">
                <text:p>0.090908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0934606481482">
                <text:p>0.0910934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2786458333333">
                <text:p>0.091278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4638194444444">
                <text:p>0.091463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6490046296296">
                <text:p>0.091649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8342013888889">
                <text:p>0.091834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0193865740741">
                <text:p>0.092019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2045601851852">
                <text:p>0.092204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3897453703704">
                <text:p>0.092389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5749305555556">
                <text:p>0.092574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7601157407407">
                <text:p>0.092760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9453009259259">
                <text:p>0.092945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1304976851852">
                <text:p>0.093130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3156828703704">
                <text:p>0.093315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5008564814815">
                <text:p>0.093500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6860416666667">
                <text:p>0.093686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8712268518519">
                <text:p>0.093871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056412037037">
                <text:p>0.094056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2415972222222">
                <text:p>0.094241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4267824074074">
                <text:p>0.094426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6119675925926">
                <text:p>0.094611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7971643518519">
                <text:p>0.094797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982337962963">
                <text:p>0.09498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1675231481481">
                <text:p>0.095167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3527083333333">
                <text:p>0.095352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5378935185185">
                <text:p>0.095537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7230787037037">
                <text:p>0.095723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9082638888889">
                <text:p>0.095908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0934490740741">
                <text:p>0.096093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2786458333333">
                <text:p>0.096278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4638194444444">
                <text:p>0.096463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6490046296296">
                <text:p>0.096649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8342013888889">
                <text:p>0.096834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0193865740741">
                <text:p>0.097019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2045601851852">
                <text:p>0.097204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3897569444445">
                <text:p>0.0973897569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5749421296296">
                <text:p>0.097574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7601157407407">
                <text:p>0.097760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9453009259259">
                <text:p>0.097945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1304861111111">
                <text:p>0.098130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3156828703704">
                <text:p>0.098315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5008564814815">
                <text:p>0.098500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6860416666667">
                <text:p>0.098686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8712268518519">
                <text:p>0.098871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0564236111111">
                <text:p>0.099056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2415972222222">
                <text:p>0.099241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4267824074074">
                <text:p>0.099426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6119675925926">
                <text:p>0.099611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7971527777778">
                <text:p>0.099797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982337962963">
                <text:p>0.09998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167523148148">
                <text:p>0.100167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352708333333">
                <text:p>0.100352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537893518519">
                <text:p>0.100537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723078703704">
                <text:p>0.100723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908275462963">
                <text:p>0.100908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093449074074">
                <text:p>0.101093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278634259259">
                <text:p>0.101278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463819444444">
                <text:p>0.101463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64900462963">
                <text:p>0.10164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34189814815">
                <text:p>0.101834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019375">
                <text:p>0.10201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04560185185">
                <text:p>0.102204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38974537037">
                <text:p>0.10238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574930555556">
                <text:p>0.102574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760115740741">
                <text:p>0.102760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945300925926">
                <text:p>0.102945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130497685185">
                <text:p>0.103130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315671296296">
                <text:p>0.10331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00856481481">
                <text:p>0.1035008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686041666667">
                <text:p>0.103686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871226851852">
                <text:p>0.103871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056412037037">
                <text:p>0.104056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241597222222">
                <text:p>0.104241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426782407407">
                <text:p>0.104426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611967592593">
                <text:p>0.10461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797152777778">
                <text:p>0.10479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982337962963">
                <text:p>0.10498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167523148148">
                <text:p>0.105167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352708333333">
                <text:p>0.105352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537893518519">
                <text:p>0.105537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723090277778">
                <text:p>0.105723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908263888889">
                <text:p>0.105908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093449074074">
                <text:p>0.106093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278634259259">
                <text:p>0.106278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463819444444">
                <text:p>0.106463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64900462963">
                <text:p>0.10664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834189814815">
                <text:p>0.10683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019386574074">
                <text:p>0.107019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204560185185">
                <text:p>0.107204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38974537037">
                <text:p>0.10738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57494212963">
                <text:p>0.107574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760115740741">
                <text:p>0.10776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9453125">
                <text:p>0.107945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130497685185">
                <text:p>0.108130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315671296296">
                <text:p>0.108315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500856481481">
                <text:p>0.108500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686041666667">
                <text:p>0.108686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871226851852">
                <text:p>0.108871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056412037037">
                <text:p>0.109056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241597222222">
                <text:p>0.109241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426782407407">
                <text:p>0.10942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611967592593">
                <text:p>0.109611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797152777778">
                <text:p>0.10979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982337962963">
                <text:p>0.10998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167523148148">
                <text:p>0.110167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352719907407">
                <text:p>0.1103527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537893518519">
                <text:p>0.11053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723078703704">
                <text:p>0.11072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908263888889">
                <text:p>0.11090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093449074074">
                <text:p>0.11109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278634259259">
                <text:p>0.11127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463819444444">
                <text:p>0.111463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64900462963">
                <text:p>0.11164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1834201388889">
                <text:p>0.111834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019375">
                <text:p>0.11201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204571759259">
                <text:p>0.112204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38974537037">
                <text:p>0.11238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574930555556">
                <text:p>0.112574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760115740741">
                <text:p>0.11276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945300925926">
                <text:p>0.11294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130497685185">
                <text:p>0.113130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315671296296">
                <text:p>0.11331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500856481481">
                <text:p>0.1135008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3686041666667">
                <text:p>0.11368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871238425926">
                <text:p>0.1138712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056412037037">
                <text:p>0.11405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241608796296">
                <text:p>0.1142416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426782407407">
                <text:p>0.11442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611979166667">
                <text:p>0.114611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797164351852">
                <text:p>0.114797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982337962963">
                <text:p>0.11498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167534722222">
                <text:p>0.1151675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352708333333">
                <text:p>0.115352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537893518519">
                <text:p>0.11553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723078703704">
                <text:p>0.11572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908275462963">
                <text:p>0.115908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093460648148">
                <text:p>0.116093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278634259259">
                <text:p>0.11627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463831018519">
                <text:p>0.1164638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64900462963">
                <text:p>0.11664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834189814815">
                <text:p>0.11683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019375">
                <text:p>0.11701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204560185185">
                <text:p>0.11720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389756944444">
                <text:p>0.1173897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574930555556">
                <text:p>0.117574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760115740741">
                <text:p>0.11776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9453125">
                <text:p>0.117945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130497685185">
                <text:p>0.118130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315671296296">
                <text:p>0.11831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500856481481">
                <text:p>0.118500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686053240741">
                <text:p>0.1186860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871226851852">
                <text:p>0.11887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056412037037">
                <text:p>0.11905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241597222222">
                <text:p>0.11924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426793981481">
                <text:p>0.1194267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611967592593">
                <text:p>0.11961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797164351852">
                <text:p>0.119797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982337962963">
                <text:p>0.11998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167523148148">
                <text:p>0.120167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352708333333">
                <text:p>0.120352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537893518519">
                <text:p>0.12053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723078703704">
                <text:p>0.12072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908263888889">
                <text:p>0.12090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093449074074">
                <text:p>0.12109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278634259259">
                <text:p>0.12127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463819444444">
                <text:p>0.121463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649016203704">
                <text:p>0.1216490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834189814815">
                <text:p>0.12183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019375">
                <text:p>0.12201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204560185185">
                <text:p>0.12220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38974537037">
                <text:p>0.12238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57494212963">
                <text:p>0.122574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760115740741">
                <text:p>0.12276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945300925926">
                <text:p>0.12294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130486111111">
                <text:p>0.12313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315671296296">
                <text:p>0.12331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500868055556">
                <text:p>0.1235008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686041666667">
                <text:p>0.12368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871226851852">
                <text:p>0.12387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056423611111">
                <text:p>0.124056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241597222222">
                <text:p>0.12424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426782407407">
                <text:p>0.12442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611979166667">
                <text:p>0.124611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797152777778">
                <text:p>0.12479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982337962963">
                <text:p>0.12498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167523148148">
                <text:p>0.125167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352708333333">
                <text:p>0.125352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537893518519">
                <text:p>0.12553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723090277778">
                <text:p>0.1257230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908263888889">
                <text:p>0.12590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093449074074">
                <text:p>0.12609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278634259259">
                <text:p>0.12627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463819444444">
                <text:p>0.126463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64900462963">
                <text:p>0.12664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834189814815">
                <text:p>0.12683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019375">
                <text:p>0.12701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204560185185">
                <text:p>0.12720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389756944444">
                <text:p>0.1273897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574930555556">
                <text:p>0.127574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760127314815">
                <text:p>0.127760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945300925926">
                <text:p>0.12794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130497685185">
                <text:p>0.128130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315671296296">
                <text:p>0.12831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500868055556">
                <text:p>0.1285008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686041666667">
                <text:p>0.12868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871226851852">
                <text:p>0.12887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056412037037">
                <text:p>0.12905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241597222222">
                <text:p>0.12924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426782407407">
                <text:p>0.12942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611967592593">
                <text:p>0.12961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797152777778">
                <text:p>0.129797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982337962963">
                <text:p>0.12998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167534722222">
                <text:p>0.1301675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352708333333">
                <text:p>0.130352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537893518519">
                <text:p>0.13053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723078703704">
                <text:p>0.13072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908275462963">
                <text:p>0.130908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093449074074">
                <text:p>0.131093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278645833333">
                <text:p>0.1312786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463819444444">
                <text:p>0.131463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64900462963">
                <text:p>0.13164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834201388889">
                <text:p>0.131834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019375">
                <text:p>0.13201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204560185185">
                <text:p>0.13220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389756944444">
                <text:p>0.132389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574930555556">
                <text:p>0.132574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760115740741">
                <text:p>0.132760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945300925926">
                <text:p>0.132945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130486111111">
                <text:p>0.133130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315671296296">
                <text:p>0.1333156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500856481481">
                <text:p>0.1335008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686041666667">
                <text:p>0.13368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3871226851852">
                <text:p>0.13387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4056423611111">
                <text:p>0.134056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4241597222222">
                <text:p>0.134241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426793981482">
                <text:p>0.1344267939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611967592593">
                <text:p>0.134611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797164351852">
                <text:p>0.134797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982349537037">
                <text:p>0.134982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167523148148">
                <text:p>0.135167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352708333333">
                <text:p>0.135352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537893518519">
                <text:p>0.13553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723078703704">
                <text:p>0.1357230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908263888889">
                <text:p>0.13590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6093449074074">
                <text:p>0.136093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278634259259">
                <text:p>0.1362786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463819444444">
                <text:p>0.136463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649016203704">
                <text:p>0.136649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834189814815">
                <text:p>0.136834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019375">
                <text:p>0.13701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204560185185">
                <text:p>0.13720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38974537037">
                <text:p>0.13738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574930555556">
                <text:p>0.137574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760115740741">
                <text:p>0.137760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945300925926">
                <text:p>0.137945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130497685185">
                <text:p>0.138130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315671296296">
                <text:p>0.1383156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500856481481">
                <text:p>0.1385008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686041666667">
                <text:p>0.138686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871226851852">
                <text:p>0.13887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9056412037037">
                <text:p>0.139056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241608796296">
                <text:p>0.139241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426782407407">
                <text:p>0.1394267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611967592593">
                <text:p>0.139611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797164351852">
                <text:p>0.139797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982349537037">
                <text:p>0.139982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167523148148">
                <text:p>0.140167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352708333333">
                <text:p>0.140352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537893518519">
                <text:p>0.14053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723078703704">
                <text:p>0.1407230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908263888889">
                <text:p>0.140908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093449074074">
                <text:p>0.141093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278634259259">
                <text:p>0.1412786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463819444444">
                <text:p>0.141463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64900462963">
                <text:p>0.14164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834189814815">
                <text:p>0.141834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019375">
                <text:p>0.14201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204560185185">
                <text:p>0.14220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38974537037">
                <text:p>0.14238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574930555556">
                <text:p>0.142574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760127314815">
                <text:p>0.142760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945300925926">
                <text:p>0.142945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130486111111">
                <text:p>0.143130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31568287037">
                <text:p>0.143315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500856481481">
                <text:p>0.1435008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686053240741">
                <text:p>0.143686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871226851852">
                <text:p>0.143871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056412037037">
                <text:p>0.144056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241597222222">
                <text:p>0.144241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426793981481">
                <text:p>0.144426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611967592593">
                <text:p>0.144611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797152777778">
                <text:p>0.1447971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982337962963">
                <text:p>0.144982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167523148148">
                <text:p>0.145167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352719907407">
                <text:p>0.145352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537893518519">
                <text:p>0.1455378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723078703704">
                <text:p>0.145723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908263888889">
                <text:p>0.145908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093449074074">
                <text:p>0.1460934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278645833333">
                <text:p>0.146278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463831018519">
                <text:p>0.146463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64900462963">
                <text:p>0.14664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834201388889">
                <text:p>0.146834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019375">
                <text:p>0.14701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204560185185">
                <text:p>0.14720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389756944444">
                <text:p>0.147389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574930555556">
                <text:p>0.147574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760115740741">
                <text:p>0.147760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945300925926">
                <text:p>0.147945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130486111111">
                <text:p>0.148130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315671296296">
                <text:p>0.148315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500856481481">
                <text:p>0.1485008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686041666667">
                <text:p>0.1486860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871226851852">
                <text:p>0.148871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056423611111">
                <text:p>0.149056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241597222222">
                <text:p>0.149241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426793981481">
                <text:p>0.149426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611967592593">
                <text:p>0.1496119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797152777778">
                <text:p>0.1497971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982337962963">
                <text:p>0.149982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167534722222">
                <text:p>0.150167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352719907407">
                <text:p>0.150352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0537893518519">
                <text:p>0.1505378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723078703704">
                <text:p>0.150723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908263888889">
                <text:p>0.150908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093449074074">
                <text:p>0.1510934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278634259259">
                <text:p>0.1512786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463819444444">
                <text:p>0.1514638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649016203704">
                <text:p>0.151649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834189814815">
                <text:p>0.151834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019375">
                <text:p>0.15201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204560185185">
                <text:p>0.1522045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38974537037">
                <text:p>0.15238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574930555556">
                <text:p>0.152574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760115740741">
                <text:p>0.152760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945300925926">
                <text:p>0.152945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130486111111">
                <text:p>0.1531304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31568287037">
                <text:p>0.153315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500856481481">
                <text:p>0.1535008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686053240741">
                <text:p>0.153686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871226851852">
                <text:p>0.153871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056412037037">
                <text:p>0.154056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241597222222">
                <text:p>0.154241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426782407407">
                <text:p>0.1544267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611967592593">
                <text:p>0.1546119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797152777778">
                <text:p>0.1547971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982337962963">
                <text:p>0.154982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167523148148">
                <text:p>0.155167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352719907407">
                <text:p>0.155352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537893518519">
                <text:p>0.1555378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723078703704">
                <text:p>0.1557230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908263888889">
                <text:p>0.155908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093460648148">
                <text:p>0.156093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278645833333">
                <text:p>0.156278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463819444444">
                <text:p>0.1564638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64900462963">
                <text:p>0.15664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834189814815">
                <text:p>0.156834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7019375">
                <text:p>0.15701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7204560185185">
                <text:p>0.1572045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7389756944444">
                <text:p>0.157389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574930555556">
                <text:p>0.1575749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7760115740741">
                <text:p>0.157760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79453125">
                <text:p>0.157945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8130497685185">
                <text:p>0.158130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8315671296296">
                <text:p>0.1583156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500856481481">
                <text:p>0.1585008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8686041666667">
                <text:p>0.1586860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8871226851852">
                <text:p>0.158871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9056423611111">
                <text:p>0.1590564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241597222222">
                <text:p>0.1592415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426782407407">
                <text:p>0.1594267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611967592593">
                <text:p>0.1596119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797164351852">
                <text:p>0.159797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9982337962963">
                <text:p>0.159982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167523148148">
                <text:p>0.1601675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352708333333">
                <text:p>0.16035270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537893518519">
                <text:p>0.16053789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723090277778">
                <text:p>0.160723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908263888889">
                <text:p>0.1609082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093449074074">
                <text:p>0.1610934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278634259259">
                <text:p>0.1612786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463819444444">
                <text:p>0.1614638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649016203704">
                <text:p>0.1616490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834189814815">
                <text:p>0.1618341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019386574074">
                <text:p>0.1620193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204560185185">
                <text:p>0.1622045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389756944444">
                <text:p>0.162389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574930555556">
                <text:p>0.1625749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760115740741">
                <text:p>0.1627601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945300925926">
                <text:p>0.1629453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3130486111111">
                <text:p>0.1631304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331568287037">
                <text:p>0.163315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3500856481481">
                <text:p>0.1635008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3686041666667">
                <text:p>0.1636860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3871238425926">
                <text:p>0.163871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4056412037037">
                <text:p>0.164056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4241608796296">
                <text:p>0.164241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426782407407">
                <text:p>0.1644267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611979166667">
                <text:p>0.1646119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4797152777778">
                <text:p>0.1647971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4982337962963">
                <text:p>0.164982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167534722222">
                <text:p>0.165167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352719907407">
                <text:p>0.165352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537905092593">
                <text:p>0.165537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5723078703704">
                <text:p>0.1657230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908275462963">
                <text:p>0.165908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093449074074">
                <text:p>0.1660934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278634259259">
                <text:p>0.1662786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463819444444">
                <text:p>0.1664638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64900462963">
                <text:p>0.16664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834189814815">
                <text:p>0.1668341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019386574074">
                <text:p>0.1670193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204560185185">
                <text:p>0.1672045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38974537037">
                <text:p>0.16738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574930555556">
                <text:p>0.1675749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760115740741">
                <text:p>0.1677601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945300925926">
                <text:p>0.1679453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130486111111">
                <text:p>0.1681304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315671296296">
                <text:p>0.1683156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500856481481">
                <text:p>0.1685008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686041666667">
                <text:p>0.1686860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871226851852">
                <text:p>0.1688712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056412037037">
                <text:p>0.169056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241597222222">
                <text:p>0.1692415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426782407407">
                <text:p>0.1694267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611967592593">
                <text:p>0.16961196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797164351852">
                <text:p>0.1697971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982337962963">
                <text:p>0.169982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0167534722222">
                <text:p>0.170167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0352708333333">
                <text:p>0.1703527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0537893518519">
                <text:p>0.17053789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0723078703704">
                <text:p>0.1707230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0908275462963">
                <text:p>0.170908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1093460648148">
                <text:p>0.171093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1278645833333">
                <text:p>0.1712786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1463819444444">
                <text:p>0.1714638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1649016203704">
                <text:p>0.1716490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1834189814815">
                <text:p>0.1718341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2019386574074">
                <text:p>0.1720193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2204571759259">
                <text:p>0.1722045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38974537037">
                <text:p>0.172389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574930555556">
                <text:p>0.17257493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760127314815">
                <text:p>0.1727601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945300925926">
                <text:p>0.17294530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130486111111">
                <text:p>0.17313048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315671296296">
                <text:p>0.1733156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500856481481">
                <text:p>0.17350085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686041666667">
                <text:p>0.1736860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73871226851852">
                <text:p>0.1738712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056423611111">
                <text:p>0.1740564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241597222222">
                <text:p>0.17424159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426782407407">
                <text:p>0.17442678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611967592593">
                <text:p>0.17461196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797152777778">
                <text:p>0.1747971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982337962963">
                <text:p>0.1749823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5167523148148">
                <text:p>0.17516752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5352708333333">
                <text:p>0.17535270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5537893518519">
                <text:p>0.17553789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5723078703704">
                <text:p>0.17572307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5908263888889">
                <text:p>0.1759082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6093460648148">
                <text:p>0.1760934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6278634259259">
                <text:p>0.17627863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6463819444444">
                <text:p>0.17646381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664900462963">
                <text:p>0.17664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6834189814815">
                <text:p>0.17683418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7019375">
                <text:p>0.17701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7204560185185">
                <text:p>0.1772045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389756944444">
                <text:p>0.1773897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574930555556">
                <text:p>0.1775749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760115740741">
                <text:p>0.1777601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7945300925926">
                <text:p>0.1779453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130497685185">
                <text:p>0.1781304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315671296296">
                <text:p>0.17831567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500856481481">
                <text:p>0.17850085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686041666667">
                <text:p>0.1786860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871226851852">
                <text:p>0.1788712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056412037037">
                <text:p>0.179056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241597222222">
                <text:p>0.1792415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426782407407">
                <text:p>0.1794267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611979166667">
                <text:p>0.1796119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797152777778">
                <text:p>0.17979715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982337962963">
                <text:p>0.179982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0167523148148">
                <text:p>0.1801675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0352719907407">
                <text:p>0.1803527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0537905092593">
                <text:p>0.1805379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0723090277778">
                <text:p>0.1807230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0908263888889">
                <text:p>0.1809082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1093449074074">
                <text:p>0.18109344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1278634259259">
                <text:p>0.1812786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1463819444444">
                <text:p>0.1814638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164900462963">
                <text:p>0.18164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1834189814815">
                <text:p>0.18183418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2019375">
                <text:p>0.182019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2204560185185">
                <text:p>0.18220456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238974537037">
                <text:p>0.18238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257494212963">
                <text:p>0.1825749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2760115740741">
                <text:p>0.1827601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2945300925926">
                <text:p>0.1829453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83130486111111">
                <text:p>0.18313048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3315671296296">
                <text:p>0.18331567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3500868055556">
                <text:p>0.1835008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3686041666667">
                <text:p>0.18368604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3871238425926">
                <text:p>0.1838712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4056412037037">
                <text:p>0.1840564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4241597222222">
                <text:p>0.18424159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4426782407407">
                <text:p>0.18442678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4611967592593">
                <text:p>0.1846119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4797152777778">
                <text:p>0.18479715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982337962963">
                <text:p>0.1849823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167534722222">
                <text:p>0.1851675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5352719907407">
                <text:p>0.1853527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537905092593">
                <text:p>0.18553790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5723078703704">
                <text:p>0.18572307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5908263888889">
                <text:p>0.18590826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093449074074">
                <text:p>0.18609344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278634259259">
                <text:p>0.18627863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463819444444">
                <text:p>0.18646381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64900462963">
                <text:p>0.186649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6834189814815">
                <text:p>0.18683418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7019375">
                <text:p>0.187019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7204560185185">
                <text:p>0.18720456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738974537037">
                <text:p>0.1873897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7574930555556">
                <text:p>0.18757493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7760115740741">
                <text:p>0.1877601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7945300925926">
                <text:p>0.18794530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8130497685185">
                <text:p>0.1881304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8315671296296">
                <text:p>0.1883156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8500856481481">
                <text:p>0.18850085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8686041666667">
                <text:p>0.18868604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8871226851852">
                <text:p>0.18887122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9056423611111">
                <text:p>0.18905642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9241597222222">
                <text:p>0.18924159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9426782407407">
                <text:p>0.18942678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9611967592593">
                <text:p>0.18961196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9797164351852">
                <text:p>0.189797164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9982337962963">
                <text:p>0.18998233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0167523148148">
                <text:p>0.190167523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0352708333333">
                <text:p>0.19035270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0537893518519">
                <text:p>0.190537893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0723078703704">
                <text:p>0.19072307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0908263888889">
                <text:p>0.19090826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1093460648148">
                <text:p>0.191093460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1278645833333">
                <text:p>0.1912786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463819444444">
                <text:p>0.19146381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9164900462963">
                <text:p>0.191649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834189814815">
                <text:p>0.19183418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019375">
                <text:p>0.1920193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204560185185">
                <text:p>0.192204560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38974537037">
                <text:p>0.192389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574930555556">
                <text:p>0.192574930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760115740741">
                <text:p>0.19276011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945300925926">
                <text:p>0.19294530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3130486111111">
                <text:p>0.19313048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3315671296296">
                <text:p>0.19331567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3500856481481">
                <text:p>0.19350085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3686041666667">
                <text:p>0.193686041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871226851852">
                <text:p>0.193871226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056423611111">
                <text:p>0.1940564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241597222222">
                <text:p>0.194241597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426793981481">
                <text:p>0.194426793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611967592593">
                <text:p>0.194611967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797152777778">
                <text:p>0.194797152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982337962963">
                <text:p>0.19498233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5167523148148">
                <text:p>0.195167523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352708333333">
                <text:p>0.195352708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537893518519">
                <text:p>0.195537893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723078703704">
                <text:p>0.195723078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908263888889">
                <text:p>0.195908263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093449074074">
                <text:p>0.196093449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278634259259">
                <text:p>0.1962786342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463819444444">
                <text:p>0.196463819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64900462963">
                <text:p>0.19664900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834189814815">
                <text:p>0.196834189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019375">
                <text:p>0.1970193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204560185185">
                <text:p>0.197204560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38974537037">
                <text:p>0.19738974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574930555556">
                <text:p>0.1975749305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760115740741">
                <text:p>0.197760115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945300925926">
                <text:p>0.1979453009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130486111111">
                <text:p>0.198130486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315671296296">
                <text:p>0.198315671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500856481481">
                <text:p>0.1985008564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8686041666667">
                <text:p>0.198686041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8871226851852">
                <text:p>0.198871226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056412037037">
                <text:p>0.199056412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241597222222">
                <text:p>0.1992415972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9426782407407">
                <text:p>0.1994267824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9611967592593">
                <text:p>0.1996119675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9797152777778">
                <text:p>0.1997971527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9982337962963">
                <text:p>0.199982337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167534722222">
                <text:p>0.2001675347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0167534722222">
                <text:p>0.2001675347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